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8in"/>
    </style:style>
    <style:style style:name="co2" style:family="table-column">
      <style:table-column-properties fo:break-before="auto" style:column-width="0.372in"/>
    </style:style>
    <style:style style:name="co3" style:family="table-column">
      <style:table-column-properties fo:break-before="auto" style:column-width="0.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39in"/>
    </style:style>
    <style:style style:name="ro1" style:family="table-row">
      <style:table-row-properties style:row-height="0.206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2071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2043in" fo:break-before="auto" style:use-optimal-row-height="true"/>
    </style:style>
    <style:style style:name="ro6" style:family="table-row">
      <style:table-row-properties style:row-height="0.2134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99pt solid #000000" fo:padding="0.028in" fo:border-right="none" fo:border-top="0.99pt solid #000000"/>
      <style:map style:condition="cell-content()=0" style:apply-style-name="Excel_5f_CondFormat_5f_1_5f_1_5f_1" style:base-cell-address="Sheet1.A1"/>
      <style:map style:condition="cell-content()=1" style:apply-style-name="Excel_5f_CondFormat_5f_1_5f_1_5f_2" style:base-cell-address="Sheet1.A1"/>
      <style:map style:condition="cell-content()=2" style:apply-style-name="Excel_5f_CondFormat_5f_1_5f_1_5f_3" style:base-cell-address="Sheet1.A1"/>
      <style:map style:condition="cell-content()=3" style:apply-style-name="Excel_5f_CondFormat_5f_1_5f_1_5f_4" style:base-cell-address="Sheet1.A1"/>
      <style:map style:condition="cell-content()=4" style:apply-style-name="Excel_5f_CondFormat_5f_1_5f_1_5f_5" style:base-cell-address="Sheet1.A1"/>
      <style:map style:condition="cell-content()=100" style:apply-style-name="Excel_5f_CondFormat_5f_1_5f_1_5f_6" style:base-cell-address="Sheet1.A1"/>
      <style:map style:condition="cell-content()&gt;101" style:apply-style-name="Excel_5f_CondFormat_5f_1_5f_1_5f_7" style:base-cell-address="Sheet1.A1"/>
      <style:map style:condition="cell-content()=6" style:apply-style-name="Trees" style:base-cell-address="Sheet1.A1"/>
      <style:map style:condition="cell-content()=5" style:apply-style-name="Trees1" style:base-cell-address="Sheet1.A1"/>
    </style:style>
    <style:style style:name="ce2" style:family="table-cell" style:parent-style-name="Default">
      <style:table-cell-properties fo:border-bottom="none" fo:border-left="0.99pt solid #000000" fo:padding="0.028in" fo:border-right="none" fo:border-top="none"/>
      <style:map style:condition="cell-content()=0" style:apply-style-name="Excel_5f_CondFormat_5f_1_5f_1_5f_1" style:base-cell-address="Sheet1.A1"/>
      <style:map style:condition="cell-content()=1" style:apply-style-name="Excel_5f_CondFormat_5f_1_5f_1_5f_2" style:base-cell-address="Sheet1.A1"/>
      <style:map style:condition="cell-content()=2" style:apply-style-name="Excel_5f_CondFormat_5f_1_5f_1_5f_3" style:base-cell-address="Sheet1.A1"/>
      <style:map style:condition="cell-content()=3" style:apply-style-name="Excel_5f_CondFormat_5f_1_5f_1_5f_4" style:base-cell-address="Sheet1.A1"/>
      <style:map style:condition="cell-content()=4" style:apply-style-name="Excel_5f_CondFormat_5f_1_5f_1_5f_5" style:base-cell-address="Sheet1.A1"/>
      <style:map style:condition="cell-content()=100" style:apply-style-name="Excel_5f_CondFormat_5f_1_5f_1_5f_6" style:base-cell-address="Sheet1.A1"/>
      <style:map style:condition="cell-content()&gt;101" style:apply-style-name="Excel_5f_CondFormat_5f_1_5f_1_5f_7" style:base-cell-address="Sheet1.A1"/>
      <style:map style:condition="cell-content()=6" style:apply-style-name="Trees" style:base-cell-address="Sheet1.A1"/>
      <style:map style:condition="cell-content()=5" style:apply-style-name="Trees1" style:base-cell-address="Sheet1.A1"/>
    </style:style>
    <style:style style:name="ce3" style:family="table-cell" style:parent-style-name="Default">
      <style:table-cell-properties fo:border-bottom="0.99pt solid #000000" fo:border-left="0.99pt solid #000000" fo:padding="0.028in" fo:border-right="none" fo:border-top="none"/>
      <style:map style:condition="cell-content()=0" style:apply-style-name="Excel_5f_CondFormat_5f_1_5f_1_5f_1" style:base-cell-address="Sheet1.A1"/>
      <style:map style:condition="cell-content()=1" style:apply-style-name="Excel_5f_CondFormat_5f_1_5f_1_5f_2" style:base-cell-address="Sheet1.A1"/>
      <style:map style:condition="cell-content()=2" style:apply-style-name="Excel_5f_CondFormat_5f_1_5f_1_5f_3" style:base-cell-address="Sheet1.A1"/>
      <style:map style:condition="cell-content()=3" style:apply-style-name="Excel_5f_CondFormat_5f_1_5f_1_5f_4" style:base-cell-address="Sheet1.A1"/>
      <style:map style:condition="cell-content()=4" style:apply-style-name="Excel_5f_CondFormat_5f_1_5f_1_5f_5" style:base-cell-address="Sheet1.A1"/>
      <style:map style:condition="cell-content()=100" style:apply-style-name="Excel_5f_CondFormat_5f_1_5f_1_5f_6" style:base-cell-address="Sheet1.A1"/>
      <style:map style:condition="cell-content()&gt;101" style:apply-style-name="Excel_5f_CondFormat_5f_1_5f_1_5f_7" style:base-cell-address="Sheet1.A1"/>
      <style:map style:condition="cell-content()=6" style:apply-style-name="Trees" style:base-cell-address="Sheet1.A1"/>
      <style:map style:condition="cell-content()=5" style:apply-style-name="Trees1" style:base-cell-address="Sheet1.A1"/>
    </style:style>
    <style:style style:name="ce4" style:family="table-cell" style:parent-style-name="Default">
      <style:table-cell-properties fo:padding="0.028in"/>
      <style:map style:condition="cell-content()=0" style:apply-style-name="Excel_5f_CondFormat_5f_1_5f_1_5f_1" style:base-cell-address="Sheet1.A1"/>
      <style:map style:condition="cell-content()=1" style:apply-style-name="Excel_5f_CondFormat_5f_1_5f_1_5f_2" style:base-cell-address="Sheet1.A1"/>
      <style:map style:condition="cell-content()=2" style:apply-style-name="Excel_5f_CondFormat_5f_1_5f_1_5f_3" style:base-cell-address="Sheet1.A1"/>
      <style:map style:condition="cell-content()=3" style:apply-style-name="Excel_5f_CondFormat_5f_1_5f_1_5f_4" style:base-cell-address="Sheet1.A1"/>
      <style:map style:condition="cell-content()=4" style:apply-style-name="Excel_5f_CondFormat_5f_1_5f_1_5f_5" style:base-cell-address="Sheet1.A1"/>
      <style:map style:condition="cell-content()=100" style:apply-style-name="Excel_5f_CondFormat_5f_1_5f_1_5f_6" style:base-cell-address="Sheet1.A1"/>
      <style:map style:condition="cell-content()&gt;101" style:apply-style-name="Excel_5f_CondFormat_5f_1_5f_1_5f_7" style:base-cell-address="Sheet1.A1"/>
      <style:map style:condition="cell-content()=6" style:apply-style-name="Trees" style:base-cell-address="Sheet1.A1"/>
      <style:map style:condition="cell-content()=5" style:apply-style-name="Trees1" style:base-cell-address="Sheet1.A1"/>
    </style:style>
    <style:style style:name="ce5" style:family="table-cell" style:parent-style-name="Default">
      <style:table-cell-properties fo:padding="0.028in"/>
    </style:style>
    <style:style style:name="ce6" style:family="table-cell" style:parent-style-name="Default">
      <style:table-cell-properties fo:border-bottom="none" fo:border-left="none" fo:padding="0.028in" fo:border-right="none" fo:border-top="0.99pt solid #000000"/>
      <style:map style:condition="cell-content()=0" style:apply-style-name="Excel_5f_CondFormat_5f_1_5f_1_5f_1" style:base-cell-address="Sheet1.A1"/>
      <style:map style:condition="cell-content()=1" style:apply-style-name="Excel_5f_CondFormat_5f_1_5f_1_5f_2" style:base-cell-address="Sheet1.A1"/>
      <style:map style:condition="cell-content()=2" style:apply-style-name="Excel_5f_CondFormat_5f_1_5f_1_5f_3" style:base-cell-address="Sheet1.A1"/>
      <style:map style:condition="cell-content()=3" style:apply-style-name="Excel_5f_CondFormat_5f_1_5f_1_5f_4" style:base-cell-address="Sheet1.A1"/>
      <style:map style:condition="cell-content()=4" style:apply-style-name="Excel_5f_CondFormat_5f_1_5f_1_5f_5" style:base-cell-address="Sheet1.A1"/>
      <style:map style:condition="cell-content()=100" style:apply-style-name="Excel_5f_CondFormat_5f_1_5f_1_5f_6" style:base-cell-address="Sheet1.A1"/>
      <style:map style:condition="cell-content()&gt;101" style:apply-style-name="Excel_5f_CondFormat_5f_1_5f_1_5f_7" style:base-cell-address="Sheet1.A1"/>
      <style:map style:condition="cell-content()=6" style:apply-style-name="Trees" style:base-cell-address="Sheet1.A1"/>
      <style:map style:condition="cell-content()=5" style:apply-style-name="Trees1" style:base-cell-address="Sheet1.A1"/>
    </style:style>
    <style:style style:name="ce7" style:family="table-cell" style:parent-style-name="Default">
      <style:table-cell-properties fo:border-bottom="0.99pt solid #000000" fo:border-left="none" fo:padding="0.028in" fo:border-right="none" fo:border-top="none"/>
      <style:map style:condition="cell-content()=0" style:apply-style-name="Excel_5f_CondFormat_5f_1_5f_1_5f_1" style:base-cell-address="Sheet1.A1"/>
      <style:map style:condition="cell-content()=1" style:apply-style-name="Excel_5f_CondFormat_5f_1_5f_1_5f_2" style:base-cell-address="Sheet1.A1"/>
      <style:map style:condition="cell-content()=2" style:apply-style-name="Excel_5f_CondFormat_5f_1_5f_1_5f_3" style:base-cell-address="Sheet1.A1"/>
      <style:map style:condition="cell-content()=3" style:apply-style-name="Excel_5f_CondFormat_5f_1_5f_1_5f_4" style:base-cell-address="Sheet1.A1"/>
      <style:map style:condition="cell-content()=4" style:apply-style-name="Excel_5f_CondFormat_5f_1_5f_1_5f_5" style:base-cell-address="Sheet1.A1"/>
      <style:map style:condition="cell-content()=100" style:apply-style-name="Excel_5f_CondFormat_5f_1_5f_1_5f_6" style:base-cell-address="Sheet1.A1"/>
      <style:map style:condition="cell-content()&gt;101" style:apply-style-name="Excel_5f_CondFormat_5f_1_5f_1_5f_7" style:base-cell-address="Sheet1.A1"/>
      <style:map style:condition="cell-content()=6" style:apply-style-name="Trees" style:base-cell-address="Sheet1.A1"/>
      <style:map style:condition="cell-content()=5" style:apply-style-name="Trees1" style:base-cell-address="Sheet1.A1"/>
    </style:style>
    <style:style style:name="ce8" style:family="table-cell" style:parent-style-name="Default">
      <style:table-cell-properties fo:border-bottom="none" fo:border-left="none" fo:padding="0.028in" fo:border-right="0.99pt solid #000000" fo:border-top="0.99pt solid #000000"/>
      <style:map style:condition="cell-content()=0" style:apply-style-name="Excel_5f_CondFormat_5f_1_5f_1_5f_1" style:base-cell-address="Sheet1.A1"/>
      <style:map style:condition="cell-content()=1" style:apply-style-name="Excel_5f_CondFormat_5f_1_5f_1_5f_2" style:base-cell-address="Sheet1.A1"/>
      <style:map style:condition="cell-content()=2" style:apply-style-name="Excel_5f_CondFormat_5f_1_5f_1_5f_3" style:base-cell-address="Sheet1.A1"/>
      <style:map style:condition="cell-content()=3" style:apply-style-name="Excel_5f_CondFormat_5f_1_5f_1_5f_4" style:base-cell-address="Sheet1.A1"/>
      <style:map style:condition="cell-content()=4" style:apply-style-name="Excel_5f_CondFormat_5f_1_5f_1_5f_5" style:base-cell-address="Sheet1.A1"/>
      <style:map style:condition="cell-content()=100" style:apply-style-name="Excel_5f_CondFormat_5f_1_5f_1_5f_6" style:base-cell-address="Sheet1.A1"/>
      <style:map style:condition="cell-content()&gt;101" style:apply-style-name="Excel_5f_CondFormat_5f_1_5f_1_5f_7" style:base-cell-address="Sheet1.A1"/>
      <style:map style:condition="cell-content()=6" style:apply-style-name="Trees" style:base-cell-address="Sheet1.A1"/>
      <style:map style:condition="cell-content()=5" style:apply-style-name="Trees1" style:base-cell-address="Sheet1.A1"/>
    </style:style>
    <style:style style:name="ce9" style:family="table-cell" style:parent-style-name="Default">
      <style:table-cell-properties fo:border-bottom="none" fo:border-left="none" fo:padding="0.028in" fo:border-right="0.99pt solid #000000" fo:border-top="none"/>
      <style:map style:condition="cell-content()=0" style:apply-style-name="Excel_5f_CondFormat_5f_1_5f_1_5f_1" style:base-cell-address="Sheet1.A1"/>
      <style:map style:condition="cell-content()=1" style:apply-style-name="Excel_5f_CondFormat_5f_1_5f_1_5f_2" style:base-cell-address="Sheet1.A1"/>
      <style:map style:condition="cell-content()=2" style:apply-style-name="Excel_5f_CondFormat_5f_1_5f_1_5f_3" style:base-cell-address="Sheet1.A1"/>
      <style:map style:condition="cell-content()=3" style:apply-style-name="Excel_5f_CondFormat_5f_1_5f_1_5f_4" style:base-cell-address="Sheet1.A1"/>
      <style:map style:condition="cell-content()=4" style:apply-style-name="Excel_5f_CondFormat_5f_1_5f_1_5f_5" style:base-cell-address="Sheet1.A1"/>
      <style:map style:condition="cell-content()=100" style:apply-style-name="Excel_5f_CondFormat_5f_1_5f_1_5f_6" style:base-cell-address="Sheet1.A1"/>
      <style:map style:condition="cell-content()&gt;101" style:apply-style-name="Excel_5f_CondFormat_5f_1_5f_1_5f_7" style:base-cell-address="Sheet1.A1"/>
      <style:map style:condition="cell-content()=6" style:apply-style-name="Trees" style:base-cell-address="Sheet1.A1"/>
      <style:map style:condition="cell-content()=5" style:apply-style-name="Trees1" style:base-cell-address="Sheet1.A1"/>
    </style:style>
    <style:style style:name="ce10" style:family="table-cell" style:parent-style-name="Default">
      <style:table-cell-properties fo:border-bottom="0.99pt solid #000000" fo:border-left="none" fo:padding="0.028in" fo:border-right="0.99pt solid #000000" fo:border-top="none"/>
      <style:map style:condition="cell-content()=0" style:apply-style-name="Excel_5f_CondFormat_5f_1_5f_1_5f_1" style:base-cell-address="Sheet1.A1"/>
      <style:map style:condition="cell-content()=1" style:apply-style-name="Excel_5f_CondFormat_5f_1_5f_1_5f_2" style:base-cell-address="Sheet1.A1"/>
      <style:map style:condition="cell-content()=2" style:apply-style-name="Excel_5f_CondFormat_5f_1_5f_1_5f_3" style:base-cell-address="Sheet1.A1"/>
      <style:map style:condition="cell-content()=3" style:apply-style-name="Excel_5f_CondFormat_5f_1_5f_1_5f_4" style:base-cell-address="Sheet1.A1"/>
      <style:map style:condition="cell-content()=4" style:apply-style-name="Excel_5f_CondFormat_5f_1_5f_1_5f_5" style:base-cell-address="Sheet1.A1"/>
      <style:map style:condition="cell-content()=100" style:apply-style-name="Excel_5f_CondFormat_5f_1_5f_1_5f_6" style:base-cell-address="Sheet1.A1"/>
      <style:map style:condition="cell-content()&gt;101" style:apply-style-name="Excel_5f_CondFormat_5f_1_5f_1_5f_7" style:base-cell-address="Sheet1.A1"/>
      <style:map style:condition="cell-content()=6" style:apply-style-name="Trees" style:base-cell-address="Sheet1.A1"/>
      <style:map style:condition="cell-content()=5" style:apply-style-name="Trees1" style:base-cell-address="Sheet1.A1"/>
    </style:style>
    <style:style style:name="ce11" style:family="table-cell" style:parent-style-name="Default">
      <style:table-cell-properties fo:border-bottom="none" fo:border-left="0.99pt solid #000000" fo:padding="0.028in" fo:border-right="none" fo:border-top="0.99pt solid #000000"/>
    </style:style>
    <style:style style:name="ce12" style:family="table-cell" style:parent-style-name="Default">
      <style:table-cell-properties fo:border-bottom="none" fo:border-left="0.99pt solid #000000" fo:padding="0.028in" fo:border-right="none" fo:border-top="none"/>
    </style:style>
    <style:style style:name="ce13" style:family="table-cell" style:parent-style-name="Default">
      <style:table-cell-properties fo:border-bottom="none" fo:border-left="0.99pt solid #000000" fo:padding="0.028in" fo:border-right="none" fo:border-top="none"/>
    </style:style>
    <style:style style:name="ce14" style:family="table-cell" style:parent-style-name="Default">
      <style:table-cell-properties fo:border-bottom="0.99pt solid #000000" fo:border-left="0.99pt solid #000000" fo:padding="0.028in" fo:border-right="none" fo:border-top="none"/>
    </style:style>
    <style:style style:name="ce15" style:family="table-cell" style:parent-style-name="Default">
      <style:table-cell-properties fo:border-bottom="none" fo:border-left="none" fo:padding="0.028in" fo:border-right="none" fo:border-top="0.99pt solid #000000"/>
    </style:style>
    <style:style style:name="ce16" style:family="table-cell" style:parent-style-name="Default">
      <style:table-cell-properties fo:border="none" fo:padding="0.028in"/>
    </style:style>
    <style:style style:name="ce17" style:family="table-cell" style:parent-style-name="Default">
      <style:table-cell-properties fo:border="none" fo:padding="0.028in"/>
    </style:style>
    <style:style style:name="ce18" style:family="table-cell" style:parent-style-name="Default">
      <style:table-cell-properties fo:border="none" fo:padding="0.028in"/>
    </style:style>
    <style:style style:name="ce19" style:family="table-cell" style:parent-style-name="Default">
      <style:table-cell-properties fo:border="none" fo:padding="0.028in"/>
    </style:style>
    <style:style style:name="ce20" style:family="table-cell" style:parent-style-name="Default">
      <style:table-cell-properties fo:border="none" fo:padding="0.028in"/>
    </style:style>
    <style:style style:name="ce21" style:family="table-cell" style:parent-style-name="Default">
      <style:table-cell-properties fo:border="none" fo:padding="0.028in"/>
    </style:style>
    <style:style style:name="ce22" style:family="table-cell" style:parent-style-name="Default">
      <style:table-cell-properties fo:border="none" fo:padding="0.028in"/>
    </style:style>
    <style:style style:name="ce23" style:family="table-cell" style:parent-style-name="Default">
      <style:table-cell-properties fo:border="none" fo:padding="0.028in"/>
    </style:style>
    <style:style style:name="ce24" style:family="table-cell" style:parent-style-name="Default">
      <style:table-cell-properties fo:border="none" fo:padding="0.028in"/>
    </style:style>
    <style:style style:name="ce25" style:family="table-cell" style:parent-style-name="Default">
      <style:table-cell-properties fo:border="none" fo:padding="0.028in"/>
    </style:style>
    <style:style style:name="ce26" style:family="table-cell" style:parent-style-name="Default">
      <style:table-cell-properties fo:border="none" fo:padding="0.028in"/>
    </style:style>
    <style:style style:name="ce27" style:family="table-cell" style:parent-style-name="Default">
      <style:table-cell-properties fo:border="none" fo:padding="0.028in"/>
    </style:style>
    <style:style style:name="ce28" style:family="table-cell" style:parent-style-name="Default">
      <style:table-cell-properties fo:border="none" fo:padding="0.028in"/>
    </style:style>
    <style:style style:name="ce29" style:family="table-cell" style:parent-style-name="Default">
      <style:table-cell-properties fo:border-bottom="0.99pt solid #000000" fo:border-left="none" fo:padding="0.028in" fo:border-right="none" fo:border-top="none"/>
    </style:style>
    <style:style style:name="ce30" style:family="table-cell" style:parent-style-name="Default">
      <style:table-cell-properties fo:border-bottom="none" fo:border-left="none" fo:padding="0.028in" fo:border-right="none" fo:border-top="0.99pt solid #000000"/>
    </style:style>
    <style:style style:name="ce31" style:family="table-cell" style:parent-style-name="Default">
      <style:table-cell-properties fo:border="none" fo:padding="0.028in"/>
    </style:style>
    <style:style style:name="ce32" style:family="table-cell" style:parent-style-name="Default">
      <style:table-cell-properties fo:border="none" fo:padding="0.028in"/>
    </style:style>
    <style:style style:name="ce33" style:family="table-cell" style:parent-style-name="Default">
      <style:table-cell-properties fo:border="none" fo:padding="0.028in"/>
    </style:style>
    <style:style style:name="ce34" style:family="table-cell" style:parent-style-name="Default">
      <style:table-cell-properties fo:border="none" fo:padding="0.028in"/>
    </style:style>
    <style:style style:name="ce35" style:family="table-cell" style:parent-style-name="Default">
      <style:table-cell-properties fo:border="none" fo:padding="0.028in"/>
    </style:style>
    <style:style style:name="ce36" style:family="table-cell" style:parent-style-name="Default">
      <style:table-cell-properties fo:border="none" fo:padding="0.028in"/>
    </style:style>
    <style:style style:name="ce37" style:family="table-cell" style:parent-style-name="Default">
      <style:table-cell-properties fo:border="none" fo:padding="0.028in"/>
    </style:style>
    <style:style style:name="ce38" style:family="table-cell" style:parent-style-name="Default">
      <style:table-cell-properties fo:border="none" fo:padding="0.028in"/>
    </style:style>
    <style:style style:name="ce39" style:family="table-cell" style:parent-style-name="Default">
      <style:table-cell-properties fo:border="none" fo:padding="0.028in"/>
    </style:style>
    <style:style style:name="ce40" style:family="table-cell" style:parent-style-name="Default">
      <style:table-cell-properties fo:border="none" fo:padding="0.028in"/>
    </style:style>
    <style:style style:name="ce41" style:family="table-cell" style:parent-style-name="Default">
      <style:table-cell-properties fo:border="none" fo:padding="0.028in"/>
    </style:style>
    <style:style style:name="ce42" style:family="table-cell" style:parent-style-name="Default">
      <style:table-cell-properties fo:border="none" fo:padding="0.028in"/>
    </style:style>
    <style:style style:name="ce43" style:family="table-cell" style:parent-style-name="Default">
      <style:map style:condition="cell-content()=0" style:apply-style-name="Open_20_Space" style:base-cell-address="City.A1"/>
      <style:map style:condition="cell-content()=1" style:apply-style-name="Excel_5f_CondFormat_5f_1_5f_1_5f_2" style:base-cell-address="City.A1"/>
      <style:map style:condition="cell-content()=2" style:apply-style-name="Excel_5f_CondFormat_5f_1_5f_1_5f_3" style:base-cell-address="City.A1"/>
      <style:map style:condition="cell-content()=3" style:apply-style-name="Excel_5f_CondFormat_5f_1_5f_1_5f_4" style:base-cell-address="City.A1"/>
      <style:map style:condition="cell-content()=4" style:apply-style-name="Excel_5f_CondFormat_5f_1_5f_1_5f_5" style:base-cell-address="City.A1"/>
      <style:map style:condition="cell-content()=100" style:apply-style-name="Excel_5f_CondFormat_5f_1_5f_1_5f_6" style:base-cell-address="City.A1"/>
      <style:map style:condition="cell-content()&gt;101" style:apply-style-name="Excel_5f_CondFormat_5f_1_5f_1_5f_7" style:base-cell-address="City.A1"/>
      <style:map style:condition="cell-content()=6" style:apply-style-name="Trees" style:base-cell-address="City.A1"/>
      <style:map style:condition="cell-content()=5" style:apply-style-name="Trees1" style:base-cell-address="City.A1"/>
      <style:map style:condition="cell-content()=11" style:apply-style-name="Yellow_20_Flower" style:base-cell-address="City.A1"/>
      <style:map style:condition="cell-content()=12" style:apply-style-name="Blue_20_Flower" style:base-cell-address="City.A1"/>
      <style:map style:condition="cell-content()=13" style:apply-style-name="Pink_20_Flowers" style:base-cell-address="City.A1"/>
    </style:style>
    <style:style style:name="ce44" style:family="table-cell" style:parent-style-name="Default">
      <style:table-cell-properties fo:border="none" fo:padding="0.028in"/>
    </style:style>
    <style:style style:name="ce45" style:family="table-cell" style:parent-style-name="Default">
      <style:table-cell-properties fo:border="none" fo:padding="0.028in"/>
    </style:style>
    <style:style style:name="ce46" style:family="table-cell" style:parent-style-name="Default">
      <style:table-cell-properties fo:border="none" fo:padding="0.028in"/>
    </style:style>
    <style:style style:name="ce47" style:family="table-cell" style:parent-style-name="Default">
      <style:table-cell-properties fo:border="none" fo:padding="0.028in"/>
    </style:style>
    <style:style style:name="ce48" style:family="table-cell" style:parent-style-name="Default">
      <style:table-cell-properties fo:border="none" fo:padding="0.028in"/>
    </style:style>
    <style:style style:name="ce49" style:family="table-cell" style:parent-style-name="Default"/>
    <style:style style:name="ce50" style:family="table-cell" style:parent-style-name="Default">
      <style:table-cell-properties fo:border="none" fo:padding="0.028in"/>
    </style:style>
    <style:style style:name="ce51" style:family="table-cell" style:parent-style-name="Default">
      <style:table-cell-properties fo:border="none" fo:padding="0.028in"/>
    </style:style>
    <style:style style:name="ce52" style:family="table-cell" style:parent-style-name="Default">
      <style:table-cell-properties fo:border="none" fo:padding="0.028in"/>
    </style:style>
    <style:style style:name="ce53" style:family="table-cell" style:parent-style-name="Default"/>
    <style:style style:name="ce54" style:family="table-cell" style:parent-style-name="Default"/>
    <style:style style:name="ce55" style:family="table-cell" style:parent-style-name="Default"/>
    <style:style style:name="ce56" style:family="table-cell" style:parent-style-name="Default"/>
    <style:style style:name="ce57" style:family="table-cell" style:parent-style-name="Default">
      <style:table-cell-properties fo:border="none" fo:padding="0.028in"/>
    </style:style>
    <style:style style:name="ce58" style:family="table-cell" style:parent-style-name="Default">
      <style:table-cell-properties fo:border="none" fo:padding="0.028in"/>
    </style:style>
    <style:style style:name="ce59" style:family="table-cell" style:parent-style-name="Default">
      <style:table-cell-properties fo:border="none" fo:padding="0.028in"/>
    </style:style>
    <style:style style:name="ce60" style:family="table-cell" style:parent-style-name="Default">
      <style:table-cell-properties fo:border="none" fo:padding="0.028in"/>
    </style:style>
    <style:style style:name="ce61" style:family="table-cell" style:parent-style-name="Yellow_20_Flower">
      <style:table-cell-properties fo:border="none"/>
    </style:style>
    <style:style style:name="ce62" style:family="table-cell" style:parent-style-name="Default">
      <style:table-cell-properties fo:border="none" fo:padding="0.028in"/>
    </style:style>
    <style:style style:name="ce63" style:family="table-cell" style:parent-style-name="Default">
      <style:table-cell-properties fo:border="none" fo:padding="0.028in"/>
    </style:style>
    <style:style style:name="ce64" style:family="table-cell" style:parent-style-name="Default">
      <style:table-cell-properties fo:border-bottom="none" fo:border-left="none" fo:padding="0.028in" fo:border-right="none" fo:border-top="0.99pt solid #000000"/>
    </style:style>
    <style:style style:name="ce65" style:family="table-cell" style:parent-style-name="Default">
      <style:table-cell-properties fo:border="none" fo:padding="0.028in"/>
    </style:style>
    <style:style style:name="ce66" style:family="table-cell" style:parent-style-name="Default">
      <style:table-cell-properties fo:border="none" fo:padding="0.028in"/>
    </style:style>
    <style:style style:name="ce67" style:family="table-cell" style:parent-style-name="Default">
      <style:table-cell-properties fo:border="none" fo:padding="0.028in"/>
    </style:style>
    <style:style style:name="ce68" style:family="table-cell" style:parent-style-name="Default">
      <style:table-cell-properties fo:border="none" fo:padding="0.028in"/>
    </style:style>
    <style:style style:name="ce69" style:family="table-cell" style:parent-style-name="Default">
      <style:table-cell-properties fo:border="none" fo:padding="0.028in"/>
    </style:style>
    <style:style style:name="ce70" style:family="table-cell" style:parent-style-name="Default">
      <style:table-cell-properties fo:border="none" fo:padding="0.028in"/>
    </style:style>
    <style:style style:name="ce71" style:family="table-cell" style:parent-style-name="Default">
      <style:table-cell-properties fo:border="none" fo:padding="0.028in"/>
    </style:style>
    <style:style style:name="ce72" style:family="table-cell" style:parent-style-name="Default">
      <style:table-cell-properties fo:border="none" fo:padding="0.028in"/>
    </style:style>
    <style:style style:name="ce73" style:family="table-cell" style:parent-style-name="Default">
      <style:table-cell-properties fo:border="none" fo:padding="0.028in"/>
    </style:style>
    <style:style style:name="ce74" style:family="table-cell" style:parent-style-name="Default">
      <style:table-cell-properties fo:border="none" fo:padding="0.028in"/>
    </style:style>
    <style:style style:name="ce75" style:family="table-cell" style:parent-style-name="Default">
      <style:table-cell-properties fo:border="none" fo:padding="0.028in"/>
    </style:style>
    <style:style style:name="ce76" style:family="table-cell" style:parent-style-name="Default">
      <style:table-cell-properties fo:border="none" fo:padding="0.028in"/>
    </style:style>
    <style:style style:name="ce77" style:family="table-cell" style:parent-style-name="Default">
      <style:table-cell-properties fo:border="none" fo:padding="0.028in"/>
    </style:style>
    <style:style style:name="ce78" style:family="table-cell" style:parent-style-name="Default">
      <style:table-cell-properties fo:border="none" fo:padding="0.028in"/>
    </style:style>
    <style:style style:name="ce79" style:family="table-cell" style:parent-style-name="Default">
      <style:table-cell-properties fo:border="none" fo:padding="0.028in"/>
    </style:style>
    <style:style style:name="ce80" style:family="table-cell" style:parent-style-name="Default">
      <style:table-cell-properties fo:border="none" fo:padding="0.028in"/>
    </style:style>
    <style:style style:name="ce81" style:family="table-cell" style:parent-style-name="Default">
      <style:table-cell-properties fo:border="none" fo:padding="0.028in"/>
    </style:style>
    <style:style style:name="ce82" style:family="table-cell" style:parent-style-name="Default">
      <style:table-cell-properties fo:border="none" fo:padding="0.028in"/>
    </style:style>
    <style:style style:name="ce83" style:family="table-cell" style:parent-style-name="Default">
      <style:table-cell-properties fo:border="none" fo:padding="0.028in"/>
    </style:style>
    <style:style style:name="ce84" style:family="table-cell" style:parent-style-name="Default">
      <style:table-cell-properties fo:border="none" fo:padding="0.028in"/>
    </style:style>
    <style:style style:name="ce85" style:family="table-cell" style:parent-style-name="Default">
      <style:table-cell-properties fo:border="none" fo:padding="0.028in"/>
    </style:style>
    <style:style style:name="ce86" style:family="table-cell" style:parent-style-name="Default">
      <style:table-cell-properties fo:border="none" fo:padding="0.028in"/>
    </style:style>
    <style:style style:name="ce87" style:family="table-cell" style:parent-style-name="Default">
      <style:table-cell-properties fo:border="none" fo:padding="0.028in"/>
    </style:style>
    <style:style style:name="ce88" style:family="table-cell" style:parent-style-name="Default">
      <style:table-cell-properties fo:border="none" fo:padding="0.028in"/>
    </style:style>
    <style:style style:name="ce89" style:family="table-cell" style:parent-style-name="Default">
      <style:table-cell-properties fo:border="none" fo:padding="0.028in"/>
    </style:style>
    <style:style style:name="ce90" style:family="table-cell" style:parent-style-name="Default">
      <style:table-cell-properties fo:border="none" fo:padding="0.028in"/>
    </style:style>
    <style:style style:name="ce91" style:family="table-cell" style:parent-style-name="Default">
      <style:table-cell-properties fo:border-bottom="none" fo:border-left="none" fo:padding="0.028in" fo:border-right="none" fo:border-top="0.99pt solid #000000"/>
    </style:style>
    <style:style style:name="ce92" style:family="table-cell" style:parent-style-name="Default">
      <style:table-cell-properties fo:border="none" fo:padding="0.028in"/>
    </style:style>
    <style:style style:name="ce93" style:family="table-cell" style:parent-style-name="Default">
      <style:table-cell-properties fo:border="none" fo:padding="0.028in"/>
    </style:style>
    <style:style style:name="ce94" style:family="table-cell" style:parent-style-name="Default">
      <style:table-cell-properties fo:border="none" fo:padding="0.028in"/>
    </style:style>
    <style:style style:name="ce95" style:family="table-cell" style:parent-style-name="Default"/>
    <style:style style:name="ce96" style:family="table-cell" style:parent-style-name="Default"/>
    <style:style style:name="ce97" style:family="table-cell" style:parent-style-name="Default"/>
    <style:style style:name="ce98" style:family="table-cell" style:parent-style-name="Default"/>
    <style:style style:name="ce99" style:family="table-cell" style:parent-style-name="Default"/>
    <style:style style:name="ce100" style:family="table-cell" style:parent-style-name="Default"/>
    <style:style style:name="ce101" style:family="table-cell" style:parent-style-name="Default"/>
    <style:style style:name="ce102" style:family="table-cell" style:parent-style-name="Default"/>
    <style:style style:name="ce103" style:family="table-cell" style:parent-style-name="Default"/>
    <style:style style:name="ce104" style:family="table-cell" style:parent-style-name="Default"/>
    <style:style style:name="ce105" style:family="table-cell" style:parent-style-name="Default"/>
    <style:style style:name="ce106" style:family="table-cell" style:parent-style-name="Default"/>
    <style:style style:name="ce107" style:family="table-cell" style:parent-style-name="Default"/>
    <style:style style:name="ce108" style:family="table-cell" style:parent-style-name="Default"/>
    <style:style style:name="ce109" style:family="table-cell" style:parent-style-name="Default"/>
    <style:style style:name="ce110" style:family="table-cell" style:parent-style-name="Default"/>
    <style:style style:name="ce111" style:family="table-cell" style:parent-style-name="Default"/>
    <style:style style:name="ce112" style:family="table-cell" style:parent-style-name="Default"/>
    <style:style style:name="ce113" style:family="table-cell" style:parent-style-name="Default"/>
    <style:style style:name="ce114" style:family="table-cell" style:parent-style-name="Default"/>
    <style:style style:name="ce115" style:family="table-cell" style:parent-style-name="Default"/>
    <style:style style:name="ce116" style:family="table-cell" style:parent-style-name="Default"/>
    <style:style style:name="ce117" style:family="table-cell" style:parent-style-name="Default"/>
    <style:style style:name="ce118" style:family="table-cell" style:parent-style-name="Default"/>
    <style:style style:name="ce119" style:family="table-cell" style:parent-style-name="Default"/>
    <style:style style:name="ce120" style:family="table-cell" style:parent-style-name="Default"/>
    <style:style style:name="ce121" style:family="table-cell" style:parent-style-name="Default"/>
    <style:style style:name="ce122" style:family="table-cell" style:parent-style-name="Default"/>
    <style:style style:name="ce123" style:family="table-cell" style:parent-style-name="Default"/>
    <style:style style:name="ce124" style:family="table-cell" style:parent-style-name="Default"/>
    <style:style style:name="ce125" style:family="table-cell" style:parent-style-name="Default"/>
    <style:style style:name="ce126" style:family="table-cell" style:parent-style-name="Default"/>
    <style:style style:name="ce127" style:family="table-cell" style:parent-style-name="Default"/>
    <style:style style:name="ce128" style:family="table-cell" style:parent-style-name="Default"/>
    <style:style style:name="ce129" style:family="table-cell" style:parent-style-name="Default">
      <style:table-cell-properties fo:border-bottom="0.99pt solid #000000" fo:border-left="none" fo:padding="0.028in" fo:border-right="none" fo:border-top="none"/>
    </style:style>
    <style:style style:name="ce130" style:family="table-cell" style:parent-style-name="Default"/>
    <style:style style:name="ce131" style:family="table-cell" style:parent-style-name="Default">
      <style:table-cell-properties fo:border="none" fo:padding="0.028in"/>
    </style:style>
    <style:style style:name="ce132" style:family="table-cell" style:parent-style-name="Default">
      <style:table-cell-properties fo:border="none" fo:padding="0.028in"/>
    </style:style>
    <style:style style:name="ce133" style:family="table-cell" style:parent-style-name="Default">
      <style:table-cell-properties fo:border="none" fo:padding="0.028in"/>
    </style:style>
    <style:style style:name="ce134" style:family="table-cell" style:parent-style-name="Default">
      <style:table-cell-properties fo:border="none" fo:padding="0.028in"/>
    </style:style>
    <style:style style:name="ce135" style:family="table-cell" style:parent-style-name="Default">
      <style:table-cell-properties fo:border="none" fo:padding="0.028in"/>
    </style:style>
    <style:style style:name="ce136" style:family="table-cell" style:parent-style-name="Default">
      <style:table-cell-properties fo:border="none" fo:padding="0.028in"/>
    </style:style>
    <style:style style:name="ce137" style:family="table-cell" style:parent-style-name="Default">
      <style:table-cell-properties fo:border="none" fo:padding="0.028in"/>
    </style:style>
    <style:style style:name="ce138" style:family="table-cell" style:parent-style-name="Default">
      <style:table-cell-properties fo:border="none" fo:padding="0.028in"/>
    </style:style>
    <style:style style:name="ce139" style:family="table-cell" style:parent-style-name="Default">
      <style:table-cell-properties fo:border="none" fo:padding="0.028in"/>
    </style:style>
    <style:style style:name="ce140" style:family="table-cell" style:parent-style-name="Default">
      <style:table-cell-properties fo:border="none" fo:padding="0.028in"/>
    </style:style>
    <style:style style:name="ce141" style:family="table-cell" style:parent-style-name="Default">
      <style:table-cell-properties fo:border="none" fo:padding="0.028in"/>
    </style:style>
    <style:style style:name="ce142" style:family="table-cell" style:parent-style-name="Default">
      <style:table-cell-properties fo:border="none" fo:padding="0.028in"/>
    </style:style>
    <style:style style:name="ce143" style:family="table-cell" style:parent-style-name="Default">
      <style:table-cell-properties fo:border="none" fo:padding="0.028in"/>
    </style:style>
    <style:style style:name="ce144" style:family="table-cell" style:parent-style-name="Default">
      <style:table-cell-properties fo:border="none" fo:padding="0.028in"/>
    </style:style>
    <style:style style:name="ce145" style:family="table-cell" style:parent-style-name="Default">
      <style:table-cell-properties fo:border="none" fo:padding="0.028in"/>
    </style:style>
    <style:style style:name="ce146" style:family="table-cell" style:parent-style-name="Default">
      <style:table-cell-properties fo:border="none" fo:padding="0.028in"/>
    </style:style>
    <style:style style:name="ce147" style:family="table-cell" style:parent-style-name="Default">
      <style:table-cell-properties fo:border="none" fo:padding="0.028in"/>
    </style:style>
    <style:style style:name="ce148" style:family="table-cell" style:parent-style-name="Default">
      <style:table-cell-properties fo:border="none" fo:padding="0.028in"/>
    </style:style>
    <style:style style:name="ce149" style:family="table-cell" style:parent-style-name="Default">
      <style:table-cell-properties fo:border="none" fo:padding="0.028in"/>
    </style:style>
    <style:style style:name="ce150" style:family="table-cell" style:parent-style-name="Default">
      <style:table-cell-properties fo:border="none" fo:padding="0.028in"/>
    </style:style>
    <style:style style:name="ce151" style:family="table-cell" style:parent-style-name="Default">
      <style:table-cell-properties fo:border="none" fo:padding="0.028in"/>
    </style:style>
    <style:style style:name="ce152" style:family="table-cell" style:parent-style-name="Default">
      <style:table-cell-properties fo:border="none" fo:padding="0.028in"/>
    </style:style>
    <style:style style:name="ce153" style:family="table-cell" style:parent-style-name="Default">
      <style:table-cell-properties fo:border="none" fo:padding="0.028in"/>
    </style:style>
    <style:style style:name="ce154" style:family="table-cell" style:parent-style-name="Default">
      <style:table-cell-properties fo:border="none" fo:padding="0.028in"/>
    </style:style>
    <style:style style:name="ce155" style:family="table-cell" style:parent-style-name="Default">
      <style:table-cell-properties fo:border="none" fo:padding="0.028in"/>
    </style:style>
    <style:style style:name="ce156" style:family="table-cell" style:parent-style-name="Default">
      <style:table-cell-properties fo:border="none" fo:padding="0.028in"/>
    </style:style>
    <style:style style:name="ce157" style:family="table-cell" style:parent-style-name="Default">
      <style:table-cell-properties fo:border="none" fo:padding="0.028in"/>
    </style:style>
    <style:style style:name="ce158" style:family="table-cell" style:parent-style-name="Default">
      <style:table-cell-properties fo:border="none" fo:padding="0.028in"/>
    </style:style>
    <style:style style:name="ce159" style:family="table-cell" style:parent-style-name="Default">
      <style:table-cell-properties fo:border="none" fo:padding="0.028in"/>
    </style:style>
    <style:style style:name="ce160" style:family="table-cell" style:parent-style-name="Default">
      <style:table-cell-properties fo:border="none" fo:padding="0.028in"/>
    </style:style>
    <style:style style:name="ce161" style:family="table-cell" style:parent-style-name="Default">
      <style:table-cell-properties fo:border="none" fo:padding="0.028in"/>
    </style:style>
    <style:style style:name="ce162" style:family="table-cell" style:parent-style-name="Default">
      <style:table-cell-properties fo:border="none" fo:padding="0.028in"/>
    </style:style>
    <style:style style:name="ce163" style:family="table-cell" style:parent-style-name="Default">
      <style:table-cell-properties fo:border="none" fo:padding="0.028in"/>
    </style:style>
    <style:style style:name="ce164" style:family="table-cell" style:parent-style-name="Default">
      <style:table-cell-properties fo:border="none" fo:padding="0.028in"/>
    </style:style>
    <style:style style:name="ce165" style:family="table-cell" style:parent-style-name="Default">
      <style:table-cell-properties fo:border="none" fo:padding="0.028in"/>
    </style:style>
    <style:style style:name="ce166" style:family="table-cell" style:parent-style-name="Default">
      <style:table-cell-properties fo:border="none" fo:padding="0.028in"/>
    </style:style>
    <style:style style:name="ce167" style:family="table-cell" style:parent-style-name="Default">
      <style:table-cell-properties fo:border="none" fo:padding="0.028in"/>
    </style:style>
    <style:style style:name="ce168" style:family="table-cell" style:parent-style-name="Default">
      <style:table-cell-properties fo:border="none" fo:padding="0.028in"/>
    </style:style>
    <style:style style:name="ce169" style:family="table-cell" style:parent-style-name="Default">
      <style:table-cell-properties fo:border="none" fo:padding="0.028in"/>
    </style:style>
    <style:style style:name="ce170" style:family="table-cell" style:parent-style-name="Default">
      <style:table-cell-properties fo:border="none" fo:padding="0.028in"/>
    </style:style>
    <style:style style:name="ce171" style:family="table-cell" style:parent-style-name="Default">
      <style:table-cell-properties fo:border="none" fo:padding="0.028in"/>
    </style:style>
    <style:style style:name="ce172" style:family="table-cell" style:parent-style-name="Default">
      <style:table-cell-properties fo:border="none" fo:padding="0.028in"/>
    </style:style>
    <style:style style:name="ce173" style:family="table-cell" style:parent-style-name="Default">
      <style:table-cell-properties fo:border="none" fo:padding="0.028in"/>
    </style:style>
    <style:style style:name="ce174" style:family="table-cell" style:parent-style-name="Default">
      <style:table-cell-properties fo:border="none" fo:padding="0.028in"/>
    </style:style>
    <style:style style:name="ce175" style:family="table-cell" style:parent-style-name="Default">
      <style:table-cell-properties fo:border="none" fo:padding="0.028in"/>
    </style:style>
    <style:style style:name="ce176" style:family="table-cell" style:parent-style-name="Default">
      <style:table-cell-properties fo:border="none" fo:padding="0.028in"/>
    </style:style>
    <style:style style:name="ce177" style:family="table-cell" style:parent-style-name="Default">
      <style:table-cell-properties fo:border="none" fo:padding="0.028in"/>
    </style:style>
    <style:style style:name="ce178" style:family="table-cell" style:parent-style-name="Default">
      <style:table-cell-properties fo:border="none" fo:padding="0.028in"/>
    </style:style>
    <style:style style:name="ce179" style:family="table-cell" style:parent-style-name="Default">
      <style:table-cell-properties fo:border="none" fo:padding="0.028in"/>
    </style:style>
    <style:style style:name="ce180" style:family="table-cell" style:parent-style-name="Default">
      <style:table-cell-properties fo:border="none" fo:padding="0.028in"/>
    </style:style>
    <style:style style:name="ce181" style:family="table-cell" style:parent-style-name="Default">
      <style:table-cell-properties fo:border="none" fo:padding="0.028in"/>
    </style:style>
    <style:style style:name="ce182" style:family="table-cell" style:parent-style-name="Default">
      <style:table-cell-properties fo:border="none" fo:padding="0.028in"/>
    </style:style>
    <style:style style:name="ce183" style:family="table-cell" style:parent-style-name="Default">
      <style:table-cell-properties fo:border="none" fo:padding="0.028in"/>
    </style:style>
    <style:style style:name="ce184" style:family="table-cell" style:parent-style-name="Default">
      <style:table-cell-properties fo:border="none" fo:padding="0.028in"/>
    </style:style>
    <style:style style:name="ce185" style:family="table-cell" style:parent-style-name="Default">
      <style:table-cell-properties fo:border="none" fo:padding="0.028in"/>
    </style:style>
    <style:style style:name="ce186" style:family="table-cell" style:parent-style-name="Default">
      <style:table-cell-properties fo:border="none" fo:padding="0.028in"/>
    </style:style>
    <style:style style:name="ce187" style:family="table-cell" style:parent-style-name="Default">
      <style:table-cell-properties fo:border="none" fo:padding="0.028in"/>
    </style:style>
    <style:style style:name="ce188" style:family="table-cell" style:parent-style-name="Default">
      <style:table-cell-properties fo:border="none" fo:padding="0.028in"/>
    </style:style>
    <style:style style:name="ce189" style:family="table-cell" style:parent-style-name="Default">
      <style:table-cell-properties fo:border="none" fo:padding="0.028in"/>
    </style:style>
    <style:style style:name="ce190" style:family="table-cell" style:parent-style-name="Default">
      <style:table-cell-properties fo:border="none" fo:padding="0.028in"/>
    </style:style>
    <style:style style:name="ce191" style:family="table-cell" style:parent-style-name="Default">
      <style:table-cell-properties fo:border="none" fo:padding="0.028in"/>
    </style:style>
    <style:style style:name="ce192" style:family="table-cell" style:parent-style-name="Default">
      <style:table-cell-properties fo:border="none" fo:padding="0.028in"/>
    </style:style>
    <style:style style:name="ce193" style:family="table-cell" style:parent-style-name="Default">
      <style:table-cell-properties fo:border="none" fo:padding="0.028in"/>
    </style:style>
    <style:style style:name="ce194" style:family="table-cell" style:parent-style-name="Default">
      <style:table-cell-properties fo:border="none" fo:padding="0.028in"/>
    </style:style>
    <style:style style:name="ce195" style:family="table-cell" style:parent-style-name="Default">
      <style:table-cell-properties fo:border="none" fo:padding="0.028in"/>
    </style:style>
    <style:style style:name="ce196" style:family="table-cell" style:parent-style-name="Default">
      <style:table-cell-properties fo:border="none" fo:padding="0.028in"/>
    </style:style>
    <style:style style:name="ce197" style:family="table-cell" style:parent-style-name="Default">
      <style:table-cell-properties fo:border="none" fo:padding="0.028in"/>
    </style:style>
    <style:style style:name="ce198" style:family="table-cell" style:parent-style-name="Default">
      <style:table-cell-properties fo:border="none" fo:padding="0.028in"/>
    </style:style>
    <style:style style:name="ce199" style:family="table-cell" style:parent-style-name="Default">
      <style:table-cell-properties fo:border="none" fo:padding="0.028in"/>
    </style:style>
    <style:style style:name="ce200" style:family="table-cell" style:parent-style-name="Default">
      <style:table-cell-properties fo:border="none" fo:padding="0.028in"/>
    </style:style>
    <style:style style:name="ce201" style:family="table-cell" style:parent-style-name="Default">
      <style:table-cell-properties fo:border="none" fo:padding="0.028in"/>
    </style:style>
    <style:style style:name="ce202" style:family="table-cell" style:parent-style-name="Default">
      <style:table-cell-properties fo:border="none" fo:padding="0.028in"/>
    </style:style>
    <style:style style:name="ce203" style:family="table-cell" style:parent-style-name="Default">
      <style:table-cell-properties fo:border="none" fo:padding="0.028in"/>
    </style:style>
    <style:style style:name="ce204" style:family="table-cell" style:parent-style-name="Default">
      <style:table-cell-properties fo:border="none" fo:padding="0.028in"/>
    </style:style>
    <style:style style:name="ce205" style:family="table-cell" style:parent-style-name="Default">
      <style:table-cell-properties fo:border="none" fo:padding="0.028in"/>
    </style:style>
    <style:style style:name="ce206" style:family="table-cell" style:parent-style-name="Default">
      <style:table-cell-properties fo:border="none" fo:padding="0.028in"/>
    </style:style>
    <style:style style:name="ce207" style:family="table-cell" style:parent-style-name="Default">
      <style:table-cell-properties fo:border="none" fo:padding="0.028in"/>
    </style:style>
    <style:style style:name="ce208" style:family="table-cell" style:parent-style-name="Default">
      <style:table-cell-properties fo:border="none" fo:padding="0.028in"/>
    </style:style>
    <style:style style:name="ce209" style:family="table-cell" style:parent-style-name="Default">
      <style:table-cell-properties fo:border="none" fo:padding="0.028in"/>
    </style:style>
    <style:style style:name="ce210" style:family="table-cell" style:parent-style-name="Default">
      <style:table-cell-properties fo:border="none" fo:padding="0.028in"/>
    </style:style>
    <style:style style:name="ce211" style:family="table-cell" style:parent-style-name="Default">
      <style:table-cell-properties fo:border="none" fo:padding="0.028in"/>
    </style:style>
    <style:style style:name="ce212" style:family="table-cell" style:parent-style-name="Default">
      <style:table-cell-properties fo:border="none" fo:padding="0.028in"/>
    </style:style>
    <style:style style:name="ce213" style:family="table-cell" style:parent-style-name="Default">
      <style:table-cell-properties fo:border="none" fo:padding="0.028in"/>
    </style:style>
    <style:style style:name="ce214" style:family="table-cell" style:parent-style-name="Default">
      <style:table-cell-properties fo:border="none" fo:padding="0.028in"/>
    </style:style>
    <style:style style:name="ce215" style:family="table-cell" style:parent-style-name="Default">
      <style:table-cell-properties fo:border="none" fo:padding="0.028in"/>
    </style:style>
    <style:style style:name="ce216" style:family="table-cell" style:parent-style-name="Default">
      <style:table-cell-properties fo:border="none" fo:padding="0.028in"/>
    </style:style>
    <style:style style:name="ce217" style:family="table-cell" style:parent-style-name="Default">
      <style:table-cell-properties fo:border="none" fo:padding="0.028in"/>
    </style:style>
    <style:style style:name="ce218" style:family="table-cell" style:parent-style-name="Default">
      <style:table-cell-properties fo:border="none" fo:padding="0.028in"/>
    </style:style>
    <style:style style:name="ce219" style:family="table-cell" style:parent-style-name="Default">
      <style:table-cell-properties fo:border="none" fo:padding="0.028in"/>
    </style:style>
    <style:style style:name="ce220" style:family="table-cell" style:parent-style-name="Default">
      <style:table-cell-properties fo:border="none" fo:padding="0.028in"/>
    </style:style>
    <style:style style:name="ce221" style:family="table-cell" style:parent-style-name="Default">
      <style:table-cell-properties fo:border="none" fo:padding="0.028in"/>
    </style:style>
    <style:style style:name="ce222" style:family="table-cell" style:parent-style-name="Default">
      <style:table-cell-properties fo:border="none" fo:padding="0.028in"/>
    </style:style>
    <style:style style:name="ce223" style:family="table-cell" style:parent-style-name="Default">
      <style:table-cell-properties fo:border="none" fo:padding="0.028in"/>
    </style:style>
    <style:style style:name="ce224" style:family="table-cell" style:parent-style-name="Default">
      <style:table-cell-properties fo:border="none" fo:padding="0.028in"/>
    </style:style>
    <style:style style:name="ce225" style:family="table-cell" style:parent-style-name="Default">
      <style:table-cell-properties fo:border="none" fo:padding="0.028in"/>
    </style:style>
    <style:style style:name="ce226" style:family="table-cell" style:parent-style-name="Default">
      <style:table-cell-properties fo:border="none" fo:padding="0.028in"/>
    </style:style>
    <style:style style:name="ce227" style:family="table-cell" style:parent-style-name="Default">
      <style:table-cell-properties fo:border="none" fo:padding="0.028in"/>
    </style:style>
    <style:style style:name="ce228" style:family="table-cell" style:parent-style-name="Default">
      <style:table-cell-properties fo:border="none" fo:padding="0.028in"/>
    </style:style>
    <style:style style:name="ce229" style:family="table-cell" style:parent-style-name="Default">
      <style:table-cell-properties fo:border="none" fo:padding="0.028in"/>
    </style:style>
    <style:style style:name="ce230" style:family="table-cell" style:parent-style-name="Default">
      <style:table-cell-properties fo:border="none" fo:padding="0.028in"/>
    </style:style>
    <style:style style:name="ce231" style:family="table-cell" style:parent-style-name="Default">
      <style:table-cell-properties fo:border="none" fo:padding="0.028in"/>
    </style:style>
    <style:style style:name="ce232" style:family="table-cell" style:parent-style-name="Default">
      <style:table-cell-properties fo:border="none" fo:padding="0.028in"/>
    </style:style>
    <style:style style:name="ce233" style:family="table-cell" style:parent-style-name="Default">
      <style:table-cell-properties fo:border="none" fo:padding="0.028in"/>
    </style:style>
    <style:style style:name="ce234" style:family="table-cell" style:parent-style-name="Default">
      <style:table-cell-properties fo:border="none" fo:padding="0.028in"/>
    </style:style>
    <style:style style:name="ce235" style:family="table-cell" style:parent-style-name="Default">
      <style:table-cell-properties fo:border="none" fo:padding="0.028in"/>
    </style:style>
    <style:style style:name="ce236" style:family="table-cell" style:parent-style-name="Default">
      <style:table-cell-properties fo:border="none" fo:padding="0.028in"/>
    </style:style>
    <style:style style:name="ce237" style:family="table-cell" style:parent-style-name="Default">
      <style:table-cell-properties fo:border="none" fo:padding="0.028in"/>
    </style:style>
    <style:style style:name="ce238" style:family="table-cell" style:parent-style-name="Default">
      <style:table-cell-properties fo:border="none" fo:padding="0.028in"/>
    </style:style>
    <style:style style:name="ce239" style:family="table-cell" style:parent-style-name="Default">
      <style:table-cell-properties fo:border="none" fo:padding="0.028in"/>
    </style:style>
    <style:style style:name="ce240" style:family="table-cell" style:parent-style-name="Default">
      <style:table-cell-properties fo:border="none" fo:padding="0.028in"/>
    </style:style>
    <style:style style:name="ce241" style:family="table-cell" style:parent-style-name="Default">
      <style:table-cell-properties fo:border="none" fo:padding="0.028in"/>
    </style:style>
    <style:style style:name="ce242" style:family="table-cell" style:parent-style-name="Default">
      <style:table-cell-properties fo:border="none" fo:padding="0.028in"/>
    </style:style>
    <style:style style:name="ce243" style:family="table-cell" style:parent-style-name="Default">
      <style:table-cell-properties fo:border="none" fo:padding="0.028in"/>
    </style:style>
    <style:style style:name="ce244" style:family="table-cell" style:parent-style-name="Default">
      <style:table-cell-properties fo:border="none" fo:padding="0.028in"/>
    </style:style>
    <style:style style:name="ce245" style:family="table-cell" style:parent-style-name="Default">
      <style:table-cell-properties fo:border="none" fo:padding="0.028in"/>
    </style:style>
    <style:style style:name="ce246" style:family="table-cell" style:parent-style-name="Default">
      <style:table-cell-properties fo:border="none" fo:padding="0.028in"/>
    </style:style>
    <style:style style:name="ce247" style:family="table-cell" style:parent-style-name="Default">
      <style:table-cell-properties fo:border="none" fo:padding="0.028in"/>
    </style:style>
    <style:style style:name="ce248" style:family="table-cell" style:parent-style-name="Default">
      <style:table-cell-properties fo:border="none" fo:padding="0.028in"/>
    </style:style>
    <style:style style:name="ce249" style:family="table-cell" style:parent-style-name="Default">
      <style:table-cell-properties fo:border="none" fo:padding="0.028in"/>
    </style:style>
    <style:style style:name="ce250" style:family="table-cell" style:parent-style-name="Default">
      <style:table-cell-properties fo:border="none" fo:padding="0.028in"/>
    </style:style>
    <style:style style:name="ce251" style:family="table-cell" style:parent-style-name="Default">
      <style:table-cell-properties fo:border="none" fo:padding="0.028in"/>
    </style:style>
    <style:style style:name="ce252" style:family="table-cell" style:parent-style-name="Default">
      <style:table-cell-properties fo:border="none" fo:padding="0.028in"/>
    </style:style>
    <style:style style:name="ce253" style:family="table-cell" style:parent-style-name="Default">
      <style:table-cell-properties fo:border="none" fo:padding="0.028in"/>
    </style:style>
    <style:style style:name="ce254" style:family="table-cell" style:parent-style-name="Default">
      <style:table-cell-properties fo:border="none" fo:padding="0.028in"/>
    </style:style>
    <style:style style:name="ce255" style:family="table-cell" style:parent-style-name="Default">
      <style:table-cell-properties fo:border="none" fo:padding="0.028in"/>
    </style:style>
    <style:style style:name="ce256" style:family="table-cell" style:parent-style-name="Default">
      <style:table-cell-properties fo:border="none" fo:padding="0.028in"/>
    </style:style>
    <style:style style:name="ce257" style:family="table-cell" style:parent-style-name="Default">
      <style:table-cell-properties fo:border="none" fo:padding="0.028in"/>
    </style:style>
    <style:style style:name="ce258" style:family="table-cell" style:parent-style-name="Default">
      <style:table-cell-properties fo:border="none" fo:padding="0.028in"/>
    </style:style>
    <style:style style:name="ce259" style:family="table-cell" style:parent-style-name="Default">
      <style:table-cell-properties fo:border="none" fo:padding="0.028in"/>
    </style:style>
    <style:style style:name="ce260" style:family="table-cell" style:parent-style-name="Default">
      <style:table-cell-properties fo:border="none" fo:padding="0.028in"/>
    </style:style>
    <style:style style:name="ce261" style:family="table-cell" style:parent-style-name="Default">
      <style:table-cell-properties fo:border="none" fo:padding="0.028in"/>
    </style:style>
    <style:style style:name="ce262" style:family="table-cell" style:parent-style-name="Default">
      <style:table-cell-properties fo:border="none" fo:padding="0.028in"/>
    </style:style>
    <style:style style:name="ce263" style:family="table-cell" style:parent-style-name="Default">
      <style:table-cell-properties fo:border="none" fo:padding="0.028in"/>
    </style:style>
    <style:style style:name="ce264" style:family="table-cell" style:parent-style-name="Default">
      <style:table-cell-properties fo:border="none" fo:padding="0.028in"/>
    </style:style>
    <style:style style:name="ce265" style:family="table-cell" style:parent-style-name="Default">
      <style:table-cell-properties fo:border="none" fo:padding="0.028in"/>
    </style:style>
    <style:style style:name="ce266" style:family="table-cell" style:parent-style-name="Default">
      <style:table-cell-properties fo:border="none" fo:padding="0.028in"/>
    </style:style>
    <style:style style:name="ce267" style:family="table-cell" style:parent-style-name="Default">
      <style:table-cell-properties fo:border="none" fo:padding="0.028in"/>
    </style:style>
    <style:style style:name="ce268" style:family="table-cell" style:parent-style-name="Default">
      <style:table-cell-properties fo:border="none" fo:padding="0.028in"/>
    </style:style>
    <style:style style:name="ce269" style:family="table-cell" style:parent-style-name="Default">
      <style:table-cell-properties fo:border="none" fo:padding="0.028in"/>
    </style:style>
    <style:style style:name="ce270" style:family="table-cell" style:parent-style-name="Default">
      <style:table-cell-properties fo:border="none" fo:padding="0.028in"/>
    </style:style>
    <style:style style:name="ce271" style:family="table-cell" style:parent-style-name="Default">
      <style:table-cell-properties fo:border="none" fo:padding="0.028in"/>
    </style:style>
    <style:style style:name="ce272" style:family="table-cell" style:parent-style-name="Default">
      <style:table-cell-properties fo:border="none" fo:padding="0.028in"/>
    </style:style>
    <style:style style:name="ce273" style:family="table-cell" style:parent-style-name="Default">
      <style:table-cell-properties fo:border="none" fo:padding="0.028in"/>
    </style:style>
    <style:style style:name="ce274" style:family="table-cell" style:parent-style-name="Default">
      <style:table-cell-properties fo:border="none" fo:padding="0.028in"/>
    </style:style>
    <style:style style:name="ce275" style:family="table-cell" style:parent-style-name="Default">
      <style:table-cell-properties fo:border="none" fo:padding="0.028in"/>
    </style:style>
    <style:style style:name="ce276" style:family="table-cell" style:parent-style-name="Default">
      <style:table-cell-properties fo:border="none" fo:padding="0.028in"/>
    </style:style>
    <style:style style:name="ce277" style:family="table-cell" style:parent-style-name="Default">
      <style:table-cell-properties fo:border="none" fo:padding="0.028in"/>
    </style:style>
    <style:style style:name="ce278" style:family="table-cell" style:parent-style-name="Default">
      <style:table-cell-properties fo:border="none" fo:padding="0.028in"/>
    </style:style>
    <style:style style:name="ce279" style:family="table-cell" style:parent-style-name="Default">
      <style:table-cell-properties fo:border="none" fo:padding="0.028in"/>
    </style:style>
    <style:style style:name="ce280" style:family="table-cell" style:parent-style-name="Default">
      <style:table-cell-properties fo:border="none" fo:padding="0.028in"/>
    </style:style>
    <style:style style:name="ce281" style:family="table-cell" style:parent-style-name="Default">
      <style:table-cell-properties fo:border="none" fo:padding="0.028in"/>
    </style:style>
    <style:style style:name="ce282" style:family="table-cell" style:parent-style-name="Default">
      <style:table-cell-properties fo:border="none" fo:padding="0.028in"/>
    </style:style>
    <style:style style:name="ce283" style:family="table-cell" style:parent-style-name="Default">
      <style:table-cell-properties fo:border="none" fo:padding="0.028in"/>
    </style:style>
    <style:style style:name="ce284" style:family="table-cell" style:parent-style-name="Default">
      <style:table-cell-properties fo:border="none" fo:padding="0.028in"/>
    </style:style>
    <style:style style:name="ce285" style:family="table-cell" style:parent-style-name="Default">
      <style:table-cell-properties fo:border="none" fo:padding="0.028in"/>
    </style:style>
    <style:style style:name="ce286" style:family="table-cell" style:parent-style-name="Default">
      <style:table-cell-properties fo:border="none" fo:padding="0.028in"/>
    </style:style>
    <style:style style:name="ce287" style:family="table-cell" style:parent-style-name="Default">
      <style:table-cell-properties fo:border="none" fo:padding="0.028in"/>
    </style:style>
    <style:style style:name="ce288" style:family="table-cell" style:parent-style-name="Default">
      <style:table-cell-properties fo:border="none" fo:padding="0.028in"/>
    </style:style>
    <style:style style:name="ce289" style:family="table-cell" style:parent-style-name="Default">
      <style:table-cell-properties fo:border="none" fo:padding="0.028in"/>
    </style:style>
    <style:style style:name="ce290" style:family="table-cell" style:parent-style-name="Default">
      <style:table-cell-properties fo:border="none" fo:padding="0.028in"/>
    </style:style>
    <style:style style:name="ce291" style:family="table-cell" style:parent-style-name="Default">
      <style:table-cell-properties fo:border="none" fo:padding="0.028in"/>
    </style:style>
    <style:style style:name="ce292" style:family="table-cell" style:parent-style-name="Default">
      <style:table-cell-properties fo:border="none" fo:padding="0.028in"/>
    </style:style>
    <style:style style:name="ce293" style:family="table-cell" style:parent-style-name="Default">
      <style:table-cell-properties fo:border="none" fo:padding="0.028in"/>
    </style:style>
    <style:style style:name="ce294" style:family="table-cell" style:parent-style-name="Default">
      <style:table-cell-properties fo:border="none" fo:padding="0.028in"/>
    </style:style>
    <style:style style:name="ce295" style:family="table-cell" style:parent-style-name="Default">
      <style:table-cell-properties fo:border="none" fo:padding="0.028in"/>
    </style:style>
    <style:style style:name="ce296" style:family="table-cell" style:parent-style-name="Default">
      <style:table-cell-properties fo:border="none" fo:padding="0.028in"/>
    </style:style>
    <style:style style:name="ce297" style:family="table-cell" style:parent-style-name="Default">
      <style:table-cell-properties fo:border="none" fo:padding="0.028in"/>
    </style:style>
    <style:style style:name="ce298" style:family="table-cell" style:parent-style-name="Default">
      <style:table-cell-properties fo:border="none" fo:padding="0.028in"/>
    </style:style>
    <style:style style:name="ce299" style:family="table-cell" style:parent-style-name="Default">
      <style:table-cell-properties fo:border="none" fo:padding="0.028in"/>
    </style:style>
    <style:style style:name="ce300" style:family="table-cell" style:parent-style-name="Default">
      <style:table-cell-properties fo:border="none" fo:padding="0.028in"/>
    </style:style>
    <style:style style:name="ce301" style:family="table-cell" style:parent-style-name="Default">
      <style:table-cell-properties fo:border="none" fo:padding="0.028in"/>
    </style:style>
    <style:style style:name="ce302" style:family="table-cell" style:parent-style-name="Default">
      <style:table-cell-properties fo:border="none" fo:padding="0.028in"/>
    </style:style>
    <style:style style:name="ce303" style:family="table-cell" style:parent-style-name="Default">
      <style:table-cell-properties fo:border="none" fo:padding="0.028in"/>
    </style:style>
    <style:style style:name="ce304" style:family="table-cell" style:parent-style-name="Default">
      <style:table-cell-properties fo:border="none" fo:padding="0.028in"/>
    </style:style>
    <style:style style:name="ce305" style:family="table-cell" style:parent-style-name="Default">
      <style:table-cell-properties fo:border="none" fo:padding="0.028in"/>
    </style:style>
    <style:style style:name="ce306" style:family="table-cell" style:parent-style-name="Default">
      <style:table-cell-properties fo:border="none" fo:padding="0.028in"/>
    </style:style>
    <style:style style:name="ce307" style:family="table-cell" style:parent-style-name="Default">
      <style:table-cell-properties fo:border="none" fo:padding="0.028in"/>
    </style:style>
    <style:style style:name="ce308" style:family="table-cell" style:parent-style-name="Default">
      <style:table-cell-properties fo:border="none" fo:padding="0.028in"/>
    </style:style>
    <style:style style:name="ce309" style:family="table-cell" style:parent-style-name="Default">
      <style:table-cell-properties fo:border="none" fo:padding="0.028in"/>
    </style:style>
    <style:style style:name="ce310" style:family="table-cell" style:parent-style-name="Default">
      <style:table-cell-properties fo:border="none" fo:padding="0.028in"/>
    </style:style>
    <style:style style:name="ce311" style:family="table-cell" style:parent-style-name="Default">
      <style:table-cell-properties fo:border="none" fo:padding="0.028in"/>
    </style:style>
    <style:style style:name="ce312" style:family="table-cell" style:parent-style-name="Default">
      <style:table-cell-properties fo:border="none" fo:padding="0.028in"/>
    </style:style>
    <style:style style:name="ce313" style:family="table-cell" style:parent-style-name="Default">
      <style:table-cell-properties fo:border="none" fo:padding="0.028in"/>
    </style:style>
    <style:style style:name="ce314" style:family="table-cell" style:parent-style-name="Default">
      <style:table-cell-properties fo:border="none" fo:padding="0.028in"/>
    </style:style>
    <style:style style:name="ce315" style:family="table-cell" style:parent-style-name="Default">
      <style:table-cell-properties fo:border="none" fo:padding="0.028in"/>
    </style:style>
    <style:style style:name="ce316" style:family="table-cell" style:parent-style-name="Default">
      <style:table-cell-properties fo:border="none" fo:padding="0.028in"/>
    </style:style>
    <style:style style:name="ce317" style:family="table-cell" style:parent-style-name="Default">
      <style:table-cell-properties fo:border="none" fo:padding="0.028in"/>
    </style:style>
    <style:style style:name="ce318" style:family="table-cell" style:parent-style-name="Default">
      <style:table-cell-properties fo:border="none" fo:padding="0.028in"/>
    </style:style>
    <style:style style:name="ce319" style:family="table-cell" style:parent-style-name="Default">
      <style:table-cell-properties fo:border="none" fo:padding="0.028in"/>
    </style:style>
    <style:style style:name="ce320" style:family="table-cell" style:parent-style-name="Default">
      <style:table-cell-properties fo:border="none" fo:padding="0.028in"/>
    </style:style>
    <style:style style:name="ce321" style:family="table-cell" style:parent-style-name="Default">
      <style:table-cell-properties fo:border-bottom="none" fo:border-left="none" fo:padding="0.028in" fo:border-right="0.99pt solid #000000" fo:border-top="0.99pt solid #000000"/>
    </style:style>
    <style:style style:name="ce322" style:family="table-cell" style:parent-style-name="Default">
      <style:table-cell-properties fo:border-bottom="none" fo:border-left="none" fo:padding="0.028in" fo:border-right="0.99pt solid #000000" fo:border-top="none"/>
    </style:style>
    <style:style style:name="ce323" style:family="table-cell" style:parent-style-name="Default">
      <style:table-cell-properties fo:border-bottom="none" fo:border-left="none" fo:padding="0.028in" fo:border-right="0.99pt solid #000000" fo:border-top="none"/>
    </style:style>
    <style:style style:name="ce324" style:family="table-cell" style:parent-style-name="Default">
      <style:table-cell-properties fo:border-bottom="none" fo:border-left="none" fo:padding="0.028in" fo:border-right="0.99pt solid #000000" fo:border-top="none"/>
    </style:style>
    <style:style style:name="ce325" style:family="table-cell" style:parent-style-name="Default">
      <style:table-cell-properties fo:border-bottom="none" fo:border-left="none" fo:padding="0.028in" fo:border-right="0.99pt solid #000000" fo:border-top="none"/>
    </style:style>
    <style:style style:name="ce326" style:family="table-cell" style:parent-style-name="Default">
      <style:table-cell-properties fo:border-bottom="none" fo:border-left="none" fo:padding="0.028in" fo:border-right="0.99pt solid #000000" fo:border-top="none"/>
    </style:style>
    <style:style style:name="ce327" style:family="table-cell" style:parent-style-name="Default">
      <style:table-cell-properties fo:border-bottom="none" fo:border-left="none" fo:padding="0.028in" fo:border-right="0.99pt solid #000000" fo:border-top="none"/>
    </style:style>
    <style:style style:name="ce328" style:family="table-cell" style:parent-style-name="Default">
      <style:table-cell-properties fo:border-bottom="none" fo:border-left="none" fo:padding="0.028in" fo:border-right="0.99pt solid #000000" fo:border-top="none"/>
    </style:style>
    <style:style style:name="ce329" style:family="table-cell" style:parent-style-name="Default">
      <style:table-cell-properties fo:border-bottom="none" fo:border-left="none" fo:padding="0.028in" fo:border-right="0.99pt solid #000000" fo:border-top="none"/>
    </style:style>
    <style:style style:name="ce330" style:family="table-cell" style:parent-style-name="Default">
      <style:table-cell-properties fo:border-bottom="none" fo:border-left="none" fo:padding="0.028in" fo:border-right="0.99pt solid #000000" fo:border-top="none"/>
    </style:style>
    <style:style style:name="ce331" style:family="table-cell" style:parent-style-name="Default">
      <style:table-cell-properties fo:border-bottom="none" fo:border-left="none" fo:padding="0.028in" fo:border-right="0.99pt solid #000000" fo:border-top="none"/>
    </style:style>
    <style:style style:name="ce332" style:family="table-cell" style:parent-style-name="Default">
      <style:table-cell-properties fo:border-bottom="none" fo:border-left="none" fo:padding="0.028in" fo:border-right="0.99pt solid #000000" fo:border-top="none"/>
    </style:style>
    <style:style style:name="ce333" style:family="table-cell" style:parent-style-name="Default">
      <style:table-cell-properties fo:border-bottom="none" fo:border-left="none" fo:padding="0.028in" fo:border-right="0.99pt solid #000000" fo:border-top="none"/>
    </style:style>
    <style:style style:name="ce334" style:family="table-cell" style:parent-style-name="Default">
      <style:table-cell-properties fo:border-bottom="none" fo:border-left="none" fo:padding="0.028in" fo:border-right="0.99pt solid #000000" fo:border-top="none"/>
    </style:style>
    <style:style style:name="ce335" style:family="table-cell" style:parent-style-name="Default">
      <style:table-cell-properties fo:border-bottom="none" fo:border-left="none" fo:padding="0.028in" fo:border-right="0.99pt solid #000000" fo:border-top="none"/>
    </style:style>
    <style:style style:name="ce336" style:family="table-cell" style:parent-style-name="Default">
      <style:table-cell-properties fo:border-bottom="none" fo:border-left="none" fo:padding="0.028in" fo:border-right="0.99pt solid #000000" fo:border-top="none"/>
    </style:style>
    <style:style style:name="ce337" style:family="table-cell" style:parent-style-name="Default">
      <style:table-cell-properties fo:border-bottom="none" fo:border-left="none" fo:padding="0.028in" fo:border-right="0.99pt solid #000000" fo:border-top="none"/>
    </style:style>
    <style:style style:name="ce338" style:family="table-cell" style:parent-style-name="Default">
      <style:table-cell-properties fo:border-bottom="none" fo:border-left="none" fo:padding="0.028in" fo:border-right="0.99pt solid #000000" fo:border-top="none"/>
    </style:style>
    <style:style style:name="ce339" style:family="table-cell" style:parent-style-name="Default">
      <style:table-cell-properties fo:border-bottom="none" fo:border-left="none" fo:padding="0.028in" fo:border-right="0.99pt solid #000000" fo:border-top="none"/>
    </style:style>
    <style:style style:name="ce340" style:family="table-cell" style:parent-style-name="Default">
      <style:table-cell-properties fo:border-bottom="0.99pt solid #000000" fo:border-left="none" fo:padding="0.028in" fo:border-right="0.99pt solid #000000" fo:border-top="none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number-columns-repeated="7" table:default-cell-style-name="ce5"/>
        <table:table-column table:style-name="co2" table:default-cell-style-name="ce5"/>
        <table:table-column table:style-name="co1" table:number-columns-repeated="12" table:default-cell-style-name="ce5"/>
        <table:table-column table:style-name="co3" table:number-columns-repeated="80" table:default-cell-style-name="ce5"/>
        <table:table-column table:style-name="co4" table:number-columns-repeated="157" table:default-cell-style-name="ce5"/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style-name="ce6" table:number-columns-repeated="79"/>
          <table:table-cell table:style-name="ce8"/>
          <table:table-cell table:style-name="ce4" table:number-columns-repeated="156"/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 table:style-name="ce4" office:value-type="float" office:value="1" calcext:value-type="float">
            <text:p>1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number-columns-repeated="5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number-columns-repeated="5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number-columns-repeated="5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5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5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2" table:number-rows-repeated="20">
          <table:table-cell table:style-name="ce2"/>
          <table:table-cell table:style-name="ce4" table:number-columns-repeated="98"/>
          <table:table-cell table:style-name="ce9"/>
          <table:table-cell table:style-name="ce4" table:number-columns-repeated="156"/>
          <table:table-cell/>
        </table:table-row>
        <table:table-row table:style-name="ro2">
          <table:table-cell table:style-name="ce3"/>
          <table:table-cell table:style-name="ce7" table:number-columns-repeated="98"/>
          <table:table-cell table:style-name="ce10"/>
          <table:table-cell table:style-name="ce4" table:number-columns-repeated="156"/>
          <table:table-cell/>
        </table:table-row>
        <table:table-row table:style-name="ro2" table:number-rows-repeated="460">
          <table:table-cell table:style-name="ce4" table:number-columns-repeated="256"/>
          <table:table-cell/>
        </table:table-row>
        <table:table-row table:style-name="ro2" table:number-rows-repeated="1048075">
          <table:table-cell table:number-columns-repeated="257"/>
        </table:table-row>
        <table:table-row table:style-name="ro2">
          <table:table-cell table:number-columns-repeated="257"/>
        </table:table-row>
        <calcext:conditional-formats>
          <calcext:conditional-format calcext:target-range-address="Sheet1.A1:Sheet1.IV500">
            <calcext:condition calcext:apply-style-name="Excel_CondFormat_1_1_1" calcext:value="=0" calcext:base-cell-address="Sheet1.A1"/>
            <calcext:condition calcext:apply-style-name="Excel_CondFormat_1_1_2" calcext:value="=1" calcext:base-cell-address="Sheet1.A1"/>
            <calcext:condition calcext:apply-style-name="Excel_CondFormat_1_1_3" calcext:value="=2" calcext:base-cell-address="Sheet1.A1"/>
            <calcext:condition calcext:apply-style-name="Excel_CondFormat_1_1_4" calcext:value="=3" calcext:base-cell-address="Sheet1.A1"/>
            <calcext:condition calcext:apply-style-name="Excel_CondFormat_1_1_5" calcext:value="=4" calcext:base-cell-address="Sheet1.A1"/>
            <calcext:condition calcext:apply-style-name="Excel_CondFormat_1_1_6" calcext:value="=100" calcext:base-cell-address="Sheet1.A1"/>
            <calcext:condition calcext:apply-style-name="Excel_CondFormat_1_1_7" calcext:value="&gt;101" calcext:base-cell-address="Sheet1.A1"/>
            <calcext:condition calcext:apply-style-name="Trees" calcext:value="=6" calcext:base-cell-address="Sheet1.A1"/>
            <calcext:condition calcext:apply-style-name="Trees1" calcext:value="=5" calcext:base-cell-address="Sheet1.A1"/>
          </calcext:conditional-format>
        </calcext:conditional-formats>
      </table:table>
      <table:table table:name="City" table:style-name="ta2">
        <office:forms form:automatic-focus="false" form:apply-design-mode="false"/>
        <table:table-column table:style-name="co3" table:default-cell-style-name="ce13"/>
        <table:table-column table:style-name="co3" table:number-columns-repeated="2" table:default-cell-style-name="Default"/>
        <table:table-column table:style-name="co3" table:number-columns-repeated="19" table:default-cell-style-name="ce16"/>
        <table:table-column table:style-name="co3" table:number-columns-repeated="10" table:default-cell-style-name="ce53"/>
        <table:table-column table:style-name="co3" table:number-columns-repeated="52" table:default-cell-style-name="ce16"/>
        <table:table-column table:style-name="co3" table:number-columns-repeated="2" table:default-cell-style-name="ce130"/>
        <table:table-column table:style-name="co3" table:number-columns-repeated="6" table:default-cell-style-name="ce16"/>
        <table:table-column table:style-name="co3" table:number-columns-repeated="2" table:default-cell-style-name="ce130"/>
        <table:table-column table:style-name="co3" table:number-columns-repeated="5" table:default-cell-style-name="ce16"/>
        <table:table-column table:style-name="co3" table:default-cell-style-name="ce323"/>
        <table:table-column table:style-name="co4" table:number-columns-repeated="2" table:default-cell-style-name="Default"/>
        <table:table-column table:style-name="co5" table:default-cell-style-name="Default"/>
        <table:table-row table:style-name="ro4">
          <table:table-cell table:style-name="ce11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number-columns-repeated="10" table:style-name="ce64" office:value-type="float" office:value="0" calcext:value-type="float">
            <text:p>0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12" calcext:value-type="float">
            <text:p>12</text:p>
          </table:table-cell>
          <table:table-cell table:style-name="ce321" office:value-type="float" office:value="13" calcext:value-type="float">
            <text:p>13</text:p>
          </table:table-cell>
          <table:table-cell table:number-columns-repeated="3"/>
        </table:table-row>
        <table:table-row table:style-name="ro4">
          <table:table-cell table:style-name="ce12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10" table:style-name="ce16" office:value-type="float" office:value="1" calcext:value-type="float">
            <text:p>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0" office:value-type="float" office:value="503" calcext:value-type="float">
            <text:p>503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322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table:style-name="ce12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10" table:style-name="ce16" office:value-type="float" office:value="1" calcext:value-type="float">
            <text:p>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322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92" office:value-type="float" office:value="11" calcext:value-type="float">
            <text:p>11</text:p>
          </table:table-cell>
          <table:table-cell table:style-name="ce29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92" office:value-type="float" office:value="12" calcext:value-type="float">
            <text:p>12</text:p>
          </table:table-cell>
          <table:table-cell table:style-name="ce29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style-name="ce3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92" office:value-type="float" office:value="13" calcext:value-type="float">
            <text:p>13</text:p>
          </table:table-cell>
          <table:table-cell table:style-name="ce29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4" table:style-name="ce4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10" table:style-name="ce96" office:value-type="float" office:value="1" calcext:value-type="float">
            <text:p>1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93" office:value-type="float" office:value="11" calcext:value-type="float">
            <text:p>11</text:p>
          </table:table-cell>
          <table:table-cell table:style-name="ce29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0" table:style-name="ce4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21" office:value-type="float" office:value="0" calcext:value-type="float">
            <text:p>0</text:p>
          </table:table-cell>
          <table:table-cell table:number-columns-repeated="5" table:style-name="ce96" office:value-type="float" office:value="1" calcext:value-type="float">
            <text:p>1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93" office:value-type="float" office:value="12" calcext:value-type="float">
            <text:p>12</text:p>
          </table:table-cell>
          <table:table-cell table:style-name="ce293" office:value-type="float" office:value="13" calcext:value-type="float">
            <text:p>13</text:p>
          </table:table-cell>
          <table:table-cell table:style-name="ce324" office:value-type="float" office:value="502" calcext:value-type="float">
            <text:p>502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1" calcext:value-type="float">
            <text:p>1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0" table:style-name="ce4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3" calcext:value-type="float">
            <text:p>13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5" table:style-name="ce96" office:value-type="float" office:value="1" calcext:value-type="float">
            <text:p>1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93" office:value-type="float" office:value="13" calcext:value-type="float">
            <text:p>13</text:p>
          </table:table-cell>
          <table:table-cell table:style-name="ce293" office:value-type="float" office:value="11" calcext:value-type="float">
            <text:p>11</text:p>
          </table:table-cell>
          <table:table-cell table:style-name="ce325" office:value-type="float" office:value="502" calcext:value-type="float">
            <text:p>502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10" table:style-name="ce4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1" calcext:value-type="float">
            <text:p>1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number-columns-repeated="5" table:style-name="ce96" office:value-type="float" office:value="1" calcext:value-type="float">
            <text:p>1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94" office:value-type="float" office:value="11" calcext:value-type="float">
            <text:p>11</text:p>
          </table:table-cell>
          <table:table-cell table:style-name="ce294" office:value-type="float" office:value="12" calcext:value-type="float">
            <text:p>12</text:p>
          </table:table-cell>
          <table:table-cell table:style-name="ce326" office:value-type="float" office:value="502" calcext:value-type="float">
            <text:p>502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" table:style-name="ce4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24" office:value-type="float" office:value="0" calcext:value-type="float">
            <text:p>0</text:p>
          </table:table-cell>
          <table:table-cell table:number-columns-repeated="4" table:style-name="ce96" office:value-type="float" office:value="1" calcext:value-type="float">
            <text:p>1</text:p>
          </table:table-cell>
          <table:table-cell table:style-name="ce96" office:value-type="float" office:value="509" calcext:value-type="float">
            <text:p>509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94" office:value-type="float" office:value="12" calcext:value-type="float">
            <text:p>12</text:p>
          </table:table-cell>
          <table:table-cell table:style-name="ce294" office:value-type="float" office:value="13" calcext:value-type="float">
            <text:p>13</text:p>
          </table:table-cell>
          <table:table-cell table:style-name="ce327" office:value-type="float" office:value="502" calcext:value-type="float">
            <text:p>502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1" calcext:value-type="float">
            <text:p>1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0" table:style-name="ce4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9" table:style-name="ce61" office:value-type="float" office:value="6" calcext:value-type="float">
            <text:p>6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12" calcext:value-type="float">
            <text:p>12</text:p>
          </table:table-cell>
          <table:table-cell table:style-name="ce83" office:value-type="float" office:value="13" calcext:value-type="float">
            <text:p>13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number-columns-repeated="4" table:style-name="ce96" office:value-type="float" office:value="1" calcext:value-type="float">
            <text:p>1</text:p>
          </table:table-cell>
          <table:table-cell table:style-name="ce96" office:value-type="float" office:value="509" calcext:value-type="float">
            <text:p>509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3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94" office:value-type="float" office:value="13" calcext:value-type="float">
            <text:p>13</text:p>
          </table:table-cell>
          <table:table-cell table:style-name="ce294" office:value-type="float" office:value="11" calcext:value-type="float">
            <text:p>11</text:p>
          </table:table-cell>
          <table:table-cell table:style-name="ce328" office:value-type="float" office:value="502" calcext:value-type="float">
            <text:p>502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10" table:style-name="ce4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9" table:style-name="ce61" office:value-type="float" office:value="6" calcext:value-type="float">
            <text:p>6</text:p>
          </table:table-cell>
          <table:table-cell table:style-name="ce83" office:value-type="float" office:value="12" calcext:value-type="float">
            <text:p>12</text:p>
          </table:table-cell>
          <table:table-cell table:style-name="ce83" office:value-type="float" office:value="13" calcext:value-type="float">
            <text:p>13</text:p>
          </table:table-cell>
          <table:table-cell table:style-name="ce83" office:value-type="float" office:value="11" calcext:value-type="float">
            <text:p>1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5" table:style-name="ce96" office:value-type="float" office:value="1" calcext:value-type="float">
            <text:p>1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3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95" office:value-type="float" office:value="11" calcext:value-type="float">
            <text:p>11</text:p>
          </table:table-cell>
          <table:table-cell table:style-name="ce295" office:value-type="float" office:value="12" calcext:value-type="float">
            <text:p>12</text:p>
          </table:table-cell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" table:style-name="ce4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office:value-type="float" office:value="508" calcext:value-type="float">
            <text:p>50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9" table:style-name="ce61" office:value-type="float" office:value="6" calcext:value-type="float">
            <text:p>6</text:p>
          </table:table-cell>
          <table:table-cell table:style-name="ce83" office:value-type="float" office:value="13" calcext:value-type="float">
            <text:p>13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12" calcext:value-type="float">
            <text:p>12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5" table:style-name="ce96" office:value-type="float" office:value="1" calcext:value-type="float">
            <text:p>1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3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95" office:value-type="float" office:value="12" calcext:value-type="float">
            <text:p>12</text:p>
          </table:table-cell>
          <table:table-cell table:style-name="ce295" office:value-type="float" office:value="13" calcext:value-type="float">
            <text:p>13</text:p>
          </table:table-cell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1" calcext:value-type="float">
            <text:p>1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" table:style-name="ce4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office:value-type="float" office:value="508" calcext:value-type="float">
            <text:p>50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9" table:style-name="ce61" office:value-type="float" office:value="6" calcext:value-type="float">
            <text:p>6</text:p>
          </table:table-cell>
          <table:table-cell table:style-name="ce84" office:value-type="float" office:value="11" calcext:value-type="float">
            <text:p>11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5" table:style-name="ce96" office:value-type="float" office:value="1" calcext:value-type="float">
            <text:p>1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3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95" office:value-type="float" office:value="13" calcext:value-type="float">
            <text:p>13</text:p>
          </table:table-cell>
          <table:table-cell table:style-name="ce295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" table:style-name="ce4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9" table:style-name="ce61" office:value-type="float" office:value="6" calcext:value-type="float">
            <text:p>6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11" calcext:value-type="float">
            <text:p>1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4" table:style-name="ce96" office:value-type="float" office:value="0" calcext:value-type="float">
            <text:p>0</text:p>
          </table:table-cell>
          <table:table-cell table:number-columns-repeated="5" table:style-name="ce9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3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96" office:value-type="float" office:value="11" calcext:value-type="float">
            <text:p>11</text:p>
          </table:table-cell>
          <table:table-cell table:style-name="ce296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" table:style-name="ce4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9" table:style-name="ce61" office:value-type="float" office:value="6" calcext:value-type="float">
            <text:p>6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11" calcext:value-type="float">
            <text:p>11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" table:style-name="ce9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3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96" office:value-type="float" office:value="12" calcext:value-type="float">
            <text:p>12</text:p>
          </table:table-cell>
          <table:table-cell table:style-name="ce296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" table:style-name="ce54" office:value-type="float" office:value="1" calcext:value-type="float">
            <text:p>1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9" table:style-name="ce61" office:value-type="float" office:value="6" calcext:value-type="float">
            <text:p>6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3" calcext:value-type="float">
            <text:p>13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3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96" office:value-type="float" office:value="13" calcext:value-type="float">
            <text:p>13</text:p>
          </table:table-cell>
          <table:table-cell table:style-name="ce296" office:value-type="float" office:value="11" calcext:value-type="float">
            <text:p>11</text:p>
          </table:table-cell>
          <table:table-cell table:style-name="ce329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" table:style-name="ce54" office:value-type="float" office:value="1" calcext:value-type="float">
            <text:p>1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9" table:style-name="ce61" office:value-type="float" office:value="6" calcext:value-type="float">
            <text:p>6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3" calcext:value-type="float">
            <text:p>13</text:p>
          </table:table-cell>
          <table:table-cell table:style-name="ce85" office:value-type="float" office:value="11" calcext:value-type="float">
            <text:p>1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3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97" office:value-type="float" office:value="11" calcext:value-type="float">
            <text:p>11</text:p>
          </table:table-cell>
          <table:table-cell table:style-name="ce297" office:value-type="float" office:value="12" calcext:value-type="float">
            <text:p>12</text:p>
          </table:table-cell>
          <table:table-cell table:style-name="ce329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" table:style-name="ce54" office:value-type="float" office:value="1" calcext:value-type="float">
            <text:p>1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9" table:style-name="ce61" office:value-type="float" office:value="6" calcext:value-type="float">
            <text:p>6</text:p>
          </table:table-cell>
          <table:table-cell table:style-name="ce85" office:value-type="float" office:value="13" calcext:value-type="float">
            <text:p>13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12" calcext:value-type="float">
            <text:p>12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3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97" office:value-type="float" office:value="12" calcext:value-type="float">
            <text:p>12</text:p>
          </table:table-cell>
          <table:table-cell table:style-name="ce297" office:value-type="float" office:value="13" calcext:value-type="float">
            <text:p>13</text:p>
          </table:table-cell>
          <table:table-cell table:style-name="ce329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1" calcext:value-type="float">
            <text:p>1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" table:style-name="ce54" office:value-type="float" office:value="1" calcext:value-type="float">
            <text:p>1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9" table:style-name="ce61" office:value-type="float" office:value="6" calcext:value-type="float">
            <text:p>6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3" calcext:value-type="float">
            <text:p>13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3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97" office:value-type="float" office:value="13" calcext:value-type="float">
            <text:p>13</text:p>
          </table:table-cell>
          <table:table-cell table:style-name="ce297" office:value-type="float" office:value="11" calcext:value-type="float">
            <text:p>11</text:p>
          </table:table-cell>
          <table:table-cell table:style-name="ce329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" table:style-name="ce54" office:value-type="float" office:value="1" calcext:value-type="float">
            <text:p>1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9" table:style-name="ce61" office:value-type="float" office:value="6" calcext:value-type="float">
            <text:p>6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11" calcext:value-type="float">
            <text:p>1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style-name="ce130" office:value-type="float" office:value="507" calcext:value-type="float">
            <text:p>507</text:p>
          </table:table-cell>
          <table:table-cell table:number-columns-repeated="3" table:style-name="ce13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98" office:value-type="float" office:value="11" calcext:value-type="float">
            <text:p>11</text:p>
          </table:table-cell>
          <table:table-cell table:style-name="ce298" office:value-type="float" office:value="12" calcext:value-type="float">
            <text:p>12</text:p>
          </table:table-cell>
          <table:table-cell table:style-name="ce329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 table:style-name="ce4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table:style-name="ce54" office:value-type="float" office:value="1" calcext:value-type="float">
            <text:p>1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9" table:style-name="ce61" office:value-type="float" office:value="6" calcext:value-type="float">
            <text:p>6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 table:style-name="ce95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201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23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 table:style-name="ce4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table:style-name="ce54" office:value-type="float" office:value="1" calcext:value-type="float">
            <text:p>1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 table:style-name="ce95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6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style-name="ce202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 table:style-name="ce4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 table:style-name="ce95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63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203" office:value-type="float" office:value="0" calcext:value-type="float">
            <text:p>0</text:p>
          </table:table-cell>
          <table:table-cell table:style-name="ce217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62" office:value-type="float" office:value="6" calcext:value-type="float">
            <text:p>6</text:p>
          </table:table-cell>
          <table:table-cell table:style-name="ce277" office:value-type="float" office:value="6" calcext:value-type="float">
            <text:p>6</text:p>
          </table:table-cell>
          <table:table-cell table:style-name="ce299" office:value-type="float" office:value="6" calcext:value-type="float">
            <text:p>6</text:p>
          </table:table-cell>
          <table:table-cell table:style-name="ce310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 table:style-name="ce4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 table:style-name="ce95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style-name="ce194" office:value-type="float" office:value="0" calcext:value-type="float">
            <text:p>0</text:p>
          </table:table-cell>
          <table:table-cell table:style-name="ce204" office:value-type="float" office:value="0" calcext:value-type="float">
            <text:p>0</text:p>
          </table:table-cell>
          <table:table-cell table:style-name="ce218" office:value-type="float" office:value="0" calcext:value-type="float">
            <text:p>0</text:p>
          </table:table-cell>
          <table:table-cell table:style-name="ce23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63" office:value-type="float" office:value="6" calcext:value-type="float">
            <text:p>6</text:p>
          </table:table-cell>
          <table:table-cell table:style-name="ce278" office:value-type="float" office:value="6" calcext:value-type="float">
            <text:p>6</text:p>
          </table:table-cell>
          <table:table-cell table:style-name="ce300" office:value-type="float" office:value="6" calcext:value-type="float">
            <text:p>6</text:p>
          </table:table-cell>
          <table:table-cell table:style-name="ce31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 table:style-name="ce4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0" table:style-name="ce95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style-name="ce185" office:value-type="float" office:value="0" calcext:value-type="float">
            <text:p>0</text:p>
          </table:table-cell>
          <table:table-cell table:style-name="ce195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19" office:value-type="float" office:value="0" calcext:value-type="float">
            <text:p>0</text:p>
          </table:table-cell>
          <table:table-cell table:style-name="ce236" office:value-type="float" office:value="0" calcext:value-type="float">
            <text:p>0</text:p>
          </table:table-cell>
          <table:table-cell table:style-name="ce249" office:value-type="float" office:value="6" calcext:value-type="float">
            <text:p>6</text:p>
          </table:table-cell>
          <table:table-cell table:style-name="ce264" office:value-type="float" office:value="6" calcext:value-type="float">
            <text:p>6</text:p>
          </table:table-cell>
          <table:table-cell table:style-name="ce279" office:value-type="float" office:value="6" calcext:value-type="float">
            <text:p>6</text:p>
          </table:table-cell>
          <table:table-cell table:style-name="ce301" office:value-type="float" office:value="6" calcext:value-type="float">
            <text:p>6</text:p>
          </table:table-cell>
          <table:table-cell table:style-name="ce312" office:value-type="float" office:value="6" calcext:value-type="float">
            <text:p>6</text:p>
          </table:table-cell>
          <table:table-cell table:style-name="ce330" office:value-type="float" office:value="6" calcext:value-type="float">
            <text:p>6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 table:style-name="ce4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table:style-name="ce28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0" table:style-name="ce95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style-name="ce166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table:style-name="ce196" office:value-type="float" office:value="0" calcext:value-type="float">
            <text:p>0</text:p>
          </table:table-cell>
          <table:table-cell table:style-name="ce206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237" office:value-type="float" office:value="0" calcext:value-type="float">
            <text:p>0</text:p>
          </table:table-cell>
          <table:table-cell table:style-name="ce250" office:value-type="float" office:value="6" calcext:value-type="float">
            <text:p>6</text:p>
          </table:table-cell>
          <table:table-cell table:style-name="ce265" office:value-type="float" office:value="6" calcext:value-type="float">
            <text:p>6</text:p>
          </table:table-cell>
          <table:table-cell table:style-name="ce280" office:value-type="float" office:value="6" calcext:value-type="float">
            <text:p>6</text:p>
          </table:table-cell>
          <table:table-cell table:style-name="ce302" office:value-type="float" office:value="6" calcext:value-type="float">
            <text:p>6</text:p>
          </table:table-cell>
          <table:table-cell table:style-name="ce313" office:value-type="float" office:value="6" calcext:value-type="float">
            <text:p>6</text:p>
          </table:table-cell>
          <table:table-cell table:style-name="ce331" office:value-type="float" office:value="6" calcext:value-type="float">
            <text:p>6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 table:style-name="ce4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table:style-name="ce28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0" table:style-name="ce95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style-name="ce187" office:value-type="float" office:value="0" calcext:value-type="float">
            <text:p>0</text:p>
          </table:table-cell>
          <table:table-cell table:style-name="ce197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38" office:value-type="float" office:value="0" calcext:value-type="float">
            <text:p>0</text:p>
          </table:table-cell>
          <table:table-cell table:style-name="ce251" office:value-type="float" office:value="6" calcext:value-type="float">
            <text:p>6</text:p>
          </table:table-cell>
          <table:table-cell table:style-name="ce266" office:value-type="float" office:value="6" calcext:value-type="float">
            <text:p>6</text:p>
          </table:table-cell>
          <table:table-cell table:style-name="ce281" office:value-type="float" office:value="6" calcext:value-type="float">
            <text:p>6</text:p>
          </table:table-cell>
          <table:table-cell table:style-name="ce303" office:value-type="float" office:value="6" calcext:value-type="float">
            <text:p>6</text:p>
          </table:table-cell>
          <table:table-cell table:style-name="ce314" office:value-type="float" office:value="6" calcext:value-type="float">
            <text:p>6</text:p>
          </table:table-cell>
          <table:table-cell table:style-name="ce332" office:value-type="float" office:value="6" calcext:value-type="float">
            <text:p>6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 table:style-name="ce4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table:style-name="ce28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0" table:style-name="ce95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22" office:value-type="float" office:value="6" calcext:value-type="float">
            <text:p>6</text:p>
          </table:table-cell>
          <table:table-cell table:style-name="ce239" office:value-type="float" office:value="6" calcext:value-type="float">
            <text:p>6</text:p>
          </table:table-cell>
          <table:table-cell table:style-name="ce252" office:value-type="float" office:value="6" calcext:value-type="float">
            <text:p>6</text:p>
          </table:table-cell>
          <table:table-cell table:style-name="ce267" office:value-type="float" office:value="6" calcext:value-type="float">
            <text:p>6</text:p>
          </table:table-cell>
          <table:table-cell table:style-name="ce282" office:value-type="float" office:value="6" calcext:value-type="float">
            <text:p>6</text:p>
          </table:table-cell>
          <table:table-cell table:style-name="ce304" office:value-type="float" office:value="6" calcext:value-type="float">
            <text:p>6</text:p>
          </table:table-cell>
          <table:table-cell table:style-name="ce315" office:value-type="float" office:value="6" calcext:value-type="float">
            <text:p>6</text:p>
          </table:table-cell>
          <table:table-cell table:style-name="ce333" office:value-type="float" office:value="6" calcext:value-type="float">
            <text:p>6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 table:style-name="ce4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table:style-name="ce28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0" table:style-name="ce95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style-name="ce169" office:value-type="float" office:value="0" calcext:value-type="float">
            <text:p>0</text:p>
          </table:table-cell>
          <table:table-cell table:style-name="ce179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3" office:value-type="float" office:value="6" calcext:value-type="float">
            <text:p>6</text:p>
          </table:table-cell>
          <table:table-cell table:style-name="ce240" office:value-type="float" office:value="6" calcext:value-type="float">
            <text:p>6</text:p>
          </table:table-cell>
          <table:table-cell table:style-name="ce253" office:value-type="float" office:value="6" calcext:value-type="float">
            <text:p>6</text:p>
          </table:table-cell>
          <table:table-cell table:style-name="ce268" office:value-type="float" office:value="6" calcext:value-type="float">
            <text:p>6</text:p>
          </table:table-cell>
          <table:table-cell table:style-name="ce283" office:value-type="float" office:value="6" calcext:value-type="float">
            <text:p>6</text:p>
          </table:table-cell>
          <table:table-cell table:style-name="ce305" office:value-type="float" office:value="6" calcext:value-type="float">
            <text:p>6</text:p>
          </table:table-cell>
          <table:table-cell table:style-name="ce316" office:value-type="float" office:value="6" calcext:value-type="float">
            <text:p>6</text:p>
          </table:table-cell>
          <table:table-cell table:style-name="ce334" office:value-type="float" office:value="6" calcext:value-type="float">
            <text:p>6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 table:style-name="ce4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table:style-name="ce28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0" table:style-name="ce95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style-name="ce200" office:value-type="float" office:value="0" calcext:value-type="float">
            <text:p>0</text:p>
          </table:table-cell>
          <table:table-cell table:style-name="ce210" office:value-type="float" office:value="0" calcext:value-type="float">
            <text:p>0</text:p>
          </table:table-cell>
          <table:table-cell table:style-name="ce224" office:value-type="float" office:value="6" calcext:value-type="float">
            <text:p>6</text:p>
          </table:table-cell>
          <table:table-cell table:style-name="ce241" office:value-type="float" office:value="6" calcext:value-type="float">
            <text:p>6</text:p>
          </table:table-cell>
          <table:table-cell table:style-name="ce254" office:value-type="float" office:value="6" calcext:value-type="float">
            <text:p>6</text:p>
          </table:table-cell>
          <table:table-cell table:style-name="ce269" office:value-type="float" office:value="6" calcext:value-type="float">
            <text:p>6</text:p>
          </table:table-cell>
          <table:table-cell table:style-name="ce284" office:value-type="float" office:value="6" calcext:value-type="float">
            <text:p>6</text:p>
          </table:table-cell>
          <table:table-cell table:style-name="ce306" office:value-type="float" office:value="6" calcext:value-type="float">
            <text:p>6</text:p>
          </table:table-cell>
          <table:table-cell table:style-name="ce317" office:value-type="float" office:value="6" calcext:value-type="float">
            <text:p>6</text:p>
          </table:table-cell>
          <table:table-cell table:style-name="ce335" office:value-type="float" office:value="6" calcext:value-type="float">
            <text:p>6</text:p>
          </table:table-cell>
          <table:table-cell table:number-columns-repeated="3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505" calcext:value-type="float">
            <text:p>505</text:p>
          </table:table-cell>
          <table:table-cell table:number-columns-repeated="6" table:style-name="ce49" office:value-type="float" office:value="1" calcext:value-type="float">
            <text:p>1</text:p>
          </table:table-cell>
          <table:table-cell table:style-name="ce49" office:value-type="float" office:value="504" calcext:value-type="float">
            <text:p>504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table:style-name="ce28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11" calcext:value-type="float">
            <text:p>1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1" calcext:value-type="float">
            <text:p>11</text:p>
          </table:table-cell>
          <table:table-cell table:style-name="ce81" office:value-type="float" office:value="12" calcext:value-type="float">
            <text:p>12</text:p>
          </table:table-cell>
          <table:table-cell table:style-name="ce81"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table:style-name="ce95" office:value-type="float" office:value="1" calcext:value-type="float">
            <text:p>1</text:p>
          </table:table-cell>
          <table:table-cell table:style-name="ce95" office:value-type="float" office:value="4" calcext:value-type="float">
            <text:p>4</text:p>
          </table:table-cell>
          <table:table-cell table:number-columns-repeated="5" table:style-name="ce95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25" office:value-type="float" office:value="6" calcext:value-type="float">
            <text:p>6</text:p>
          </table:table-cell>
          <table:table-cell table:style-name="ce242" office:value-type="float" office:value="6" calcext:value-type="float">
            <text:p>6</text:p>
          </table:table-cell>
          <table:table-cell table:style-name="ce255" office:value-type="float" office:value="6" calcext:value-type="float">
            <text:p>6</text:p>
          </table:table-cell>
          <table:table-cell table:style-name="ce270" office:value-type="float" office:value="6" calcext:value-type="float">
            <text:p>6</text:p>
          </table:table-cell>
          <table:table-cell table:style-name="ce285" office:value-type="float" office:value="6" calcext:value-type="float">
            <text:p>6</text:p>
          </table:table-cell>
          <table:table-cell table:style-name="ce307" office:value-type="float" office:value="6" calcext:value-type="float">
            <text:p>6</text:p>
          </table:table-cell>
          <table:table-cell table:style-name="ce318" office:value-type="float" office:value="6" calcext:value-type="float">
            <text:p>6</text:p>
          </table:table-cell>
          <table:table-cell table:style-name="ce336" office:value-type="float" office:value="6" calcext:value-type="float">
            <text:p>6</text:p>
          </table:table-cell>
          <table:table-cell table:number-columns-repeated="3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" table:style-name="ce2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72" office:value-type="float" office:value="11" calcext:value-type="float">
            <text:p>11</text:p>
          </table:table-cell>
          <table:table-cell table:style-name="ce72" office:value-type="float" office:value="12" calcext:value-type="float">
            <text:p>12</text:p>
          </table:table-cell>
          <table:table-cell table:style-name="ce72" office:value-type="float" office:value="13" calcext:value-type="float">
            <text:p>13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9" office:value-type="float" office:value="11" calcext:value-type="float">
            <text:p>1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6" office:value-type="float" office:value="6" calcext:value-type="float">
            <text:p>6</text:p>
          </table:table-cell>
          <table:table-cell table:style-name="ce243" office:value-type="float" office:value="6" calcext:value-type="float">
            <text:p>6</text:p>
          </table:table-cell>
          <table:table-cell table:style-name="ce256" office:value-type="float" office:value="6" calcext:value-type="float">
            <text:p>6</text:p>
          </table:table-cell>
          <table:table-cell table:style-name="ce271" office:value-type="float" office:value="6" calcext:value-type="float">
            <text:p>6</text:p>
          </table:table-cell>
          <table:table-cell table:style-name="ce286" office:value-type="float" office:value="6" calcext:value-type="float">
            <text:p>6</text:p>
          </table:table-cell>
          <table:table-cell table:style-name="ce308" office:value-type="float" office:value="6" calcext:value-type="float">
            <text:p>6</text:p>
          </table:table-cell>
          <table:table-cell table:style-name="ce319" office:value-type="float" office:value="6" calcext:value-type="float">
            <text:p>6</text:p>
          </table:table-cell>
          <table:table-cell table:style-name="ce337" office:value-type="float" office:value="6" calcext:value-type="float">
            <text:p>6</text:p>
          </table:table-cell>
          <table:table-cell table:number-columns-repeated="3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3" calcext:value-type="float">
            <text:p>1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" table:style-name="ce2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11" calcext:value-type="float">
            <text:p>11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11" calcext:value-type="float">
            <text:p>11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1" calcext:value-type="float">
            <text:p>1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27" office:value-type="float" office:value="6" calcext:value-type="float">
            <text:p>6</text:p>
          </table:table-cell>
          <table:table-cell table:style-name="ce244" office:value-type="float" office:value="6" calcext:value-type="float">
            <text:p>6</text:p>
          </table:table-cell>
          <table:table-cell table:style-name="ce257" office:value-type="float" office:value="6" calcext:value-type="float">
            <text:p>6</text:p>
          </table:table-cell>
          <table:table-cell table:style-name="ce272" office:value-type="float" office:value="6" calcext:value-type="float">
            <text:p>6</text:p>
          </table:table-cell>
          <table:table-cell table:style-name="ce287" office:value-type="float" office:value="6" calcext:value-type="float">
            <text:p>6</text:p>
          </table:table-cell>
          <table:table-cell table:style-name="ce309" office:value-type="float" office:value="6" calcext:value-type="float">
            <text:p>6</text:p>
          </table:table-cell>
          <table:table-cell table:style-name="ce320" office:value-type="float" office:value="6" calcext:value-type="float">
            <text:p>6</text:p>
          </table:table-cell>
          <table:table-cell table:style-name="ce338" office:value-type="float" office:value="6" calcext:value-type="float">
            <text:p>6</text:p>
          </table:table-cell>
          <table:table-cell table:number-columns-repeated="3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1" calcext:value-type="float">
            <text:p>1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506" calcext:value-type="float">
            <text:p>506</text:p>
          </table:table-cell>
          <table:table-cell table:number-columns-repeated="7" table:style-name="ce2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13" calcext:value-type="float">
            <text:p>13</text:p>
          </table:table-cell>
          <table:table-cell table:style-name="ce75" office:value-type="float" office:value="11" calcext:value-type="float">
            <text:p>11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13" calcext:value-type="float">
            <text:p>13</text:p>
          </table:table-cell>
          <table:table-cell table:style-name="ce82" office:value-type="float" office:value="11" calcext:value-type="float">
            <text:p>11</text:p>
          </table:table-cell>
          <table:table-cell table:style-name="ce82" office:value-type="float" office:value="12" calcext:value-type="float">
            <text:p>12</text:p>
          </table:table-cell>
          <table:table-cell table:style-name="ce82" office:value-type="float" office:value="13" calcext:value-type="float">
            <text:p>13</text:p>
          </table:table-cell>
          <table:table-cell table:style-name="ce92" office:value-type="float" office:value="11" calcext:value-type="float">
            <text:p>11</text:p>
          </table:table-cell>
          <table:table-cell table:style-name="ce92" office:value-type="float" office:value="12" calcext:value-type="float">
            <text:p>12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11" office:value-type="float" office:value="6" calcext:value-type="float">
            <text:p>6</text:p>
          </table:table-cell>
          <table:table-cell table:style-name="ce228" office:value-type="float" office:value="6" calcext:value-type="float">
            <text:p>6</text:p>
          </table:table-cell>
          <table:table-cell table:style-name="ce245" office:value-type="float" office:value="6" calcext:value-type="float">
            <text:p>6</text:p>
          </table:table-cell>
          <table:table-cell table:style-name="ce258" office:value-type="float" office:value="6" calcext:value-type="float">
            <text:p>6</text:p>
          </table:table-cell>
          <table:table-cell table:style-name="ce273" office:value-type="float" office:value="6" calcext:value-type="float">
            <text:p>6</text:p>
          </table:table-cell>
          <table:table-cell table:style-name="ce288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39" office:value-type="float" office:value="0" calcext:value-type="float">
            <text:p>0</text:p>
          </table:table-cell>
          <table:table-cell table:number-columns-repeated="3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1" calcext:value-type="float">
            <text:p>11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float" office:value="13" calcext:value-type="float">
            <text:p>13</text:p>
          </table:table-cell>
          <table:table-cell table:style-name="ce80" office:value-type="float" office:value="11" calcext:value-type="float">
            <text:p>11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11" calcext:value-type="float">
            <text:p>11</text:p>
          </table:table-cell>
          <table:table-cell table:style-name="ce94" office:value-type="float" office:value="12" calcext:value-type="float">
            <text:p>12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12" office:value-type="float" office:value="6" calcext:value-type="float">
            <text:p>6</text:p>
          </table:table-cell>
          <table:table-cell table:style-name="ce229" office:value-type="float" office:value="6" calcext:value-type="float">
            <text:p>6</text:p>
          </table:table-cell>
          <table:table-cell table:style-name="ce246" office:value-type="float" office:value="6" calcext:value-type="float">
            <text:p>6</text:p>
          </table:table-cell>
          <table:table-cell table:style-name="ce259" office:value-type="float" office:value="6" calcext:value-type="float">
            <text:p>6</text:p>
          </table:table-cell>
          <table:table-cell table:style-name="ce274" office:value-type="float" office:value="6" calcext:value-type="float">
            <text:p>6</text:p>
          </table:table-cell>
          <table:table-cell table:style-name="ce289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3" calcext:value-type="float">
            <text:p>13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3" calcext:value-type="float">
            <text:p>13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3" calcext:value-type="float">
            <text:p>13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3" calcext:value-type="float">
            <text:p>13</text:p>
          </table:table-cell>
          <table:table-cell table:style-name="ce88" office:value-type="float" office:value="11" calcext:value-type="float">
            <text:p>11</text:p>
          </table:table-cell>
          <table:table-cell table:style-name="ce88" office:value-type="float" office:value="12" calcext:value-type="float">
            <text:p>12</text:p>
          </table:table-cell>
          <table:table-cell table:style-name="ce88" office:value-type="float" office:value="13" calcext:value-type="float">
            <text:p>13</text:p>
          </table:table-cell>
          <table:table-cell table:style-name="ce93" office:value-type="float" office:value="11" calcext:value-type="float">
            <text:p>11</text:p>
          </table:table-cell>
          <table:table-cell table:style-name="ce93" office:value-type="float" office:value="12" calcext:value-type="float">
            <text:p>12</text:p>
          </table:table-cell>
          <table:table-cell table:style-name="ce93" office:value-type="float" office:value="13" calcext:value-type="float">
            <text:p>13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13" office:value-type="float" office:value="6" calcext:value-type="float">
            <text:p>6</text:p>
          </table:table-cell>
          <table:table-cell table:style-name="ce230" office:value-type="float" office:value="6" calcext:value-type="float">
            <text:p>6</text:p>
          </table:table-cell>
          <table:table-cell table:style-name="ce247" office:value-type="float" office:value="6" calcext:value-type="float">
            <text:p>6</text:p>
          </table:table-cell>
          <table:table-cell table:style-name="ce260" office:value-type="float" office:value="6" calcext:value-type="float">
            <text:p>6</text:p>
          </table:table-cell>
          <table:table-cell table:style-name="ce275" office:value-type="float" office:value="6" calcext:value-type="float">
            <text:p>6</text:p>
          </table:table-cell>
          <table:table-cell table:style-name="ce290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73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6" calcext:value-type="float">
            <text:p>6</text:p>
          </table:table-cell>
          <table:table-cell table:style-name="ce214" office:value-type="float" office:value="6" calcext:value-type="float">
            <text:p>6</text:p>
          </table:table-cell>
          <table:table-cell table:style-name="ce231" office:value-type="float" office:value="6" calcext:value-type="float">
            <text:p>6</text:p>
          </table:table-cell>
          <table:table-cell table:style-name="ce248" office:value-type="float" office:value="6" calcext:value-type="float">
            <text:p>6</text:p>
          </table:table-cell>
          <table:table-cell table:style-name="ce261" office:value-type="float" office:value="6" calcext:value-type="float">
            <text:p>6</text:p>
          </table:table-cell>
          <table:table-cell table:style-name="ce276" office:value-type="float" office:value="6" calcext:value-type="float">
            <text:p>6</text:p>
          </table:table-cell>
          <table:table-cell table:style-name="ce291" office:value-type="float" office:value="6" calcext:value-type="float">
            <text:p>6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table:style-name="ce14" office:value-type="float" office:value="1" calcext:value-type="float">
            <text:p>1</text:p>
          </table:table-cell>
          <table:table-cell table:number-columns-repeated="73" table:style-name="ce29" office:value-type="float" office:value="1" calcext:value-type="float">
            <text:p>1</text:p>
          </table:table-cell>
          <table:table-cell table:number-columns-repeated="10" table:style-name="ce129" office:value-type="float" office:value="501" calcext:value-type="float">
            <text:p>501</text:p>
          </table:table-cell>
          <table:table-cell table:number-columns-repeated="5" table:style-name="ce29" office:value-type="float" office:value="1" calcext:value-type="float">
            <text:p>1</text:p>
          </table:table-cell>
          <table:table-cell table:number-columns-repeated="9" table:style-name="ce29" office:value-type="float" office:value="6" calcext:value-type="float">
            <text:p>6</text:p>
          </table:table-cell>
          <table:table-cell table:style-name="ce29" office:value-type="float" office:value="0" calcext:value-type="float">
            <text:p>0</text:p>
          </table:table-cell>
          <table:table-cell table:style-name="ce340" office:value-type="float" office:value="0" calcext:value-type="float">
            <text:p>0</text:p>
          </table:table-cell>
          <table:table-cell table:number-columns-repeated="3"/>
        </table:table-row>
        <table:table-row table:style-name="ro7" table:number-rows-repeated="5">
          <table:table-cell table:style-name="Default"/>
          <table:table-cell table:number-columns-repeated="2"/>
          <table:table-cell table:style-name="Default" table:number-columns-repeated="97"/>
          <table:table-cell table:number-columns-repeated="3"/>
        </table:table-row>
        <table:table-row table:style-name="ro4">
          <table:table-cell table:style-name="Default"/>
          <table:table-cell table:number-columns-repeated="2"/>
          <table:table-cell table:style-name="Default" table:number-columns-repeated="97"/>
          <table:table-cell table:number-columns-repeated="3"/>
        </table:table-row>
        <calcext:conditional-formats>
          <calcext:conditional-format calcext:target-range-address="City.A1:City.CV3 City.CV34:City.CV35 City.D25:City.BH32 City.CV33:City.CV33 City.D18:City.V24 City.CV4:City.CV7 City.AJ23:City.BH24 City.BS23:City.CF32 City.CQ23:City.CV24 City.AJ16:City.CF22 City.BX8:City.CS11 City.CQ23:City.CU24 City.A40:City.CV40 City.A39:City.CM39 City.CT36:City.CV39 City.BD34:City.CN34 City.BS33:City.CN33 City.CQ25:City.CQ26 City.CV25:City.CV26 City.AJ8:City.BS15 City.BX12:City.CF15 City.A6:City.C6 City.O7:City.V17 City.D17:City.D17 City.BF36:City.CM36 City.A7:City.A38 City.A4:City.CS5 City.AJ7:City.CS7 City.CQ12:City.CS24 City.CV13:City.CV22 City.N6:City.CS6 City.D35:City.AR35 City.BE35:City.CN35 City.D38:City.AO38 City.BH38:City.CM38 City.D37:City.AP37 City.BG37:City.CM37 City.D36:City.AQ36 City.D34:City.AS34 City.D33:City.AT33 City.BC33:City.BH33">
            <calcext:condition calcext:apply-style-name="Open Space" calcext:value="=0" calcext:base-cell-address="City.A1"/>
            <calcext:condition calcext:apply-style-name="Excel_CondFormat_1_1_2" calcext:value="=1" calcext:base-cell-address="City.A1"/>
            <calcext:condition calcext:apply-style-name="Excel_CondFormat_1_1_3" calcext:value="=2" calcext:base-cell-address="City.A1"/>
            <calcext:condition calcext:apply-style-name="Excel_CondFormat_1_1_4" calcext:value="=3" calcext:base-cell-address="City.A1"/>
            <calcext:condition calcext:apply-style-name="Excel_CondFormat_1_1_5" calcext:value="=4" calcext:base-cell-address="City.A1"/>
            <calcext:condition calcext:apply-style-name="Excel_CondFormat_1_1_6" calcext:value="=100" calcext:base-cell-address="City.A1"/>
            <calcext:condition calcext:apply-style-name="Excel_CondFormat_1_1_7" calcext:value="&gt;101" calcext:base-cell-address="City.A1"/>
            <calcext:condition calcext:apply-style-name="Trees" calcext:value="=6" calcext:base-cell-address="City.A1"/>
            <calcext:condition calcext:apply-style-name="Trees1" calcext:value="=5" calcext:base-cell-address="City.A1"/>
            <calcext:condition calcext:apply-style-name="Yellow Flower" calcext:value="=11" calcext:base-cell-address="City.A1"/>
            <calcext:condition calcext:apply-style-name="Blue Flower" calcext:value="=12" calcext:base-cell-address="City.A1"/>
            <calcext:condition calcext:apply-style-name="Pink Flowers" calcext:value="=13" calcext:base-cell-address="City.A1"/>
          </calcext:conditional-format>
          <calcext:conditional-format calcext:target-range-address="City.BI23:City.BR33">
            <calcext:condition calcext:apply-style-name="Open Space" calcext:value="=0" calcext:base-cell-address="City.BI23"/>
            <calcext:condition calcext:apply-style-name="Excel_CondFormat_1_1_2" calcext:value="=1" calcext:base-cell-address="City.BI23"/>
            <calcext:condition calcext:apply-style-name="Excel_CondFormat_1_1_3" calcext:value="=2" calcext:base-cell-address="City.BI23"/>
            <calcext:condition calcext:apply-style-name="Excel_CondFormat_1_1_4" calcext:value="=3" calcext:base-cell-address="City.BI23"/>
            <calcext:condition calcext:apply-style-name="Excel_CondFormat_1_1_5" calcext:value="=4" calcext:base-cell-address="City.BI23"/>
            <calcext:condition calcext:apply-style-name="Excel_CondFormat_1_1_6" calcext:value="=100" calcext:base-cell-address="City.BI23"/>
            <calcext:condition calcext:apply-style-name="Excel_CondFormat_1_1_7" calcext:value="&gt;101" calcext:base-cell-address="City.BI23"/>
            <calcext:condition calcext:apply-style-name="Trees" calcext:value="=6" calcext:base-cell-address="City.BI23"/>
            <calcext:condition calcext:apply-style-name="Trees1" calcext:value="=5" calcext:base-cell-address="City.BI23"/>
            <calcext:condition calcext:apply-style-name="Yellow Flower" calcext:value="=11" calcext:base-cell-address="City.BI23"/>
            <calcext:condition calcext:apply-style-name="Blue Flower" calcext:value="=12" calcext:base-cell-address="City.BI23"/>
            <calcext:condition calcext:apply-style-name="Pink Flowers" calcext:value="=13" calcext:base-cell-address="City.BI23"/>
          </calcext:conditional-format>
          <calcext:conditional-format calcext:target-range-address="City.W7:City.AF17">
            <calcext:condition calcext:apply-style-name="Open Space" calcext:value="=0" calcext:base-cell-address="City.W7"/>
            <calcext:condition calcext:apply-style-name="Excel_CondFormat_1_1_2" calcext:value="=1" calcext:base-cell-address="City.W7"/>
            <calcext:condition calcext:apply-style-name="Excel_CondFormat_1_1_3" calcext:value="=2" calcext:base-cell-address="City.W7"/>
            <calcext:condition calcext:apply-style-name="Excel_CondFormat_1_1_4" calcext:value="=3" calcext:base-cell-address="City.W7"/>
            <calcext:condition calcext:apply-style-name="Excel_CondFormat_1_1_5" calcext:value="=4" calcext:base-cell-address="City.W7"/>
            <calcext:condition calcext:apply-style-name="Excel_CondFormat_1_1_6" calcext:value="=100" calcext:base-cell-address="City.W7"/>
            <calcext:condition calcext:apply-style-name="Excel_CondFormat_1_1_7" calcext:value="&gt;101" calcext:base-cell-address="City.W7"/>
            <calcext:condition calcext:apply-style-name="Trees" calcext:value="=6" calcext:base-cell-address="City.W7"/>
            <calcext:condition calcext:apply-style-name="Trees1" calcext:value="=5" calcext:base-cell-address="City.W7"/>
            <calcext:condition calcext:apply-style-name="Yellow Flower" calcext:value="=11" calcext:base-cell-address="City.W7"/>
            <calcext:condition calcext:apply-style-name="Blue Flower" calcext:value="=12" calcext:base-cell-address="City.W7"/>
            <calcext:condition calcext:apply-style-name="Pink Flowers" calcext:value="=13" calcext:base-cell-address="City.W7"/>
          </calcext:conditional-format>
          <calcext:conditional-format calcext:target-range-address="City.AG7:City.AI17">
            <calcext:condition calcext:apply-style-name="Open Space" calcext:value="=0" calcext:base-cell-address="City.AG7"/>
            <calcext:condition calcext:apply-style-name="Excel_CondFormat_1_1_2" calcext:value="=1" calcext:base-cell-address="City.AG7"/>
            <calcext:condition calcext:apply-style-name="Excel_CondFormat_1_1_3" calcext:value="=2" calcext:base-cell-address="City.AG7"/>
            <calcext:condition calcext:apply-style-name="Excel_CondFormat_1_1_4" calcext:value="=3" calcext:base-cell-address="City.AG7"/>
            <calcext:condition calcext:apply-style-name="Excel_CondFormat_1_1_5" calcext:value="=4" calcext:base-cell-address="City.AG7"/>
            <calcext:condition calcext:apply-style-name="Excel_CondFormat_1_1_6" calcext:value="=100" calcext:base-cell-address="City.AG7"/>
            <calcext:condition calcext:apply-style-name="Excel_CondFormat_1_1_7" calcext:value="&gt;101" calcext:base-cell-address="City.AG7"/>
            <calcext:condition calcext:apply-style-name="Trees" calcext:value="=6" calcext:base-cell-address="City.AG7"/>
            <calcext:condition calcext:apply-style-name="Trees1" calcext:value="=5" calcext:base-cell-address="City.AG7"/>
            <calcext:condition calcext:apply-style-name="Yellow Flower" calcext:value="=11" calcext:base-cell-address="City.AG7"/>
            <calcext:condition calcext:apply-style-name="Blue Flower" calcext:value="=12" calcext:base-cell-address="City.AG7"/>
            <calcext:condition calcext:apply-style-name="Pink Flowers" calcext:value="=13" calcext:base-cell-address="City.AG7"/>
          </calcext:conditional-format>
          <calcext:conditional-format calcext:target-range-address="City.W18:City.AF24">
            <calcext:condition calcext:apply-style-name="Open Space" calcext:value="=0" calcext:base-cell-address="City.W18"/>
            <calcext:condition calcext:apply-style-name="Excel_CondFormat_1_1_2" calcext:value="=1" calcext:base-cell-address="City.W18"/>
            <calcext:condition calcext:apply-style-name="Excel_CondFormat_1_1_3" calcext:value="=2" calcext:base-cell-address="City.W18"/>
            <calcext:condition calcext:apply-style-name="Excel_CondFormat_1_1_4" calcext:value="=3" calcext:base-cell-address="City.W18"/>
            <calcext:condition calcext:apply-style-name="Excel_CondFormat_1_1_5" calcext:value="=4" calcext:base-cell-address="City.W18"/>
            <calcext:condition calcext:apply-style-name="Excel_CondFormat_1_1_6" calcext:value="=100" calcext:base-cell-address="City.W18"/>
            <calcext:condition calcext:apply-style-name="Excel_CondFormat_1_1_7" calcext:value="&gt;101" calcext:base-cell-address="City.W18"/>
            <calcext:condition calcext:apply-style-name="Trees" calcext:value="=6" calcext:base-cell-address="City.W18"/>
            <calcext:condition calcext:apply-style-name="Trees1" calcext:value="=5" calcext:base-cell-address="City.W18"/>
            <calcext:condition calcext:apply-style-name="Yellow Flower" calcext:value="=11" calcext:base-cell-address="City.W18"/>
            <calcext:condition calcext:apply-style-name="Blue Flower" calcext:value="=12" calcext:base-cell-address="City.W18"/>
            <calcext:condition calcext:apply-style-name="Pink Flowers" calcext:value="=13" calcext:base-cell-address="City.W18"/>
          </calcext:conditional-format>
          <calcext:conditional-format calcext:target-range-address="City.AG18:City.AI24">
            <calcext:condition calcext:apply-style-name="Open Space" calcext:value="=0" calcext:base-cell-address="City.AG18"/>
            <calcext:condition calcext:apply-style-name="Excel_CondFormat_1_1_2" calcext:value="=1" calcext:base-cell-address="City.AG18"/>
            <calcext:condition calcext:apply-style-name="Excel_CondFormat_1_1_3" calcext:value="=2" calcext:base-cell-address="City.AG18"/>
            <calcext:condition calcext:apply-style-name="Excel_CondFormat_1_1_4" calcext:value="=3" calcext:base-cell-address="City.AG18"/>
            <calcext:condition calcext:apply-style-name="Excel_CondFormat_1_1_5" calcext:value="=4" calcext:base-cell-address="City.AG18"/>
            <calcext:condition calcext:apply-style-name="Excel_CondFormat_1_1_6" calcext:value="=100" calcext:base-cell-address="City.AG18"/>
            <calcext:condition calcext:apply-style-name="Excel_CondFormat_1_1_7" calcext:value="&gt;101" calcext:base-cell-address="City.AG18"/>
            <calcext:condition calcext:apply-style-name="Trees" calcext:value="=6" calcext:base-cell-address="City.AG18"/>
            <calcext:condition calcext:apply-style-name="Trees1" calcext:value="=5" calcext:base-cell-address="City.AG18"/>
            <calcext:condition calcext:apply-style-name="Yellow Flower" calcext:value="=11" calcext:base-cell-address="City.AG18"/>
            <calcext:condition calcext:apply-style-name="Blue Flower" calcext:value="=12" calcext:base-cell-address="City.AG18"/>
            <calcext:condition calcext:apply-style-name="Pink Flowers" calcext:value="=13" calcext:base-cell-address="City.AG18"/>
          </calcext:conditional-format>
          <calcext:conditional-format calcext:target-range-address="City.CG12:City.CP22">
            <calcext:condition calcext:apply-style-name="Open Space" calcext:value="=0" calcext:base-cell-address="City.CG12"/>
            <calcext:condition calcext:apply-style-name="Excel_CondFormat_1_1_2" calcext:value="=1" calcext:base-cell-address="City.CG12"/>
            <calcext:condition calcext:apply-style-name="Excel_CondFormat_1_1_3" calcext:value="=2" calcext:base-cell-address="City.CG12"/>
            <calcext:condition calcext:apply-style-name="Excel_CondFormat_1_1_4" calcext:value="=3" calcext:base-cell-address="City.CG12"/>
            <calcext:condition calcext:apply-style-name="Excel_CondFormat_1_1_5" calcext:value="=4" calcext:base-cell-address="City.CG12"/>
            <calcext:condition calcext:apply-style-name="Excel_CondFormat_1_1_6" calcext:value="=100" calcext:base-cell-address="City.CG12"/>
            <calcext:condition calcext:apply-style-name="Excel_CondFormat_1_1_7" calcext:value="&gt;101" calcext:base-cell-address="City.CG12"/>
            <calcext:condition calcext:apply-style-name="Trees" calcext:value="=6" calcext:base-cell-address="City.CG12"/>
            <calcext:condition calcext:apply-style-name="Trees1" calcext:value="=5" calcext:base-cell-address="City.CG12"/>
            <calcext:condition calcext:apply-style-name="Yellow Flower" calcext:value="=11" calcext:base-cell-address="City.CG12"/>
            <calcext:condition calcext:apply-style-name="Blue Flower" calcext:value="=12" calcext:base-cell-address="City.CG12"/>
            <calcext:condition calcext:apply-style-name="Pink Flowers" calcext:value="=13" calcext:base-cell-address="City.CG12"/>
          </calcext:conditional-format>
          <calcext:conditional-format calcext:target-range-address="City.CG23:City.CG23">
            <calcext:condition calcext:apply-style-name="Open Space" calcext:value="=0" calcext:base-cell-address="City.CG23"/>
            <calcext:condition calcext:apply-style-name="Excel_CondFormat_1_1_2" calcext:value="=1" calcext:base-cell-address="City.CG23"/>
            <calcext:condition calcext:apply-style-name="Excel_CondFormat_1_1_3" calcext:value="=2" calcext:base-cell-address="City.CG23"/>
            <calcext:condition calcext:apply-style-name="Excel_CondFormat_1_1_4" calcext:value="=3" calcext:base-cell-address="City.CG23"/>
            <calcext:condition calcext:apply-style-name="Excel_CondFormat_1_1_5" calcext:value="=4" calcext:base-cell-address="City.CG23"/>
            <calcext:condition calcext:apply-style-name="Excel_CondFormat_1_1_6" calcext:value="=100" calcext:base-cell-address="City.CG23"/>
            <calcext:condition calcext:apply-style-name="Excel_CondFormat_1_1_7" calcext:value="&gt;101" calcext:base-cell-address="City.CG23"/>
            <calcext:condition calcext:apply-style-name="Trees" calcext:value="=6" calcext:base-cell-address="City.CG23"/>
            <calcext:condition calcext:apply-style-name="Trees1" calcext:value="=5" calcext:base-cell-address="City.CG23"/>
            <calcext:condition calcext:apply-style-name="Yellow Flower" calcext:value="=11" calcext:base-cell-address="City.CG23"/>
            <calcext:condition calcext:apply-style-name="Blue Flower" calcext:value="=12" calcext:base-cell-address="City.CG23"/>
            <calcext:condition calcext:apply-style-name="Pink Flowers" calcext:value="=13" calcext:base-cell-address="City.CG23"/>
          </calcext:conditional-format>
          <calcext:conditional-format calcext:target-range-address="City.CH23:City.CH23">
            <calcext:condition calcext:apply-style-name="Open Space" calcext:value="=0" calcext:base-cell-address="City.CH23"/>
            <calcext:condition calcext:apply-style-name="Excel_CondFormat_1_1_2" calcext:value="=1" calcext:base-cell-address="City.CH23"/>
            <calcext:condition calcext:apply-style-name="Excel_CondFormat_1_1_3" calcext:value="=2" calcext:base-cell-address="City.CH23"/>
            <calcext:condition calcext:apply-style-name="Excel_CondFormat_1_1_4" calcext:value="=3" calcext:base-cell-address="City.CH23"/>
            <calcext:condition calcext:apply-style-name="Excel_CondFormat_1_1_5" calcext:value="=4" calcext:base-cell-address="City.CH23"/>
            <calcext:condition calcext:apply-style-name="Excel_CondFormat_1_1_6" calcext:value="=100" calcext:base-cell-address="City.CH23"/>
            <calcext:condition calcext:apply-style-name="Excel_CondFormat_1_1_7" calcext:value="&gt;101" calcext:base-cell-address="City.CH23"/>
            <calcext:condition calcext:apply-style-name="Trees" calcext:value="=6" calcext:base-cell-address="City.CH23"/>
            <calcext:condition calcext:apply-style-name="Trees1" calcext:value="=5" calcext:base-cell-address="City.CH23"/>
            <calcext:condition calcext:apply-style-name="Yellow Flower" calcext:value="=11" calcext:base-cell-address="City.CH23"/>
            <calcext:condition calcext:apply-style-name="Blue Flower" calcext:value="=12" calcext:base-cell-address="City.CH23"/>
            <calcext:condition calcext:apply-style-name="Pink Flowers" calcext:value="=13" calcext:base-cell-address="City.CH23"/>
          </calcext:conditional-format>
          <calcext:conditional-format calcext:target-range-address="City.CI23:City.CI23">
            <calcext:condition calcext:apply-style-name="Open Space" calcext:value="=0" calcext:base-cell-address="City.CI23"/>
            <calcext:condition calcext:apply-style-name="Excel_CondFormat_1_1_2" calcext:value="=1" calcext:base-cell-address="City.CI23"/>
            <calcext:condition calcext:apply-style-name="Excel_CondFormat_1_1_3" calcext:value="=2" calcext:base-cell-address="City.CI23"/>
            <calcext:condition calcext:apply-style-name="Excel_CondFormat_1_1_4" calcext:value="=3" calcext:base-cell-address="City.CI23"/>
            <calcext:condition calcext:apply-style-name="Excel_CondFormat_1_1_5" calcext:value="=4" calcext:base-cell-address="City.CI23"/>
            <calcext:condition calcext:apply-style-name="Excel_CondFormat_1_1_6" calcext:value="=100" calcext:base-cell-address="City.CI23"/>
            <calcext:condition calcext:apply-style-name="Excel_CondFormat_1_1_7" calcext:value="&gt;101" calcext:base-cell-address="City.CI23"/>
            <calcext:condition calcext:apply-style-name="Trees" calcext:value="=6" calcext:base-cell-address="City.CI23"/>
            <calcext:condition calcext:apply-style-name="Trees1" calcext:value="=5" calcext:base-cell-address="City.CI23"/>
            <calcext:condition calcext:apply-style-name="Yellow Flower" calcext:value="=11" calcext:base-cell-address="City.CI23"/>
            <calcext:condition calcext:apply-style-name="Blue Flower" calcext:value="=12" calcext:base-cell-address="City.CI23"/>
            <calcext:condition calcext:apply-style-name="Pink Flowers" calcext:value="=13" calcext:base-cell-address="City.CI23"/>
          </calcext:conditional-format>
          <calcext:conditional-format calcext:target-range-address="City.CJ23:City.CJ23">
            <calcext:condition calcext:apply-style-name="Open Space" calcext:value="=0" calcext:base-cell-address="City.CJ23"/>
            <calcext:condition calcext:apply-style-name="Excel_CondFormat_1_1_2" calcext:value="=1" calcext:base-cell-address="City.CJ23"/>
            <calcext:condition calcext:apply-style-name="Excel_CondFormat_1_1_3" calcext:value="=2" calcext:base-cell-address="City.CJ23"/>
            <calcext:condition calcext:apply-style-name="Excel_CondFormat_1_1_4" calcext:value="=3" calcext:base-cell-address="City.CJ23"/>
            <calcext:condition calcext:apply-style-name="Excel_CondFormat_1_1_5" calcext:value="=4" calcext:base-cell-address="City.CJ23"/>
            <calcext:condition calcext:apply-style-name="Excel_CondFormat_1_1_6" calcext:value="=100" calcext:base-cell-address="City.CJ23"/>
            <calcext:condition calcext:apply-style-name="Excel_CondFormat_1_1_7" calcext:value="&gt;101" calcext:base-cell-address="City.CJ23"/>
            <calcext:condition calcext:apply-style-name="Trees" calcext:value="=6" calcext:base-cell-address="City.CJ23"/>
            <calcext:condition calcext:apply-style-name="Trees1" calcext:value="=5" calcext:base-cell-address="City.CJ23"/>
            <calcext:condition calcext:apply-style-name="Yellow Flower" calcext:value="=11" calcext:base-cell-address="City.CJ23"/>
            <calcext:condition calcext:apply-style-name="Blue Flower" calcext:value="=12" calcext:base-cell-address="City.CJ23"/>
            <calcext:condition calcext:apply-style-name="Pink Flowers" calcext:value="=13" calcext:base-cell-address="City.CJ23"/>
          </calcext:conditional-format>
          <calcext:conditional-format calcext:target-range-address="City.CK23:City.CK23">
            <calcext:condition calcext:apply-style-name="Open Space" calcext:value="=0" calcext:base-cell-address="City.CK23"/>
            <calcext:condition calcext:apply-style-name="Excel_CondFormat_1_1_2" calcext:value="=1" calcext:base-cell-address="City.CK23"/>
            <calcext:condition calcext:apply-style-name="Excel_CondFormat_1_1_3" calcext:value="=2" calcext:base-cell-address="City.CK23"/>
            <calcext:condition calcext:apply-style-name="Excel_CondFormat_1_1_4" calcext:value="=3" calcext:base-cell-address="City.CK23"/>
            <calcext:condition calcext:apply-style-name="Excel_CondFormat_1_1_5" calcext:value="=4" calcext:base-cell-address="City.CK23"/>
            <calcext:condition calcext:apply-style-name="Excel_CondFormat_1_1_6" calcext:value="=100" calcext:base-cell-address="City.CK23"/>
            <calcext:condition calcext:apply-style-name="Excel_CondFormat_1_1_7" calcext:value="&gt;101" calcext:base-cell-address="City.CK23"/>
            <calcext:condition calcext:apply-style-name="Trees" calcext:value="=6" calcext:base-cell-address="City.CK23"/>
            <calcext:condition calcext:apply-style-name="Trees1" calcext:value="=5" calcext:base-cell-address="City.CK23"/>
            <calcext:condition calcext:apply-style-name="Yellow Flower" calcext:value="=11" calcext:base-cell-address="City.CK23"/>
            <calcext:condition calcext:apply-style-name="Blue Flower" calcext:value="=12" calcext:base-cell-address="City.CK23"/>
            <calcext:condition calcext:apply-style-name="Pink Flowers" calcext:value="=13" calcext:base-cell-address="City.CK23"/>
          </calcext:conditional-format>
          <calcext:conditional-format calcext:target-range-address="City.CL23:City.CL23">
            <calcext:condition calcext:apply-style-name="Open Space" calcext:value="=0" calcext:base-cell-address="City.CL23"/>
            <calcext:condition calcext:apply-style-name="Excel_CondFormat_1_1_2" calcext:value="=1" calcext:base-cell-address="City.CL23"/>
            <calcext:condition calcext:apply-style-name="Excel_CondFormat_1_1_3" calcext:value="=2" calcext:base-cell-address="City.CL23"/>
            <calcext:condition calcext:apply-style-name="Excel_CondFormat_1_1_4" calcext:value="=3" calcext:base-cell-address="City.CL23"/>
            <calcext:condition calcext:apply-style-name="Excel_CondFormat_1_1_5" calcext:value="=4" calcext:base-cell-address="City.CL23"/>
            <calcext:condition calcext:apply-style-name="Excel_CondFormat_1_1_6" calcext:value="=100" calcext:base-cell-address="City.CL23"/>
            <calcext:condition calcext:apply-style-name="Excel_CondFormat_1_1_7" calcext:value="&gt;101" calcext:base-cell-address="City.CL23"/>
            <calcext:condition calcext:apply-style-name="Trees" calcext:value="=6" calcext:base-cell-address="City.CL23"/>
            <calcext:condition calcext:apply-style-name="Trees1" calcext:value="=5" calcext:base-cell-address="City.CL23"/>
            <calcext:condition calcext:apply-style-name="Yellow Flower" calcext:value="=11" calcext:base-cell-address="City.CL23"/>
            <calcext:condition calcext:apply-style-name="Blue Flower" calcext:value="=12" calcext:base-cell-address="City.CL23"/>
            <calcext:condition calcext:apply-style-name="Pink Flowers" calcext:value="=13" calcext:base-cell-address="City.CL23"/>
          </calcext:conditional-format>
          <calcext:conditional-format calcext:target-range-address="City.CM23:City.CM23">
            <calcext:condition calcext:apply-style-name="Open Space" calcext:value="=0" calcext:base-cell-address="City.CM23"/>
            <calcext:condition calcext:apply-style-name="Excel_CondFormat_1_1_2" calcext:value="=1" calcext:base-cell-address="City.CM23"/>
            <calcext:condition calcext:apply-style-name="Excel_CondFormat_1_1_3" calcext:value="=2" calcext:base-cell-address="City.CM23"/>
            <calcext:condition calcext:apply-style-name="Excel_CondFormat_1_1_4" calcext:value="=3" calcext:base-cell-address="City.CM23"/>
            <calcext:condition calcext:apply-style-name="Excel_CondFormat_1_1_5" calcext:value="=4" calcext:base-cell-address="City.CM23"/>
            <calcext:condition calcext:apply-style-name="Excel_CondFormat_1_1_6" calcext:value="=100" calcext:base-cell-address="City.CM23"/>
            <calcext:condition calcext:apply-style-name="Excel_CondFormat_1_1_7" calcext:value="&gt;101" calcext:base-cell-address="City.CM23"/>
            <calcext:condition calcext:apply-style-name="Trees" calcext:value="=6" calcext:base-cell-address="City.CM23"/>
            <calcext:condition calcext:apply-style-name="Trees1" calcext:value="=5" calcext:base-cell-address="City.CM23"/>
            <calcext:condition calcext:apply-style-name="Yellow Flower" calcext:value="=11" calcext:base-cell-address="City.CM23"/>
            <calcext:condition calcext:apply-style-name="Blue Flower" calcext:value="=12" calcext:base-cell-address="City.CM23"/>
            <calcext:condition calcext:apply-style-name="Pink Flowers" calcext:value="=13" calcext:base-cell-address="City.CM23"/>
          </calcext:conditional-format>
          <calcext:conditional-format calcext:target-range-address="City.CN23:City.CN23">
            <calcext:condition calcext:apply-style-name="Open Space" calcext:value="=0" calcext:base-cell-address="City.CN23"/>
            <calcext:condition calcext:apply-style-name="Excel_CondFormat_1_1_2" calcext:value="=1" calcext:base-cell-address="City.CN23"/>
            <calcext:condition calcext:apply-style-name="Excel_CondFormat_1_1_3" calcext:value="=2" calcext:base-cell-address="City.CN23"/>
            <calcext:condition calcext:apply-style-name="Excel_CondFormat_1_1_4" calcext:value="=3" calcext:base-cell-address="City.CN23"/>
            <calcext:condition calcext:apply-style-name="Excel_CondFormat_1_1_5" calcext:value="=4" calcext:base-cell-address="City.CN23"/>
            <calcext:condition calcext:apply-style-name="Excel_CondFormat_1_1_6" calcext:value="=100" calcext:base-cell-address="City.CN23"/>
            <calcext:condition calcext:apply-style-name="Excel_CondFormat_1_1_7" calcext:value="&gt;101" calcext:base-cell-address="City.CN23"/>
            <calcext:condition calcext:apply-style-name="Trees" calcext:value="=6" calcext:base-cell-address="City.CN23"/>
            <calcext:condition calcext:apply-style-name="Trees1" calcext:value="=5" calcext:base-cell-address="City.CN23"/>
            <calcext:condition calcext:apply-style-name="Yellow Flower" calcext:value="=11" calcext:base-cell-address="City.CN23"/>
            <calcext:condition calcext:apply-style-name="Blue Flower" calcext:value="=12" calcext:base-cell-address="City.CN23"/>
            <calcext:condition calcext:apply-style-name="Pink Flowers" calcext:value="=13" calcext:base-cell-address="City.CN23"/>
          </calcext:conditional-format>
          <calcext:conditional-format calcext:target-range-address="City.CO23:City.CO23">
            <calcext:condition calcext:apply-style-name="Open Space" calcext:value="=0" calcext:base-cell-address="City.CO23"/>
            <calcext:condition calcext:apply-style-name="Excel_CondFormat_1_1_2" calcext:value="=1" calcext:base-cell-address="City.CO23"/>
            <calcext:condition calcext:apply-style-name="Excel_CondFormat_1_1_3" calcext:value="=2" calcext:base-cell-address="City.CO23"/>
            <calcext:condition calcext:apply-style-name="Excel_CondFormat_1_1_4" calcext:value="=3" calcext:base-cell-address="City.CO23"/>
            <calcext:condition calcext:apply-style-name="Excel_CondFormat_1_1_5" calcext:value="=4" calcext:base-cell-address="City.CO23"/>
            <calcext:condition calcext:apply-style-name="Excel_CondFormat_1_1_6" calcext:value="=100" calcext:base-cell-address="City.CO23"/>
            <calcext:condition calcext:apply-style-name="Excel_CondFormat_1_1_7" calcext:value="&gt;101" calcext:base-cell-address="City.CO23"/>
            <calcext:condition calcext:apply-style-name="Trees" calcext:value="=6" calcext:base-cell-address="City.CO23"/>
            <calcext:condition calcext:apply-style-name="Trees1" calcext:value="=5" calcext:base-cell-address="City.CO23"/>
            <calcext:condition calcext:apply-style-name="Yellow Flower" calcext:value="=11" calcext:base-cell-address="City.CO23"/>
            <calcext:condition calcext:apply-style-name="Blue Flower" calcext:value="=12" calcext:base-cell-address="City.CO23"/>
            <calcext:condition calcext:apply-style-name="Pink Flowers" calcext:value="=13" calcext:base-cell-address="City.CO23"/>
          </calcext:conditional-format>
          <calcext:conditional-format calcext:target-range-address="City.CP23:City.CP23">
            <calcext:condition calcext:apply-style-name="Open Space" calcext:value="=0" calcext:base-cell-address="City.CP23"/>
            <calcext:condition calcext:apply-style-name="Excel_CondFormat_1_1_2" calcext:value="=1" calcext:base-cell-address="City.CP23"/>
            <calcext:condition calcext:apply-style-name="Excel_CondFormat_1_1_3" calcext:value="=2" calcext:base-cell-address="City.CP23"/>
            <calcext:condition calcext:apply-style-name="Excel_CondFormat_1_1_4" calcext:value="=3" calcext:base-cell-address="City.CP23"/>
            <calcext:condition calcext:apply-style-name="Excel_CondFormat_1_1_5" calcext:value="=4" calcext:base-cell-address="City.CP23"/>
            <calcext:condition calcext:apply-style-name="Excel_CondFormat_1_1_6" calcext:value="=100" calcext:base-cell-address="City.CP23"/>
            <calcext:condition calcext:apply-style-name="Excel_CondFormat_1_1_7" calcext:value="&gt;101" calcext:base-cell-address="City.CP23"/>
            <calcext:condition calcext:apply-style-name="Trees" calcext:value="=6" calcext:base-cell-address="City.CP23"/>
            <calcext:condition calcext:apply-style-name="Trees1" calcext:value="=5" calcext:base-cell-address="City.CP23"/>
            <calcext:condition calcext:apply-style-name="Yellow Flower" calcext:value="=11" calcext:base-cell-address="City.CP23"/>
            <calcext:condition calcext:apply-style-name="Blue Flower" calcext:value="=12" calcext:base-cell-address="City.CP23"/>
            <calcext:condition calcext:apply-style-name="Pink Flowers" calcext:value="=13" calcext:base-cell-address="City.CP23"/>
          </calcext:conditional-format>
          <calcext:conditional-format calcext:target-range-address="City.CG24:City.CG24">
            <calcext:condition calcext:apply-style-name="Open Space" calcext:value="=0" calcext:base-cell-address="City.CG24"/>
            <calcext:condition calcext:apply-style-name="Excel_CondFormat_1_1_2" calcext:value="=1" calcext:base-cell-address="City.CG24"/>
            <calcext:condition calcext:apply-style-name="Excel_CondFormat_1_1_3" calcext:value="=2" calcext:base-cell-address="City.CG24"/>
            <calcext:condition calcext:apply-style-name="Excel_CondFormat_1_1_4" calcext:value="=3" calcext:base-cell-address="City.CG24"/>
            <calcext:condition calcext:apply-style-name="Excel_CondFormat_1_1_5" calcext:value="=4" calcext:base-cell-address="City.CG24"/>
            <calcext:condition calcext:apply-style-name="Excel_CondFormat_1_1_6" calcext:value="=100" calcext:base-cell-address="City.CG24"/>
            <calcext:condition calcext:apply-style-name="Excel_CondFormat_1_1_7" calcext:value="&gt;101" calcext:base-cell-address="City.CG24"/>
            <calcext:condition calcext:apply-style-name="Trees" calcext:value="=6" calcext:base-cell-address="City.CG24"/>
            <calcext:condition calcext:apply-style-name="Trees1" calcext:value="=5" calcext:base-cell-address="City.CG24"/>
            <calcext:condition calcext:apply-style-name="Yellow Flower" calcext:value="=11" calcext:base-cell-address="City.CG24"/>
            <calcext:condition calcext:apply-style-name="Blue Flower" calcext:value="=12" calcext:base-cell-address="City.CG24"/>
            <calcext:condition calcext:apply-style-name="Pink Flowers" calcext:value="=13" calcext:base-cell-address="City.CG24"/>
          </calcext:conditional-format>
          <calcext:conditional-format calcext:target-range-address="City.CH24:City.CH24">
            <calcext:condition calcext:apply-style-name="Open Space" calcext:value="=0" calcext:base-cell-address="City.CH24"/>
            <calcext:condition calcext:apply-style-name="Excel_CondFormat_1_1_2" calcext:value="=1" calcext:base-cell-address="City.CH24"/>
            <calcext:condition calcext:apply-style-name="Excel_CondFormat_1_1_3" calcext:value="=2" calcext:base-cell-address="City.CH24"/>
            <calcext:condition calcext:apply-style-name="Excel_CondFormat_1_1_4" calcext:value="=3" calcext:base-cell-address="City.CH24"/>
            <calcext:condition calcext:apply-style-name="Excel_CondFormat_1_1_5" calcext:value="=4" calcext:base-cell-address="City.CH24"/>
            <calcext:condition calcext:apply-style-name="Excel_CondFormat_1_1_6" calcext:value="=100" calcext:base-cell-address="City.CH24"/>
            <calcext:condition calcext:apply-style-name="Excel_CondFormat_1_1_7" calcext:value="&gt;101" calcext:base-cell-address="City.CH24"/>
            <calcext:condition calcext:apply-style-name="Trees" calcext:value="=6" calcext:base-cell-address="City.CH24"/>
            <calcext:condition calcext:apply-style-name="Trees1" calcext:value="=5" calcext:base-cell-address="City.CH24"/>
            <calcext:condition calcext:apply-style-name="Yellow Flower" calcext:value="=11" calcext:base-cell-address="City.CH24"/>
            <calcext:condition calcext:apply-style-name="Blue Flower" calcext:value="=12" calcext:base-cell-address="City.CH24"/>
            <calcext:condition calcext:apply-style-name="Pink Flowers" calcext:value="=13" calcext:base-cell-address="City.CH24"/>
          </calcext:conditional-format>
          <calcext:conditional-format calcext:target-range-address="City.CI24:City.CI24">
            <calcext:condition calcext:apply-style-name="Open Space" calcext:value="=0" calcext:base-cell-address="City.CI24"/>
            <calcext:condition calcext:apply-style-name="Excel_CondFormat_1_1_2" calcext:value="=1" calcext:base-cell-address="City.CI24"/>
            <calcext:condition calcext:apply-style-name="Excel_CondFormat_1_1_3" calcext:value="=2" calcext:base-cell-address="City.CI24"/>
            <calcext:condition calcext:apply-style-name="Excel_CondFormat_1_1_4" calcext:value="=3" calcext:base-cell-address="City.CI24"/>
            <calcext:condition calcext:apply-style-name="Excel_CondFormat_1_1_5" calcext:value="=4" calcext:base-cell-address="City.CI24"/>
            <calcext:condition calcext:apply-style-name="Excel_CondFormat_1_1_6" calcext:value="=100" calcext:base-cell-address="City.CI24"/>
            <calcext:condition calcext:apply-style-name="Excel_CondFormat_1_1_7" calcext:value="&gt;101" calcext:base-cell-address="City.CI24"/>
            <calcext:condition calcext:apply-style-name="Trees" calcext:value="=6" calcext:base-cell-address="City.CI24"/>
            <calcext:condition calcext:apply-style-name="Trees1" calcext:value="=5" calcext:base-cell-address="City.CI24"/>
            <calcext:condition calcext:apply-style-name="Yellow Flower" calcext:value="=11" calcext:base-cell-address="City.CI24"/>
            <calcext:condition calcext:apply-style-name="Blue Flower" calcext:value="=12" calcext:base-cell-address="City.CI24"/>
            <calcext:condition calcext:apply-style-name="Pink Flowers" calcext:value="=13" calcext:base-cell-address="City.CI24"/>
          </calcext:conditional-format>
          <calcext:conditional-format calcext:target-range-address="City.CJ24:City.CJ24">
            <calcext:condition calcext:apply-style-name="Open Space" calcext:value="=0" calcext:base-cell-address="City.CJ24"/>
            <calcext:condition calcext:apply-style-name="Excel_CondFormat_1_1_2" calcext:value="=1" calcext:base-cell-address="City.CJ24"/>
            <calcext:condition calcext:apply-style-name="Excel_CondFormat_1_1_3" calcext:value="=2" calcext:base-cell-address="City.CJ24"/>
            <calcext:condition calcext:apply-style-name="Excel_CondFormat_1_1_4" calcext:value="=3" calcext:base-cell-address="City.CJ24"/>
            <calcext:condition calcext:apply-style-name="Excel_CondFormat_1_1_5" calcext:value="=4" calcext:base-cell-address="City.CJ24"/>
            <calcext:condition calcext:apply-style-name="Excel_CondFormat_1_1_6" calcext:value="=100" calcext:base-cell-address="City.CJ24"/>
            <calcext:condition calcext:apply-style-name="Excel_CondFormat_1_1_7" calcext:value="&gt;101" calcext:base-cell-address="City.CJ24"/>
            <calcext:condition calcext:apply-style-name="Trees" calcext:value="=6" calcext:base-cell-address="City.CJ24"/>
            <calcext:condition calcext:apply-style-name="Trees1" calcext:value="=5" calcext:base-cell-address="City.CJ24"/>
            <calcext:condition calcext:apply-style-name="Yellow Flower" calcext:value="=11" calcext:base-cell-address="City.CJ24"/>
            <calcext:condition calcext:apply-style-name="Blue Flower" calcext:value="=12" calcext:base-cell-address="City.CJ24"/>
            <calcext:condition calcext:apply-style-name="Pink Flowers" calcext:value="=13" calcext:base-cell-address="City.CJ24"/>
          </calcext:conditional-format>
          <calcext:conditional-format calcext:target-range-address="City.CK24:City.CK24">
            <calcext:condition calcext:apply-style-name="Open Space" calcext:value="=0" calcext:base-cell-address="City.CK24"/>
            <calcext:condition calcext:apply-style-name="Excel_CondFormat_1_1_2" calcext:value="=1" calcext:base-cell-address="City.CK24"/>
            <calcext:condition calcext:apply-style-name="Excel_CondFormat_1_1_3" calcext:value="=2" calcext:base-cell-address="City.CK24"/>
            <calcext:condition calcext:apply-style-name="Excel_CondFormat_1_1_4" calcext:value="=3" calcext:base-cell-address="City.CK24"/>
            <calcext:condition calcext:apply-style-name="Excel_CondFormat_1_1_5" calcext:value="=4" calcext:base-cell-address="City.CK24"/>
            <calcext:condition calcext:apply-style-name="Excel_CondFormat_1_1_6" calcext:value="=100" calcext:base-cell-address="City.CK24"/>
            <calcext:condition calcext:apply-style-name="Excel_CondFormat_1_1_7" calcext:value="&gt;101" calcext:base-cell-address="City.CK24"/>
            <calcext:condition calcext:apply-style-name="Trees" calcext:value="=6" calcext:base-cell-address="City.CK24"/>
            <calcext:condition calcext:apply-style-name="Trees1" calcext:value="=5" calcext:base-cell-address="City.CK24"/>
            <calcext:condition calcext:apply-style-name="Yellow Flower" calcext:value="=11" calcext:base-cell-address="City.CK24"/>
            <calcext:condition calcext:apply-style-name="Blue Flower" calcext:value="=12" calcext:base-cell-address="City.CK24"/>
            <calcext:condition calcext:apply-style-name="Pink Flowers" calcext:value="=13" calcext:base-cell-address="City.CK24"/>
          </calcext:conditional-format>
          <calcext:conditional-format calcext:target-range-address="City.CL24:City.CL24">
            <calcext:condition calcext:apply-style-name="Open Space" calcext:value="=0" calcext:base-cell-address="City.CL24"/>
            <calcext:condition calcext:apply-style-name="Excel_CondFormat_1_1_2" calcext:value="=1" calcext:base-cell-address="City.CL24"/>
            <calcext:condition calcext:apply-style-name="Excel_CondFormat_1_1_3" calcext:value="=2" calcext:base-cell-address="City.CL24"/>
            <calcext:condition calcext:apply-style-name="Excel_CondFormat_1_1_4" calcext:value="=3" calcext:base-cell-address="City.CL24"/>
            <calcext:condition calcext:apply-style-name="Excel_CondFormat_1_1_5" calcext:value="=4" calcext:base-cell-address="City.CL24"/>
            <calcext:condition calcext:apply-style-name="Excel_CondFormat_1_1_6" calcext:value="=100" calcext:base-cell-address="City.CL24"/>
            <calcext:condition calcext:apply-style-name="Excel_CondFormat_1_1_7" calcext:value="&gt;101" calcext:base-cell-address="City.CL24"/>
            <calcext:condition calcext:apply-style-name="Trees" calcext:value="=6" calcext:base-cell-address="City.CL24"/>
            <calcext:condition calcext:apply-style-name="Trees1" calcext:value="=5" calcext:base-cell-address="City.CL24"/>
            <calcext:condition calcext:apply-style-name="Yellow Flower" calcext:value="=11" calcext:base-cell-address="City.CL24"/>
            <calcext:condition calcext:apply-style-name="Blue Flower" calcext:value="=12" calcext:base-cell-address="City.CL24"/>
            <calcext:condition calcext:apply-style-name="Pink Flowers" calcext:value="=13" calcext:base-cell-address="City.CL24"/>
          </calcext:conditional-format>
          <calcext:conditional-format calcext:target-range-address="City.CM24:City.CM24">
            <calcext:condition calcext:apply-style-name="Open Space" calcext:value="=0" calcext:base-cell-address="City.CM24"/>
            <calcext:condition calcext:apply-style-name="Excel_CondFormat_1_1_2" calcext:value="=1" calcext:base-cell-address="City.CM24"/>
            <calcext:condition calcext:apply-style-name="Excel_CondFormat_1_1_3" calcext:value="=2" calcext:base-cell-address="City.CM24"/>
            <calcext:condition calcext:apply-style-name="Excel_CondFormat_1_1_4" calcext:value="=3" calcext:base-cell-address="City.CM24"/>
            <calcext:condition calcext:apply-style-name="Excel_CondFormat_1_1_5" calcext:value="=4" calcext:base-cell-address="City.CM24"/>
            <calcext:condition calcext:apply-style-name="Excel_CondFormat_1_1_6" calcext:value="=100" calcext:base-cell-address="City.CM24"/>
            <calcext:condition calcext:apply-style-name="Excel_CondFormat_1_1_7" calcext:value="&gt;101" calcext:base-cell-address="City.CM24"/>
            <calcext:condition calcext:apply-style-name="Trees" calcext:value="=6" calcext:base-cell-address="City.CM24"/>
            <calcext:condition calcext:apply-style-name="Trees1" calcext:value="=5" calcext:base-cell-address="City.CM24"/>
            <calcext:condition calcext:apply-style-name="Yellow Flower" calcext:value="=11" calcext:base-cell-address="City.CM24"/>
            <calcext:condition calcext:apply-style-name="Blue Flower" calcext:value="=12" calcext:base-cell-address="City.CM24"/>
            <calcext:condition calcext:apply-style-name="Pink Flowers" calcext:value="=13" calcext:base-cell-address="City.CM24"/>
          </calcext:conditional-format>
          <calcext:conditional-format calcext:target-range-address="City.CN24:City.CN24">
            <calcext:condition calcext:apply-style-name="Open Space" calcext:value="=0" calcext:base-cell-address="City.CN24"/>
            <calcext:condition calcext:apply-style-name="Excel_CondFormat_1_1_2" calcext:value="=1" calcext:base-cell-address="City.CN24"/>
            <calcext:condition calcext:apply-style-name="Excel_CondFormat_1_1_3" calcext:value="=2" calcext:base-cell-address="City.CN24"/>
            <calcext:condition calcext:apply-style-name="Excel_CondFormat_1_1_4" calcext:value="=3" calcext:base-cell-address="City.CN24"/>
            <calcext:condition calcext:apply-style-name="Excel_CondFormat_1_1_5" calcext:value="=4" calcext:base-cell-address="City.CN24"/>
            <calcext:condition calcext:apply-style-name="Excel_CondFormat_1_1_6" calcext:value="=100" calcext:base-cell-address="City.CN24"/>
            <calcext:condition calcext:apply-style-name="Excel_CondFormat_1_1_7" calcext:value="&gt;101" calcext:base-cell-address="City.CN24"/>
            <calcext:condition calcext:apply-style-name="Trees" calcext:value="=6" calcext:base-cell-address="City.CN24"/>
            <calcext:condition calcext:apply-style-name="Trees1" calcext:value="=5" calcext:base-cell-address="City.CN24"/>
            <calcext:condition calcext:apply-style-name="Yellow Flower" calcext:value="=11" calcext:base-cell-address="City.CN24"/>
            <calcext:condition calcext:apply-style-name="Blue Flower" calcext:value="=12" calcext:base-cell-address="City.CN24"/>
            <calcext:condition calcext:apply-style-name="Pink Flowers" calcext:value="=13" calcext:base-cell-address="City.CN24"/>
          </calcext:conditional-format>
          <calcext:conditional-format calcext:target-range-address="City.CO24:City.CO24">
            <calcext:condition calcext:apply-style-name="Open Space" calcext:value="=0" calcext:base-cell-address="City.CO24"/>
            <calcext:condition calcext:apply-style-name="Excel_CondFormat_1_1_2" calcext:value="=1" calcext:base-cell-address="City.CO24"/>
            <calcext:condition calcext:apply-style-name="Excel_CondFormat_1_1_3" calcext:value="=2" calcext:base-cell-address="City.CO24"/>
            <calcext:condition calcext:apply-style-name="Excel_CondFormat_1_1_4" calcext:value="=3" calcext:base-cell-address="City.CO24"/>
            <calcext:condition calcext:apply-style-name="Excel_CondFormat_1_1_5" calcext:value="=4" calcext:base-cell-address="City.CO24"/>
            <calcext:condition calcext:apply-style-name="Excel_CondFormat_1_1_6" calcext:value="=100" calcext:base-cell-address="City.CO24"/>
            <calcext:condition calcext:apply-style-name="Excel_CondFormat_1_1_7" calcext:value="&gt;101" calcext:base-cell-address="City.CO24"/>
            <calcext:condition calcext:apply-style-name="Trees" calcext:value="=6" calcext:base-cell-address="City.CO24"/>
            <calcext:condition calcext:apply-style-name="Trees1" calcext:value="=5" calcext:base-cell-address="City.CO24"/>
            <calcext:condition calcext:apply-style-name="Yellow Flower" calcext:value="=11" calcext:base-cell-address="City.CO24"/>
            <calcext:condition calcext:apply-style-name="Blue Flower" calcext:value="=12" calcext:base-cell-address="City.CO24"/>
            <calcext:condition calcext:apply-style-name="Pink Flowers" calcext:value="=13" calcext:base-cell-address="City.CO24"/>
          </calcext:conditional-format>
          <calcext:conditional-format calcext:target-range-address="City.CP24:City.CP24">
            <calcext:condition calcext:apply-style-name="Open Space" calcext:value="=0" calcext:base-cell-address="City.CP24"/>
            <calcext:condition calcext:apply-style-name="Excel_CondFormat_1_1_2" calcext:value="=1" calcext:base-cell-address="City.CP24"/>
            <calcext:condition calcext:apply-style-name="Excel_CondFormat_1_1_3" calcext:value="=2" calcext:base-cell-address="City.CP24"/>
            <calcext:condition calcext:apply-style-name="Excel_CondFormat_1_1_4" calcext:value="=3" calcext:base-cell-address="City.CP24"/>
            <calcext:condition calcext:apply-style-name="Excel_CondFormat_1_1_5" calcext:value="=4" calcext:base-cell-address="City.CP24"/>
            <calcext:condition calcext:apply-style-name="Excel_CondFormat_1_1_6" calcext:value="=100" calcext:base-cell-address="City.CP24"/>
            <calcext:condition calcext:apply-style-name="Excel_CondFormat_1_1_7" calcext:value="&gt;101" calcext:base-cell-address="City.CP24"/>
            <calcext:condition calcext:apply-style-name="Trees" calcext:value="=6" calcext:base-cell-address="City.CP24"/>
            <calcext:condition calcext:apply-style-name="Trees1" calcext:value="=5" calcext:base-cell-address="City.CP24"/>
            <calcext:condition calcext:apply-style-name="Yellow Flower" calcext:value="=11" calcext:base-cell-address="City.CP24"/>
            <calcext:condition calcext:apply-style-name="Blue Flower" calcext:value="=12" calcext:base-cell-address="City.CP24"/>
            <calcext:condition calcext:apply-style-name="Pink Flowers" calcext:value="=13" calcext:base-cell-address="City.CP24"/>
          </calcext:conditional-format>
          <calcext:conditional-format calcext:target-range-address="City.CG25:City.CG25">
            <calcext:condition calcext:apply-style-name="Open Space" calcext:value="=0" calcext:base-cell-address="City.CG25"/>
            <calcext:condition calcext:apply-style-name="Excel_CondFormat_1_1_2" calcext:value="=1" calcext:base-cell-address="City.CG25"/>
            <calcext:condition calcext:apply-style-name="Excel_CondFormat_1_1_3" calcext:value="=2" calcext:base-cell-address="City.CG25"/>
            <calcext:condition calcext:apply-style-name="Excel_CondFormat_1_1_4" calcext:value="=3" calcext:base-cell-address="City.CG25"/>
            <calcext:condition calcext:apply-style-name="Excel_CondFormat_1_1_5" calcext:value="=4" calcext:base-cell-address="City.CG25"/>
            <calcext:condition calcext:apply-style-name="Excel_CondFormat_1_1_6" calcext:value="=100" calcext:base-cell-address="City.CG25"/>
            <calcext:condition calcext:apply-style-name="Excel_CondFormat_1_1_7" calcext:value="&gt;101" calcext:base-cell-address="City.CG25"/>
            <calcext:condition calcext:apply-style-name="Trees" calcext:value="=6" calcext:base-cell-address="City.CG25"/>
            <calcext:condition calcext:apply-style-name="Trees1" calcext:value="=5" calcext:base-cell-address="City.CG25"/>
            <calcext:condition calcext:apply-style-name="Yellow Flower" calcext:value="=11" calcext:base-cell-address="City.CG25"/>
            <calcext:condition calcext:apply-style-name="Blue Flower" calcext:value="=12" calcext:base-cell-address="City.CG25"/>
            <calcext:condition calcext:apply-style-name="Pink Flowers" calcext:value="=13" calcext:base-cell-address="City.CG25"/>
          </calcext:conditional-format>
          <calcext:conditional-format calcext:target-range-address="City.CH25:City.CH25">
            <calcext:condition calcext:apply-style-name="Open Space" calcext:value="=0" calcext:base-cell-address="City.CH25"/>
            <calcext:condition calcext:apply-style-name="Excel_CondFormat_1_1_2" calcext:value="=1" calcext:base-cell-address="City.CH25"/>
            <calcext:condition calcext:apply-style-name="Excel_CondFormat_1_1_3" calcext:value="=2" calcext:base-cell-address="City.CH25"/>
            <calcext:condition calcext:apply-style-name="Excel_CondFormat_1_1_4" calcext:value="=3" calcext:base-cell-address="City.CH25"/>
            <calcext:condition calcext:apply-style-name="Excel_CondFormat_1_1_5" calcext:value="=4" calcext:base-cell-address="City.CH25"/>
            <calcext:condition calcext:apply-style-name="Excel_CondFormat_1_1_6" calcext:value="=100" calcext:base-cell-address="City.CH25"/>
            <calcext:condition calcext:apply-style-name="Excel_CondFormat_1_1_7" calcext:value="&gt;101" calcext:base-cell-address="City.CH25"/>
            <calcext:condition calcext:apply-style-name="Trees" calcext:value="=6" calcext:base-cell-address="City.CH25"/>
            <calcext:condition calcext:apply-style-name="Trees1" calcext:value="=5" calcext:base-cell-address="City.CH25"/>
            <calcext:condition calcext:apply-style-name="Yellow Flower" calcext:value="=11" calcext:base-cell-address="City.CH25"/>
            <calcext:condition calcext:apply-style-name="Blue Flower" calcext:value="=12" calcext:base-cell-address="City.CH25"/>
            <calcext:condition calcext:apply-style-name="Pink Flowers" calcext:value="=13" calcext:base-cell-address="City.CH25"/>
          </calcext:conditional-format>
          <calcext:conditional-format calcext:target-range-address="City.CI25:City.CI25">
            <calcext:condition calcext:apply-style-name="Open Space" calcext:value="=0" calcext:base-cell-address="City.CI25"/>
            <calcext:condition calcext:apply-style-name="Excel_CondFormat_1_1_2" calcext:value="=1" calcext:base-cell-address="City.CI25"/>
            <calcext:condition calcext:apply-style-name="Excel_CondFormat_1_1_3" calcext:value="=2" calcext:base-cell-address="City.CI25"/>
            <calcext:condition calcext:apply-style-name="Excel_CondFormat_1_1_4" calcext:value="=3" calcext:base-cell-address="City.CI25"/>
            <calcext:condition calcext:apply-style-name="Excel_CondFormat_1_1_5" calcext:value="=4" calcext:base-cell-address="City.CI25"/>
            <calcext:condition calcext:apply-style-name="Excel_CondFormat_1_1_6" calcext:value="=100" calcext:base-cell-address="City.CI25"/>
            <calcext:condition calcext:apply-style-name="Excel_CondFormat_1_1_7" calcext:value="&gt;101" calcext:base-cell-address="City.CI25"/>
            <calcext:condition calcext:apply-style-name="Trees" calcext:value="=6" calcext:base-cell-address="City.CI25"/>
            <calcext:condition calcext:apply-style-name="Trees1" calcext:value="=5" calcext:base-cell-address="City.CI25"/>
            <calcext:condition calcext:apply-style-name="Yellow Flower" calcext:value="=11" calcext:base-cell-address="City.CI25"/>
            <calcext:condition calcext:apply-style-name="Blue Flower" calcext:value="=12" calcext:base-cell-address="City.CI25"/>
            <calcext:condition calcext:apply-style-name="Pink Flowers" calcext:value="=13" calcext:base-cell-address="City.CI25"/>
          </calcext:conditional-format>
          <calcext:conditional-format calcext:target-range-address="City.CJ25:City.CJ25">
            <calcext:condition calcext:apply-style-name="Open Space" calcext:value="=0" calcext:base-cell-address="City.CJ25"/>
            <calcext:condition calcext:apply-style-name="Excel_CondFormat_1_1_2" calcext:value="=1" calcext:base-cell-address="City.CJ25"/>
            <calcext:condition calcext:apply-style-name="Excel_CondFormat_1_1_3" calcext:value="=2" calcext:base-cell-address="City.CJ25"/>
            <calcext:condition calcext:apply-style-name="Excel_CondFormat_1_1_4" calcext:value="=3" calcext:base-cell-address="City.CJ25"/>
            <calcext:condition calcext:apply-style-name="Excel_CondFormat_1_1_5" calcext:value="=4" calcext:base-cell-address="City.CJ25"/>
            <calcext:condition calcext:apply-style-name="Excel_CondFormat_1_1_6" calcext:value="=100" calcext:base-cell-address="City.CJ25"/>
            <calcext:condition calcext:apply-style-name="Excel_CondFormat_1_1_7" calcext:value="&gt;101" calcext:base-cell-address="City.CJ25"/>
            <calcext:condition calcext:apply-style-name="Trees" calcext:value="=6" calcext:base-cell-address="City.CJ25"/>
            <calcext:condition calcext:apply-style-name="Trees1" calcext:value="=5" calcext:base-cell-address="City.CJ25"/>
            <calcext:condition calcext:apply-style-name="Yellow Flower" calcext:value="=11" calcext:base-cell-address="City.CJ25"/>
            <calcext:condition calcext:apply-style-name="Blue Flower" calcext:value="=12" calcext:base-cell-address="City.CJ25"/>
            <calcext:condition calcext:apply-style-name="Pink Flowers" calcext:value="=13" calcext:base-cell-address="City.CJ25"/>
          </calcext:conditional-format>
          <calcext:conditional-format calcext:target-range-address="City.CK25:City.CK25">
            <calcext:condition calcext:apply-style-name="Open Space" calcext:value="=0" calcext:base-cell-address="City.CK25"/>
            <calcext:condition calcext:apply-style-name="Excel_CondFormat_1_1_2" calcext:value="=1" calcext:base-cell-address="City.CK25"/>
            <calcext:condition calcext:apply-style-name="Excel_CondFormat_1_1_3" calcext:value="=2" calcext:base-cell-address="City.CK25"/>
            <calcext:condition calcext:apply-style-name="Excel_CondFormat_1_1_4" calcext:value="=3" calcext:base-cell-address="City.CK25"/>
            <calcext:condition calcext:apply-style-name="Excel_CondFormat_1_1_5" calcext:value="=4" calcext:base-cell-address="City.CK25"/>
            <calcext:condition calcext:apply-style-name="Excel_CondFormat_1_1_6" calcext:value="=100" calcext:base-cell-address="City.CK25"/>
            <calcext:condition calcext:apply-style-name="Excel_CondFormat_1_1_7" calcext:value="&gt;101" calcext:base-cell-address="City.CK25"/>
            <calcext:condition calcext:apply-style-name="Trees" calcext:value="=6" calcext:base-cell-address="City.CK25"/>
            <calcext:condition calcext:apply-style-name="Trees1" calcext:value="=5" calcext:base-cell-address="City.CK25"/>
            <calcext:condition calcext:apply-style-name="Yellow Flower" calcext:value="=11" calcext:base-cell-address="City.CK25"/>
            <calcext:condition calcext:apply-style-name="Blue Flower" calcext:value="=12" calcext:base-cell-address="City.CK25"/>
            <calcext:condition calcext:apply-style-name="Pink Flowers" calcext:value="=13" calcext:base-cell-address="City.CK25"/>
          </calcext:conditional-format>
          <calcext:conditional-format calcext:target-range-address="City.CL25:City.CL25">
            <calcext:condition calcext:apply-style-name="Open Space" calcext:value="=0" calcext:base-cell-address="City.CL25"/>
            <calcext:condition calcext:apply-style-name="Excel_CondFormat_1_1_2" calcext:value="=1" calcext:base-cell-address="City.CL25"/>
            <calcext:condition calcext:apply-style-name="Excel_CondFormat_1_1_3" calcext:value="=2" calcext:base-cell-address="City.CL25"/>
            <calcext:condition calcext:apply-style-name="Excel_CondFormat_1_1_4" calcext:value="=3" calcext:base-cell-address="City.CL25"/>
            <calcext:condition calcext:apply-style-name="Excel_CondFormat_1_1_5" calcext:value="=4" calcext:base-cell-address="City.CL25"/>
            <calcext:condition calcext:apply-style-name="Excel_CondFormat_1_1_6" calcext:value="=100" calcext:base-cell-address="City.CL25"/>
            <calcext:condition calcext:apply-style-name="Excel_CondFormat_1_1_7" calcext:value="&gt;101" calcext:base-cell-address="City.CL25"/>
            <calcext:condition calcext:apply-style-name="Trees" calcext:value="=6" calcext:base-cell-address="City.CL25"/>
            <calcext:condition calcext:apply-style-name="Trees1" calcext:value="=5" calcext:base-cell-address="City.CL25"/>
            <calcext:condition calcext:apply-style-name="Yellow Flower" calcext:value="=11" calcext:base-cell-address="City.CL25"/>
            <calcext:condition calcext:apply-style-name="Blue Flower" calcext:value="=12" calcext:base-cell-address="City.CL25"/>
            <calcext:condition calcext:apply-style-name="Pink Flowers" calcext:value="=13" calcext:base-cell-address="City.CL25"/>
          </calcext:conditional-format>
          <calcext:conditional-format calcext:target-range-address="City.CM25:City.CM25">
            <calcext:condition calcext:apply-style-name="Open Space" calcext:value="=0" calcext:base-cell-address="City.CM25"/>
            <calcext:condition calcext:apply-style-name="Excel_CondFormat_1_1_2" calcext:value="=1" calcext:base-cell-address="City.CM25"/>
            <calcext:condition calcext:apply-style-name="Excel_CondFormat_1_1_3" calcext:value="=2" calcext:base-cell-address="City.CM25"/>
            <calcext:condition calcext:apply-style-name="Excel_CondFormat_1_1_4" calcext:value="=3" calcext:base-cell-address="City.CM25"/>
            <calcext:condition calcext:apply-style-name="Excel_CondFormat_1_1_5" calcext:value="=4" calcext:base-cell-address="City.CM25"/>
            <calcext:condition calcext:apply-style-name="Excel_CondFormat_1_1_6" calcext:value="=100" calcext:base-cell-address="City.CM25"/>
            <calcext:condition calcext:apply-style-name="Excel_CondFormat_1_1_7" calcext:value="&gt;101" calcext:base-cell-address="City.CM25"/>
            <calcext:condition calcext:apply-style-name="Trees" calcext:value="=6" calcext:base-cell-address="City.CM25"/>
            <calcext:condition calcext:apply-style-name="Trees1" calcext:value="=5" calcext:base-cell-address="City.CM25"/>
            <calcext:condition calcext:apply-style-name="Yellow Flower" calcext:value="=11" calcext:base-cell-address="City.CM25"/>
            <calcext:condition calcext:apply-style-name="Blue Flower" calcext:value="=12" calcext:base-cell-address="City.CM25"/>
            <calcext:condition calcext:apply-style-name="Pink Flowers" calcext:value="=13" calcext:base-cell-address="City.CM25"/>
          </calcext:conditional-format>
          <calcext:conditional-format calcext:target-range-address="City.CN25:City.CN25">
            <calcext:condition calcext:apply-style-name="Open Space" calcext:value="=0" calcext:base-cell-address="City.CN25"/>
            <calcext:condition calcext:apply-style-name="Excel_CondFormat_1_1_2" calcext:value="=1" calcext:base-cell-address="City.CN25"/>
            <calcext:condition calcext:apply-style-name="Excel_CondFormat_1_1_3" calcext:value="=2" calcext:base-cell-address="City.CN25"/>
            <calcext:condition calcext:apply-style-name="Excel_CondFormat_1_1_4" calcext:value="=3" calcext:base-cell-address="City.CN25"/>
            <calcext:condition calcext:apply-style-name="Excel_CondFormat_1_1_5" calcext:value="=4" calcext:base-cell-address="City.CN25"/>
            <calcext:condition calcext:apply-style-name="Excel_CondFormat_1_1_6" calcext:value="=100" calcext:base-cell-address="City.CN25"/>
            <calcext:condition calcext:apply-style-name="Excel_CondFormat_1_1_7" calcext:value="&gt;101" calcext:base-cell-address="City.CN25"/>
            <calcext:condition calcext:apply-style-name="Trees" calcext:value="=6" calcext:base-cell-address="City.CN25"/>
            <calcext:condition calcext:apply-style-name="Trees1" calcext:value="=5" calcext:base-cell-address="City.CN25"/>
            <calcext:condition calcext:apply-style-name="Yellow Flower" calcext:value="=11" calcext:base-cell-address="City.CN25"/>
            <calcext:condition calcext:apply-style-name="Blue Flower" calcext:value="=12" calcext:base-cell-address="City.CN25"/>
            <calcext:condition calcext:apply-style-name="Pink Flowers" calcext:value="=13" calcext:base-cell-address="City.CN25"/>
          </calcext:conditional-format>
          <calcext:conditional-format calcext:target-range-address="City.CO25:City.CO25">
            <calcext:condition calcext:apply-style-name="Open Space" calcext:value="=0" calcext:base-cell-address="City.CO25"/>
            <calcext:condition calcext:apply-style-name="Excel_CondFormat_1_1_2" calcext:value="=1" calcext:base-cell-address="City.CO25"/>
            <calcext:condition calcext:apply-style-name="Excel_CondFormat_1_1_3" calcext:value="=2" calcext:base-cell-address="City.CO25"/>
            <calcext:condition calcext:apply-style-name="Excel_CondFormat_1_1_4" calcext:value="=3" calcext:base-cell-address="City.CO25"/>
            <calcext:condition calcext:apply-style-name="Excel_CondFormat_1_1_5" calcext:value="=4" calcext:base-cell-address="City.CO25"/>
            <calcext:condition calcext:apply-style-name="Excel_CondFormat_1_1_6" calcext:value="=100" calcext:base-cell-address="City.CO25"/>
            <calcext:condition calcext:apply-style-name="Excel_CondFormat_1_1_7" calcext:value="&gt;101" calcext:base-cell-address="City.CO25"/>
            <calcext:condition calcext:apply-style-name="Trees" calcext:value="=6" calcext:base-cell-address="City.CO25"/>
            <calcext:condition calcext:apply-style-name="Trees1" calcext:value="=5" calcext:base-cell-address="City.CO25"/>
            <calcext:condition calcext:apply-style-name="Yellow Flower" calcext:value="=11" calcext:base-cell-address="City.CO25"/>
            <calcext:condition calcext:apply-style-name="Blue Flower" calcext:value="=12" calcext:base-cell-address="City.CO25"/>
            <calcext:condition calcext:apply-style-name="Pink Flowers" calcext:value="=13" calcext:base-cell-address="City.CO25"/>
          </calcext:conditional-format>
          <calcext:conditional-format calcext:target-range-address="City.CP25:City.CP25">
            <calcext:condition calcext:apply-style-name="Open Space" calcext:value="=0" calcext:base-cell-address="City.CP25"/>
            <calcext:condition calcext:apply-style-name="Excel_CondFormat_1_1_2" calcext:value="=1" calcext:base-cell-address="City.CP25"/>
            <calcext:condition calcext:apply-style-name="Excel_CondFormat_1_1_3" calcext:value="=2" calcext:base-cell-address="City.CP25"/>
            <calcext:condition calcext:apply-style-name="Excel_CondFormat_1_1_4" calcext:value="=3" calcext:base-cell-address="City.CP25"/>
            <calcext:condition calcext:apply-style-name="Excel_CondFormat_1_1_5" calcext:value="=4" calcext:base-cell-address="City.CP25"/>
            <calcext:condition calcext:apply-style-name="Excel_CondFormat_1_1_6" calcext:value="=100" calcext:base-cell-address="City.CP25"/>
            <calcext:condition calcext:apply-style-name="Excel_CondFormat_1_1_7" calcext:value="&gt;101" calcext:base-cell-address="City.CP25"/>
            <calcext:condition calcext:apply-style-name="Trees" calcext:value="=6" calcext:base-cell-address="City.CP25"/>
            <calcext:condition calcext:apply-style-name="Trees1" calcext:value="=5" calcext:base-cell-address="City.CP25"/>
            <calcext:condition calcext:apply-style-name="Yellow Flower" calcext:value="=11" calcext:base-cell-address="City.CP25"/>
            <calcext:condition calcext:apply-style-name="Blue Flower" calcext:value="=12" calcext:base-cell-address="City.CP25"/>
            <calcext:condition calcext:apply-style-name="Pink Flowers" calcext:value="=13" calcext:base-cell-address="City.CP25"/>
          </calcext:conditional-format>
          <calcext:conditional-format calcext:target-range-address="City.CG26:City.CG26">
            <calcext:condition calcext:apply-style-name="Open Space" calcext:value="=0" calcext:base-cell-address="City.CG26"/>
            <calcext:condition calcext:apply-style-name="Excel_CondFormat_1_1_2" calcext:value="=1" calcext:base-cell-address="City.CG26"/>
            <calcext:condition calcext:apply-style-name="Excel_CondFormat_1_1_3" calcext:value="=2" calcext:base-cell-address="City.CG26"/>
            <calcext:condition calcext:apply-style-name="Excel_CondFormat_1_1_4" calcext:value="=3" calcext:base-cell-address="City.CG26"/>
            <calcext:condition calcext:apply-style-name="Excel_CondFormat_1_1_5" calcext:value="=4" calcext:base-cell-address="City.CG26"/>
            <calcext:condition calcext:apply-style-name="Excel_CondFormat_1_1_6" calcext:value="=100" calcext:base-cell-address="City.CG26"/>
            <calcext:condition calcext:apply-style-name="Excel_CondFormat_1_1_7" calcext:value="&gt;101" calcext:base-cell-address="City.CG26"/>
            <calcext:condition calcext:apply-style-name="Trees" calcext:value="=6" calcext:base-cell-address="City.CG26"/>
            <calcext:condition calcext:apply-style-name="Trees1" calcext:value="=5" calcext:base-cell-address="City.CG26"/>
            <calcext:condition calcext:apply-style-name="Yellow Flower" calcext:value="=11" calcext:base-cell-address="City.CG26"/>
            <calcext:condition calcext:apply-style-name="Blue Flower" calcext:value="=12" calcext:base-cell-address="City.CG26"/>
            <calcext:condition calcext:apply-style-name="Pink Flowers" calcext:value="=13" calcext:base-cell-address="City.CG26"/>
          </calcext:conditional-format>
          <calcext:conditional-format calcext:target-range-address="City.CH26:City.CH26">
            <calcext:condition calcext:apply-style-name="Open Space" calcext:value="=0" calcext:base-cell-address="City.CH26"/>
            <calcext:condition calcext:apply-style-name="Excel_CondFormat_1_1_2" calcext:value="=1" calcext:base-cell-address="City.CH26"/>
            <calcext:condition calcext:apply-style-name="Excel_CondFormat_1_1_3" calcext:value="=2" calcext:base-cell-address="City.CH26"/>
            <calcext:condition calcext:apply-style-name="Excel_CondFormat_1_1_4" calcext:value="=3" calcext:base-cell-address="City.CH26"/>
            <calcext:condition calcext:apply-style-name="Excel_CondFormat_1_1_5" calcext:value="=4" calcext:base-cell-address="City.CH26"/>
            <calcext:condition calcext:apply-style-name="Excel_CondFormat_1_1_6" calcext:value="=100" calcext:base-cell-address="City.CH26"/>
            <calcext:condition calcext:apply-style-name="Excel_CondFormat_1_1_7" calcext:value="&gt;101" calcext:base-cell-address="City.CH26"/>
            <calcext:condition calcext:apply-style-name="Trees" calcext:value="=6" calcext:base-cell-address="City.CH26"/>
            <calcext:condition calcext:apply-style-name="Trees1" calcext:value="=5" calcext:base-cell-address="City.CH26"/>
            <calcext:condition calcext:apply-style-name="Yellow Flower" calcext:value="=11" calcext:base-cell-address="City.CH26"/>
            <calcext:condition calcext:apply-style-name="Blue Flower" calcext:value="=12" calcext:base-cell-address="City.CH26"/>
            <calcext:condition calcext:apply-style-name="Pink Flowers" calcext:value="=13" calcext:base-cell-address="City.CH26"/>
          </calcext:conditional-format>
          <calcext:conditional-format calcext:target-range-address="City.CI26:City.CI26">
            <calcext:condition calcext:apply-style-name="Open Space" calcext:value="=0" calcext:base-cell-address="City.CI26"/>
            <calcext:condition calcext:apply-style-name="Excel_CondFormat_1_1_2" calcext:value="=1" calcext:base-cell-address="City.CI26"/>
            <calcext:condition calcext:apply-style-name="Excel_CondFormat_1_1_3" calcext:value="=2" calcext:base-cell-address="City.CI26"/>
            <calcext:condition calcext:apply-style-name="Excel_CondFormat_1_1_4" calcext:value="=3" calcext:base-cell-address="City.CI26"/>
            <calcext:condition calcext:apply-style-name="Excel_CondFormat_1_1_5" calcext:value="=4" calcext:base-cell-address="City.CI26"/>
            <calcext:condition calcext:apply-style-name="Excel_CondFormat_1_1_6" calcext:value="=100" calcext:base-cell-address="City.CI26"/>
            <calcext:condition calcext:apply-style-name="Excel_CondFormat_1_1_7" calcext:value="&gt;101" calcext:base-cell-address="City.CI26"/>
            <calcext:condition calcext:apply-style-name="Trees" calcext:value="=6" calcext:base-cell-address="City.CI26"/>
            <calcext:condition calcext:apply-style-name="Trees1" calcext:value="=5" calcext:base-cell-address="City.CI26"/>
            <calcext:condition calcext:apply-style-name="Yellow Flower" calcext:value="=11" calcext:base-cell-address="City.CI26"/>
            <calcext:condition calcext:apply-style-name="Blue Flower" calcext:value="=12" calcext:base-cell-address="City.CI26"/>
            <calcext:condition calcext:apply-style-name="Pink Flowers" calcext:value="=13" calcext:base-cell-address="City.CI26"/>
          </calcext:conditional-format>
          <calcext:conditional-format calcext:target-range-address="City.CJ26:City.CJ26">
            <calcext:condition calcext:apply-style-name="Open Space" calcext:value="=0" calcext:base-cell-address="City.CJ26"/>
            <calcext:condition calcext:apply-style-name="Excel_CondFormat_1_1_2" calcext:value="=1" calcext:base-cell-address="City.CJ26"/>
            <calcext:condition calcext:apply-style-name="Excel_CondFormat_1_1_3" calcext:value="=2" calcext:base-cell-address="City.CJ26"/>
            <calcext:condition calcext:apply-style-name="Excel_CondFormat_1_1_4" calcext:value="=3" calcext:base-cell-address="City.CJ26"/>
            <calcext:condition calcext:apply-style-name="Excel_CondFormat_1_1_5" calcext:value="=4" calcext:base-cell-address="City.CJ26"/>
            <calcext:condition calcext:apply-style-name="Excel_CondFormat_1_1_6" calcext:value="=100" calcext:base-cell-address="City.CJ26"/>
            <calcext:condition calcext:apply-style-name="Excel_CondFormat_1_1_7" calcext:value="&gt;101" calcext:base-cell-address="City.CJ26"/>
            <calcext:condition calcext:apply-style-name="Trees" calcext:value="=6" calcext:base-cell-address="City.CJ26"/>
            <calcext:condition calcext:apply-style-name="Trees1" calcext:value="=5" calcext:base-cell-address="City.CJ26"/>
            <calcext:condition calcext:apply-style-name="Yellow Flower" calcext:value="=11" calcext:base-cell-address="City.CJ26"/>
            <calcext:condition calcext:apply-style-name="Blue Flower" calcext:value="=12" calcext:base-cell-address="City.CJ26"/>
            <calcext:condition calcext:apply-style-name="Pink Flowers" calcext:value="=13" calcext:base-cell-address="City.CJ26"/>
          </calcext:conditional-format>
          <calcext:conditional-format calcext:target-range-address="City.CK26:City.CK26">
            <calcext:condition calcext:apply-style-name="Open Space" calcext:value="=0" calcext:base-cell-address="City.CK26"/>
            <calcext:condition calcext:apply-style-name="Excel_CondFormat_1_1_2" calcext:value="=1" calcext:base-cell-address="City.CK26"/>
            <calcext:condition calcext:apply-style-name="Excel_CondFormat_1_1_3" calcext:value="=2" calcext:base-cell-address="City.CK26"/>
            <calcext:condition calcext:apply-style-name="Excel_CondFormat_1_1_4" calcext:value="=3" calcext:base-cell-address="City.CK26"/>
            <calcext:condition calcext:apply-style-name="Excel_CondFormat_1_1_5" calcext:value="=4" calcext:base-cell-address="City.CK26"/>
            <calcext:condition calcext:apply-style-name="Excel_CondFormat_1_1_6" calcext:value="=100" calcext:base-cell-address="City.CK26"/>
            <calcext:condition calcext:apply-style-name="Excel_CondFormat_1_1_7" calcext:value="&gt;101" calcext:base-cell-address="City.CK26"/>
            <calcext:condition calcext:apply-style-name="Trees" calcext:value="=6" calcext:base-cell-address="City.CK26"/>
            <calcext:condition calcext:apply-style-name="Trees1" calcext:value="=5" calcext:base-cell-address="City.CK26"/>
            <calcext:condition calcext:apply-style-name="Yellow Flower" calcext:value="=11" calcext:base-cell-address="City.CK26"/>
            <calcext:condition calcext:apply-style-name="Blue Flower" calcext:value="=12" calcext:base-cell-address="City.CK26"/>
            <calcext:condition calcext:apply-style-name="Pink Flowers" calcext:value="=13" calcext:base-cell-address="City.CK26"/>
          </calcext:conditional-format>
          <calcext:conditional-format calcext:target-range-address="City.CL26:City.CL26">
            <calcext:condition calcext:apply-style-name="Open Space" calcext:value="=0" calcext:base-cell-address="City.CL26"/>
            <calcext:condition calcext:apply-style-name="Excel_CondFormat_1_1_2" calcext:value="=1" calcext:base-cell-address="City.CL26"/>
            <calcext:condition calcext:apply-style-name="Excel_CondFormat_1_1_3" calcext:value="=2" calcext:base-cell-address="City.CL26"/>
            <calcext:condition calcext:apply-style-name="Excel_CondFormat_1_1_4" calcext:value="=3" calcext:base-cell-address="City.CL26"/>
            <calcext:condition calcext:apply-style-name="Excel_CondFormat_1_1_5" calcext:value="=4" calcext:base-cell-address="City.CL26"/>
            <calcext:condition calcext:apply-style-name="Excel_CondFormat_1_1_6" calcext:value="=100" calcext:base-cell-address="City.CL26"/>
            <calcext:condition calcext:apply-style-name="Excel_CondFormat_1_1_7" calcext:value="&gt;101" calcext:base-cell-address="City.CL26"/>
            <calcext:condition calcext:apply-style-name="Trees" calcext:value="=6" calcext:base-cell-address="City.CL26"/>
            <calcext:condition calcext:apply-style-name="Trees1" calcext:value="=5" calcext:base-cell-address="City.CL26"/>
            <calcext:condition calcext:apply-style-name="Yellow Flower" calcext:value="=11" calcext:base-cell-address="City.CL26"/>
            <calcext:condition calcext:apply-style-name="Blue Flower" calcext:value="=12" calcext:base-cell-address="City.CL26"/>
            <calcext:condition calcext:apply-style-name="Pink Flowers" calcext:value="=13" calcext:base-cell-address="City.CL26"/>
          </calcext:conditional-format>
          <calcext:conditional-format calcext:target-range-address="City.CM26:City.CM26">
            <calcext:condition calcext:apply-style-name="Open Space" calcext:value="=0" calcext:base-cell-address="City.CM26"/>
            <calcext:condition calcext:apply-style-name="Excel_CondFormat_1_1_2" calcext:value="=1" calcext:base-cell-address="City.CM26"/>
            <calcext:condition calcext:apply-style-name="Excel_CondFormat_1_1_3" calcext:value="=2" calcext:base-cell-address="City.CM26"/>
            <calcext:condition calcext:apply-style-name="Excel_CondFormat_1_1_4" calcext:value="=3" calcext:base-cell-address="City.CM26"/>
            <calcext:condition calcext:apply-style-name="Excel_CondFormat_1_1_5" calcext:value="=4" calcext:base-cell-address="City.CM26"/>
            <calcext:condition calcext:apply-style-name="Excel_CondFormat_1_1_6" calcext:value="=100" calcext:base-cell-address="City.CM26"/>
            <calcext:condition calcext:apply-style-name="Excel_CondFormat_1_1_7" calcext:value="&gt;101" calcext:base-cell-address="City.CM26"/>
            <calcext:condition calcext:apply-style-name="Trees" calcext:value="=6" calcext:base-cell-address="City.CM26"/>
            <calcext:condition calcext:apply-style-name="Trees1" calcext:value="=5" calcext:base-cell-address="City.CM26"/>
            <calcext:condition calcext:apply-style-name="Yellow Flower" calcext:value="=11" calcext:base-cell-address="City.CM26"/>
            <calcext:condition calcext:apply-style-name="Blue Flower" calcext:value="=12" calcext:base-cell-address="City.CM26"/>
            <calcext:condition calcext:apply-style-name="Pink Flowers" calcext:value="=13" calcext:base-cell-address="City.CM26"/>
          </calcext:conditional-format>
          <calcext:conditional-format calcext:target-range-address="City.CN26:City.CN26">
            <calcext:condition calcext:apply-style-name="Open Space" calcext:value="=0" calcext:base-cell-address="City.CN26"/>
            <calcext:condition calcext:apply-style-name="Excel_CondFormat_1_1_2" calcext:value="=1" calcext:base-cell-address="City.CN26"/>
            <calcext:condition calcext:apply-style-name="Excel_CondFormat_1_1_3" calcext:value="=2" calcext:base-cell-address="City.CN26"/>
            <calcext:condition calcext:apply-style-name="Excel_CondFormat_1_1_4" calcext:value="=3" calcext:base-cell-address="City.CN26"/>
            <calcext:condition calcext:apply-style-name="Excel_CondFormat_1_1_5" calcext:value="=4" calcext:base-cell-address="City.CN26"/>
            <calcext:condition calcext:apply-style-name="Excel_CondFormat_1_1_6" calcext:value="=100" calcext:base-cell-address="City.CN26"/>
            <calcext:condition calcext:apply-style-name="Excel_CondFormat_1_1_7" calcext:value="&gt;101" calcext:base-cell-address="City.CN26"/>
            <calcext:condition calcext:apply-style-name="Trees" calcext:value="=6" calcext:base-cell-address="City.CN26"/>
            <calcext:condition calcext:apply-style-name="Trees1" calcext:value="=5" calcext:base-cell-address="City.CN26"/>
            <calcext:condition calcext:apply-style-name="Yellow Flower" calcext:value="=11" calcext:base-cell-address="City.CN26"/>
            <calcext:condition calcext:apply-style-name="Blue Flower" calcext:value="=12" calcext:base-cell-address="City.CN26"/>
            <calcext:condition calcext:apply-style-name="Pink Flowers" calcext:value="=13" calcext:base-cell-address="City.CN26"/>
          </calcext:conditional-format>
          <calcext:conditional-format calcext:target-range-address="City.CO26:City.CO26">
            <calcext:condition calcext:apply-style-name="Open Space" calcext:value="=0" calcext:base-cell-address="City.CO26"/>
            <calcext:condition calcext:apply-style-name="Excel_CondFormat_1_1_2" calcext:value="=1" calcext:base-cell-address="City.CO26"/>
            <calcext:condition calcext:apply-style-name="Excel_CondFormat_1_1_3" calcext:value="=2" calcext:base-cell-address="City.CO26"/>
            <calcext:condition calcext:apply-style-name="Excel_CondFormat_1_1_4" calcext:value="=3" calcext:base-cell-address="City.CO26"/>
            <calcext:condition calcext:apply-style-name="Excel_CondFormat_1_1_5" calcext:value="=4" calcext:base-cell-address="City.CO26"/>
            <calcext:condition calcext:apply-style-name="Excel_CondFormat_1_1_6" calcext:value="=100" calcext:base-cell-address="City.CO26"/>
            <calcext:condition calcext:apply-style-name="Excel_CondFormat_1_1_7" calcext:value="&gt;101" calcext:base-cell-address="City.CO26"/>
            <calcext:condition calcext:apply-style-name="Trees" calcext:value="=6" calcext:base-cell-address="City.CO26"/>
            <calcext:condition calcext:apply-style-name="Trees1" calcext:value="=5" calcext:base-cell-address="City.CO26"/>
            <calcext:condition calcext:apply-style-name="Yellow Flower" calcext:value="=11" calcext:base-cell-address="City.CO26"/>
            <calcext:condition calcext:apply-style-name="Blue Flower" calcext:value="=12" calcext:base-cell-address="City.CO26"/>
            <calcext:condition calcext:apply-style-name="Pink Flowers" calcext:value="=13" calcext:base-cell-address="City.CO26"/>
          </calcext:conditional-format>
          <calcext:conditional-format calcext:target-range-address="City.CP26:City.CP26">
            <calcext:condition calcext:apply-style-name="Open Space" calcext:value="=0" calcext:base-cell-address="City.CP26"/>
            <calcext:condition calcext:apply-style-name="Excel_CondFormat_1_1_2" calcext:value="=1" calcext:base-cell-address="City.CP26"/>
            <calcext:condition calcext:apply-style-name="Excel_CondFormat_1_1_3" calcext:value="=2" calcext:base-cell-address="City.CP26"/>
            <calcext:condition calcext:apply-style-name="Excel_CondFormat_1_1_4" calcext:value="=3" calcext:base-cell-address="City.CP26"/>
            <calcext:condition calcext:apply-style-name="Excel_CondFormat_1_1_5" calcext:value="=4" calcext:base-cell-address="City.CP26"/>
            <calcext:condition calcext:apply-style-name="Excel_CondFormat_1_1_6" calcext:value="=100" calcext:base-cell-address="City.CP26"/>
            <calcext:condition calcext:apply-style-name="Excel_CondFormat_1_1_7" calcext:value="&gt;101" calcext:base-cell-address="City.CP26"/>
            <calcext:condition calcext:apply-style-name="Trees" calcext:value="=6" calcext:base-cell-address="City.CP26"/>
            <calcext:condition calcext:apply-style-name="Trees1" calcext:value="=5" calcext:base-cell-address="City.CP26"/>
            <calcext:condition calcext:apply-style-name="Yellow Flower" calcext:value="=11" calcext:base-cell-address="City.CP26"/>
            <calcext:condition calcext:apply-style-name="Blue Flower" calcext:value="=12" calcext:base-cell-address="City.CP26"/>
            <calcext:condition calcext:apply-style-name="Pink Flowers" calcext:value="=13" calcext:base-cell-address="City.CP26"/>
          </calcext:conditional-format>
          <calcext:conditional-format calcext:target-range-address="City.CG27:City.CG27">
            <calcext:condition calcext:apply-style-name="Open Space" calcext:value="=0" calcext:base-cell-address="City.CG27"/>
            <calcext:condition calcext:apply-style-name="Excel_CondFormat_1_1_2" calcext:value="=1" calcext:base-cell-address="City.CG27"/>
            <calcext:condition calcext:apply-style-name="Excel_CondFormat_1_1_3" calcext:value="=2" calcext:base-cell-address="City.CG27"/>
            <calcext:condition calcext:apply-style-name="Excel_CondFormat_1_1_4" calcext:value="=3" calcext:base-cell-address="City.CG27"/>
            <calcext:condition calcext:apply-style-name="Excel_CondFormat_1_1_5" calcext:value="=4" calcext:base-cell-address="City.CG27"/>
            <calcext:condition calcext:apply-style-name="Excel_CondFormat_1_1_6" calcext:value="=100" calcext:base-cell-address="City.CG27"/>
            <calcext:condition calcext:apply-style-name="Excel_CondFormat_1_1_7" calcext:value="&gt;101" calcext:base-cell-address="City.CG27"/>
            <calcext:condition calcext:apply-style-name="Trees" calcext:value="=6" calcext:base-cell-address="City.CG27"/>
            <calcext:condition calcext:apply-style-name="Trees1" calcext:value="=5" calcext:base-cell-address="City.CG27"/>
            <calcext:condition calcext:apply-style-name="Yellow Flower" calcext:value="=11" calcext:base-cell-address="City.CG27"/>
            <calcext:condition calcext:apply-style-name="Blue Flower" calcext:value="=12" calcext:base-cell-address="City.CG27"/>
            <calcext:condition calcext:apply-style-name="Pink Flowers" calcext:value="=13" calcext:base-cell-address="City.CG27"/>
          </calcext:conditional-format>
          <calcext:conditional-format calcext:target-range-address="City.CH27:City.CH27">
            <calcext:condition calcext:apply-style-name="Open Space" calcext:value="=0" calcext:base-cell-address="City.CH27"/>
            <calcext:condition calcext:apply-style-name="Excel_CondFormat_1_1_2" calcext:value="=1" calcext:base-cell-address="City.CH27"/>
            <calcext:condition calcext:apply-style-name="Excel_CondFormat_1_1_3" calcext:value="=2" calcext:base-cell-address="City.CH27"/>
            <calcext:condition calcext:apply-style-name="Excel_CondFormat_1_1_4" calcext:value="=3" calcext:base-cell-address="City.CH27"/>
            <calcext:condition calcext:apply-style-name="Excel_CondFormat_1_1_5" calcext:value="=4" calcext:base-cell-address="City.CH27"/>
            <calcext:condition calcext:apply-style-name="Excel_CondFormat_1_1_6" calcext:value="=100" calcext:base-cell-address="City.CH27"/>
            <calcext:condition calcext:apply-style-name="Excel_CondFormat_1_1_7" calcext:value="&gt;101" calcext:base-cell-address="City.CH27"/>
            <calcext:condition calcext:apply-style-name="Trees" calcext:value="=6" calcext:base-cell-address="City.CH27"/>
            <calcext:condition calcext:apply-style-name="Trees1" calcext:value="=5" calcext:base-cell-address="City.CH27"/>
            <calcext:condition calcext:apply-style-name="Yellow Flower" calcext:value="=11" calcext:base-cell-address="City.CH27"/>
            <calcext:condition calcext:apply-style-name="Blue Flower" calcext:value="=12" calcext:base-cell-address="City.CH27"/>
            <calcext:condition calcext:apply-style-name="Pink Flowers" calcext:value="=13" calcext:base-cell-address="City.CH27"/>
          </calcext:conditional-format>
          <calcext:conditional-format calcext:target-range-address="City.CI27:City.CI27">
            <calcext:condition calcext:apply-style-name="Open Space" calcext:value="=0" calcext:base-cell-address="City.CI27"/>
            <calcext:condition calcext:apply-style-name="Excel_CondFormat_1_1_2" calcext:value="=1" calcext:base-cell-address="City.CI27"/>
            <calcext:condition calcext:apply-style-name="Excel_CondFormat_1_1_3" calcext:value="=2" calcext:base-cell-address="City.CI27"/>
            <calcext:condition calcext:apply-style-name="Excel_CondFormat_1_1_4" calcext:value="=3" calcext:base-cell-address="City.CI27"/>
            <calcext:condition calcext:apply-style-name="Excel_CondFormat_1_1_5" calcext:value="=4" calcext:base-cell-address="City.CI27"/>
            <calcext:condition calcext:apply-style-name="Excel_CondFormat_1_1_6" calcext:value="=100" calcext:base-cell-address="City.CI27"/>
            <calcext:condition calcext:apply-style-name="Excel_CondFormat_1_1_7" calcext:value="&gt;101" calcext:base-cell-address="City.CI27"/>
            <calcext:condition calcext:apply-style-name="Trees" calcext:value="=6" calcext:base-cell-address="City.CI27"/>
            <calcext:condition calcext:apply-style-name="Trees1" calcext:value="=5" calcext:base-cell-address="City.CI27"/>
            <calcext:condition calcext:apply-style-name="Yellow Flower" calcext:value="=11" calcext:base-cell-address="City.CI27"/>
            <calcext:condition calcext:apply-style-name="Blue Flower" calcext:value="=12" calcext:base-cell-address="City.CI27"/>
            <calcext:condition calcext:apply-style-name="Pink Flowers" calcext:value="=13" calcext:base-cell-address="City.CI27"/>
          </calcext:conditional-format>
          <calcext:conditional-format calcext:target-range-address="City.CJ27:City.CJ27">
            <calcext:condition calcext:apply-style-name="Open Space" calcext:value="=0" calcext:base-cell-address="City.CJ27"/>
            <calcext:condition calcext:apply-style-name="Excel_CondFormat_1_1_2" calcext:value="=1" calcext:base-cell-address="City.CJ27"/>
            <calcext:condition calcext:apply-style-name="Excel_CondFormat_1_1_3" calcext:value="=2" calcext:base-cell-address="City.CJ27"/>
            <calcext:condition calcext:apply-style-name="Excel_CondFormat_1_1_4" calcext:value="=3" calcext:base-cell-address="City.CJ27"/>
            <calcext:condition calcext:apply-style-name="Excel_CondFormat_1_1_5" calcext:value="=4" calcext:base-cell-address="City.CJ27"/>
            <calcext:condition calcext:apply-style-name="Excel_CondFormat_1_1_6" calcext:value="=100" calcext:base-cell-address="City.CJ27"/>
            <calcext:condition calcext:apply-style-name="Excel_CondFormat_1_1_7" calcext:value="&gt;101" calcext:base-cell-address="City.CJ27"/>
            <calcext:condition calcext:apply-style-name="Trees" calcext:value="=6" calcext:base-cell-address="City.CJ27"/>
            <calcext:condition calcext:apply-style-name="Trees1" calcext:value="=5" calcext:base-cell-address="City.CJ27"/>
            <calcext:condition calcext:apply-style-name="Yellow Flower" calcext:value="=11" calcext:base-cell-address="City.CJ27"/>
            <calcext:condition calcext:apply-style-name="Blue Flower" calcext:value="=12" calcext:base-cell-address="City.CJ27"/>
            <calcext:condition calcext:apply-style-name="Pink Flowers" calcext:value="=13" calcext:base-cell-address="City.CJ27"/>
          </calcext:conditional-format>
          <calcext:conditional-format calcext:target-range-address="City.CK27:City.CK27">
            <calcext:condition calcext:apply-style-name="Open Space" calcext:value="=0" calcext:base-cell-address="City.CK27"/>
            <calcext:condition calcext:apply-style-name="Excel_CondFormat_1_1_2" calcext:value="=1" calcext:base-cell-address="City.CK27"/>
            <calcext:condition calcext:apply-style-name="Excel_CondFormat_1_1_3" calcext:value="=2" calcext:base-cell-address="City.CK27"/>
            <calcext:condition calcext:apply-style-name="Excel_CondFormat_1_1_4" calcext:value="=3" calcext:base-cell-address="City.CK27"/>
            <calcext:condition calcext:apply-style-name="Excel_CondFormat_1_1_5" calcext:value="=4" calcext:base-cell-address="City.CK27"/>
            <calcext:condition calcext:apply-style-name="Excel_CondFormat_1_1_6" calcext:value="=100" calcext:base-cell-address="City.CK27"/>
            <calcext:condition calcext:apply-style-name="Excel_CondFormat_1_1_7" calcext:value="&gt;101" calcext:base-cell-address="City.CK27"/>
            <calcext:condition calcext:apply-style-name="Trees" calcext:value="=6" calcext:base-cell-address="City.CK27"/>
            <calcext:condition calcext:apply-style-name="Trees1" calcext:value="=5" calcext:base-cell-address="City.CK27"/>
            <calcext:condition calcext:apply-style-name="Yellow Flower" calcext:value="=11" calcext:base-cell-address="City.CK27"/>
            <calcext:condition calcext:apply-style-name="Blue Flower" calcext:value="=12" calcext:base-cell-address="City.CK27"/>
            <calcext:condition calcext:apply-style-name="Pink Flowers" calcext:value="=13" calcext:base-cell-address="City.CK27"/>
          </calcext:conditional-format>
          <calcext:conditional-format calcext:target-range-address="City.CL27:City.CL27">
            <calcext:condition calcext:apply-style-name="Open Space" calcext:value="=0" calcext:base-cell-address="City.CL27"/>
            <calcext:condition calcext:apply-style-name="Excel_CondFormat_1_1_2" calcext:value="=1" calcext:base-cell-address="City.CL27"/>
            <calcext:condition calcext:apply-style-name="Excel_CondFormat_1_1_3" calcext:value="=2" calcext:base-cell-address="City.CL27"/>
            <calcext:condition calcext:apply-style-name="Excel_CondFormat_1_1_4" calcext:value="=3" calcext:base-cell-address="City.CL27"/>
            <calcext:condition calcext:apply-style-name="Excel_CondFormat_1_1_5" calcext:value="=4" calcext:base-cell-address="City.CL27"/>
            <calcext:condition calcext:apply-style-name="Excel_CondFormat_1_1_6" calcext:value="=100" calcext:base-cell-address="City.CL27"/>
            <calcext:condition calcext:apply-style-name="Excel_CondFormat_1_1_7" calcext:value="&gt;101" calcext:base-cell-address="City.CL27"/>
            <calcext:condition calcext:apply-style-name="Trees" calcext:value="=6" calcext:base-cell-address="City.CL27"/>
            <calcext:condition calcext:apply-style-name="Trees1" calcext:value="=5" calcext:base-cell-address="City.CL27"/>
            <calcext:condition calcext:apply-style-name="Yellow Flower" calcext:value="=11" calcext:base-cell-address="City.CL27"/>
            <calcext:condition calcext:apply-style-name="Blue Flower" calcext:value="=12" calcext:base-cell-address="City.CL27"/>
            <calcext:condition calcext:apply-style-name="Pink Flowers" calcext:value="=13" calcext:base-cell-address="City.CL27"/>
          </calcext:conditional-format>
          <calcext:conditional-format calcext:target-range-address="City.CM27:City.CM27">
            <calcext:condition calcext:apply-style-name="Open Space" calcext:value="=0" calcext:base-cell-address="City.CM27"/>
            <calcext:condition calcext:apply-style-name="Excel_CondFormat_1_1_2" calcext:value="=1" calcext:base-cell-address="City.CM27"/>
            <calcext:condition calcext:apply-style-name="Excel_CondFormat_1_1_3" calcext:value="=2" calcext:base-cell-address="City.CM27"/>
            <calcext:condition calcext:apply-style-name="Excel_CondFormat_1_1_4" calcext:value="=3" calcext:base-cell-address="City.CM27"/>
            <calcext:condition calcext:apply-style-name="Excel_CondFormat_1_1_5" calcext:value="=4" calcext:base-cell-address="City.CM27"/>
            <calcext:condition calcext:apply-style-name="Excel_CondFormat_1_1_6" calcext:value="=100" calcext:base-cell-address="City.CM27"/>
            <calcext:condition calcext:apply-style-name="Excel_CondFormat_1_1_7" calcext:value="&gt;101" calcext:base-cell-address="City.CM27"/>
            <calcext:condition calcext:apply-style-name="Trees" calcext:value="=6" calcext:base-cell-address="City.CM27"/>
            <calcext:condition calcext:apply-style-name="Trees1" calcext:value="=5" calcext:base-cell-address="City.CM27"/>
            <calcext:condition calcext:apply-style-name="Yellow Flower" calcext:value="=11" calcext:base-cell-address="City.CM27"/>
            <calcext:condition calcext:apply-style-name="Blue Flower" calcext:value="=12" calcext:base-cell-address="City.CM27"/>
            <calcext:condition calcext:apply-style-name="Pink Flowers" calcext:value="=13" calcext:base-cell-address="City.CM27"/>
          </calcext:conditional-format>
          <calcext:conditional-format calcext:target-range-address="City.CN27:City.CN27">
            <calcext:condition calcext:apply-style-name="Open Space" calcext:value="=0" calcext:base-cell-address="City.CN27"/>
            <calcext:condition calcext:apply-style-name="Excel_CondFormat_1_1_2" calcext:value="=1" calcext:base-cell-address="City.CN27"/>
            <calcext:condition calcext:apply-style-name="Excel_CondFormat_1_1_3" calcext:value="=2" calcext:base-cell-address="City.CN27"/>
            <calcext:condition calcext:apply-style-name="Excel_CondFormat_1_1_4" calcext:value="=3" calcext:base-cell-address="City.CN27"/>
            <calcext:condition calcext:apply-style-name="Excel_CondFormat_1_1_5" calcext:value="=4" calcext:base-cell-address="City.CN27"/>
            <calcext:condition calcext:apply-style-name="Excel_CondFormat_1_1_6" calcext:value="=100" calcext:base-cell-address="City.CN27"/>
            <calcext:condition calcext:apply-style-name="Excel_CondFormat_1_1_7" calcext:value="&gt;101" calcext:base-cell-address="City.CN27"/>
            <calcext:condition calcext:apply-style-name="Trees" calcext:value="=6" calcext:base-cell-address="City.CN27"/>
            <calcext:condition calcext:apply-style-name="Trees1" calcext:value="=5" calcext:base-cell-address="City.CN27"/>
            <calcext:condition calcext:apply-style-name="Yellow Flower" calcext:value="=11" calcext:base-cell-address="City.CN27"/>
            <calcext:condition calcext:apply-style-name="Blue Flower" calcext:value="=12" calcext:base-cell-address="City.CN27"/>
            <calcext:condition calcext:apply-style-name="Pink Flowers" calcext:value="=13" calcext:base-cell-address="City.CN27"/>
          </calcext:conditional-format>
          <calcext:conditional-format calcext:target-range-address="City.CO27:City.CO27">
            <calcext:condition calcext:apply-style-name="Open Space" calcext:value="=0" calcext:base-cell-address="City.CO27"/>
            <calcext:condition calcext:apply-style-name="Excel_CondFormat_1_1_2" calcext:value="=1" calcext:base-cell-address="City.CO27"/>
            <calcext:condition calcext:apply-style-name="Excel_CondFormat_1_1_3" calcext:value="=2" calcext:base-cell-address="City.CO27"/>
            <calcext:condition calcext:apply-style-name="Excel_CondFormat_1_1_4" calcext:value="=3" calcext:base-cell-address="City.CO27"/>
            <calcext:condition calcext:apply-style-name="Excel_CondFormat_1_1_5" calcext:value="=4" calcext:base-cell-address="City.CO27"/>
            <calcext:condition calcext:apply-style-name="Excel_CondFormat_1_1_6" calcext:value="=100" calcext:base-cell-address="City.CO27"/>
            <calcext:condition calcext:apply-style-name="Excel_CondFormat_1_1_7" calcext:value="&gt;101" calcext:base-cell-address="City.CO27"/>
            <calcext:condition calcext:apply-style-name="Trees" calcext:value="=6" calcext:base-cell-address="City.CO27"/>
            <calcext:condition calcext:apply-style-name="Trees1" calcext:value="=5" calcext:base-cell-address="City.CO27"/>
            <calcext:condition calcext:apply-style-name="Yellow Flower" calcext:value="=11" calcext:base-cell-address="City.CO27"/>
            <calcext:condition calcext:apply-style-name="Blue Flower" calcext:value="=12" calcext:base-cell-address="City.CO27"/>
            <calcext:condition calcext:apply-style-name="Pink Flowers" calcext:value="=13" calcext:base-cell-address="City.CO27"/>
          </calcext:conditional-format>
          <calcext:conditional-format calcext:target-range-address="City.CP27:City.CP27">
            <calcext:condition calcext:apply-style-name="Open Space" calcext:value="=0" calcext:base-cell-address="City.CP27"/>
            <calcext:condition calcext:apply-style-name="Excel_CondFormat_1_1_2" calcext:value="=1" calcext:base-cell-address="City.CP27"/>
            <calcext:condition calcext:apply-style-name="Excel_CondFormat_1_1_3" calcext:value="=2" calcext:base-cell-address="City.CP27"/>
            <calcext:condition calcext:apply-style-name="Excel_CondFormat_1_1_4" calcext:value="=3" calcext:base-cell-address="City.CP27"/>
            <calcext:condition calcext:apply-style-name="Excel_CondFormat_1_1_5" calcext:value="=4" calcext:base-cell-address="City.CP27"/>
            <calcext:condition calcext:apply-style-name="Excel_CondFormat_1_1_6" calcext:value="=100" calcext:base-cell-address="City.CP27"/>
            <calcext:condition calcext:apply-style-name="Excel_CondFormat_1_1_7" calcext:value="&gt;101" calcext:base-cell-address="City.CP27"/>
            <calcext:condition calcext:apply-style-name="Trees" calcext:value="=6" calcext:base-cell-address="City.CP27"/>
            <calcext:condition calcext:apply-style-name="Trees1" calcext:value="=5" calcext:base-cell-address="City.CP27"/>
            <calcext:condition calcext:apply-style-name="Yellow Flower" calcext:value="=11" calcext:base-cell-address="City.CP27"/>
            <calcext:condition calcext:apply-style-name="Blue Flower" calcext:value="=12" calcext:base-cell-address="City.CP27"/>
            <calcext:condition calcext:apply-style-name="Pink Flowers" calcext:value="=13" calcext:base-cell-address="City.CP27"/>
          </calcext:conditional-format>
          <calcext:conditional-format calcext:target-range-address="City.CG28:City.CG28">
            <calcext:condition calcext:apply-style-name="Open Space" calcext:value="=0" calcext:base-cell-address="City.CG28"/>
            <calcext:condition calcext:apply-style-name="Excel_CondFormat_1_1_2" calcext:value="=1" calcext:base-cell-address="City.CG28"/>
            <calcext:condition calcext:apply-style-name="Excel_CondFormat_1_1_3" calcext:value="=2" calcext:base-cell-address="City.CG28"/>
            <calcext:condition calcext:apply-style-name="Excel_CondFormat_1_1_4" calcext:value="=3" calcext:base-cell-address="City.CG28"/>
            <calcext:condition calcext:apply-style-name="Excel_CondFormat_1_1_5" calcext:value="=4" calcext:base-cell-address="City.CG28"/>
            <calcext:condition calcext:apply-style-name="Excel_CondFormat_1_1_6" calcext:value="=100" calcext:base-cell-address="City.CG28"/>
            <calcext:condition calcext:apply-style-name="Excel_CondFormat_1_1_7" calcext:value="&gt;101" calcext:base-cell-address="City.CG28"/>
            <calcext:condition calcext:apply-style-name="Trees" calcext:value="=6" calcext:base-cell-address="City.CG28"/>
            <calcext:condition calcext:apply-style-name="Trees1" calcext:value="=5" calcext:base-cell-address="City.CG28"/>
            <calcext:condition calcext:apply-style-name="Yellow Flower" calcext:value="=11" calcext:base-cell-address="City.CG28"/>
            <calcext:condition calcext:apply-style-name="Blue Flower" calcext:value="=12" calcext:base-cell-address="City.CG28"/>
            <calcext:condition calcext:apply-style-name="Pink Flowers" calcext:value="=13" calcext:base-cell-address="City.CG28"/>
          </calcext:conditional-format>
          <calcext:conditional-format calcext:target-range-address="City.CH28:City.CH28">
            <calcext:condition calcext:apply-style-name="Open Space" calcext:value="=0" calcext:base-cell-address="City.CH28"/>
            <calcext:condition calcext:apply-style-name="Excel_CondFormat_1_1_2" calcext:value="=1" calcext:base-cell-address="City.CH28"/>
            <calcext:condition calcext:apply-style-name="Excel_CondFormat_1_1_3" calcext:value="=2" calcext:base-cell-address="City.CH28"/>
            <calcext:condition calcext:apply-style-name="Excel_CondFormat_1_1_4" calcext:value="=3" calcext:base-cell-address="City.CH28"/>
            <calcext:condition calcext:apply-style-name="Excel_CondFormat_1_1_5" calcext:value="=4" calcext:base-cell-address="City.CH28"/>
            <calcext:condition calcext:apply-style-name="Excel_CondFormat_1_1_6" calcext:value="=100" calcext:base-cell-address="City.CH28"/>
            <calcext:condition calcext:apply-style-name="Excel_CondFormat_1_1_7" calcext:value="&gt;101" calcext:base-cell-address="City.CH28"/>
            <calcext:condition calcext:apply-style-name="Trees" calcext:value="=6" calcext:base-cell-address="City.CH28"/>
            <calcext:condition calcext:apply-style-name="Trees1" calcext:value="=5" calcext:base-cell-address="City.CH28"/>
            <calcext:condition calcext:apply-style-name="Yellow Flower" calcext:value="=11" calcext:base-cell-address="City.CH28"/>
            <calcext:condition calcext:apply-style-name="Blue Flower" calcext:value="=12" calcext:base-cell-address="City.CH28"/>
            <calcext:condition calcext:apply-style-name="Pink Flowers" calcext:value="=13" calcext:base-cell-address="City.CH28"/>
          </calcext:conditional-format>
          <calcext:conditional-format calcext:target-range-address="City.CI28:City.CI28">
            <calcext:condition calcext:apply-style-name="Open Space" calcext:value="=0" calcext:base-cell-address="City.CI28"/>
            <calcext:condition calcext:apply-style-name="Excel_CondFormat_1_1_2" calcext:value="=1" calcext:base-cell-address="City.CI28"/>
            <calcext:condition calcext:apply-style-name="Excel_CondFormat_1_1_3" calcext:value="=2" calcext:base-cell-address="City.CI28"/>
            <calcext:condition calcext:apply-style-name="Excel_CondFormat_1_1_4" calcext:value="=3" calcext:base-cell-address="City.CI28"/>
            <calcext:condition calcext:apply-style-name="Excel_CondFormat_1_1_5" calcext:value="=4" calcext:base-cell-address="City.CI28"/>
            <calcext:condition calcext:apply-style-name="Excel_CondFormat_1_1_6" calcext:value="=100" calcext:base-cell-address="City.CI28"/>
            <calcext:condition calcext:apply-style-name="Excel_CondFormat_1_1_7" calcext:value="&gt;101" calcext:base-cell-address="City.CI28"/>
            <calcext:condition calcext:apply-style-name="Trees" calcext:value="=6" calcext:base-cell-address="City.CI28"/>
            <calcext:condition calcext:apply-style-name="Trees1" calcext:value="=5" calcext:base-cell-address="City.CI28"/>
            <calcext:condition calcext:apply-style-name="Yellow Flower" calcext:value="=11" calcext:base-cell-address="City.CI28"/>
            <calcext:condition calcext:apply-style-name="Blue Flower" calcext:value="=12" calcext:base-cell-address="City.CI28"/>
            <calcext:condition calcext:apply-style-name="Pink Flowers" calcext:value="=13" calcext:base-cell-address="City.CI28"/>
          </calcext:conditional-format>
          <calcext:conditional-format calcext:target-range-address="City.CJ28:City.CJ28">
            <calcext:condition calcext:apply-style-name="Open Space" calcext:value="=0" calcext:base-cell-address="City.CJ28"/>
            <calcext:condition calcext:apply-style-name="Excel_CondFormat_1_1_2" calcext:value="=1" calcext:base-cell-address="City.CJ28"/>
            <calcext:condition calcext:apply-style-name="Excel_CondFormat_1_1_3" calcext:value="=2" calcext:base-cell-address="City.CJ28"/>
            <calcext:condition calcext:apply-style-name="Excel_CondFormat_1_1_4" calcext:value="=3" calcext:base-cell-address="City.CJ28"/>
            <calcext:condition calcext:apply-style-name="Excel_CondFormat_1_1_5" calcext:value="=4" calcext:base-cell-address="City.CJ28"/>
            <calcext:condition calcext:apply-style-name="Excel_CondFormat_1_1_6" calcext:value="=100" calcext:base-cell-address="City.CJ28"/>
            <calcext:condition calcext:apply-style-name="Excel_CondFormat_1_1_7" calcext:value="&gt;101" calcext:base-cell-address="City.CJ28"/>
            <calcext:condition calcext:apply-style-name="Trees" calcext:value="=6" calcext:base-cell-address="City.CJ28"/>
            <calcext:condition calcext:apply-style-name="Trees1" calcext:value="=5" calcext:base-cell-address="City.CJ28"/>
            <calcext:condition calcext:apply-style-name="Yellow Flower" calcext:value="=11" calcext:base-cell-address="City.CJ28"/>
            <calcext:condition calcext:apply-style-name="Blue Flower" calcext:value="=12" calcext:base-cell-address="City.CJ28"/>
            <calcext:condition calcext:apply-style-name="Pink Flowers" calcext:value="=13" calcext:base-cell-address="City.CJ28"/>
          </calcext:conditional-format>
          <calcext:conditional-format calcext:target-range-address="City.CK28:City.CK28">
            <calcext:condition calcext:apply-style-name="Open Space" calcext:value="=0" calcext:base-cell-address="City.CK28"/>
            <calcext:condition calcext:apply-style-name="Excel_CondFormat_1_1_2" calcext:value="=1" calcext:base-cell-address="City.CK28"/>
            <calcext:condition calcext:apply-style-name="Excel_CondFormat_1_1_3" calcext:value="=2" calcext:base-cell-address="City.CK28"/>
            <calcext:condition calcext:apply-style-name="Excel_CondFormat_1_1_4" calcext:value="=3" calcext:base-cell-address="City.CK28"/>
            <calcext:condition calcext:apply-style-name="Excel_CondFormat_1_1_5" calcext:value="=4" calcext:base-cell-address="City.CK28"/>
            <calcext:condition calcext:apply-style-name="Excel_CondFormat_1_1_6" calcext:value="=100" calcext:base-cell-address="City.CK28"/>
            <calcext:condition calcext:apply-style-name="Excel_CondFormat_1_1_7" calcext:value="&gt;101" calcext:base-cell-address="City.CK28"/>
            <calcext:condition calcext:apply-style-name="Trees" calcext:value="=6" calcext:base-cell-address="City.CK28"/>
            <calcext:condition calcext:apply-style-name="Trees1" calcext:value="=5" calcext:base-cell-address="City.CK28"/>
            <calcext:condition calcext:apply-style-name="Yellow Flower" calcext:value="=11" calcext:base-cell-address="City.CK28"/>
            <calcext:condition calcext:apply-style-name="Blue Flower" calcext:value="=12" calcext:base-cell-address="City.CK28"/>
            <calcext:condition calcext:apply-style-name="Pink Flowers" calcext:value="=13" calcext:base-cell-address="City.CK28"/>
          </calcext:conditional-format>
          <calcext:conditional-format calcext:target-range-address="City.CL28:City.CL28">
            <calcext:condition calcext:apply-style-name="Open Space" calcext:value="=0" calcext:base-cell-address="City.CL28"/>
            <calcext:condition calcext:apply-style-name="Excel_CondFormat_1_1_2" calcext:value="=1" calcext:base-cell-address="City.CL28"/>
            <calcext:condition calcext:apply-style-name="Excel_CondFormat_1_1_3" calcext:value="=2" calcext:base-cell-address="City.CL28"/>
            <calcext:condition calcext:apply-style-name="Excel_CondFormat_1_1_4" calcext:value="=3" calcext:base-cell-address="City.CL28"/>
            <calcext:condition calcext:apply-style-name="Excel_CondFormat_1_1_5" calcext:value="=4" calcext:base-cell-address="City.CL28"/>
            <calcext:condition calcext:apply-style-name="Excel_CondFormat_1_1_6" calcext:value="=100" calcext:base-cell-address="City.CL28"/>
            <calcext:condition calcext:apply-style-name="Excel_CondFormat_1_1_7" calcext:value="&gt;101" calcext:base-cell-address="City.CL28"/>
            <calcext:condition calcext:apply-style-name="Trees" calcext:value="=6" calcext:base-cell-address="City.CL28"/>
            <calcext:condition calcext:apply-style-name="Trees1" calcext:value="=5" calcext:base-cell-address="City.CL28"/>
            <calcext:condition calcext:apply-style-name="Yellow Flower" calcext:value="=11" calcext:base-cell-address="City.CL28"/>
            <calcext:condition calcext:apply-style-name="Blue Flower" calcext:value="=12" calcext:base-cell-address="City.CL28"/>
            <calcext:condition calcext:apply-style-name="Pink Flowers" calcext:value="=13" calcext:base-cell-address="City.CL28"/>
          </calcext:conditional-format>
          <calcext:conditional-format calcext:target-range-address="City.CM28:City.CM28">
            <calcext:condition calcext:apply-style-name="Open Space" calcext:value="=0" calcext:base-cell-address="City.CM28"/>
            <calcext:condition calcext:apply-style-name="Excel_CondFormat_1_1_2" calcext:value="=1" calcext:base-cell-address="City.CM28"/>
            <calcext:condition calcext:apply-style-name="Excel_CondFormat_1_1_3" calcext:value="=2" calcext:base-cell-address="City.CM28"/>
            <calcext:condition calcext:apply-style-name="Excel_CondFormat_1_1_4" calcext:value="=3" calcext:base-cell-address="City.CM28"/>
            <calcext:condition calcext:apply-style-name="Excel_CondFormat_1_1_5" calcext:value="=4" calcext:base-cell-address="City.CM28"/>
            <calcext:condition calcext:apply-style-name="Excel_CondFormat_1_1_6" calcext:value="=100" calcext:base-cell-address="City.CM28"/>
            <calcext:condition calcext:apply-style-name="Excel_CondFormat_1_1_7" calcext:value="&gt;101" calcext:base-cell-address="City.CM28"/>
            <calcext:condition calcext:apply-style-name="Trees" calcext:value="=6" calcext:base-cell-address="City.CM28"/>
            <calcext:condition calcext:apply-style-name="Trees1" calcext:value="=5" calcext:base-cell-address="City.CM28"/>
            <calcext:condition calcext:apply-style-name="Yellow Flower" calcext:value="=11" calcext:base-cell-address="City.CM28"/>
            <calcext:condition calcext:apply-style-name="Blue Flower" calcext:value="=12" calcext:base-cell-address="City.CM28"/>
            <calcext:condition calcext:apply-style-name="Pink Flowers" calcext:value="=13" calcext:base-cell-address="City.CM28"/>
          </calcext:conditional-format>
          <calcext:conditional-format calcext:target-range-address="City.CN28:City.CN28">
            <calcext:condition calcext:apply-style-name="Open Space" calcext:value="=0" calcext:base-cell-address="City.CN28"/>
            <calcext:condition calcext:apply-style-name="Excel_CondFormat_1_1_2" calcext:value="=1" calcext:base-cell-address="City.CN28"/>
            <calcext:condition calcext:apply-style-name="Excel_CondFormat_1_1_3" calcext:value="=2" calcext:base-cell-address="City.CN28"/>
            <calcext:condition calcext:apply-style-name="Excel_CondFormat_1_1_4" calcext:value="=3" calcext:base-cell-address="City.CN28"/>
            <calcext:condition calcext:apply-style-name="Excel_CondFormat_1_1_5" calcext:value="=4" calcext:base-cell-address="City.CN28"/>
            <calcext:condition calcext:apply-style-name="Excel_CondFormat_1_1_6" calcext:value="=100" calcext:base-cell-address="City.CN28"/>
            <calcext:condition calcext:apply-style-name="Excel_CondFormat_1_1_7" calcext:value="&gt;101" calcext:base-cell-address="City.CN28"/>
            <calcext:condition calcext:apply-style-name="Trees" calcext:value="=6" calcext:base-cell-address="City.CN28"/>
            <calcext:condition calcext:apply-style-name="Trees1" calcext:value="=5" calcext:base-cell-address="City.CN28"/>
            <calcext:condition calcext:apply-style-name="Yellow Flower" calcext:value="=11" calcext:base-cell-address="City.CN28"/>
            <calcext:condition calcext:apply-style-name="Blue Flower" calcext:value="=12" calcext:base-cell-address="City.CN28"/>
            <calcext:condition calcext:apply-style-name="Pink Flowers" calcext:value="=13" calcext:base-cell-address="City.CN28"/>
          </calcext:conditional-format>
          <calcext:conditional-format calcext:target-range-address="City.CO28:City.CO28">
            <calcext:condition calcext:apply-style-name="Open Space" calcext:value="=0" calcext:base-cell-address="City.CO28"/>
            <calcext:condition calcext:apply-style-name="Excel_CondFormat_1_1_2" calcext:value="=1" calcext:base-cell-address="City.CO28"/>
            <calcext:condition calcext:apply-style-name="Excel_CondFormat_1_1_3" calcext:value="=2" calcext:base-cell-address="City.CO28"/>
            <calcext:condition calcext:apply-style-name="Excel_CondFormat_1_1_4" calcext:value="=3" calcext:base-cell-address="City.CO28"/>
            <calcext:condition calcext:apply-style-name="Excel_CondFormat_1_1_5" calcext:value="=4" calcext:base-cell-address="City.CO28"/>
            <calcext:condition calcext:apply-style-name="Excel_CondFormat_1_1_6" calcext:value="=100" calcext:base-cell-address="City.CO28"/>
            <calcext:condition calcext:apply-style-name="Excel_CondFormat_1_1_7" calcext:value="&gt;101" calcext:base-cell-address="City.CO28"/>
            <calcext:condition calcext:apply-style-name="Trees" calcext:value="=6" calcext:base-cell-address="City.CO28"/>
            <calcext:condition calcext:apply-style-name="Trees1" calcext:value="=5" calcext:base-cell-address="City.CO28"/>
            <calcext:condition calcext:apply-style-name="Yellow Flower" calcext:value="=11" calcext:base-cell-address="City.CO28"/>
            <calcext:condition calcext:apply-style-name="Blue Flower" calcext:value="=12" calcext:base-cell-address="City.CO28"/>
            <calcext:condition calcext:apply-style-name="Pink Flowers" calcext:value="=13" calcext:base-cell-address="City.CO28"/>
          </calcext:conditional-format>
          <calcext:conditional-format calcext:target-range-address="City.CP28:City.CP28">
            <calcext:condition calcext:apply-style-name="Open Space" calcext:value="=0" calcext:base-cell-address="City.CP28"/>
            <calcext:condition calcext:apply-style-name="Excel_CondFormat_1_1_2" calcext:value="=1" calcext:base-cell-address="City.CP28"/>
            <calcext:condition calcext:apply-style-name="Excel_CondFormat_1_1_3" calcext:value="=2" calcext:base-cell-address="City.CP28"/>
            <calcext:condition calcext:apply-style-name="Excel_CondFormat_1_1_4" calcext:value="=3" calcext:base-cell-address="City.CP28"/>
            <calcext:condition calcext:apply-style-name="Excel_CondFormat_1_1_5" calcext:value="=4" calcext:base-cell-address="City.CP28"/>
            <calcext:condition calcext:apply-style-name="Excel_CondFormat_1_1_6" calcext:value="=100" calcext:base-cell-address="City.CP28"/>
            <calcext:condition calcext:apply-style-name="Excel_CondFormat_1_1_7" calcext:value="&gt;101" calcext:base-cell-address="City.CP28"/>
            <calcext:condition calcext:apply-style-name="Trees" calcext:value="=6" calcext:base-cell-address="City.CP28"/>
            <calcext:condition calcext:apply-style-name="Trees1" calcext:value="=5" calcext:base-cell-address="City.CP28"/>
            <calcext:condition calcext:apply-style-name="Yellow Flower" calcext:value="=11" calcext:base-cell-address="City.CP28"/>
            <calcext:condition calcext:apply-style-name="Blue Flower" calcext:value="=12" calcext:base-cell-address="City.CP28"/>
            <calcext:condition calcext:apply-style-name="Pink Flowers" calcext:value="=13" calcext:base-cell-address="City.CP28"/>
          </calcext:conditional-format>
          <calcext:conditional-format calcext:target-range-address="City.CG29:City.CG29">
            <calcext:condition calcext:apply-style-name="Open Space" calcext:value="=0" calcext:base-cell-address="City.CG29"/>
            <calcext:condition calcext:apply-style-name="Excel_CondFormat_1_1_2" calcext:value="=1" calcext:base-cell-address="City.CG29"/>
            <calcext:condition calcext:apply-style-name="Excel_CondFormat_1_1_3" calcext:value="=2" calcext:base-cell-address="City.CG29"/>
            <calcext:condition calcext:apply-style-name="Excel_CondFormat_1_1_4" calcext:value="=3" calcext:base-cell-address="City.CG29"/>
            <calcext:condition calcext:apply-style-name="Excel_CondFormat_1_1_5" calcext:value="=4" calcext:base-cell-address="City.CG29"/>
            <calcext:condition calcext:apply-style-name="Excel_CondFormat_1_1_6" calcext:value="=100" calcext:base-cell-address="City.CG29"/>
            <calcext:condition calcext:apply-style-name="Excel_CondFormat_1_1_7" calcext:value="&gt;101" calcext:base-cell-address="City.CG29"/>
            <calcext:condition calcext:apply-style-name="Trees" calcext:value="=6" calcext:base-cell-address="City.CG29"/>
            <calcext:condition calcext:apply-style-name="Trees1" calcext:value="=5" calcext:base-cell-address="City.CG29"/>
            <calcext:condition calcext:apply-style-name="Yellow Flower" calcext:value="=11" calcext:base-cell-address="City.CG29"/>
            <calcext:condition calcext:apply-style-name="Blue Flower" calcext:value="=12" calcext:base-cell-address="City.CG29"/>
            <calcext:condition calcext:apply-style-name="Pink Flowers" calcext:value="=13" calcext:base-cell-address="City.CG29"/>
          </calcext:conditional-format>
          <calcext:conditional-format calcext:target-range-address="City.CH29:City.CH29">
            <calcext:condition calcext:apply-style-name="Open Space" calcext:value="=0" calcext:base-cell-address="City.CH29"/>
            <calcext:condition calcext:apply-style-name="Excel_CondFormat_1_1_2" calcext:value="=1" calcext:base-cell-address="City.CH29"/>
            <calcext:condition calcext:apply-style-name="Excel_CondFormat_1_1_3" calcext:value="=2" calcext:base-cell-address="City.CH29"/>
            <calcext:condition calcext:apply-style-name="Excel_CondFormat_1_1_4" calcext:value="=3" calcext:base-cell-address="City.CH29"/>
            <calcext:condition calcext:apply-style-name="Excel_CondFormat_1_1_5" calcext:value="=4" calcext:base-cell-address="City.CH29"/>
            <calcext:condition calcext:apply-style-name="Excel_CondFormat_1_1_6" calcext:value="=100" calcext:base-cell-address="City.CH29"/>
            <calcext:condition calcext:apply-style-name="Excel_CondFormat_1_1_7" calcext:value="&gt;101" calcext:base-cell-address="City.CH29"/>
            <calcext:condition calcext:apply-style-name="Trees" calcext:value="=6" calcext:base-cell-address="City.CH29"/>
            <calcext:condition calcext:apply-style-name="Trees1" calcext:value="=5" calcext:base-cell-address="City.CH29"/>
            <calcext:condition calcext:apply-style-name="Yellow Flower" calcext:value="=11" calcext:base-cell-address="City.CH29"/>
            <calcext:condition calcext:apply-style-name="Blue Flower" calcext:value="=12" calcext:base-cell-address="City.CH29"/>
            <calcext:condition calcext:apply-style-name="Pink Flowers" calcext:value="=13" calcext:base-cell-address="City.CH29"/>
          </calcext:conditional-format>
          <calcext:conditional-format calcext:target-range-address="City.CI29:City.CI29">
            <calcext:condition calcext:apply-style-name="Open Space" calcext:value="=0" calcext:base-cell-address="City.CI29"/>
            <calcext:condition calcext:apply-style-name="Excel_CondFormat_1_1_2" calcext:value="=1" calcext:base-cell-address="City.CI29"/>
            <calcext:condition calcext:apply-style-name="Excel_CondFormat_1_1_3" calcext:value="=2" calcext:base-cell-address="City.CI29"/>
            <calcext:condition calcext:apply-style-name="Excel_CondFormat_1_1_4" calcext:value="=3" calcext:base-cell-address="City.CI29"/>
            <calcext:condition calcext:apply-style-name="Excel_CondFormat_1_1_5" calcext:value="=4" calcext:base-cell-address="City.CI29"/>
            <calcext:condition calcext:apply-style-name="Excel_CondFormat_1_1_6" calcext:value="=100" calcext:base-cell-address="City.CI29"/>
            <calcext:condition calcext:apply-style-name="Excel_CondFormat_1_1_7" calcext:value="&gt;101" calcext:base-cell-address="City.CI29"/>
            <calcext:condition calcext:apply-style-name="Trees" calcext:value="=6" calcext:base-cell-address="City.CI29"/>
            <calcext:condition calcext:apply-style-name="Trees1" calcext:value="=5" calcext:base-cell-address="City.CI29"/>
            <calcext:condition calcext:apply-style-name="Yellow Flower" calcext:value="=11" calcext:base-cell-address="City.CI29"/>
            <calcext:condition calcext:apply-style-name="Blue Flower" calcext:value="=12" calcext:base-cell-address="City.CI29"/>
            <calcext:condition calcext:apply-style-name="Pink Flowers" calcext:value="=13" calcext:base-cell-address="City.CI29"/>
          </calcext:conditional-format>
          <calcext:conditional-format calcext:target-range-address="City.CJ29:City.CJ29">
            <calcext:condition calcext:apply-style-name="Open Space" calcext:value="=0" calcext:base-cell-address="City.CJ29"/>
            <calcext:condition calcext:apply-style-name="Excel_CondFormat_1_1_2" calcext:value="=1" calcext:base-cell-address="City.CJ29"/>
            <calcext:condition calcext:apply-style-name="Excel_CondFormat_1_1_3" calcext:value="=2" calcext:base-cell-address="City.CJ29"/>
            <calcext:condition calcext:apply-style-name="Excel_CondFormat_1_1_4" calcext:value="=3" calcext:base-cell-address="City.CJ29"/>
            <calcext:condition calcext:apply-style-name="Excel_CondFormat_1_1_5" calcext:value="=4" calcext:base-cell-address="City.CJ29"/>
            <calcext:condition calcext:apply-style-name="Excel_CondFormat_1_1_6" calcext:value="=100" calcext:base-cell-address="City.CJ29"/>
            <calcext:condition calcext:apply-style-name="Excel_CondFormat_1_1_7" calcext:value="&gt;101" calcext:base-cell-address="City.CJ29"/>
            <calcext:condition calcext:apply-style-name="Trees" calcext:value="=6" calcext:base-cell-address="City.CJ29"/>
            <calcext:condition calcext:apply-style-name="Trees1" calcext:value="=5" calcext:base-cell-address="City.CJ29"/>
            <calcext:condition calcext:apply-style-name="Yellow Flower" calcext:value="=11" calcext:base-cell-address="City.CJ29"/>
            <calcext:condition calcext:apply-style-name="Blue Flower" calcext:value="=12" calcext:base-cell-address="City.CJ29"/>
            <calcext:condition calcext:apply-style-name="Pink Flowers" calcext:value="=13" calcext:base-cell-address="City.CJ29"/>
          </calcext:conditional-format>
          <calcext:conditional-format calcext:target-range-address="City.CK29:City.CK29">
            <calcext:condition calcext:apply-style-name="Open Space" calcext:value="=0" calcext:base-cell-address="City.CK29"/>
            <calcext:condition calcext:apply-style-name="Excel_CondFormat_1_1_2" calcext:value="=1" calcext:base-cell-address="City.CK29"/>
            <calcext:condition calcext:apply-style-name="Excel_CondFormat_1_1_3" calcext:value="=2" calcext:base-cell-address="City.CK29"/>
            <calcext:condition calcext:apply-style-name="Excel_CondFormat_1_1_4" calcext:value="=3" calcext:base-cell-address="City.CK29"/>
            <calcext:condition calcext:apply-style-name="Excel_CondFormat_1_1_5" calcext:value="=4" calcext:base-cell-address="City.CK29"/>
            <calcext:condition calcext:apply-style-name="Excel_CondFormat_1_1_6" calcext:value="=100" calcext:base-cell-address="City.CK29"/>
            <calcext:condition calcext:apply-style-name="Excel_CondFormat_1_1_7" calcext:value="&gt;101" calcext:base-cell-address="City.CK29"/>
            <calcext:condition calcext:apply-style-name="Trees" calcext:value="=6" calcext:base-cell-address="City.CK29"/>
            <calcext:condition calcext:apply-style-name="Trees1" calcext:value="=5" calcext:base-cell-address="City.CK29"/>
            <calcext:condition calcext:apply-style-name="Yellow Flower" calcext:value="=11" calcext:base-cell-address="City.CK29"/>
            <calcext:condition calcext:apply-style-name="Blue Flower" calcext:value="=12" calcext:base-cell-address="City.CK29"/>
            <calcext:condition calcext:apply-style-name="Pink Flowers" calcext:value="=13" calcext:base-cell-address="City.CK29"/>
          </calcext:conditional-format>
          <calcext:conditional-format calcext:target-range-address="City.CL29:City.CL29">
            <calcext:condition calcext:apply-style-name="Open Space" calcext:value="=0" calcext:base-cell-address="City.CL29"/>
            <calcext:condition calcext:apply-style-name="Excel_CondFormat_1_1_2" calcext:value="=1" calcext:base-cell-address="City.CL29"/>
            <calcext:condition calcext:apply-style-name="Excel_CondFormat_1_1_3" calcext:value="=2" calcext:base-cell-address="City.CL29"/>
            <calcext:condition calcext:apply-style-name="Excel_CondFormat_1_1_4" calcext:value="=3" calcext:base-cell-address="City.CL29"/>
            <calcext:condition calcext:apply-style-name="Excel_CondFormat_1_1_5" calcext:value="=4" calcext:base-cell-address="City.CL29"/>
            <calcext:condition calcext:apply-style-name="Excel_CondFormat_1_1_6" calcext:value="=100" calcext:base-cell-address="City.CL29"/>
            <calcext:condition calcext:apply-style-name="Excel_CondFormat_1_1_7" calcext:value="&gt;101" calcext:base-cell-address="City.CL29"/>
            <calcext:condition calcext:apply-style-name="Trees" calcext:value="=6" calcext:base-cell-address="City.CL29"/>
            <calcext:condition calcext:apply-style-name="Trees1" calcext:value="=5" calcext:base-cell-address="City.CL29"/>
            <calcext:condition calcext:apply-style-name="Yellow Flower" calcext:value="=11" calcext:base-cell-address="City.CL29"/>
            <calcext:condition calcext:apply-style-name="Blue Flower" calcext:value="=12" calcext:base-cell-address="City.CL29"/>
            <calcext:condition calcext:apply-style-name="Pink Flowers" calcext:value="=13" calcext:base-cell-address="City.CL29"/>
          </calcext:conditional-format>
          <calcext:conditional-format calcext:target-range-address="City.CM29:City.CM29">
            <calcext:condition calcext:apply-style-name="Open Space" calcext:value="=0" calcext:base-cell-address="City.CM29"/>
            <calcext:condition calcext:apply-style-name="Excel_CondFormat_1_1_2" calcext:value="=1" calcext:base-cell-address="City.CM29"/>
            <calcext:condition calcext:apply-style-name="Excel_CondFormat_1_1_3" calcext:value="=2" calcext:base-cell-address="City.CM29"/>
            <calcext:condition calcext:apply-style-name="Excel_CondFormat_1_1_4" calcext:value="=3" calcext:base-cell-address="City.CM29"/>
            <calcext:condition calcext:apply-style-name="Excel_CondFormat_1_1_5" calcext:value="=4" calcext:base-cell-address="City.CM29"/>
            <calcext:condition calcext:apply-style-name="Excel_CondFormat_1_1_6" calcext:value="=100" calcext:base-cell-address="City.CM29"/>
            <calcext:condition calcext:apply-style-name="Excel_CondFormat_1_1_7" calcext:value="&gt;101" calcext:base-cell-address="City.CM29"/>
            <calcext:condition calcext:apply-style-name="Trees" calcext:value="=6" calcext:base-cell-address="City.CM29"/>
            <calcext:condition calcext:apply-style-name="Trees1" calcext:value="=5" calcext:base-cell-address="City.CM29"/>
            <calcext:condition calcext:apply-style-name="Yellow Flower" calcext:value="=11" calcext:base-cell-address="City.CM29"/>
            <calcext:condition calcext:apply-style-name="Blue Flower" calcext:value="=12" calcext:base-cell-address="City.CM29"/>
            <calcext:condition calcext:apply-style-name="Pink Flowers" calcext:value="=13" calcext:base-cell-address="City.CM29"/>
          </calcext:conditional-format>
          <calcext:conditional-format calcext:target-range-address="City.CN29:City.CN29">
            <calcext:condition calcext:apply-style-name="Open Space" calcext:value="=0" calcext:base-cell-address="City.CN29"/>
            <calcext:condition calcext:apply-style-name="Excel_CondFormat_1_1_2" calcext:value="=1" calcext:base-cell-address="City.CN29"/>
            <calcext:condition calcext:apply-style-name="Excel_CondFormat_1_1_3" calcext:value="=2" calcext:base-cell-address="City.CN29"/>
            <calcext:condition calcext:apply-style-name="Excel_CondFormat_1_1_4" calcext:value="=3" calcext:base-cell-address="City.CN29"/>
            <calcext:condition calcext:apply-style-name="Excel_CondFormat_1_1_5" calcext:value="=4" calcext:base-cell-address="City.CN29"/>
            <calcext:condition calcext:apply-style-name="Excel_CondFormat_1_1_6" calcext:value="=100" calcext:base-cell-address="City.CN29"/>
            <calcext:condition calcext:apply-style-name="Excel_CondFormat_1_1_7" calcext:value="&gt;101" calcext:base-cell-address="City.CN29"/>
            <calcext:condition calcext:apply-style-name="Trees" calcext:value="=6" calcext:base-cell-address="City.CN29"/>
            <calcext:condition calcext:apply-style-name="Trees1" calcext:value="=5" calcext:base-cell-address="City.CN29"/>
            <calcext:condition calcext:apply-style-name="Yellow Flower" calcext:value="=11" calcext:base-cell-address="City.CN29"/>
            <calcext:condition calcext:apply-style-name="Blue Flower" calcext:value="=12" calcext:base-cell-address="City.CN29"/>
            <calcext:condition calcext:apply-style-name="Pink Flowers" calcext:value="=13" calcext:base-cell-address="City.CN29"/>
          </calcext:conditional-format>
          <calcext:conditional-format calcext:target-range-address="City.CO29:City.CO29">
            <calcext:condition calcext:apply-style-name="Open Space" calcext:value="=0" calcext:base-cell-address="City.CO29"/>
            <calcext:condition calcext:apply-style-name="Excel_CondFormat_1_1_2" calcext:value="=1" calcext:base-cell-address="City.CO29"/>
            <calcext:condition calcext:apply-style-name="Excel_CondFormat_1_1_3" calcext:value="=2" calcext:base-cell-address="City.CO29"/>
            <calcext:condition calcext:apply-style-name="Excel_CondFormat_1_1_4" calcext:value="=3" calcext:base-cell-address="City.CO29"/>
            <calcext:condition calcext:apply-style-name="Excel_CondFormat_1_1_5" calcext:value="=4" calcext:base-cell-address="City.CO29"/>
            <calcext:condition calcext:apply-style-name="Excel_CondFormat_1_1_6" calcext:value="=100" calcext:base-cell-address="City.CO29"/>
            <calcext:condition calcext:apply-style-name="Excel_CondFormat_1_1_7" calcext:value="&gt;101" calcext:base-cell-address="City.CO29"/>
            <calcext:condition calcext:apply-style-name="Trees" calcext:value="=6" calcext:base-cell-address="City.CO29"/>
            <calcext:condition calcext:apply-style-name="Trees1" calcext:value="=5" calcext:base-cell-address="City.CO29"/>
            <calcext:condition calcext:apply-style-name="Yellow Flower" calcext:value="=11" calcext:base-cell-address="City.CO29"/>
            <calcext:condition calcext:apply-style-name="Blue Flower" calcext:value="=12" calcext:base-cell-address="City.CO29"/>
            <calcext:condition calcext:apply-style-name="Pink Flowers" calcext:value="=13" calcext:base-cell-address="City.CO29"/>
          </calcext:conditional-format>
          <calcext:conditional-format calcext:target-range-address="City.CP29:City.CP29">
            <calcext:condition calcext:apply-style-name="Open Space" calcext:value="=0" calcext:base-cell-address="City.CP29"/>
            <calcext:condition calcext:apply-style-name="Excel_CondFormat_1_1_2" calcext:value="=1" calcext:base-cell-address="City.CP29"/>
            <calcext:condition calcext:apply-style-name="Excel_CondFormat_1_1_3" calcext:value="=2" calcext:base-cell-address="City.CP29"/>
            <calcext:condition calcext:apply-style-name="Excel_CondFormat_1_1_4" calcext:value="=3" calcext:base-cell-address="City.CP29"/>
            <calcext:condition calcext:apply-style-name="Excel_CondFormat_1_1_5" calcext:value="=4" calcext:base-cell-address="City.CP29"/>
            <calcext:condition calcext:apply-style-name="Excel_CondFormat_1_1_6" calcext:value="=100" calcext:base-cell-address="City.CP29"/>
            <calcext:condition calcext:apply-style-name="Excel_CondFormat_1_1_7" calcext:value="&gt;101" calcext:base-cell-address="City.CP29"/>
            <calcext:condition calcext:apply-style-name="Trees" calcext:value="=6" calcext:base-cell-address="City.CP29"/>
            <calcext:condition calcext:apply-style-name="Trees1" calcext:value="=5" calcext:base-cell-address="City.CP29"/>
            <calcext:condition calcext:apply-style-name="Yellow Flower" calcext:value="=11" calcext:base-cell-address="City.CP29"/>
            <calcext:condition calcext:apply-style-name="Blue Flower" calcext:value="=12" calcext:base-cell-address="City.CP29"/>
            <calcext:condition calcext:apply-style-name="Pink Flowers" calcext:value="=13" calcext:base-cell-address="City.CP29"/>
          </calcext:conditional-format>
          <calcext:conditional-format calcext:target-range-address="City.CG30:City.CG30">
            <calcext:condition calcext:apply-style-name="Open Space" calcext:value="=0" calcext:base-cell-address="City.CG30"/>
            <calcext:condition calcext:apply-style-name="Excel_CondFormat_1_1_2" calcext:value="=1" calcext:base-cell-address="City.CG30"/>
            <calcext:condition calcext:apply-style-name="Excel_CondFormat_1_1_3" calcext:value="=2" calcext:base-cell-address="City.CG30"/>
            <calcext:condition calcext:apply-style-name="Excel_CondFormat_1_1_4" calcext:value="=3" calcext:base-cell-address="City.CG30"/>
            <calcext:condition calcext:apply-style-name="Excel_CondFormat_1_1_5" calcext:value="=4" calcext:base-cell-address="City.CG30"/>
            <calcext:condition calcext:apply-style-name="Excel_CondFormat_1_1_6" calcext:value="=100" calcext:base-cell-address="City.CG30"/>
            <calcext:condition calcext:apply-style-name="Excel_CondFormat_1_1_7" calcext:value="&gt;101" calcext:base-cell-address="City.CG30"/>
            <calcext:condition calcext:apply-style-name="Trees" calcext:value="=6" calcext:base-cell-address="City.CG30"/>
            <calcext:condition calcext:apply-style-name="Trees1" calcext:value="=5" calcext:base-cell-address="City.CG30"/>
            <calcext:condition calcext:apply-style-name="Yellow Flower" calcext:value="=11" calcext:base-cell-address="City.CG30"/>
            <calcext:condition calcext:apply-style-name="Blue Flower" calcext:value="=12" calcext:base-cell-address="City.CG30"/>
            <calcext:condition calcext:apply-style-name="Pink Flowers" calcext:value="=13" calcext:base-cell-address="City.CG30"/>
          </calcext:conditional-format>
          <calcext:conditional-format calcext:target-range-address="City.CH30:City.CH30">
            <calcext:condition calcext:apply-style-name="Open Space" calcext:value="=0" calcext:base-cell-address="City.CH30"/>
            <calcext:condition calcext:apply-style-name="Excel_CondFormat_1_1_2" calcext:value="=1" calcext:base-cell-address="City.CH30"/>
            <calcext:condition calcext:apply-style-name="Excel_CondFormat_1_1_3" calcext:value="=2" calcext:base-cell-address="City.CH30"/>
            <calcext:condition calcext:apply-style-name="Excel_CondFormat_1_1_4" calcext:value="=3" calcext:base-cell-address="City.CH30"/>
            <calcext:condition calcext:apply-style-name="Excel_CondFormat_1_1_5" calcext:value="=4" calcext:base-cell-address="City.CH30"/>
            <calcext:condition calcext:apply-style-name="Excel_CondFormat_1_1_6" calcext:value="=100" calcext:base-cell-address="City.CH30"/>
            <calcext:condition calcext:apply-style-name="Excel_CondFormat_1_1_7" calcext:value="&gt;101" calcext:base-cell-address="City.CH30"/>
            <calcext:condition calcext:apply-style-name="Trees" calcext:value="=6" calcext:base-cell-address="City.CH30"/>
            <calcext:condition calcext:apply-style-name="Trees1" calcext:value="=5" calcext:base-cell-address="City.CH30"/>
            <calcext:condition calcext:apply-style-name="Yellow Flower" calcext:value="=11" calcext:base-cell-address="City.CH30"/>
            <calcext:condition calcext:apply-style-name="Blue Flower" calcext:value="=12" calcext:base-cell-address="City.CH30"/>
            <calcext:condition calcext:apply-style-name="Pink Flowers" calcext:value="=13" calcext:base-cell-address="City.CH30"/>
          </calcext:conditional-format>
          <calcext:conditional-format calcext:target-range-address="City.CI30:City.CI30">
            <calcext:condition calcext:apply-style-name="Open Space" calcext:value="=0" calcext:base-cell-address="City.CI30"/>
            <calcext:condition calcext:apply-style-name="Excel_CondFormat_1_1_2" calcext:value="=1" calcext:base-cell-address="City.CI30"/>
            <calcext:condition calcext:apply-style-name="Excel_CondFormat_1_1_3" calcext:value="=2" calcext:base-cell-address="City.CI30"/>
            <calcext:condition calcext:apply-style-name="Excel_CondFormat_1_1_4" calcext:value="=3" calcext:base-cell-address="City.CI30"/>
            <calcext:condition calcext:apply-style-name="Excel_CondFormat_1_1_5" calcext:value="=4" calcext:base-cell-address="City.CI30"/>
            <calcext:condition calcext:apply-style-name="Excel_CondFormat_1_1_6" calcext:value="=100" calcext:base-cell-address="City.CI30"/>
            <calcext:condition calcext:apply-style-name="Excel_CondFormat_1_1_7" calcext:value="&gt;101" calcext:base-cell-address="City.CI30"/>
            <calcext:condition calcext:apply-style-name="Trees" calcext:value="=6" calcext:base-cell-address="City.CI30"/>
            <calcext:condition calcext:apply-style-name="Trees1" calcext:value="=5" calcext:base-cell-address="City.CI30"/>
            <calcext:condition calcext:apply-style-name="Yellow Flower" calcext:value="=11" calcext:base-cell-address="City.CI30"/>
            <calcext:condition calcext:apply-style-name="Blue Flower" calcext:value="=12" calcext:base-cell-address="City.CI30"/>
            <calcext:condition calcext:apply-style-name="Pink Flowers" calcext:value="=13" calcext:base-cell-address="City.CI30"/>
          </calcext:conditional-format>
          <calcext:conditional-format calcext:target-range-address="City.CJ30:City.CJ30">
            <calcext:condition calcext:apply-style-name="Open Space" calcext:value="=0" calcext:base-cell-address="City.CJ30"/>
            <calcext:condition calcext:apply-style-name="Excel_CondFormat_1_1_2" calcext:value="=1" calcext:base-cell-address="City.CJ30"/>
            <calcext:condition calcext:apply-style-name="Excel_CondFormat_1_1_3" calcext:value="=2" calcext:base-cell-address="City.CJ30"/>
            <calcext:condition calcext:apply-style-name="Excel_CondFormat_1_1_4" calcext:value="=3" calcext:base-cell-address="City.CJ30"/>
            <calcext:condition calcext:apply-style-name="Excel_CondFormat_1_1_5" calcext:value="=4" calcext:base-cell-address="City.CJ30"/>
            <calcext:condition calcext:apply-style-name="Excel_CondFormat_1_1_6" calcext:value="=100" calcext:base-cell-address="City.CJ30"/>
            <calcext:condition calcext:apply-style-name="Excel_CondFormat_1_1_7" calcext:value="&gt;101" calcext:base-cell-address="City.CJ30"/>
            <calcext:condition calcext:apply-style-name="Trees" calcext:value="=6" calcext:base-cell-address="City.CJ30"/>
            <calcext:condition calcext:apply-style-name="Trees1" calcext:value="=5" calcext:base-cell-address="City.CJ30"/>
            <calcext:condition calcext:apply-style-name="Yellow Flower" calcext:value="=11" calcext:base-cell-address="City.CJ30"/>
            <calcext:condition calcext:apply-style-name="Blue Flower" calcext:value="=12" calcext:base-cell-address="City.CJ30"/>
            <calcext:condition calcext:apply-style-name="Pink Flowers" calcext:value="=13" calcext:base-cell-address="City.CJ30"/>
          </calcext:conditional-format>
          <calcext:conditional-format calcext:target-range-address="City.CK30:City.CK30">
            <calcext:condition calcext:apply-style-name="Open Space" calcext:value="=0" calcext:base-cell-address="City.CK30"/>
            <calcext:condition calcext:apply-style-name="Excel_CondFormat_1_1_2" calcext:value="=1" calcext:base-cell-address="City.CK30"/>
            <calcext:condition calcext:apply-style-name="Excel_CondFormat_1_1_3" calcext:value="=2" calcext:base-cell-address="City.CK30"/>
            <calcext:condition calcext:apply-style-name="Excel_CondFormat_1_1_4" calcext:value="=3" calcext:base-cell-address="City.CK30"/>
            <calcext:condition calcext:apply-style-name="Excel_CondFormat_1_1_5" calcext:value="=4" calcext:base-cell-address="City.CK30"/>
            <calcext:condition calcext:apply-style-name="Excel_CondFormat_1_1_6" calcext:value="=100" calcext:base-cell-address="City.CK30"/>
            <calcext:condition calcext:apply-style-name="Excel_CondFormat_1_1_7" calcext:value="&gt;101" calcext:base-cell-address="City.CK30"/>
            <calcext:condition calcext:apply-style-name="Trees" calcext:value="=6" calcext:base-cell-address="City.CK30"/>
            <calcext:condition calcext:apply-style-name="Trees1" calcext:value="=5" calcext:base-cell-address="City.CK30"/>
            <calcext:condition calcext:apply-style-name="Yellow Flower" calcext:value="=11" calcext:base-cell-address="City.CK30"/>
            <calcext:condition calcext:apply-style-name="Blue Flower" calcext:value="=12" calcext:base-cell-address="City.CK30"/>
            <calcext:condition calcext:apply-style-name="Pink Flowers" calcext:value="=13" calcext:base-cell-address="City.CK30"/>
          </calcext:conditional-format>
          <calcext:conditional-format calcext:target-range-address="City.CL30:City.CL30">
            <calcext:condition calcext:apply-style-name="Open Space" calcext:value="=0" calcext:base-cell-address="City.CL30"/>
            <calcext:condition calcext:apply-style-name="Excel_CondFormat_1_1_2" calcext:value="=1" calcext:base-cell-address="City.CL30"/>
            <calcext:condition calcext:apply-style-name="Excel_CondFormat_1_1_3" calcext:value="=2" calcext:base-cell-address="City.CL30"/>
            <calcext:condition calcext:apply-style-name="Excel_CondFormat_1_1_4" calcext:value="=3" calcext:base-cell-address="City.CL30"/>
            <calcext:condition calcext:apply-style-name="Excel_CondFormat_1_1_5" calcext:value="=4" calcext:base-cell-address="City.CL30"/>
            <calcext:condition calcext:apply-style-name="Excel_CondFormat_1_1_6" calcext:value="=100" calcext:base-cell-address="City.CL30"/>
            <calcext:condition calcext:apply-style-name="Excel_CondFormat_1_1_7" calcext:value="&gt;101" calcext:base-cell-address="City.CL30"/>
            <calcext:condition calcext:apply-style-name="Trees" calcext:value="=6" calcext:base-cell-address="City.CL30"/>
            <calcext:condition calcext:apply-style-name="Trees1" calcext:value="=5" calcext:base-cell-address="City.CL30"/>
            <calcext:condition calcext:apply-style-name="Yellow Flower" calcext:value="=11" calcext:base-cell-address="City.CL30"/>
            <calcext:condition calcext:apply-style-name="Blue Flower" calcext:value="=12" calcext:base-cell-address="City.CL30"/>
            <calcext:condition calcext:apply-style-name="Pink Flowers" calcext:value="=13" calcext:base-cell-address="City.CL30"/>
          </calcext:conditional-format>
          <calcext:conditional-format calcext:target-range-address="City.CM30:City.CM30">
            <calcext:condition calcext:apply-style-name="Open Space" calcext:value="=0" calcext:base-cell-address="City.CM30"/>
            <calcext:condition calcext:apply-style-name="Excel_CondFormat_1_1_2" calcext:value="=1" calcext:base-cell-address="City.CM30"/>
            <calcext:condition calcext:apply-style-name="Excel_CondFormat_1_1_3" calcext:value="=2" calcext:base-cell-address="City.CM30"/>
            <calcext:condition calcext:apply-style-name="Excel_CondFormat_1_1_4" calcext:value="=3" calcext:base-cell-address="City.CM30"/>
            <calcext:condition calcext:apply-style-name="Excel_CondFormat_1_1_5" calcext:value="=4" calcext:base-cell-address="City.CM30"/>
            <calcext:condition calcext:apply-style-name="Excel_CondFormat_1_1_6" calcext:value="=100" calcext:base-cell-address="City.CM30"/>
            <calcext:condition calcext:apply-style-name="Excel_CondFormat_1_1_7" calcext:value="&gt;101" calcext:base-cell-address="City.CM30"/>
            <calcext:condition calcext:apply-style-name="Trees" calcext:value="=6" calcext:base-cell-address="City.CM30"/>
            <calcext:condition calcext:apply-style-name="Trees1" calcext:value="=5" calcext:base-cell-address="City.CM30"/>
            <calcext:condition calcext:apply-style-name="Yellow Flower" calcext:value="=11" calcext:base-cell-address="City.CM30"/>
            <calcext:condition calcext:apply-style-name="Blue Flower" calcext:value="=12" calcext:base-cell-address="City.CM30"/>
            <calcext:condition calcext:apply-style-name="Pink Flowers" calcext:value="=13" calcext:base-cell-address="City.CM30"/>
          </calcext:conditional-format>
          <calcext:conditional-format calcext:target-range-address="City.CN30:City.CN30">
            <calcext:condition calcext:apply-style-name="Open Space" calcext:value="=0" calcext:base-cell-address="City.CN30"/>
            <calcext:condition calcext:apply-style-name="Excel_CondFormat_1_1_2" calcext:value="=1" calcext:base-cell-address="City.CN30"/>
            <calcext:condition calcext:apply-style-name="Excel_CondFormat_1_1_3" calcext:value="=2" calcext:base-cell-address="City.CN30"/>
            <calcext:condition calcext:apply-style-name="Excel_CondFormat_1_1_4" calcext:value="=3" calcext:base-cell-address="City.CN30"/>
            <calcext:condition calcext:apply-style-name="Excel_CondFormat_1_1_5" calcext:value="=4" calcext:base-cell-address="City.CN30"/>
            <calcext:condition calcext:apply-style-name="Excel_CondFormat_1_1_6" calcext:value="=100" calcext:base-cell-address="City.CN30"/>
            <calcext:condition calcext:apply-style-name="Excel_CondFormat_1_1_7" calcext:value="&gt;101" calcext:base-cell-address="City.CN30"/>
            <calcext:condition calcext:apply-style-name="Trees" calcext:value="=6" calcext:base-cell-address="City.CN30"/>
            <calcext:condition calcext:apply-style-name="Trees1" calcext:value="=5" calcext:base-cell-address="City.CN30"/>
            <calcext:condition calcext:apply-style-name="Yellow Flower" calcext:value="=11" calcext:base-cell-address="City.CN30"/>
            <calcext:condition calcext:apply-style-name="Blue Flower" calcext:value="=12" calcext:base-cell-address="City.CN30"/>
            <calcext:condition calcext:apply-style-name="Pink Flowers" calcext:value="=13" calcext:base-cell-address="City.CN30"/>
          </calcext:conditional-format>
          <calcext:conditional-format calcext:target-range-address="City.CO30:City.CO30">
            <calcext:condition calcext:apply-style-name="Open Space" calcext:value="=0" calcext:base-cell-address="City.CO30"/>
            <calcext:condition calcext:apply-style-name="Excel_CondFormat_1_1_2" calcext:value="=1" calcext:base-cell-address="City.CO30"/>
            <calcext:condition calcext:apply-style-name="Excel_CondFormat_1_1_3" calcext:value="=2" calcext:base-cell-address="City.CO30"/>
            <calcext:condition calcext:apply-style-name="Excel_CondFormat_1_1_4" calcext:value="=3" calcext:base-cell-address="City.CO30"/>
            <calcext:condition calcext:apply-style-name="Excel_CondFormat_1_1_5" calcext:value="=4" calcext:base-cell-address="City.CO30"/>
            <calcext:condition calcext:apply-style-name="Excel_CondFormat_1_1_6" calcext:value="=100" calcext:base-cell-address="City.CO30"/>
            <calcext:condition calcext:apply-style-name="Excel_CondFormat_1_1_7" calcext:value="&gt;101" calcext:base-cell-address="City.CO30"/>
            <calcext:condition calcext:apply-style-name="Trees" calcext:value="=6" calcext:base-cell-address="City.CO30"/>
            <calcext:condition calcext:apply-style-name="Trees1" calcext:value="=5" calcext:base-cell-address="City.CO30"/>
            <calcext:condition calcext:apply-style-name="Yellow Flower" calcext:value="=11" calcext:base-cell-address="City.CO30"/>
            <calcext:condition calcext:apply-style-name="Blue Flower" calcext:value="=12" calcext:base-cell-address="City.CO30"/>
            <calcext:condition calcext:apply-style-name="Pink Flowers" calcext:value="=13" calcext:base-cell-address="City.CO30"/>
          </calcext:conditional-format>
          <calcext:conditional-format calcext:target-range-address="City.CP30:City.CP30">
            <calcext:condition calcext:apply-style-name="Open Space" calcext:value="=0" calcext:base-cell-address="City.CP30"/>
            <calcext:condition calcext:apply-style-name="Excel_CondFormat_1_1_2" calcext:value="=1" calcext:base-cell-address="City.CP30"/>
            <calcext:condition calcext:apply-style-name="Excel_CondFormat_1_1_3" calcext:value="=2" calcext:base-cell-address="City.CP30"/>
            <calcext:condition calcext:apply-style-name="Excel_CondFormat_1_1_4" calcext:value="=3" calcext:base-cell-address="City.CP30"/>
            <calcext:condition calcext:apply-style-name="Excel_CondFormat_1_1_5" calcext:value="=4" calcext:base-cell-address="City.CP30"/>
            <calcext:condition calcext:apply-style-name="Excel_CondFormat_1_1_6" calcext:value="=100" calcext:base-cell-address="City.CP30"/>
            <calcext:condition calcext:apply-style-name="Excel_CondFormat_1_1_7" calcext:value="&gt;101" calcext:base-cell-address="City.CP30"/>
            <calcext:condition calcext:apply-style-name="Trees" calcext:value="=6" calcext:base-cell-address="City.CP30"/>
            <calcext:condition calcext:apply-style-name="Trees1" calcext:value="=5" calcext:base-cell-address="City.CP30"/>
            <calcext:condition calcext:apply-style-name="Yellow Flower" calcext:value="=11" calcext:base-cell-address="City.CP30"/>
            <calcext:condition calcext:apply-style-name="Blue Flower" calcext:value="=12" calcext:base-cell-address="City.CP30"/>
            <calcext:condition calcext:apply-style-name="Pink Flowers" calcext:value="=13" calcext:base-cell-address="City.CP30"/>
          </calcext:conditional-format>
          <calcext:conditional-format calcext:target-range-address="City.CG31:City.CG31">
            <calcext:condition calcext:apply-style-name="Open Space" calcext:value="=0" calcext:base-cell-address="City.CG31"/>
            <calcext:condition calcext:apply-style-name="Excel_CondFormat_1_1_2" calcext:value="=1" calcext:base-cell-address="City.CG31"/>
            <calcext:condition calcext:apply-style-name="Excel_CondFormat_1_1_3" calcext:value="=2" calcext:base-cell-address="City.CG31"/>
            <calcext:condition calcext:apply-style-name="Excel_CondFormat_1_1_4" calcext:value="=3" calcext:base-cell-address="City.CG31"/>
            <calcext:condition calcext:apply-style-name="Excel_CondFormat_1_1_5" calcext:value="=4" calcext:base-cell-address="City.CG31"/>
            <calcext:condition calcext:apply-style-name="Excel_CondFormat_1_1_6" calcext:value="=100" calcext:base-cell-address="City.CG31"/>
            <calcext:condition calcext:apply-style-name="Excel_CondFormat_1_1_7" calcext:value="&gt;101" calcext:base-cell-address="City.CG31"/>
            <calcext:condition calcext:apply-style-name="Trees" calcext:value="=6" calcext:base-cell-address="City.CG31"/>
            <calcext:condition calcext:apply-style-name="Trees1" calcext:value="=5" calcext:base-cell-address="City.CG31"/>
            <calcext:condition calcext:apply-style-name="Yellow Flower" calcext:value="=11" calcext:base-cell-address="City.CG31"/>
            <calcext:condition calcext:apply-style-name="Blue Flower" calcext:value="=12" calcext:base-cell-address="City.CG31"/>
            <calcext:condition calcext:apply-style-name="Pink Flowers" calcext:value="=13" calcext:base-cell-address="City.CG31"/>
          </calcext:conditional-format>
          <calcext:conditional-format calcext:target-range-address="City.CH31:City.CH31">
            <calcext:condition calcext:apply-style-name="Open Space" calcext:value="=0" calcext:base-cell-address="City.CH31"/>
            <calcext:condition calcext:apply-style-name="Excel_CondFormat_1_1_2" calcext:value="=1" calcext:base-cell-address="City.CH31"/>
            <calcext:condition calcext:apply-style-name="Excel_CondFormat_1_1_3" calcext:value="=2" calcext:base-cell-address="City.CH31"/>
            <calcext:condition calcext:apply-style-name="Excel_CondFormat_1_1_4" calcext:value="=3" calcext:base-cell-address="City.CH31"/>
            <calcext:condition calcext:apply-style-name="Excel_CondFormat_1_1_5" calcext:value="=4" calcext:base-cell-address="City.CH31"/>
            <calcext:condition calcext:apply-style-name="Excel_CondFormat_1_1_6" calcext:value="=100" calcext:base-cell-address="City.CH31"/>
            <calcext:condition calcext:apply-style-name="Excel_CondFormat_1_1_7" calcext:value="&gt;101" calcext:base-cell-address="City.CH31"/>
            <calcext:condition calcext:apply-style-name="Trees" calcext:value="=6" calcext:base-cell-address="City.CH31"/>
            <calcext:condition calcext:apply-style-name="Trees1" calcext:value="=5" calcext:base-cell-address="City.CH31"/>
            <calcext:condition calcext:apply-style-name="Yellow Flower" calcext:value="=11" calcext:base-cell-address="City.CH31"/>
            <calcext:condition calcext:apply-style-name="Blue Flower" calcext:value="=12" calcext:base-cell-address="City.CH31"/>
            <calcext:condition calcext:apply-style-name="Pink Flowers" calcext:value="=13" calcext:base-cell-address="City.CH31"/>
          </calcext:conditional-format>
          <calcext:conditional-format calcext:target-range-address="City.CI31:City.CI31">
            <calcext:condition calcext:apply-style-name="Open Space" calcext:value="=0" calcext:base-cell-address="City.CI31"/>
            <calcext:condition calcext:apply-style-name="Excel_CondFormat_1_1_2" calcext:value="=1" calcext:base-cell-address="City.CI31"/>
            <calcext:condition calcext:apply-style-name="Excel_CondFormat_1_1_3" calcext:value="=2" calcext:base-cell-address="City.CI31"/>
            <calcext:condition calcext:apply-style-name="Excel_CondFormat_1_1_4" calcext:value="=3" calcext:base-cell-address="City.CI31"/>
            <calcext:condition calcext:apply-style-name="Excel_CondFormat_1_1_5" calcext:value="=4" calcext:base-cell-address="City.CI31"/>
            <calcext:condition calcext:apply-style-name="Excel_CondFormat_1_1_6" calcext:value="=100" calcext:base-cell-address="City.CI31"/>
            <calcext:condition calcext:apply-style-name="Excel_CondFormat_1_1_7" calcext:value="&gt;101" calcext:base-cell-address="City.CI31"/>
            <calcext:condition calcext:apply-style-name="Trees" calcext:value="=6" calcext:base-cell-address="City.CI31"/>
            <calcext:condition calcext:apply-style-name="Trees1" calcext:value="=5" calcext:base-cell-address="City.CI31"/>
            <calcext:condition calcext:apply-style-name="Yellow Flower" calcext:value="=11" calcext:base-cell-address="City.CI31"/>
            <calcext:condition calcext:apply-style-name="Blue Flower" calcext:value="=12" calcext:base-cell-address="City.CI31"/>
            <calcext:condition calcext:apply-style-name="Pink Flowers" calcext:value="=13" calcext:base-cell-address="City.CI31"/>
          </calcext:conditional-format>
          <calcext:conditional-format calcext:target-range-address="City.CJ31:City.CJ31">
            <calcext:condition calcext:apply-style-name="Open Space" calcext:value="=0" calcext:base-cell-address="City.CJ31"/>
            <calcext:condition calcext:apply-style-name="Excel_CondFormat_1_1_2" calcext:value="=1" calcext:base-cell-address="City.CJ31"/>
            <calcext:condition calcext:apply-style-name="Excel_CondFormat_1_1_3" calcext:value="=2" calcext:base-cell-address="City.CJ31"/>
            <calcext:condition calcext:apply-style-name="Excel_CondFormat_1_1_4" calcext:value="=3" calcext:base-cell-address="City.CJ31"/>
            <calcext:condition calcext:apply-style-name="Excel_CondFormat_1_1_5" calcext:value="=4" calcext:base-cell-address="City.CJ31"/>
            <calcext:condition calcext:apply-style-name="Excel_CondFormat_1_1_6" calcext:value="=100" calcext:base-cell-address="City.CJ31"/>
            <calcext:condition calcext:apply-style-name="Excel_CondFormat_1_1_7" calcext:value="&gt;101" calcext:base-cell-address="City.CJ31"/>
            <calcext:condition calcext:apply-style-name="Trees" calcext:value="=6" calcext:base-cell-address="City.CJ31"/>
            <calcext:condition calcext:apply-style-name="Trees1" calcext:value="=5" calcext:base-cell-address="City.CJ31"/>
            <calcext:condition calcext:apply-style-name="Yellow Flower" calcext:value="=11" calcext:base-cell-address="City.CJ31"/>
            <calcext:condition calcext:apply-style-name="Blue Flower" calcext:value="=12" calcext:base-cell-address="City.CJ31"/>
            <calcext:condition calcext:apply-style-name="Pink Flowers" calcext:value="=13" calcext:base-cell-address="City.CJ31"/>
          </calcext:conditional-format>
          <calcext:conditional-format calcext:target-range-address="City.CK31:City.CK31">
            <calcext:condition calcext:apply-style-name="Open Space" calcext:value="=0" calcext:base-cell-address="City.CK31"/>
            <calcext:condition calcext:apply-style-name="Excel_CondFormat_1_1_2" calcext:value="=1" calcext:base-cell-address="City.CK31"/>
            <calcext:condition calcext:apply-style-name="Excel_CondFormat_1_1_3" calcext:value="=2" calcext:base-cell-address="City.CK31"/>
            <calcext:condition calcext:apply-style-name="Excel_CondFormat_1_1_4" calcext:value="=3" calcext:base-cell-address="City.CK31"/>
            <calcext:condition calcext:apply-style-name="Excel_CondFormat_1_1_5" calcext:value="=4" calcext:base-cell-address="City.CK31"/>
            <calcext:condition calcext:apply-style-name="Excel_CondFormat_1_1_6" calcext:value="=100" calcext:base-cell-address="City.CK31"/>
            <calcext:condition calcext:apply-style-name="Excel_CondFormat_1_1_7" calcext:value="&gt;101" calcext:base-cell-address="City.CK31"/>
            <calcext:condition calcext:apply-style-name="Trees" calcext:value="=6" calcext:base-cell-address="City.CK31"/>
            <calcext:condition calcext:apply-style-name="Trees1" calcext:value="=5" calcext:base-cell-address="City.CK31"/>
            <calcext:condition calcext:apply-style-name="Yellow Flower" calcext:value="=11" calcext:base-cell-address="City.CK31"/>
            <calcext:condition calcext:apply-style-name="Blue Flower" calcext:value="=12" calcext:base-cell-address="City.CK31"/>
            <calcext:condition calcext:apply-style-name="Pink Flowers" calcext:value="=13" calcext:base-cell-address="City.CK31"/>
          </calcext:conditional-format>
          <calcext:conditional-format calcext:target-range-address="City.CL31:City.CL31">
            <calcext:condition calcext:apply-style-name="Open Space" calcext:value="=0" calcext:base-cell-address="City.CL31"/>
            <calcext:condition calcext:apply-style-name="Excel_CondFormat_1_1_2" calcext:value="=1" calcext:base-cell-address="City.CL31"/>
            <calcext:condition calcext:apply-style-name="Excel_CondFormat_1_1_3" calcext:value="=2" calcext:base-cell-address="City.CL31"/>
            <calcext:condition calcext:apply-style-name="Excel_CondFormat_1_1_4" calcext:value="=3" calcext:base-cell-address="City.CL31"/>
            <calcext:condition calcext:apply-style-name="Excel_CondFormat_1_1_5" calcext:value="=4" calcext:base-cell-address="City.CL31"/>
            <calcext:condition calcext:apply-style-name="Excel_CondFormat_1_1_6" calcext:value="=100" calcext:base-cell-address="City.CL31"/>
            <calcext:condition calcext:apply-style-name="Excel_CondFormat_1_1_7" calcext:value="&gt;101" calcext:base-cell-address="City.CL31"/>
            <calcext:condition calcext:apply-style-name="Trees" calcext:value="=6" calcext:base-cell-address="City.CL31"/>
            <calcext:condition calcext:apply-style-name="Trees1" calcext:value="=5" calcext:base-cell-address="City.CL31"/>
            <calcext:condition calcext:apply-style-name="Yellow Flower" calcext:value="=11" calcext:base-cell-address="City.CL31"/>
            <calcext:condition calcext:apply-style-name="Blue Flower" calcext:value="=12" calcext:base-cell-address="City.CL31"/>
            <calcext:condition calcext:apply-style-name="Pink Flowers" calcext:value="=13" calcext:base-cell-address="City.CL31"/>
          </calcext:conditional-format>
          <calcext:conditional-format calcext:target-range-address="City.CM31:City.CM31">
            <calcext:condition calcext:apply-style-name="Open Space" calcext:value="=0" calcext:base-cell-address="City.CM31"/>
            <calcext:condition calcext:apply-style-name="Excel_CondFormat_1_1_2" calcext:value="=1" calcext:base-cell-address="City.CM31"/>
            <calcext:condition calcext:apply-style-name="Excel_CondFormat_1_1_3" calcext:value="=2" calcext:base-cell-address="City.CM31"/>
            <calcext:condition calcext:apply-style-name="Excel_CondFormat_1_1_4" calcext:value="=3" calcext:base-cell-address="City.CM31"/>
            <calcext:condition calcext:apply-style-name="Excel_CondFormat_1_1_5" calcext:value="=4" calcext:base-cell-address="City.CM31"/>
            <calcext:condition calcext:apply-style-name="Excel_CondFormat_1_1_6" calcext:value="=100" calcext:base-cell-address="City.CM31"/>
            <calcext:condition calcext:apply-style-name="Excel_CondFormat_1_1_7" calcext:value="&gt;101" calcext:base-cell-address="City.CM31"/>
            <calcext:condition calcext:apply-style-name="Trees" calcext:value="=6" calcext:base-cell-address="City.CM31"/>
            <calcext:condition calcext:apply-style-name="Trees1" calcext:value="=5" calcext:base-cell-address="City.CM31"/>
            <calcext:condition calcext:apply-style-name="Yellow Flower" calcext:value="=11" calcext:base-cell-address="City.CM31"/>
            <calcext:condition calcext:apply-style-name="Blue Flower" calcext:value="=12" calcext:base-cell-address="City.CM31"/>
            <calcext:condition calcext:apply-style-name="Pink Flowers" calcext:value="=13" calcext:base-cell-address="City.CM31"/>
          </calcext:conditional-format>
          <calcext:conditional-format calcext:target-range-address="City.CN31:City.CN31">
            <calcext:condition calcext:apply-style-name="Open Space" calcext:value="=0" calcext:base-cell-address="City.CN31"/>
            <calcext:condition calcext:apply-style-name="Excel_CondFormat_1_1_2" calcext:value="=1" calcext:base-cell-address="City.CN31"/>
            <calcext:condition calcext:apply-style-name="Excel_CondFormat_1_1_3" calcext:value="=2" calcext:base-cell-address="City.CN31"/>
            <calcext:condition calcext:apply-style-name="Excel_CondFormat_1_1_4" calcext:value="=3" calcext:base-cell-address="City.CN31"/>
            <calcext:condition calcext:apply-style-name="Excel_CondFormat_1_1_5" calcext:value="=4" calcext:base-cell-address="City.CN31"/>
            <calcext:condition calcext:apply-style-name="Excel_CondFormat_1_1_6" calcext:value="=100" calcext:base-cell-address="City.CN31"/>
            <calcext:condition calcext:apply-style-name="Excel_CondFormat_1_1_7" calcext:value="&gt;101" calcext:base-cell-address="City.CN31"/>
            <calcext:condition calcext:apply-style-name="Trees" calcext:value="=6" calcext:base-cell-address="City.CN31"/>
            <calcext:condition calcext:apply-style-name="Trees1" calcext:value="=5" calcext:base-cell-address="City.CN31"/>
            <calcext:condition calcext:apply-style-name="Yellow Flower" calcext:value="=11" calcext:base-cell-address="City.CN31"/>
            <calcext:condition calcext:apply-style-name="Blue Flower" calcext:value="=12" calcext:base-cell-address="City.CN31"/>
            <calcext:condition calcext:apply-style-name="Pink Flowers" calcext:value="=13" calcext:base-cell-address="City.CN31"/>
          </calcext:conditional-format>
          <calcext:conditional-format calcext:target-range-address="City.CO31:City.CO31">
            <calcext:condition calcext:apply-style-name="Open Space" calcext:value="=0" calcext:base-cell-address="City.CO31"/>
            <calcext:condition calcext:apply-style-name="Excel_CondFormat_1_1_2" calcext:value="=1" calcext:base-cell-address="City.CO31"/>
            <calcext:condition calcext:apply-style-name="Excel_CondFormat_1_1_3" calcext:value="=2" calcext:base-cell-address="City.CO31"/>
            <calcext:condition calcext:apply-style-name="Excel_CondFormat_1_1_4" calcext:value="=3" calcext:base-cell-address="City.CO31"/>
            <calcext:condition calcext:apply-style-name="Excel_CondFormat_1_1_5" calcext:value="=4" calcext:base-cell-address="City.CO31"/>
            <calcext:condition calcext:apply-style-name="Excel_CondFormat_1_1_6" calcext:value="=100" calcext:base-cell-address="City.CO31"/>
            <calcext:condition calcext:apply-style-name="Excel_CondFormat_1_1_7" calcext:value="&gt;101" calcext:base-cell-address="City.CO31"/>
            <calcext:condition calcext:apply-style-name="Trees" calcext:value="=6" calcext:base-cell-address="City.CO31"/>
            <calcext:condition calcext:apply-style-name="Trees1" calcext:value="=5" calcext:base-cell-address="City.CO31"/>
            <calcext:condition calcext:apply-style-name="Yellow Flower" calcext:value="=11" calcext:base-cell-address="City.CO31"/>
            <calcext:condition calcext:apply-style-name="Blue Flower" calcext:value="=12" calcext:base-cell-address="City.CO31"/>
            <calcext:condition calcext:apply-style-name="Pink Flowers" calcext:value="=13" calcext:base-cell-address="City.CO31"/>
          </calcext:conditional-format>
          <calcext:conditional-format calcext:target-range-address="City.CP31:City.CP31">
            <calcext:condition calcext:apply-style-name="Open Space" calcext:value="=0" calcext:base-cell-address="City.CP31"/>
            <calcext:condition calcext:apply-style-name="Excel_CondFormat_1_1_2" calcext:value="=1" calcext:base-cell-address="City.CP31"/>
            <calcext:condition calcext:apply-style-name="Excel_CondFormat_1_1_3" calcext:value="=2" calcext:base-cell-address="City.CP31"/>
            <calcext:condition calcext:apply-style-name="Excel_CondFormat_1_1_4" calcext:value="=3" calcext:base-cell-address="City.CP31"/>
            <calcext:condition calcext:apply-style-name="Excel_CondFormat_1_1_5" calcext:value="=4" calcext:base-cell-address="City.CP31"/>
            <calcext:condition calcext:apply-style-name="Excel_CondFormat_1_1_6" calcext:value="=100" calcext:base-cell-address="City.CP31"/>
            <calcext:condition calcext:apply-style-name="Excel_CondFormat_1_1_7" calcext:value="&gt;101" calcext:base-cell-address="City.CP31"/>
            <calcext:condition calcext:apply-style-name="Trees" calcext:value="=6" calcext:base-cell-address="City.CP31"/>
            <calcext:condition calcext:apply-style-name="Trees1" calcext:value="=5" calcext:base-cell-address="City.CP31"/>
            <calcext:condition calcext:apply-style-name="Yellow Flower" calcext:value="=11" calcext:base-cell-address="City.CP31"/>
            <calcext:condition calcext:apply-style-name="Blue Flower" calcext:value="=12" calcext:base-cell-address="City.CP31"/>
            <calcext:condition calcext:apply-style-name="Pink Flowers" calcext:value="=13" calcext:base-cell-address="City.CP31"/>
          </calcext:conditional-format>
          <calcext:conditional-format calcext:target-range-address="City.CG32:City.CG32">
            <calcext:condition calcext:apply-style-name="Open Space" calcext:value="=0" calcext:base-cell-address="City.CG32"/>
            <calcext:condition calcext:apply-style-name="Excel_CondFormat_1_1_2" calcext:value="=1" calcext:base-cell-address="City.CG32"/>
            <calcext:condition calcext:apply-style-name="Excel_CondFormat_1_1_3" calcext:value="=2" calcext:base-cell-address="City.CG32"/>
            <calcext:condition calcext:apply-style-name="Excel_CondFormat_1_1_4" calcext:value="=3" calcext:base-cell-address="City.CG32"/>
            <calcext:condition calcext:apply-style-name="Excel_CondFormat_1_1_5" calcext:value="=4" calcext:base-cell-address="City.CG32"/>
            <calcext:condition calcext:apply-style-name="Excel_CondFormat_1_1_6" calcext:value="=100" calcext:base-cell-address="City.CG32"/>
            <calcext:condition calcext:apply-style-name="Excel_CondFormat_1_1_7" calcext:value="&gt;101" calcext:base-cell-address="City.CG32"/>
            <calcext:condition calcext:apply-style-name="Trees" calcext:value="=6" calcext:base-cell-address="City.CG32"/>
            <calcext:condition calcext:apply-style-name="Trees1" calcext:value="=5" calcext:base-cell-address="City.CG32"/>
            <calcext:condition calcext:apply-style-name="Yellow Flower" calcext:value="=11" calcext:base-cell-address="City.CG32"/>
            <calcext:condition calcext:apply-style-name="Blue Flower" calcext:value="=12" calcext:base-cell-address="City.CG32"/>
            <calcext:condition calcext:apply-style-name="Pink Flowers" calcext:value="=13" calcext:base-cell-address="City.CG32"/>
          </calcext:conditional-format>
          <calcext:conditional-format calcext:target-range-address="City.CH32:City.CH32">
            <calcext:condition calcext:apply-style-name="Open Space" calcext:value="=0" calcext:base-cell-address="City.CH32"/>
            <calcext:condition calcext:apply-style-name="Excel_CondFormat_1_1_2" calcext:value="=1" calcext:base-cell-address="City.CH32"/>
            <calcext:condition calcext:apply-style-name="Excel_CondFormat_1_1_3" calcext:value="=2" calcext:base-cell-address="City.CH32"/>
            <calcext:condition calcext:apply-style-name="Excel_CondFormat_1_1_4" calcext:value="=3" calcext:base-cell-address="City.CH32"/>
            <calcext:condition calcext:apply-style-name="Excel_CondFormat_1_1_5" calcext:value="=4" calcext:base-cell-address="City.CH32"/>
            <calcext:condition calcext:apply-style-name="Excel_CondFormat_1_1_6" calcext:value="=100" calcext:base-cell-address="City.CH32"/>
            <calcext:condition calcext:apply-style-name="Excel_CondFormat_1_1_7" calcext:value="&gt;101" calcext:base-cell-address="City.CH32"/>
            <calcext:condition calcext:apply-style-name="Trees" calcext:value="=6" calcext:base-cell-address="City.CH32"/>
            <calcext:condition calcext:apply-style-name="Trees1" calcext:value="=5" calcext:base-cell-address="City.CH32"/>
            <calcext:condition calcext:apply-style-name="Yellow Flower" calcext:value="=11" calcext:base-cell-address="City.CH32"/>
            <calcext:condition calcext:apply-style-name="Blue Flower" calcext:value="=12" calcext:base-cell-address="City.CH32"/>
            <calcext:condition calcext:apply-style-name="Pink Flowers" calcext:value="=13" calcext:base-cell-address="City.CH32"/>
          </calcext:conditional-format>
          <calcext:conditional-format calcext:target-range-address="City.CI32:City.CI32">
            <calcext:condition calcext:apply-style-name="Open Space" calcext:value="=0" calcext:base-cell-address="City.CI32"/>
            <calcext:condition calcext:apply-style-name="Excel_CondFormat_1_1_2" calcext:value="=1" calcext:base-cell-address="City.CI32"/>
            <calcext:condition calcext:apply-style-name="Excel_CondFormat_1_1_3" calcext:value="=2" calcext:base-cell-address="City.CI32"/>
            <calcext:condition calcext:apply-style-name="Excel_CondFormat_1_1_4" calcext:value="=3" calcext:base-cell-address="City.CI32"/>
            <calcext:condition calcext:apply-style-name="Excel_CondFormat_1_1_5" calcext:value="=4" calcext:base-cell-address="City.CI32"/>
            <calcext:condition calcext:apply-style-name="Excel_CondFormat_1_1_6" calcext:value="=100" calcext:base-cell-address="City.CI32"/>
            <calcext:condition calcext:apply-style-name="Excel_CondFormat_1_1_7" calcext:value="&gt;101" calcext:base-cell-address="City.CI32"/>
            <calcext:condition calcext:apply-style-name="Trees" calcext:value="=6" calcext:base-cell-address="City.CI32"/>
            <calcext:condition calcext:apply-style-name="Trees1" calcext:value="=5" calcext:base-cell-address="City.CI32"/>
            <calcext:condition calcext:apply-style-name="Yellow Flower" calcext:value="=11" calcext:base-cell-address="City.CI32"/>
            <calcext:condition calcext:apply-style-name="Blue Flower" calcext:value="=12" calcext:base-cell-address="City.CI32"/>
            <calcext:condition calcext:apply-style-name="Pink Flowers" calcext:value="=13" calcext:base-cell-address="City.CI32"/>
          </calcext:conditional-format>
          <calcext:conditional-format calcext:target-range-address="City.CJ32:City.CJ32">
            <calcext:condition calcext:apply-style-name="Open Space" calcext:value="=0" calcext:base-cell-address="City.CJ32"/>
            <calcext:condition calcext:apply-style-name="Excel_CondFormat_1_1_2" calcext:value="=1" calcext:base-cell-address="City.CJ32"/>
            <calcext:condition calcext:apply-style-name="Excel_CondFormat_1_1_3" calcext:value="=2" calcext:base-cell-address="City.CJ32"/>
            <calcext:condition calcext:apply-style-name="Excel_CondFormat_1_1_4" calcext:value="=3" calcext:base-cell-address="City.CJ32"/>
            <calcext:condition calcext:apply-style-name="Excel_CondFormat_1_1_5" calcext:value="=4" calcext:base-cell-address="City.CJ32"/>
            <calcext:condition calcext:apply-style-name="Excel_CondFormat_1_1_6" calcext:value="=100" calcext:base-cell-address="City.CJ32"/>
            <calcext:condition calcext:apply-style-name="Excel_CondFormat_1_1_7" calcext:value="&gt;101" calcext:base-cell-address="City.CJ32"/>
            <calcext:condition calcext:apply-style-name="Trees" calcext:value="=6" calcext:base-cell-address="City.CJ32"/>
            <calcext:condition calcext:apply-style-name="Trees1" calcext:value="=5" calcext:base-cell-address="City.CJ32"/>
            <calcext:condition calcext:apply-style-name="Yellow Flower" calcext:value="=11" calcext:base-cell-address="City.CJ32"/>
            <calcext:condition calcext:apply-style-name="Blue Flower" calcext:value="=12" calcext:base-cell-address="City.CJ32"/>
            <calcext:condition calcext:apply-style-name="Pink Flowers" calcext:value="=13" calcext:base-cell-address="City.CJ32"/>
          </calcext:conditional-format>
          <calcext:conditional-format calcext:target-range-address="City.CK32:City.CK32">
            <calcext:condition calcext:apply-style-name="Open Space" calcext:value="=0" calcext:base-cell-address="City.CK32"/>
            <calcext:condition calcext:apply-style-name="Excel_CondFormat_1_1_2" calcext:value="=1" calcext:base-cell-address="City.CK32"/>
            <calcext:condition calcext:apply-style-name="Excel_CondFormat_1_1_3" calcext:value="=2" calcext:base-cell-address="City.CK32"/>
            <calcext:condition calcext:apply-style-name="Excel_CondFormat_1_1_4" calcext:value="=3" calcext:base-cell-address="City.CK32"/>
            <calcext:condition calcext:apply-style-name="Excel_CondFormat_1_1_5" calcext:value="=4" calcext:base-cell-address="City.CK32"/>
            <calcext:condition calcext:apply-style-name="Excel_CondFormat_1_1_6" calcext:value="=100" calcext:base-cell-address="City.CK32"/>
            <calcext:condition calcext:apply-style-name="Excel_CondFormat_1_1_7" calcext:value="&gt;101" calcext:base-cell-address="City.CK32"/>
            <calcext:condition calcext:apply-style-name="Trees" calcext:value="=6" calcext:base-cell-address="City.CK32"/>
            <calcext:condition calcext:apply-style-name="Trees1" calcext:value="=5" calcext:base-cell-address="City.CK32"/>
            <calcext:condition calcext:apply-style-name="Yellow Flower" calcext:value="=11" calcext:base-cell-address="City.CK32"/>
            <calcext:condition calcext:apply-style-name="Blue Flower" calcext:value="=12" calcext:base-cell-address="City.CK32"/>
            <calcext:condition calcext:apply-style-name="Pink Flowers" calcext:value="=13" calcext:base-cell-address="City.CK32"/>
          </calcext:conditional-format>
          <calcext:conditional-format calcext:target-range-address="City.CL32:City.CL32">
            <calcext:condition calcext:apply-style-name="Open Space" calcext:value="=0" calcext:base-cell-address="City.CL32"/>
            <calcext:condition calcext:apply-style-name="Excel_CondFormat_1_1_2" calcext:value="=1" calcext:base-cell-address="City.CL32"/>
            <calcext:condition calcext:apply-style-name="Excel_CondFormat_1_1_3" calcext:value="=2" calcext:base-cell-address="City.CL32"/>
            <calcext:condition calcext:apply-style-name="Excel_CondFormat_1_1_4" calcext:value="=3" calcext:base-cell-address="City.CL32"/>
            <calcext:condition calcext:apply-style-name="Excel_CondFormat_1_1_5" calcext:value="=4" calcext:base-cell-address="City.CL32"/>
            <calcext:condition calcext:apply-style-name="Excel_CondFormat_1_1_6" calcext:value="=100" calcext:base-cell-address="City.CL32"/>
            <calcext:condition calcext:apply-style-name="Excel_CondFormat_1_1_7" calcext:value="&gt;101" calcext:base-cell-address="City.CL32"/>
            <calcext:condition calcext:apply-style-name="Trees" calcext:value="=6" calcext:base-cell-address="City.CL32"/>
            <calcext:condition calcext:apply-style-name="Trees1" calcext:value="=5" calcext:base-cell-address="City.CL32"/>
            <calcext:condition calcext:apply-style-name="Yellow Flower" calcext:value="=11" calcext:base-cell-address="City.CL32"/>
            <calcext:condition calcext:apply-style-name="Blue Flower" calcext:value="=12" calcext:base-cell-address="City.CL32"/>
            <calcext:condition calcext:apply-style-name="Pink Flowers" calcext:value="=13" calcext:base-cell-address="City.CL32"/>
          </calcext:conditional-format>
          <calcext:conditional-format calcext:target-range-address="City.CM32:City.CM32">
            <calcext:condition calcext:apply-style-name="Open Space" calcext:value="=0" calcext:base-cell-address="City.CM32"/>
            <calcext:condition calcext:apply-style-name="Excel_CondFormat_1_1_2" calcext:value="=1" calcext:base-cell-address="City.CM32"/>
            <calcext:condition calcext:apply-style-name="Excel_CondFormat_1_1_3" calcext:value="=2" calcext:base-cell-address="City.CM32"/>
            <calcext:condition calcext:apply-style-name="Excel_CondFormat_1_1_4" calcext:value="=3" calcext:base-cell-address="City.CM32"/>
            <calcext:condition calcext:apply-style-name="Excel_CondFormat_1_1_5" calcext:value="=4" calcext:base-cell-address="City.CM32"/>
            <calcext:condition calcext:apply-style-name="Excel_CondFormat_1_1_6" calcext:value="=100" calcext:base-cell-address="City.CM32"/>
            <calcext:condition calcext:apply-style-name="Excel_CondFormat_1_1_7" calcext:value="&gt;101" calcext:base-cell-address="City.CM32"/>
            <calcext:condition calcext:apply-style-name="Trees" calcext:value="=6" calcext:base-cell-address="City.CM32"/>
            <calcext:condition calcext:apply-style-name="Trees1" calcext:value="=5" calcext:base-cell-address="City.CM32"/>
            <calcext:condition calcext:apply-style-name="Yellow Flower" calcext:value="=11" calcext:base-cell-address="City.CM32"/>
            <calcext:condition calcext:apply-style-name="Blue Flower" calcext:value="=12" calcext:base-cell-address="City.CM32"/>
            <calcext:condition calcext:apply-style-name="Pink Flowers" calcext:value="=13" calcext:base-cell-address="City.CM32"/>
          </calcext:conditional-format>
          <calcext:conditional-format calcext:target-range-address="City.CN32:City.CN32">
            <calcext:condition calcext:apply-style-name="Open Space" calcext:value="=0" calcext:base-cell-address="City.CN32"/>
            <calcext:condition calcext:apply-style-name="Excel_CondFormat_1_1_2" calcext:value="=1" calcext:base-cell-address="City.CN32"/>
            <calcext:condition calcext:apply-style-name="Excel_CondFormat_1_1_3" calcext:value="=2" calcext:base-cell-address="City.CN32"/>
            <calcext:condition calcext:apply-style-name="Excel_CondFormat_1_1_4" calcext:value="=3" calcext:base-cell-address="City.CN32"/>
            <calcext:condition calcext:apply-style-name="Excel_CondFormat_1_1_5" calcext:value="=4" calcext:base-cell-address="City.CN32"/>
            <calcext:condition calcext:apply-style-name="Excel_CondFormat_1_1_6" calcext:value="=100" calcext:base-cell-address="City.CN32"/>
            <calcext:condition calcext:apply-style-name="Excel_CondFormat_1_1_7" calcext:value="&gt;101" calcext:base-cell-address="City.CN32"/>
            <calcext:condition calcext:apply-style-name="Trees" calcext:value="=6" calcext:base-cell-address="City.CN32"/>
            <calcext:condition calcext:apply-style-name="Trees1" calcext:value="=5" calcext:base-cell-address="City.CN32"/>
            <calcext:condition calcext:apply-style-name="Yellow Flower" calcext:value="=11" calcext:base-cell-address="City.CN32"/>
            <calcext:condition calcext:apply-style-name="Blue Flower" calcext:value="=12" calcext:base-cell-address="City.CN32"/>
            <calcext:condition calcext:apply-style-name="Pink Flowers" calcext:value="=13" calcext:base-cell-address="City.CN32"/>
          </calcext:conditional-format>
          <calcext:conditional-format calcext:target-range-address="City.CO32:City.CO32">
            <calcext:condition calcext:apply-style-name="Open Space" calcext:value="=0" calcext:base-cell-address="City.CO32"/>
            <calcext:condition calcext:apply-style-name="Excel_CondFormat_1_1_2" calcext:value="=1" calcext:base-cell-address="City.CO32"/>
            <calcext:condition calcext:apply-style-name="Excel_CondFormat_1_1_3" calcext:value="=2" calcext:base-cell-address="City.CO32"/>
            <calcext:condition calcext:apply-style-name="Excel_CondFormat_1_1_4" calcext:value="=3" calcext:base-cell-address="City.CO32"/>
            <calcext:condition calcext:apply-style-name="Excel_CondFormat_1_1_5" calcext:value="=4" calcext:base-cell-address="City.CO32"/>
            <calcext:condition calcext:apply-style-name="Excel_CondFormat_1_1_6" calcext:value="=100" calcext:base-cell-address="City.CO32"/>
            <calcext:condition calcext:apply-style-name="Excel_CondFormat_1_1_7" calcext:value="&gt;101" calcext:base-cell-address="City.CO32"/>
            <calcext:condition calcext:apply-style-name="Trees" calcext:value="=6" calcext:base-cell-address="City.CO32"/>
            <calcext:condition calcext:apply-style-name="Trees1" calcext:value="=5" calcext:base-cell-address="City.CO32"/>
            <calcext:condition calcext:apply-style-name="Yellow Flower" calcext:value="=11" calcext:base-cell-address="City.CO32"/>
            <calcext:condition calcext:apply-style-name="Blue Flower" calcext:value="=12" calcext:base-cell-address="City.CO32"/>
            <calcext:condition calcext:apply-style-name="Pink Flowers" calcext:value="=13" calcext:base-cell-address="City.CO32"/>
          </calcext:conditional-format>
          <calcext:conditional-format calcext:target-range-address="City.CP32:City.CP32">
            <calcext:condition calcext:apply-style-name="Open Space" calcext:value="=0" calcext:base-cell-address="City.CP32"/>
            <calcext:condition calcext:apply-style-name="Excel_CondFormat_1_1_2" calcext:value="=1" calcext:base-cell-address="City.CP32"/>
            <calcext:condition calcext:apply-style-name="Excel_CondFormat_1_1_3" calcext:value="=2" calcext:base-cell-address="City.CP32"/>
            <calcext:condition calcext:apply-style-name="Excel_CondFormat_1_1_4" calcext:value="=3" calcext:base-cell-address="City.CP32"/>
            <calcext:condition calcext:apply-style-name="Excel_CondFormat_1_1_5" calcext:value="=4" calcext:base-cell-address="City.CP32"/>
            <calcext:condition calcext:apply-style-name="Excel_CondFormat_1_1_6" calcext:value="=100" calcext:base-cell-address="City.CP32"/>
            <calcext:condition calcext:apply-style-name="Excel_CondFormat_1_1_7" calcext:value="&gt;101" calcext:base-cell-address="City.CP32"/>
            <calcext:condition calcext:apply-style-name="Trees" calcext:value="=6" calcext:base-cell-address="City.CP32"/>
            <calcext:condition calcext:apply-style-name="Trees1" calcext:value="=5" calcext:base-cell-address="City.CP32"/>
            <calcext:condition calcext:apply-style-name="Yellow Flower" calcext:value="=11" calcext:base-cell-address="City.CP32"/>
            <calcext:condition calcext:apply-style-name="Blue Flower" calcext:value="=12" calcext:base-cell-address="City.CP32"/>
            <calcext:condition calcext:apply-style-name="Pink Flowers" calcext:value="=13" calcext:base-cell-address="City.CP32"/>
          </calcext:conditional-format>
          <calcext:conditional-format calcext:target-range-address="City.CV8:City.CV12">
            <calcext:condition calcext:apply-style-name="Open Space" calcext:value="=0" calcext:base-cell-address="City.CV8"/>
            <calcext:condition calcext:apply-style-name="Excel_CondFormat_1_1_2" calcext:value="=1" calcext:base-cell-address="City.CV8"/>
            <calcext:condition calcext:apply-style-name="Excel_CondFormat_1_1_3" calcext:value="=2" calcext:base-cell-address="City.CV8"/>
            <calcext:condition calcext:apply-style-name="Excel_CondFormat_1_1_4" calcext:value="=3" calcext:base-cell-address="City.CV8"/>
            <calcext:condition calcext:apply-style-name="Excel_CondFormat_1_1_5" calcext:value="=4" calcext:base-cell-address="City.CV8"/>
            <calcext:condition calcext:apply-style-name="Excel_CondFormat_1_1_6" calcext:value="=100" calcext:base-cell-address="City.CV8"/>
            <calcext:condition calcext:apply-style-name="Excel_CondFormat_1_1_7" calcext:value="&gt;101" calcext:base-cell-address="City.CV8"/>
            <calcext:condition calcext:apply-style-name="Trees" calcext:value="=6" calcext:base-cell-address="City.CV8"/>
            <calcext:condition calcext:apply-style-name="Trees1" calcext:value="=5" calcext:base-cell-address="City.CV8"/>
            <calcext:condition calcext:apply-style-name="Yellow Flower" calcext:value="=11" calcext:base-cell-address="City.CV8"/>
            <calcext:condition calcext:apply-style-name="Blue Flower" calcext:value="=12" calcext:base-cell-address="City.CV8"/>
            <calcext:condition calcext:apply-style-name="Pink Flowers" calcext:value="=13" calcext:base-cell-address="City.CV8"/>
          </calcext:conditional-format>
          <calcext:conditional-format calcext:target-range-address="City.CN36:City.CN36">
            <calcext:condition calcext:apply-style-name="Open Space" calcext:value="=0" calcext:base-cell-address="City.CN36"/>
            <calcext:condition calcext:apply-style-name="Excel_CondFormat_1_1_2" calcext:value="=1" calcext:base-cell-address="City.CN36"/>
            <calcext:condition calcext:apply-style-name="Excel_CondFormat_1_1_3" calcext:value="=2" calcext:base-cell-address="City.CN36"/>
            <calcext:condition calcext:apply-style-name="Excel_CondFormat_1_1_4" calcext:value="=3" calcext:base-cell-address="City.CN36"/>
            <calcext:condition calcext:apply-style-name="Excel_CondFormat_1_1_5" calcext:value="=4" calcext:base-cell-address="City.CN36"/>
            <calcext:condition calcext:apply-style-name="Excel_CondFormat_1_1_6" calcext:value="=100" calcext:base-cell-address="City.CN36"/>
            <calcext:condition calcext:apply-style-name="Excel_CondFormat_1_1_7" calcext:value="&gt;101" calcext:base-cell-address="City.CN36"/>
            <calcext:condition calcext:apply-style-name="Trees" calcext:value="=6" calcext:base-cell-address="City.CN36"/>
            <calcext:condition calcext:apply-style-name="Trees1" calcext:value="=5" calcext:base-cell-address="City.CN36"/>
            <calcext:condition calcext:apply-style-name="Yellow Flower" calcext:value="=11" calcext:base-cell-address="City.CN36"/>
            <calcext:condition calcext:apply-style-name="Blue Flower" calcext:value="=12" calcext:base-cell-address="City.CN36"/>
            <calcext:condition calcext:apply-style-name="Pink Flowers" calcext:value="=13" calcext:base-cell-address="City.CN36"/>
          </calcext:conditional-format>
          <calcext:conditional-format calcext:target-range-address="City.CO36:City.CO36">
            <calcext:condition calcext:apply-style-name="Open Space" calcext:value="=0" calcext:base-cell-address="City.CO36"/>
            <calcext:condition calcext:apply-style-name="Excel_CondFormat_1_1_2" calcext:value="=1" calcext:base-cell-address="City.CO36"/>
            <calcext:condition calcext:apply-style-name="Excel_CondFormat_1_1_3" calcext:value="=2" calcext:base-cell-address="City.CO36"/>
            <calcext:condition calcext:apply-style-name="Excel_CondFormat_1_1_4" calcext:value="=3" calcext:base-cell-address="City.CO36"/>
            <calcext:condition calcext:apply-style-name="Excel_CondFormat_1_1_5" calcext:value="=4" calcext:base-cell-address="City.CO36"/>
            <calcext:condition calcext:apply-style-name="Excel_CondFormat_1_1_6" calcext:value="=100" calcext:base-cell-address="City.CO36"/>
            <calcext:condition calcext:apply-style-name="Excel_CondFormat_1_1_7" calcext:value="&gt;101" calcext:base-cell-address="City.CO36"/>
            <calcext:condition calcext:apply-style-name="Trees" calcext:value="=6" calcext:base-cell-address="City.CO36"/>
            <calcext:condition calcext:apply-style-name="Trees1" calcext:value="=5" calcext:base-cell-address="City.CO36"/>
            <calcext:condition calcext:apply-style-name="Yellow Flower" calcext:value="=11" calcext:base-cell-address="City.CO36"/>
            <calcext:condition calcext:apply-style-name="Blue Flower" calcext:value="=12" calcext:base-cell-address="City.CO36"/>
            <calcext:condition calcext:apply-style-name="Pink Flowers" calcext:value="=13" calcext:base-cell-address="City.CO36"/>
          </calcext:conditional-format>
          <calcext:conditional-format calcext:target-range-address="City.CP36:City.CP36">
            <calcext:condition calcext:apply-style-name="Open Space" calcext:value="=0" calcext:base-cell-address="City.CP36"/>
            <calcext:condition calcext:apply-style-name="Excel_CondFormat_1_1_2" calcext:value="=1" calcext:base-cell-address="City.CP36"/>
            <calcext:condition calcext:apply-style-name="Excel_CondFormat_1_1_3" calcext:value="=2" calcext:base-cell-address="City.CP36"/>
            <calcext:condition calcext:apply-style-name="Excel_CondFormat_1_1_4" calcext:value="=3" calcext:base-cell-address="City.CP36"/>
            <calcext:condition calcext:apply-style-name="Excel_CondFormat_1_1_5" calcext:value="=4" calcext:base-cell-address="City.CP36"/>
            <calcext:condition calcext:apply-style-name="Excel_CondFormat_1_1_6" calcext:value="=100" calcext:base-cell-address="City.CP36"/>
            <calcext:condition calcext:apply-style-name="Excel_CondFormat_1_1_7" calcext:value="&gt;101" calcext:base-cell-address="City.CP36"/>
            <calcext:condition calcext:apply-style-name="Trees" calcext:value="=6" calcext:base-cell-address="City.CP36"/>
            <calcext:condition calcext:apply-style-name="Trees1" calcext:value="=5" calcext:base-cell-address="City.CP36"/>
            <calcext:condition calcext:apply-style-name="Yellow Flower" calcext:value="=11" calcext:base-cell-address="City.CP36"/>
            <calcext:condition calcext:apply-style-name="Blue Flower" calcext:value="=12" calcext:base-cell-address="City.CP36"/>
            <calcext:condition calcext:apply-style-name="Pink Flowers" calcext:value="=13" calcext:base-cell-address="City.CP36"/>
          </calcext:conditional-format>
          <calcext:conditional-format calcext:target-range-address="City.CQ36:City.CQ36">
            <calcext:condition calcext:apply-style-name="Open Space" calcext:value="=0" calcext:base-cell-address="City.CQ36"/>
            <calcext:condition calcext:apply-style-name="Excel_CondFormat_1_1_2" calcext:value="=1" calcext:base-cell-address="City.CQ36"/>
            <calcext:condition calcext:apply-style-name="Excel_CondFormat_1_1_3" calcext:value="=2" calcext:base-cell-address="City.CQ36"/>
            <calcext:condition calcext:apply-style-name="Excel_CondFormat_1_1_4" calcext:value="=3" calcext:base-cell-address="City.CQ36"/>
            <calcext:condition calcext:apply-style-name="Excel_CondFormat_1_1_5" calcext:value="=4" calcext:base-cell-address="City.CQ36"/>
            <calcext:condition calcext:apply-style-name="Excel_CondFormat_1_1_6" calcext:value="=100" calcext:base-cell-address="City.CQ36"/>
            <calcext:condition calcext:apply-style-name="Excel_CondFormat_1_1_7" calcext:value="&gt;101" calcext:base-cell-address="City.CQ36"/>
            <calcext:condition calcext:apply-style-name="Trees" calcext:value="=6" calcext:base-cell-address="City.CQ36"/>
            <calcext:condition calcext:apply-style-name="Trees1" calcext:value="=5" calcext:base-cell-address="City.CQ36"/>
            <calcext:condition calcext:apply-style-name="Yellow Flower" calcext:value="=11" calcext:base-cell-address="City.CQ36"/>
            <calcext:condition calcext:apply-style-name="Blue Flower" calcext:value="=12" calcext:base-cell-address="City.CQ36"/>
            <calcext:condition calcext:apply-style-name="Pink Flowers" calcext:value="=13" calcext:base-cell-address="City.CQ36"/>
          </calcext:conditional-format>
          <calcext:conditional-format calcext:target-range-address="City.CR36:City.CR36">
            <calcext:condition calcext:apply-style-name="Open Space" calcext:value="=0" calcext:base-cell-address="City.CR36"/>
            <calcext:condition calcext:apply-style-name="Excel_CondFormat_1_1_2" calcext:value="=1" calcext:base-cell-address="City.CR36"/>
            <calcext:condition calcext:apply-style-name="Excel_CondFormat_1_1_3" calcext:value="=2" calcext:base-cell-address="City.CR36"/>
            <calcext:condition calcext:apply-style-name="Excel_CondFormat_1_1_4" calcext:value="=3" calcext:base-cell-address="City.CR36"/>
            <calcext:condition calcext:apply-style-name="Excel_CondFormat_1_1_5" calcext:value="=4" calcext:base-cell-address="City.CR36"/>
            <calcext:condition calcext:apply-style-name="Excel_CondFormat_1_1_6" calcext:value="=100" calcext:base-cell-address="City.CR36"/>
            <calcext:condition calcext:apply-style-name="Excel_CondFormat_1_1_7" calcext:value="&gt;101" calcext:base-cell-address="City.CR36"/>
            <calcext:condition calcext:apply-style-name="Trees" calcext:value="=6" calcext:base-cell-address="City.CR36"/>
            <calcext:condition calcext:apply-style-name="Trees1" calcext:value="=5" calcext:base-cell-address="City.CR36"/>
            <calcext:condition calcext:apply-style-name="Yellow Flower" calcext:value="=11" calcext:base-cell-address="City.CR36"/>
            <calcext:condition calcext:apply-style-name="Blue Flower" calcext:value="=12" calcext:base-cell-address="City.CR36"/>
            <calcext:condition calcext:apply-style-name="Pink Flowers" calcext:value="=13" calcext:base-cell-address="City.CR36"/>
          </calcext:conditional-format>
          <calcext:conditional-format calcext:target-range-address="City.CS36:City.CS36">
            <calcext:condition calcext:apply-style-name="Open Space" calcext:value="=0" calcext:base-cell-address="City.CS36"/>
            <calcext:condition calcext:apply-style-name="Excel_CondFormat_1_1_2" calcext:value="=1" calcext:base-cell-address="City.CS36"/>
            <calcext:condition calcext:apply-style-name="Excel_CondFormat_1_1_3" calcext:value="=2" calcext:base-cell-address="City.CS36"/>
            <calcext:condition calcext:apply-style-name="Excel_CondFormat_1_1_4" calcext:value="=3" calcext:base-cell-address="City.CS36"/>
            <calcext:condition calcext:apply-style-name="Excel_CondFormat_1_1_5" calcext:value="=4" calcext:base-cell-address="City.CS36"/>
            <calcext:condition calcext:apply-style-name="Excel_CondFormat_1_1_6" calcext:value="=100" calcext:base-cell-address="City.CS36"/>
            <calcext:condition calcext:apply-style-name="Excel_CondFormat_1_1_7" calcext:value="&gt;101" calcext:base-cell-address="City.CS36"/>
            <calcext:condition calcext:apply-style-name="Trees" calcext:value="=6" calcext:base-cell-address="City.CS36"/>
            <calcext:condition calcext:apply-style-name="Trees1" calcext:value="=5" calcext:base-cell-address="City.CS36"/>
            <calcext:condition calcext:apply-style-name="Yellow Flower" calcext:value="=11" calcext:base-cell-address="City.CS36"/>
            <calcext:condition calcext:apply-style-name="Blue Flower" calcext:value="=12" calcext:base-cell-address="City.CS36"/>
            <calcext:condition calcext:apply-style-name="Pink Flowers" calcext:value="=13" calcext:base-cell-address="City.CS36"/>
          </calcext:conditional-format>
          <calcext:conditional-format calcext:target-range-address="City.CN37:City.CN37">
            <calcext:condition calcext:apply-style-name="Open Space" calcext:value="=0" calcext:base-cell-address="City.CN37"/>
            <calcext:condition calcext:apply-style-name="Excel_CondFormat_1_1_2" calcext:value="=1" calcext:base-cell-address="City.CN37"/>
            <calcext:condition calcext:apply-style-name="Excel_CondFormat_1_1_3" calcext:value="=2" calcext:base-cell-address="City.CN37"/>
            <calcext:condition calcext:apply-style-name="Excel_CondFormat_1_1_4" calcext:value="=3" calcext:base-cell-address="City.CN37"/>
            <calcext:condition calcext:apply-style-name="Excel_CondFormat_1_1_5" calcext:value="=4" calcext:base-cell-address="City.CN37"/>
            <calcext:condition calcext:apply-style-name="Excel_CondFormat_1_1_6" calcext:value="=100" calcext:base-cell-address="City.CN37"/>
            <calcext:condition calcext:apply-style-name="Excel_CondFormat_1_1_7" calcext:value="&gt;101" calcext:base-cell-address="City.CN37"/>
            <calcext:condition calcext:apply-style-name="Trees" calcext:value="=6" calcext:base-cell-address="City.CN37"/>
            <calcext:condition calcext:apply-style-name="Trees1" calcext:value="=5" calcext:base-cell-address="City.CN37"/>
            <calcext:condition calcext:apply-style-name="Yellow Flower" calcext:value="=11" calcext:base-cell-address="City.CN37"/>
            <calcext:condition calcext:apply-style-name="Blue Flower" calcext:value="=12" calcext:base-cell-address="City.CN37"/>
            <calcext:condition calcext:apply-style-name="Pink Flowers" calcext:value="=13" calcext:base-cell-address="City.CN37"/>
          </calcext:conditional-format>
          <calcext:conditional-format calcext:target-range-address="City.CO37:City.CO37">
            <calcext:condition calcext:apply-style-name="Open Space" calcext:value="=0" calcext:base-cell-address="City.CO37"/>
            <calcext:condition calcext:apply-style-name="Excel_CondFormat_1_1_2" calcext:value="=1" calcext:base-cell-address="City.CO37"/>
            <calcext:condition calcext:apply-style-name="Excel_CondFormat_1_1_3" calcext:value="=2" calcext:base-cell-address="City.CO37"/>
            <calcext:condition calcext:apply-style-name="Excel_CondFormat_1_1_4" calcext:value="=3" calcext:base-cell-address="City.CO37"/>
            <calcext:condition calcext:apply-style-name="Excel_CondFormat_1_1_5" calcext:value="=4" calcext:base-cell-address="City.CO37"/>
            <calcext:condition calcext:apply-style-name="Excel_CondFormat_1_1_6" calcext:value="=100" calcext:base-cell-address="City.CO37"/>
            <calcext:condition calcext:apply-style-name="Excel_CondFormat_1_1_7" calcext:value="&gt;101" calcext:base-cell-address="City.CO37"/>
            <calcext:condition calcext:apply-style-name="Trees" calcext:value="=6" calcext:base-cell-address="City.CO37"/>
            <calcext:condition calcext:apply-style-name="Trees1" calcext:value="=5" calcext:base-cell-address="City.CO37"/>
            <calcext:condition calcext:apply-style-name="Yellow Flower" calcext:value="=11" calcext:base-cell-address="City.CO37"/>
            <calcext:condition calcext:apply-style-name="Blue Flower" calcext:value="=12" calcext:base-cell-address="City.CO37"/>
            <calcext:condition calcext:apply-style-name="Pink Flowers" calcext:value="=13" calcext:base-cell-address="City.CO37"/>
          </calcext:conditional-format>
          <calcext:conditional-format calcext:target-range-address="City.CP37:City.CP37">
            <calcext:condition calcext:apply-style-name="Open Space" calcext:value="=0" calcext:base-cell-address="City.CP37"/>
            <calcext:condition calcext:apply-style-name="Excel_CondFormat_1_1_2" calcext:value="=1" calcext:base-cell-address="City.CP37"/>
            <calcext:condition calcext:apply-style-name="Excel_CondFormat_1_1_3" calcext:value="=2" calcext:base-cell-address="City.CP37"/>
            <calcext:condition calcext:apply-style-name="Excel_CondFormat_1_1_4" calcext:value="=3" calcext:base-cell-address="City.CP37"/>
            <calcext:condition calcext:apply-style-name="Excel_CondFormat_1_1_5" calcext:value="=4" calcext:base-cell-address="City.CP37"/>
            <calcext:condition calcext:apply-style-name="Excel_CondFormat_1_1_6" calcext:value="=100" calcext:base-cell-address="City.CP37"/>
            <calcext:condition calcext:apply-style-name="Excel_CondFormat_1_1_7" calcext:value="&gt;101" calcext:base-cell-address="City.CP37"/>
            <calcext:condition calcext:apply-style-name="Trees" calcext:value="=6" calcext:base-cell-address="City.CP37"/>
            <calcext:condition calcext:apply-style-name="Trees1" calcext:value="=5" calcext:base-cell-address="City.CP37"/>
            <calcext:condition calcext:apply-style-name="Yellow Flower" calcext:value="=11" calcext:base-cell-address="City.CP37"/>
            <calcext:condition calcext:apply-style-name="Blue Flower" calcext:value="=12" calcext:base-cell-address="City.CP37"/>
            <calcext:condition calcext:apply-style-name="Pink Flowers" calcext:value="=13" calcext:base-cell-address="City.CP37"/>
          </calcext:conditional-format>
          <calcext:conditional-format calcext:target-range-address="City.CQ37:City.CQ37">
            <calcext:condition calcext:apply-style-name="Open Space" calcext:value="=0" calcext:base-cell-address="City.CQ37"/>
            <calcext:condition calcext:apply-style-name="Excel_CondFormat_1_1_2" calcext:value="=1" calcext:base-cell-address="City.CQ37"/>
            <calcext:condition calcext:apply-style-name="Excel_CondFormat_1_1_3" calcext:value="=2" calcext:base-cell-address="City.CQ37"/>
            <calcext:condition calcext:apply-style-name="Excel_CondFormat_1_1_4" calcext:value="=3" calcext:base-cell-address="City.CQ37"/>
            <calcext:condition calcext:apply-style-name="Excel_CondFormat_1_1_5" calcext:value="=4" calcext:base-cell-address="City.CQ37"/>
            <calcext:condition calcext:apply-style-name="Excel_CondFormat_1_1_6" calcext:value="=100" calcext:base-cell-address="City.CQ37"/>
            <calcext:condition calcext:apply-style-name="Excel_CondFormat_1_1_7" calcext:value="&gt;101" calcext:base-cell-address="City.CQ37"/>
            <calcext:condition calcext:apply-style-name="Trees" calcext:value="=6" calcext:base-cell-address="City.CQ37"/>
            <calcext:condition calcext:apply-style-name="Trees1" calcext:value="=5" calcext:base-cell-address="City.CQ37"/>
            <calcext:condition calcext:apply-style-name="Yellow Flower" calcext:value="=11" calcext:base-cell-address="City.CQ37"/>
            <calcext:condition calcext:apply-style-name="Blue Flower" calcext:value="=12" calcext:base-cell-address="City.CQ37"/>
            <calcext:condition calcext:apply-style-name="Pink Flowers" calcext:value="=13" calcext:base-cell-address="City.CQ37"/>
          </calcext:conditional-format>
          <calcext:conditional-format calcext:target-range-address="City.CR37:City.CR37">
            <calcext:condition calcext:apply-style-name="Open Space" calcext:value="=0" calcext:base-cell-address="City.CR37"/>
            <calcext:condition calcext:apply-style-name="Excel_CondFormat_1_1_2" calcext:value="=1" calcext:base-cell-address="City.CR37"/>
            <calcext:condition calcext:apply-style-name="Excel_CondFormat_1_1_3" calcext:value="=2" calcext:base-cell-address="City.CR37"/>
            <calcext:condition calcext:apply-style-name="Excel_CondFormat_1_1_4" calcext:value="=3" calcext:base-cell-address="City.CR37"/>
            <calcext:condition calcext:apply-style-name="Excel_CondFormat_1_1_5" calcext:value="=4" calcext:base-cell-address="City.CR37"/>
            <calcext:condition calcext:apply-style-name="Excel_CondFormat_1_1_6" calcext:value="=100" calcext:base-cell-address="City.CR37"/>
            <calcext:condition calcext:apply-style-name="Excel_CondFormat_1_1_7" calcext:value="&gt;101" calcext:base-cell-address="City.CR37"/>
            <calcext:condition calcext:apply-style-name="Trees" calcext:value="=6" calcext:base-cell-address="City.CR37"/>
            <calcext:condition calcext:apply-style-name="Trees1" calcext:value="=5" calcext:base-cell-address="City.CR37"/>
            <calcext:condition calcext:apply-style-name="Yellow Flower" calcext:value="=11" calcext:base-cell-address="City.CR37"/>
            <calcext:condition calcext:apply-style-name="Blue Flower" calcext:value="=12" calcext:base-cell-address="City.CR37"/>
            <calcext:condition calcext:apply-style-name="Pink Flowers" calcext:value="=13" calcext:base-cell-address="City.CR37"/>
          </calcext:conditional-format>
          <calcext:conditional-format calcext:target-range-address="City.CS37:City.CS37">
            <calcext:condition calcext:apply-style-name="Open Space" calcext:value="=0" calcext:base-cell-address="City.CS37"/>
            <calcext:condition calcext:apply-style-name="Excel_CondFormat_1_1_2" calcext:value="=1" calcext:base-cell-address="City.CS37"/>
            <calcext:condition calcext:apply-style-name="Excel_CondFormat_1_1_3" calcext:value="=2" calcext:base-cell-address="City.CS37"/>
            <calcext:condition calcext:apply-style-name="Excel_CondFormat_1_1_4" calcext:value="=3" calcext:base-cell-address="City.CS37"/>
            <calcext:condition calcext:apply-style-name="Excel_CondFormat_1_1_5" calcext:value="=4" calcext:base-cell-address="City.CS37"/>
            <calcext:condition calcext:apply-style-name="Excel_CondFormat_1_1_6" calcext:value="=100" calcext:base-cell-address="City.CS37"/>
            <calcext:condition calcext:apply-style-name="Excel_CondFormat_1_1_7" calcext:value="&gt;101" calcext:base-cell-address="City.CS37"/>
            <calcext:condition calcext:apply-style-name="Trees" calcext:value="=6" calcext:base-cell-address="City.CS37"/>
            <calcext:condition calcext:apply-style-name="Trees1" calcext:value="=5" calcext:base-cell-address="City.CS37"/>
            <calcext:condition calcext:apply-style-name="Yellow Flower" calcext:value="=11" calcext:base-cell-address="City.CS37"/>
            <calcext:condition calcext:apply-style-name="Blue Flower" calcext:value="=12" calcext:base-cell-address="City.CS37"/>
            <calcext:condition calcext:apply-style-name="Pink Flowers" calcext:value="=13" calcext:base-cell-address="City.CS37"/>
          </calcext:conditional-format>
          <calcext:conditional-format calcext:target-range-address="City.CN38:City.CN38">
            <calcext:condition calcext:apply-style-name="Open Space" calcext:value="=0" calcext:base-cell-address="City.CN38"/>
            <calcext:condition calcext:apply-style-name="Excel_CondFormat_1_1_2" calcext:value="=1" calcext:base-cell-address="City.CN38"/>
            <calcext:condition calcext:apply-style-name="Excel_CondFormat_1_1_3" calcext:value="=2" calcext:base-cell-address="City.CN38"/>
            <calcext:condition calcext:apply-style-name="Excel_CondFormat_1_1_4" calcext:value="=3" calcext:base-cell-address="City.CN38"/>
            <calcext:condition calcext:apply-style-name="Excel_CondFormat_1_1_5" calcext:value="=4" calcext:base-cell-address="City.CN38"/>
            <calcext:condition calcext:apply-style-name="Excel_CondFormat_1_1_6" calcext:value="=100" calcext:base-cell-address="City.CN38"/>
            <calcext:condition calcext:apply-style-name="Excel_CondFormat_1_1_7" calcext:value="&gt;101" calcext:base-cell-address="City.CN38"/>
            <calcext:condition calcext:apply-style-name="Trees" calcext:value="=6" calcext:base-cell-address="City.CN38"/>
            <calcext:condition calcext:apply-style-name="Trees1" calcext:value="=5" calcext:base-cell-address="City.CN38"/>
            <calcext:condition calcext:apply-style-name="Yellow Flower" calcext:value="=11" calcext:base-cell-address="City.CN38"/>
            <calcext:condition calcext:apply-style-name="Blue Flower" calcext:value="=12" calcext:base-cell-address="City.CN38"/>
            <calcext:condition calcext:apply-style-name="Pink Flowers" calcext:value="=13" calcext:base-cell-address="City.CN38"/>
          </calcext:conditional-format>
          <calcext:conditional-format calcext:target-range-address="City.CO38:City.CO38">
            <calcext:condition calcext:apply-style-name="Open Space" calcext:value="=0" calcext:base-cell-address="City.CO38"/>
            <calcext:condition calcext:apply-style-name="Excel_CondFormat_1_1_2" calcext:value="=1" calcext:base-cell-address="City.CO38"/>
            <calcext:condition calcext:apply-style-name="Excel_CondFormat_1_1_3" calcext:value="=2" calcext:base-cell-address="City.CO38"/>
            <calcext:condition calcext:apply-style-name="Excel_CondFormat_1_1_4" calcext:value="=3" calcext:base-cell-address="City.CO38"/>
            <calcext:condition calcext:apply-style-name="Excel_CondFormat_1_1_5" calcext:value="=4" calcext:base-cell-address="City.CO38"/>
            <calcext:condition calcext:apply-style-name="Excel_CondFormat_1_1_6" calcext:value="=100" calcext:base-cell-address="City.CO38"/>
            <calcext:condition calcext:apply-style-name="Excel_CondFormat_1_1_7" calcext:value="&gt;101" calcext:base-cell-address="City.CO38"/>
            <calcext:condition calcext:apply-style-name="Trees" calcext:value="=6" calcext:base-cell-address="City.CO38"/>
            <calcext:condition calcext:apply-style-name="Trees1" calcext:value="=5" calcext:base-cell-address="City.CO38"/>
            <calcext:condition calcext:apply-style-name="Yellow Flower" calcext:value="=11" calcext:base-cell-address="City.CO38"/>
            <calcext:condition calcext:apply-style-name="Blue Flower" calcext:value="=12" calcext:base-cell-address="City.CO38"/>
            <calcext:condition calcext:apply-style-name="Pink Flowers" calcext:value="=13" calcext:base-cell-address="City.CO38"/>
          </calcext:conditional-format>
          <calcext:conditional-format calcext:target-range-address="City.CP38:City.CP38">
            <calcext:condition calcext:apply-style-name="Open Space" calcext:value="=0" calcext:base-cell-address="City.CP38"/>
            <calcext:condition calcext:apply-style-name="Excel_CondFormat_1_1_2" calcext:value="=1" calcext:base-cell-address="City.CP38"/>
            <calcext:condition calcext:apply-style-name="Excel_CondFormat_1_1_3" calcext:value="=2" calcext:base-cell-address="City.CP38"/>
            <calcext:condition calcext:apply-style-name="Excel_CondFormat_1_1_4" calcext:value="=3" calcext:base-cell-address="City.CP38"/>
            <calcext:condition calcext:apply-style-name="Excel_CondFormat_1_1_5" calcext:value="=4" calcext:base-cell-address="City.CP38"/>
            <calcext:condition calcext:apply-style-name="Excel_CondFormat_1_1_6" calcext:value="=100" calcext:base-cell-address="City.CP38"/>
            <calcext:condition calcext:apply-style-name="Excel_CondFormat_1_1_7" calcext:value="&gt;101" calcext:base-cell-address="City.CP38"/>
            <calcext:condition calcext:apply-style-name="Trees" calcext:value="=6" calcext:base-cell-address="City.CP38"/>
            <calcext:condition calcext:apply-style-name="Trees1" calcext:value="=5" calcext:base-cell-address="City.CP38"/>
            <calcext:condition calcext:apply-style-name="Yellow Flower" calcext:value="=11" calcext:base-cell-address="City.CP38"/>
            <calcext:condition calcext:apply-style-name="Blue Flower" calcext:value="=12" calcext:base-cell-address="City.CP38"/>
            <calcext:condition calcext:apply-style-name="Pink Flowers" calcext:value="=13" calcext:base-cell-address="City.CP38"/>
          </calcext:conditional-format>
          <calcext:conditional-format calcext:target-range-address="City.CQ38:City.CQ38">
            <calcext:condition calcext:apply-style-name="Open Space" calcext:value="=0" calcext:base-cell-address="City.CQ38"/>
            <calcext:condition calcext:apply-style-name="Excel_CondFormat_1_1_2" calcext:value="=1" calcext:base-cell-address="City.CQ38"/>
            <calcext:condition calcext:apply-style-name="Excel_CondFormat_1_1_3" calcext:value="=2" calcext:base-cell-address="City.CQ38"/>
            <calcext:condition calcext:apply-style-name="Excel_CondFormat_1_1_4" calcext:value="=3" calcext:base-cell-address="City.CQ38"/>
            <calcext:condition calcext:apply-style-name="Excel_CondFormat_1_1_5" calcext:value="=4" calcext:base-cell-address="City.CQ38"/>
            <calcext:condition calcext:apply-style-name="Excel_CondFormat_1_1_6" calcext:value="=100" calcext:base-cell-address="City.CQ38"/>
            <calcext:condition calcext:apply-style-name="Excel_CondFormat_1_1_7" calcext:value="&gt;101" calcext:base-cell-address="City.CQ38"/>
            <calcext:condition calcext:apply-style-name="Trees" calcext:value="=6" calcext:base-cell-address="City.CQ38"/>
            <calcext:condition calcext:apply-style-name="Trees1" calcext:value="=5" calcext:base-cell-address="City.CQ38"/>
            <calcext:condition calcext:apply-style-name="Yellow Flower" calcext:value="=11" calcext:base-cell-address="City.CQ38"/>
            <calcext:condition calcext:apply-style-name="Blue Flower" calcext:value="=12" calcext:base-cell-address="City.CQ38"/>
            <calcext:condition calcext:apply-style-name="Pink Flowers" calcext:value="=13" calcext:base-cell-address="City.CQ38"/>
          </calcext:conditional-format>
          <calcext:conditional-format calcext:target-range-address="City.CR38:City.CR38">
            <calcext:condition calcext:apply-style-name="Open Space" calcext:value="=0" calcext:base-cell-address="City.CR38"/>
            <calcext:condition calcext:apply-style-name="Excel_CondFormat_1_1_2" calcext:value="=1" calcext:base-cell-address="City.CR38"/>
            <calcext:condition calcext:apply-style-name="Excel_CondFormat_1_1_3" calcext:value="=2" calcext:base-cell-address="City.CR38"/>
            <calcext:condition calcext:apply-style-name="Excel_CondFormat_1_1_4" calcext:value="=3" calcext:base-cell-address="City.CR38"/>
            <calcext:condition calcext:apply-style-name="Excel_CondFormat_1_1_5" calcext:value="=4" calcext:base-cell-address="City.CR38"/>
            <calcext:condition calcext:apply-style-name="Excel_CondFormat_1_1_6" calcext:value="=100" calcext:base-cell-address="City.CR38"/>
            <calcext:condition calcext:apply-style-name="Excel_CondFormat_1_1_7" calcext:value="&gt;101" calcext:base-cell-address="City.CR38"/>
            <calcext:condition calcext:apply-style-name="Trees" calcext:value="=6" calcext:base-cell-address="City.CR38"/>
            <calcext:condition calcext:apply-style-name="Trees1" calcext:value="=5" calcext:base-cell-address="City.CR38"/>
            <calcext:condition calcext:apply-style-name="Yellow Flower" calcext:value="=11" calcext:base-cell-address="City.CR38"/>
            <calcext:condition calcext:apply-style-name="Blue Flower" calcext:value="=12" calcext:base-cell-address="City.CR38"/>
            <calcext:condition calcext:apply-style-name="Pink Flowers" calcext:value="=13" calcext:base-cell-address="City.CR38"/>
          </calcext:conditional-format>
          <calcext:conditional-format calcext:target-range-address="City.CS38:City.CS38">
            <calcext:condition calcext:apply-style-name="Open Space" calcext:value="=0" calcext:base-cell-address="City.CS38"/>
            <calcext:condition calcext:apply-style-name="Excel_CondFormat_1_1_2" calcext:value="=1" calcext:base-cell-address="City.CS38"/>
            <calcext:condition calcext:apply-style-name="Excel_CondFormat_1_1_3" calcext:value="=2" calcext:base-cell-address="City.CS38"/>
            <calcext:condition calcext:apply-style-name="Excel_CondFormat_1_1_4" calcext:value="=3" calcext:base-cell-address="City.CS38"/>
            <calcext:condition calcext:apply-style-name="Excel_CondFormat_1_1_5" calcext:value="=4" calcext:base-cell-address="City.CS38"/>
            <calcext:condition calcext:apply-style-name="Excel_CondFormat_1_1_6" calcext:value="=100" calcext:base-cell-address="City.CS38"/>
            <calcext:condition calcext:apply-style-name="Excel_CondFormat_1_1_7" calcext:value="&gt;101" calcext:base-cell-address="City.CS38"/>
            <calcext:condition calcext:apply-style-name="Trees" calcext:value="=6" calcext:base-cell-address="City.CS38"/>
            <calcext:condition calcext:apply-style-name="Trees1" calcext:value="=5" calcext:base-cell-address="City.CS38"/>
            <calcext:condition calcext:apply-style-name="Yellow Flower" calcext:value="=11" calcext:base-cell-address="City.CS38"/>
            <calcext:condition calcext:apply-style-name="Blue Flower" calcext:value="=12" calcext:base-cell-address="City.CS38"/>
            <calcext:condition calcext:apply-style-name="Pink Flowers" calcext:value="=13" calcext:base-cell-address="City.CS38"/>
          </calcext:conditional-format>
          <calcext:conditional-format calcext:target-range-address="City.CN39:City.CN39">
            <calcext:condition calcext:apply-style-name="Open Space" calcext:value="=0" calcext:base-cell-address="City.CN39"/>
            <calcext:condition calcext:apply-style-name="Excel_CondFormat_1_1_2" calcext:value="=1" calcext:base-cell-address="City.CN39"/>
            <calcext:condition calcext:apply-style-name="Excel_CondFormat_1_1_3" calcext:value="=2" calcext:base-cell-address="City.CN39"/>
            <calcext:condition calcext:apply-style-name="Excel_CondFormat_1_1_4" calcext:value="=3" calcext:base-cell-address="City.CN39"/>
            <calcext:condition calcext:apply-style-name="Excel_CondFormat_1_1_5" calcext:value="=4" calcext:base-cell-address="City.CN39"/>
            <calcext:condition calcext:apply-style-name="Excel_CondFormat_1_1_6" calcext:value="=100" calcext:base-cell-address="City.CN39"/>
            <calcext:condition calcext:apply-style-name="Excel_CondFormat_1_1_7" calcext:value="&gt;101" calcext:base-cell-address="City.CN39"/>
            <calcext:condition calcext:apply-style-name="Trees" calcext:value="=6" calcext:base-cell-address="City.CN39"/>
            <calcext:condition calcext:apply-style-name="Trees1" calcext:value="=5" calcext:base-cell-address="City.CN39"/>
            <calcext:condition calcext:apply-style-name="Yellow Flower" calcext:value="=11" calcext:base-cell-address="City.CN39"/>
            <calcext:condition calcext:apply-style-name="Blue Flower" calcext:value="=12" calcext:base-cell-address="City.CN39"/>
            <calcext:condition calcext:apply-style-name="Pink Flowers" calcext:value="=13" calcext:base-cell-address="City.CN39"/>
          </calcext:conditional-format>
          <calcext:conditional-format calcext:target-range-address="City.CO39:City.CO39">
            <calcext:condition calcext:apply-style-name="Open Space" calcext:value="=0" calcext:base-cell-address="City.CO39"/>
            <calcext:condition calcext:apply-style-name="Excel_CondFormat_1_1_2" calcext:value="=1" calcext:base-cell-address="City.CO39"/>
            <calcext:condition calcext:apply-style-name="Excel_CondFormat_1_1_3" calcext:value="=2" calcext:base-cell-address="City.CO39"/>
            <calcext:condition calcext:apply-style-name="Excel_CondFormat_1_1_4" calcext:value="=3" calcext:base-cell-address="City.CO39"/>
            <calcext:condition calcext:apply-style-name="Excel_CondFormat_1_1_5" calcext:value="=4" calcext:base-cell-address="City.CO39"/>
            <calcext:condition calcext:apply-style-name="Excel_CondFormat_1_1_6" calcext:value="=100" calcext:base-cell-address="City.CO39"/>
            <calcext:condition calcext:apply-style-name="Excel_CondFormat_1_1_7" calcext:value="&gt;101" calcext:base-cell-address="City.CO39"/>
            <calcext:condition calcext:apply-style-name="Trees" calcext:value="=6" calcext:base-cell-address="City.CO39"/>
            <calcext:condition calcext:apply-style-name="Trees1" calcext:value="=5" calcext:base-cell-address="City.CO39"/>
            <calcext:condition calcext:apply-style-name="Yellow Flower" calcext:value="=11" calcext:base-cell-address="City.CO39"/>
            <calcext:condition calcext:apply-style-name="Blue Flower" calcext:value="=12" calcext:base-cell-address="City.CO39"/>
            <calcext:condition calcext:apply-style-name="Pink Flowers" calcext:value="=13" calcext:base-cell-address="City.CO39"/>
          </calcext:conditional-format>
          <calcext:conditional-format calcext:target-range-address="City.CP39:City.CP39">
            <calcext:condition calcext:apply-style-name="Open Space" calcext:value="=0" calcext:base-cell-address="City.CP39"/>
            <calcext:condition calcext:apply-style-name="Excel_CondFormat_1_1_2" calcext:value="=1" calcext:base-cell-address="City.CP39"/>
            <calcext:condition calcext:apply-style-name="Excel_CondFormat_1_1_3" calcext:value="=2" calcext:base-cell-address="City.CP39"/>
            <calcext:condition calcext:apply-style-name="Excel_CondFormat_1_1_4" calcext:value="=3" calcext:base-cell-address="City.CP39"/>
            <calcext:condition calcext:apply-style-name="Excel_CondFormat_1_1_5" calcext:value="=4" calcext:base-cell-address="City.CP39"/>
            <calcext:condition calcext:apply-style-name="Excel_CondFormat_1_1_6" calcext:value="=100" calcext:base-cell-address="City.CP39"/>
            <calcext:condition calcext:apply-style-name="Excel_CondFormat_1_1_7" calcext:value="&gt;101" calcext:base-cell-address="City.CP39"/>
            <calcext:condition calcext:apply-style-name="Trees" calcext:value="=6" calcext:base-cell-address="City.CP39"/>
            <calcext:condition calcext:apply-style-name="Trees1" calcext:value="=5" calcext:base-cell-address="City.CP39"/>
            <calcext:condition calcext:apply-style-name="Yellow Flower" calcext:value="=11" calcext:base-cell-address="City.CP39"/>
            <calcext:condition calcext:apply-style-name="Blue Flower" calcext:value="=12" calcext:base-cell-address="City.CP39"/>
            <calcext:condition calcext:apply-style-name="Pink Flowers" calcext:value="=13" calcext:base-cell-address="City.CP39"/>
          </calcext:conditional-format>
          <calcext:conditional-format calcext:target-range-address="City.CQ39:City.CQ39">
            <calcext:condition calcext:apply-style-name="Open Space" calcext:value="=0" calcext:base-cell-address="City.CQ39"/>
            <calcext:condition calcext:apply-style-name="Excel_CondFormat_1_1_2" calcext:value="=1" calcext:base-cell-address="City.CQ39"/>
            <calcext:condition calcext:apply-style-name="Excel_CondFormat_1_1_3" calcext:value="=2" calcext:base-cell-address="City.CQ39"/>
            <calcext:condition calcext:apply-style-name="Excel_CondFormat_1_1_4" calcext:value="=3" calcext:base-cell-address="City.CQ39"/>
            <calcext:condition calcext:apply-style-name="Excel_CondFormat_1_1_5" calcext:value="=4" calcext:base-cell-address="City.CQ39"/>
            <calcext:condition calcext:apply-style-name="Excel_CondFormat_1_1_6" calcext:value="=100" calcext:base-cell-address="City.CQ39"/>
            <calcext:condition calcext:apply-style-name="Excel_CondFormat_1_1_7" calcext:value="&gt;101" calcext:base-cell-address="City.CQ39"/>
            <calcext:condition calcext:apply-style-name="Trees" calcext:value="=6" calcext:base-cell-address="City.CQ39"/>
            <calcext:condition calcext:apply-style-name="Trees1" calcext:value="=5" calcext:base-cell-address="City.CQ39"/>
            <calcext:condition calcext:apply-style-name="Yellow Flower" calcext:value="=11" calcext:base-cell-address="City.CQ39"/>
            <calcext:condition calcext:apply-style-name="Blue Flower" calcext:value="=12" calcext:base-cell-address="City.CQ39"/>
            <calcext:condition calcext:apply-style-name="Pink Flowers" calcext:value="=13" calcext:base-cell-address="City.CQ39"/>
          </calcext:conditional-format>
          <calcext:conditional-format calcext:target-range-address="City.CR39:City.CR39">
            <calcext:condition calcext:apply-style-name="Open Space" calcext:value="=0" calcext:base-cell-address="City.CR39"/>
            <calcext:condition calcext:apply-style-name="Excel_CondFormat_1_1_2" calcext:value="=1" calcext:base-cell-address="City.CR39"/>
            <calcext:condition calcext:apply-style-name="Excel_CondFormat_1_1_3" calcext:value="=2" calcext:base-cell-address="City.CR39"/>
            <calcext:condition calcext:apply-style-name="Excel_CondFormat_1_1_4" calcext:value="=3" calcext:base-cell-address="City.CR39"/>
            <calcext:condition calcext:apply-style-name="Excel_CondFormat_1_1_5" calcext:value="=4" calcext:base-cell-address="City.CR39"/>
            <calcext:condition calcext:apply-style-name="Excel_CondFormat_1_1_6" calcext:value="=100" calcext:base-cell-address="City.CR39"/>
            <calcext:condition calcext:apply-style-name="Excel_CondFormat_1_1_7" calcext:value="&gt;101" calcext:base-cell-address="City.CR39"/>
            <calcext:condition calcext:apply-style-name="Trees" calcext:value="=6" calcext:base-cell-address="City.CR39"/>
            <calcext:condition calcext:apply-style-name="Trees1" calcext:value="=5" calcext:base-cell-address="City.CR39"/>
            <calcext:condition calcext:apply-style-name="Yellow Flower" calcext:value="=11" calcext:base-cell-address="City.CR39"/>
            <calcext:condition calcext:apply-style-name="Blue Flower" calcext:value="=12" calcext:base-cell-address="City.CR39"/>
            <calcext:condition calcext:apply-style-name="Pink Flowers" calcext:value="=13" calcext:base-cell-address="City.CR39"/>
          </calcext:conditional-format>
          <calcext:conditional-format calcext:target-range-address="City.CS39:City.CS39">
            <calcext:condition calcext:apply-style-name="Open Space" calcext:value="=0" calcext:base-cell-address="City.CS39"/>
            <calcext:condition calcext:apply-style-name="Excel_CondFormat_1_1_2" calcext:value="=1" calcext:base-cell-address="City.CS39"/>
            <calcext:condition calcext:apply-style-name="Excel_CondFormat_1_1_3" calcext:value="=2" calcext:base-cell-address="City.CS39"/>
            <calcext:condition calcext:apply-style-name="Excel_CondFormat_1_1_4" calcext:value="=3" calcext:base-cell-address="City.CS39"/>
            <calcext:condition calcext:apply-style-name="Excel_CondFormat_1_1_5" calcext:value="=4" calcext:base-cell-address="City.CS39"/>
            <calcext:condition calcext:apply-style-name="Excel_CondFormat_1_1_6" calcext:value="=100" calcext:base-cell-address="City.CS39"/>
            <calcext:condition calcext:apply-style-name="Excel_CondFormat_1_1_7" calcext:value="&gt;101" calcext:base-cell-address="City.CS39"/>
            <calcext:condition calcext:apply-style-name="Trees" calcext:value="=6" calcext:base-cell-address="City.CS39"/>
            <calcext:condition calcext:apply-style-name="Trees1" calcext:value="=5" calcext:base-cell-address="City.CS39"/>
            <calcext:condition calcext:apply-style-name="Yellow Flower" calcext:value="=11" calcext:base-cell-address="City.CS39"/>
            <calcext:condition calcext:apply-style-name="Blue Flower" calcext:value="=12" calcext:base-cell-address="City.CS39"/>
            <calcext:condition calcext:apply-style-name="Pink Flowers" calcext:value="=13" calcext:base-cell-address="City.CS39"/>
          </calcext:conditional-format>
          <calcext:conditional-format calcext:target-range-address="City.CO33:City.CO33">
            <calcext:condition calcext:apply-style-name="Open Space" calcext:value="=0" calcext:base-cell-address="City.CO33"/>
            <calcext:condition calcext:apply-style-name="Excel_CondFormat_1_1_2" calcext:value="=1" calcext:base-cell-address="City.CO33"/>
            <calcext:condition calcext:apply-style-name="Excel_CondFormat_1_1_3" calcext:value="=2" calcext:base-cell-address="City.CO33"/>
            <calcext:condition calcext:apply-style-name="Excel_CondFormat_1_1_4" calcext:value="=3" calcext:base-cell-address="City.CO33"/>
            <calcext:condition calcext:apply-style-name="Excel_CondFormat_1_1_5" calcext:value="=4" calcext:base-cell-address="City.CO33"/>
            <calcext:condition calcext:apply-style-name="Excel_CondFormat_1_1_6" calcext:value="=100" calcext:base-cell-address="City.CO33"/>
            <calcext:condition calcext:apply-style-name="Excel_CondFormat_1_1_7" calcext:value="&gt;101" calcext:base-cell-address="City.CO33"/>
            <calcext:condition calcext:apply-style-name="Trees" calcext:value="=6" calcext:base-cell-address="City.CO33"/>
            <calcext:condition calcext:apply-style-name="Trees1" calcext:value="=5" calcext:base-cell-address="City.CO33"/>
            <calcext:condition calcext:apply-style-name="Yellow Flower" calcext:value="=11" calcext:base-cell-address="City.CO33"/>
            <calcext:condition calcext:apply-style-name="Blue Flower" calcext:value="=12" calcext:base-cell-address="City.CO33"/>
            <calcext:condition calcext:apply-style-name="Pink Flowers" calcext:value="=13" calcext:base-cell-address="City.CO33"/>
          </calcext:conditional-format>
          <calcext:conditional-format calcext:target-range-address="City.CP33:City.CP33">
            <calcext:condition calcext:apply-style-name="Open Space" calcext:value="=0" calcext:base-cell-address="City.CP33"/>
            <calcext:condition calcext:apply-style-name="Excel_CondFormat_1_1_2" calcext:value="=1" calcext:base-cell-address="City.CP33"/>
            <calcext:condition calcext:apply-style-name="Excel_CondFormat_1_1_3" calcext:value="=2" calcext:base-cell-address="City.CP33"/>
            <calcext:condition calcext:apply-style-name="Excel_CondFormat_1_1_4" calcext:value="=3" calcext:base-cell-address="City.CP33"/>
            <calcext:condition calcext:apply-style-name="Excel_CondFormat_1_1_5" calcext:value="=4" calcext:base-cell-address="City.CP33"/>
            <calcext:condition calcext:apply-style-name="Excel_CondFormat_1_1_6" calcext:value="=100" calcext:base-cell-address="City.CP33"/>
            <calcext:condition calcext:apply-style-name="Excel_CondFormat_1_1_7" calcext:value="&gt;101" calcext:base-cell-address="City.CP33"/>
            <calcext:condition calcext:apply-style-name="Trees" calcext:value="=6" calcext:base-cell-address="City.CP33"/>
            <calcext:condition calcext:apply-style-name="Trees1" calcext:value="=5" calcext:base-cell-address="City.CP33"/>
            <calcext:condition calcext:apply-style-name="Yellow Flower" calcext:value="=11" calcext:base-cell-address="City.CP33"/>
            <calcext:condition calcext:apply-style-name="Blue Flower" calcext:value="=12" calcext:base-cell-address="City.CP33"/>
            <calcext:condition calcext:apply-style-name="Pink Flowers" calcext:value="=13" calcext:base-cell-address="City.CP33"/>
          </calcext:conditional-format>
          <calcext:conditional-format calcext:target-range-address="City.CQ33:City.CQ33">
            <calcext:condition calcext:apply-style-name="Open Space" calcext:value="=0" calcext:base-cell-address="City.CQ33"/>
            <calcext:condition calcext:apply-style-name="Excel_CondFormat_1_1_2" calcext:value="=1" calcext:base-cell-address="City.CQ33"/>
            <calcext:condition calcext:apply-style-name="Excel_CondFormat_1_1_3" calcext:value="=2" calcext:base-cell-address="City.CQ33"/>
            <calcext:condition calcext:apply-style-name="Excel_CondFormat_1_1_4" calcext:value="=3" calcext:base-cell-address="City.CQ33"/>
            <calcext:condition calcext:apply-style-name="Excel_CondFormat_1_1_5" calcext:value="=4" calcext:base-cell-address="City.CQ33"/>
            <calcext:condition calcext:apply-style-name="Excel_CondFormat_1_1_6" calcext:value="=100" calcext:base-cell-address="City.CQ33"/>
            <calcext:condition calcext:apply-style-name="Excel_CondFormat_1_1_7" calcext:value="&gt;101" calcext:base-cell-address="City.CQ33"/>
            <calcext:condition calcext:apply-style-name="Trees" calcext:value="=6" calcext:base-cell-address="City.CQ33"/>
            <calcext:condition calcext:apply-style-name="Trees1" calcext:value="=5" calcext:base-cell-address="City.CQ33"/>
            <calcext:condition calcext:apply-style-name="Yellow Flower" calcext:value="=11" calcext:base-cell-address="City.CQ33"/>
            <calcext:condition calcext:apply-style-name="Blue Flower" calcext:value="=12" calcext:base-cell-address="City.CQ33"/>
            <calcext:condition calcext:apply-style-name="Pink Flowers" calcext:value="=13" calcext:base-cell-address="City.CQ33"/>
          </calcext:conditional-format>
          <calcext:conditional-format calcext:target-range-address="City.CR33:City.CR33">
            <calcext:condition calcext:apply-style-name="Open Space" calcext:value="=0" calcext:base-cell-address="City.CR33"/>
            <calcext:condition calcext:apply-style-name="Excel_CondFormat_1_1_2" calcext:value="=1" calcext:base-cell-address="City.CR33"/>
            <calcext:condition calcext:apply-style-name="Excel_CondFormat_1_1_3" calcext:value="=2" calcext:base-cell-address="City.CR33"/>
            <calcext:condition calcext:apply-style-name="Excel_CondFormat_1_1_4" calcext:value="=3" calcext:base-cell-address="City.CR33"/>
            <calcext:condition calcext:apply-style-name="Excel_CondFormat_1_1_5" calcext:value="=4" calcext:base-cell-address="City.CR33"/>
            <calcext:condition calcext:apply-style-name="Excel_CondFormat_1_1_6" calcext:value="=100" calcext:base-cell-address="City.CR33"/>
            <calcext:condition calcext:apply-style-name="Excel_CondFormat_1_1_7" calcext:value="&gt;101" calcext:base-cell-address="City.CR33"/>
            <calcext:condition calcext:apply-style-name="Trees" calcext:value="=6" calcext:base-cell-address="City.CR33"/>
            <calcext:condition calcext:apply-style-name="Trees1" calcext:value="=5" calcext:base-cell-address="City.CR33"/>
            <calcext:condition calcext:apply-style-name="Yellow Flower" calcext:value="=11" calcext:base-cell-address="City.CR33"/>
            <calcext:condition calcext:apply-style-name="Blue Flower" calcext:value="=12" calcext:base-cell-address="City.CR33"/>
            <calcext:condition calcext:apply-style-name="Pink Flowers" calcext:value="=13" calcext:base-cell-address="City.CR33"/>
          </calcext:conditional-format>
          <calcext:conditional-format calcext:target-range-address="City.CS33:City.CS33">
            <calcext:condition calcext:apply-style-name="Open Space" calcext:value="=0" calcext:base-cell-address="City.CS33"/>
            <calcext:condition calcext:apply-style-name="Excel_CondFormat_1_1_2" calcext:value="=1" calcext:base-cell-address="City.CS33"/>
            <calcext:condition calcext:apply-style-name="Excel_CondFormat_1_1_3" calcext:value="=2" calcext:base-cell-address="City.CS33"/>
            <calcext:condition calcext:apply-style-name="Excel_CondFormat_1_1_4" calcext:value="=3" calcext:base-cell-address="City.CS33"/>
            <calcext:condition calcext:apply-style-name="Excel_CondFormat_1_1_5" calcext:value="=4" calcext:base-cell-address="City.CS33"/>
            <calcext:condition calcext:apply-style-name="Excel_CondFormat_1_1_6" calcext:value="=100" calcext:base-cell-address="City.CS33"/>
            <calcext:condition calcext:apply-style-name="Excel_CondFormat_1_1_7" calcext:value="&gt;101" calcext:base-cell-address="City.CS33"/>
            <calcext:condition calcext:apply-style-name="Trees" calcext:value="=6" calcext:base-cell-address="City.CS33"/>
            <calcext:condition calcext:apply-style-name="Trees1" calcext:value="=5" calcext:base-cell-address="City.CS33"/>
            <calcext:condition calcext:apply-style-name="Yellow Flower" calcext:value="=11" calcext:base-cell-address="City.CS33"/>
            <calcext:condition calcext:apply-style-name="Blue Flower" calcext:value="=12" calcext:base-cell-address="City.CS33"/>
            <calcext:condition calcext:apply-style-name="Pink Flowers" calcext:value="=13" calcext:base-cell-address="City.CS33"/>
          </calcext:conditional-format>
          <calcext:conditional-format calcext:target-range-address="City.CT33:City.CT33">
            <calcext:condition calcext:apply-style-name="Open Space" calcext:value="=0" calcext:base-cell-address="City.CT33"/>
            <calcext:condition calcext:apply-style-name="Excel_CondFormat_1_1_2" calcext:value="=1" calcext:base-cell-address="City.CT33"/>
            <calcext:condition calcext:apply-style-name="Excel_CondFormat_1_1_3" calcext:value="=2" calcext:base-cell-address="City.CT33"/>
            <calcext:condition calcext:apply-style-name="Excel_CondFormat_1_1_4" calcext:value="=3" calcext:base-cell-address="City.CT33"/>
            <calcext:condition calcext:apply-style-name="Excel_CondFormat_1_1_5" calcext:value="=4" calcext:base-cell-address="City.CT33"/>
            <calcext:condition calcext:apply-style-name="Excel_CondFormat_1_1_6" calcext:value="=100" calcext:base-cell-address="City.CT33"/>
            <calcext:condition calcext:apply-style-name="Excel_CondFormat_1_1_7" calcext:value="&gt;101" calcext:base-cell-address="City.CT33"/>
            <calcext:condition calcext:apply-style-name="Trees" calcext:value="=6" calcext:base-cell-address="City.CT33"/>
            <calcext:condition calcext:apply-style-name="Trees1" calcext:value="=5" calcext:base-cell-address="City.CT33"/>
            <calcext:condition calcext:apply-style-name="Yellow Flower" calcext:value="=11" calcext:base-cell-address="City.CT33"/>
            <calcext:condition calcext:apply-style-name="Blue Flower" calcext:value="=12" calcext:base-cell-address="City.CT33"/>
            <calcext:condition calcext:apply-style-name="Pink Flowers" calcext:value="=13" calcext:base-cell-address="City.CT33"/>
          </calcext:conditional-format>
          <calcext:conditional-format calcext:target-range-address="City.CU33:City.CU33">
            <calcext:condition calcext:apply-style-name="Open Space" calcext:value="=0" calcext:base-cell-address="City.CU33"/>
            <calcext:condition calcext:apply-style-name="Excel_CondFormat_1_1_2" calcext:value="=1" calcext:base-cell-address="City.CU33"/>
            <calcext:condition calcext:apply-style-name="Excel_CondFormat_1_1_3" calcext:value="=2" calcext:base-cell-address="City.CU33"/>
            <calcext:condition calcext:apply-style-name="Excel_CondFormat_1_1_4" calcext:value="=3" calcext:base-cell-address="City.CU33"/>
            <calcext:condition calcext:apply-style-name="Excel_CondFormat_1_1_5" calcext:value="=4" calcext:base-cell-address="City.CU33"/>
            <calcext:condition calcext:apply-style-name="Excel_CondFormat_1_1_6" calcext:value="=100" calcext:base-cell-address="City.CU33"/>
            <calcext:condition calcext:apply-style-name="Excel_CondFormat_1_1_7" calcext:value="&gt;101" calcext:base-cell-address="City.CU33"/>
            <calcext:condition calcext:apply-style-name="Trees" calcext:value="=6" calcext:base-cell-address="City.CU33"/>
            <calcext:condition calcext:apply-style-name="Trees1" calcext:value="=5" calcext:base-cell-address="City.CU33"/>
            <calcext:condition calcext:apply-style-name="Yellow Flower" calcext:value="=11" calcext:base-cell-address="City.CU33"/>
            <calcext:condition calcext:apply-style-name="Blue Flower" calcext:value="=12" calcext:base-cell-address="City.CU33"/>
            <calcext:condition calcext:apply-style-name="Pink Flowers" calcext:value="=13" calcext:base-cell-address="City.CU33"/>
          </calcext:conditional-format>
          <calcext:conditional-format calcext:target-range-address="City.CO34:City.CO34">
            <calcext:condition calcext:apply-style-name="Open Space" calcext:value="=0" calcext:base-cell-address="City.CO34"/>
            <calcext:condition calcext:apply-style-name="Excel_CondFormat_1_1_2" calcext:value="=1" calcext:base-cell-address="City.CO34"/>
            <calcext:condition calcext:apply-style-name="Excel_CondFormat_1_1_3" calcext:value="=2" calcext:base-cell-address="City.CO34"/>
            <calcext:condition calcext:apply-style-name="Excel_CondFormat_1_1_4" calcext:value="=3" calcext:base-cell-address="City.CO34"/>
            <calcext:condition calcext:apply-style-name="Excel_CondFormat_1_1_5" calcext:value="=4" calcext:base-cell-address="City.CO34"/>
            <calcext:condition calcext:apply-style-name="Excel_CondFormat_1_1_6" calcext:value="=100" calcext:base-cell-address="City.CO34"/>
            <calcext:condition calcext:apply-style-name="Excel_CondFormat_1_1_7" calcext:value="&gt;101" calcext:base-cell-address="City.CO34"/>
            <calcext:condition calcext:apply-style-name="Trees" calcext:value="=6" calcext:base-cell-address="City.CO34"/>
            <calcext:condition calcext:apply-style-name="Trees1" calcext:value="=5" calcext:base-cell-address="City.CO34"/>
            <calcext:condition calcext:apply-style-name="Yellow Flower" calcext:value="=11" calcext:base-cell-address="City.CO34"/>
            <calcext:condition calcext:apply-style-name="Blue Flower" calcext:value="=12" calcext:base-cell-address="City.CO34"/>
            <calcext:condition calcext:apply-style-name="Pink Flowers" calcext:value="=13" calcext:base-cell-address="City.CO34"/>
          </calcext:conditional-format>
          <calcext:conditional-format calcext:target-range-address="City.CP34:City.CP34">
            <calcext:condition calcext:apply-style-name="Open Space" calcext:value="=0" calcext:base-cell-address="City.CP34"/>
            <calcext:condition calcext:apply-style-name="Excel_CondFormat_1_1_2" calcext:value="=1" calcext:base-cell-address="City.CP34"/>
            <calcext:condition calcext:apply-style-name="Excel_CondFormat_1_1_3" calcext:value="=2" calcext:base-cell-address="City.CP34"/>
            <calcext:condition calcext:apply-style-name="Excel_CondFormat_1_1_4" calcext:value="=3" calcext:base-cell-address="City.CP34"/>
            <calcext:condition calcext:apply-style-name="Excel_CondFormat_1_1_5" calcext:value="=4" calcext:base-cell-address="City.CP34"/>
            <calcext:condition calcext:apply-style-name="Excel_CondFormat_1_1_6" calcext:value="=100" calcext:base-cell-address="City.CP34"/>
            <calcext:condition calcext:apply-style-name="Excel_CondFormat_1_1_7" calcext:value="&gt;101" calcext:base-cell-address="City.CP34"/>
            <calcext:condition calcext:apply-style-name="Trees" calcext:value="=6" calcext:base-cell-address="City.CP34"/>
            <calcext:condition calcext:apply-style-name="Trees1" calcext:value="=5" calcext:base-cell-address="City.CP34"/>
            <calcext:condition calcext:apply-style-name="Yellow Flower" calcext:value="=11" calcext:base-cell-address="City.CP34"/>
            <calcext:condition calcext:apply-style-name="Blue Flower" calcext:value="=12" calcext:base-cell-address="City.CP34"/>
            <calcext:condition calcext:apply-style-name="Pink Flowers" calcext:value="=13" calcext:base-cell-address="City.CP34"/>
          </calcext:conditional-format>
          <calcext:conditional-format calcext:target-range-address="City.CQ34:City.CQ34">
            <calcext:condition calcext:apply-style-name="Open Space" calcext:value="=0" calcext:base-cell-address="City.CQ34"/>
            <calcext:condition calcext:apply-style-name="Excel_CondFormat_1_1_2" calcext:value="=1" calcext:base-cell-address="City.CQ34"/>
            <calcext:condition calcext:apply-style-name="Excel_CondFormat_1_1_3" calcext:value="=2" calcext:base-cell-address="City.CQ34"/>
            <calcext:condition calcext:apply-style-name="Excel_CondFormat_1_1_4" calcext:value="=3" calcext:base-cell-address="City.CQ34"/>
            <calcext:condition calcext:apply-style-name="Excel_CondFormat_1_1_5" calcext:value="=4" calcext:base-cell-address="City.CQ34"/>
            <calcext:condition calcext:apply-style-name="Excel_CondFormat_1_1_6" calcext:value="=100" calcext:base-cell-address="City.CQ34"/>
            <calcext:condition calcext:apply-style-name="Excel_CondFormat_1_1_7" calcext:value="&gt;101" calcext:base-cell-address="City.CQ34"/>
            <calcext:condition calcext:apply-style-name="Trees" calcext:value="=6" calcext:base-cell-address="City.CQ34"/>
            <calcext:condition calcext:apply-style-name="Trees1" calcext:value="=5" calcext:base-cell-address="City.CQ34"/>
            <calcext:condition calcext:apply-style-name="Yellow Flower" calcext:value="=11" calcext:base-cell-address="City.CQ34"/>
            <calcext:condition calcext:apply-style-name="Blue Flower" calcext:value="=12" calcext:base-cell-address="City.CQ34"/>
            <calcext:condition calcext:apply-style-name="Pink Flowers" calcext:value="=13" calcext:base-cell-address="City.CQ34"/>
          </calcext:conditional-format>
          <calcext:conditional-format calcext:target-range-address="City.CR34:City.CR34">
            <calcext:condition calcext:apply-style-name="Open Space" calcext:value="=0" calcext:base-cell-address="City.CR34"/>
            <calcext:condition calcext:apply-style-name="Excel_CondFormat_1_1_2" calcext:value="=1" calcext:base-cell-address="City.CR34"/>
            <calcext:condition calcext:apply-style-name="Excel_CondFormat_1_1_3" calcext:value="=2" calcext:base-cell-address="City.CR34"/>
            <calcext:condition calcext:apply-style-name="Excel_CondFormat_1_1_4" calcext:value="=3" calcext:base-cell-address="City.CR34"/>
            <calcext:condition calcext:apply-style-name="Excel_CondFormat_1_1_5" calcext:value="=4" calcext:base-cell-address="City.CR34"/>
            <calcext:condition calcext:apply-style-name="Excel_CondFormat_1_1_6" calcext:value="=100" calcext:base-cell-address="City.CR34"/>
            <calcext:condition calcext:apply-style-name="Excel_CondFormat_1_1_7" calcext:value="&gt;101" calcext:base-cell-address="City.CR34"/>
            <calcext:condition calcext:apply-style-name="Trees" calcext:value="=6" calcext:base-cell-address="City.CR34"/>
            <calcext:condition calcext:apply-style-name="Trees1" calcext:value="=5" calcext:base-cell-address="City.CR34"/>
            <calcext:condition calcext:apply-style-name="Yellow Flower" calcext:value="=11" calcext:base-cell-address="City.CR34"/>
            <calcext:condition calcext:apply-style-name="Blue Flower" calcext:value="=12" calcext:base-cell-address="City.CR34"/>
            <calcext:condition calcext:apply-style-name="Pink Flowers" calcext:value="=13" calcext:base-cell-address="City.CR34"/>
          </calcext:conditional-format>
          <calcext:conditional-format calcext:target-range-address="City.CS34:City.CS34">
            <calcext:condition calcext:apply-style-name="Open Space" calcext:value="=0" calcext:base-cell-address="City.CS34"/>
            <calcext:condition calcext:apply-style-name="Excel_CondFormat_1_1_2" calcext:value="=1" calcext:base-cell-address="City.CS34"/>
            <calcext:condition calcext:apply-style-name="Excel_CondFormat_1_1_3" calcext:value="=2" calcext:base-cell-address="City.CS34"/>
            <calcext:condition calcext:apply-style-name="Excel_CondFormat_1_1_4" calcext:value="=3" calcext:base-cell-address="City.CS34"/>
            <calcext:condition calcext:apply-style-name="Excel_CondFormat_1_1_5" calcext:value="=4" calcext:base-cell-address="City.CS34"/>
            <calcext:condition calcext:apply-style-name="Excel_CondFormat_1_1_6" calcext:value="=100" calcext:base-cell-address="City.CS34"/>
            <calcext:condition calcext:apply-style-name="Excel_CondFormat_1_1_7" calcext:value="&gt;101" calcext:base-cell-address="City.CS34"/>
            <calcext:condition calcext:apply-style-name="Trees" calcext:value="=6" calcext:base-cell-address="City.CS34"/>
            <calcext:condition calcext:apply-style-name="Trees1" calcext:value="=5" calcext:base-cell-address="City.CS34"/>
            <calcext:condition calcext:apply-style-name="Yellow Flower" calcext:value="=11" calcext:base-cell-address="City.CS34"/>
            <calcext:condition calcext:apply-style-name="Blue Flower" calcext:value="=12" calcext:base-cell-address="City.CS34"/>
            <calcext:condition calcext:apply-style-name="Pink Flowers" calcext:value="=13" calcext:base-cell-address="City.CS34"/>
          </calcext:conditional-format>
          <calcext:conditional-format calcext:target-range-address="City.CT34:City.CT34">
            <calcext:condition calcext:apply-style-name="Open Space" calcext:value="=0" calcext:base-cell-address="City.CT34"/>
            <calcext:condition calcext:apply-style-name="Excel_CondFormat_1_1_2" calcext:value="=1" calcext:base-cell-address="City.CT34"/>
            <calcext:condition calcext:apply-style-name="Excel_CondFormat_1_1_3" calcext:value="=2" calcext:base-cell-address="City.CT34"/>
            <calcext:condition calcext:apply-style-name="Excel_CondFormat_1_1_4" calcext:value="=3" calcext:base-cell-address="City.CT34"/>
            <calcext:condition calcext:apply-style-name="Excel_CondFormat_1_1_5" calcext:value="=4" calcext:base-cell-address="City.CT34"/>
            <calcext:condition calcext:apply-style-name="Excel_CondFormat_1_1_6" calcext:value="=100" calcext:base-cell-address="City.CT34"/>
            <calcext:condition calcext:apply-style-name="Excel_CondFormat_1_1_7" calcext:value="&gt;101" calcext:base-cell-address="City.CT34"/>
            <calcext:condition calcext:apply-style-name="Trees" calcext:value="=6" calcext:base-cell-address="City.CT34"/>
            <calcext:condition calcext:apply-style-name="Trees1" calcext:value="=5" calcext:base-cell-address="City.CT34"/>
            <calcext:condition calcext:apply-style-name="Yellow Flower" calcext:value="=11" calcext:base-cell-address="City.CT34"/>
            <calcext:condition calcext:apply-style-name="Blue Flower" calcext:value="=12" calcext:base-cell-address="City.CT34"/>
            <calcext:condition calcext:apply-style-name="Pink Flowers" calcext:value="=13" calcext:base-cell-address="City.CT34"/>
          </calcext:conditional-format>
          <calcext:conditional-format calcext:target-range-address="City.CU34:City.CU34">
            <calcext:condition calcext:apply-style-name="Open Space" calcext:value="=0" calcext:base-cell-address="City.CU34"/>
            <calcext:condition calcext:apply-style-name="Excel_CondFormat_1_1_2" calcext:value="=1" calcext:base-cell-address="City.CU34"/>
            <calcext:condition calcext:apply-style-name="Excel_CondFormat_1_1_3" calcext:value="=2" calcext:base-cell-address="City.CU34"/>
            <calcext:condition calcext:apply-style-name="Excel_CondFormat_1_1_4" calcext:value="=3" calcext:base-cell-address="City.CU34"/>
            <calcext:condition calcext:apply-style-name="Excel_CondFormat_1_1_5" calcext:value="=4" calcext:base-cell-address="City.CU34"/>
            <calcext:condition calcext:apply-style-name="Excel_CondFormat_1_1_6" calcext:value="=100" calcext:base-cell-address="City.CU34"/>
            <calcext:condition calcext:apply-style-name="Excel_CondFormat_1_1_7" calcext:value="&gt;101" calcext:base-cell-address="City.CU34"/>
            <calcext:condition calcext:apply-style-name="Trees" calcext:value="=6" calcext:base-cell-address="City.CU34"/>
            <calcext:condition calcext:apply-style-name="Trees1" calcext:value="=5" calcext:base-cell-address="City.CU34"/>
            <calcext:condition calcext:apply-style-name="Yellow Flower" calcext:value="=11" calcext:base-cell-address="City.CU34"/>
            <calcext:condition calcext:apply-style-name="Blue Flower" calcext:value="=12" calcext:base-cell-address="City.CU34"/>
            <calcext:condition calcext:apply-style-name="Pink Flowers" calcext:value="=13" calcext:base-cell-address="City.CU34"/>
          </calcext:conditional-format>
          <calcext:conditional-format calcext:target-range-address="City.CO35:City.CO35">
            <calcext:condition calcext:apply-style-name="Open Space" calcext:value="=0" calcext:base-cell-address="City.CO35"/>
            <calcext:condition calcext:apply-style-name="Excel_CondFormat_1_1_2" calcext:value="=1" calcext:base-cell-address="City.CO35"/>
            <calcext:condition calcext:apply-style-name="Excel_CondFormat_1_1_3" calcext:value="=2" calcext:base-cell-address="City.CO35"/>
            <calcext:condition calcext:apply-style-name="Excel_CondFormat_1_1_4" calcext:value="=3" calcext:base-cell-address="City.CO35"/>
            <calcext:condition calcext:apply-style-name="Excel_CondFormat_1_1_5" calcext:value="=4" calcext:base-cell-address="City.CO35"/>
            <calcext:condition calcext:apply-style-name="Excel_CondFormat_1_1_6" calcext:value="=100" calcext:base-cell-address="City.CO35"/>
            <calcext:condition calcext:apply-style-name="Excel_CondFormat_1_1_7" calcext:value="&gt;101" calcext:base-cell-address="City.CO35"/>
            <calcext:condition calcext:apply-style-name="Trees" calcext:value="=6" calcext:base-cell-address="City.CO35"/>
            <calcext:condition calcext:apply-style-name="Trees1" calcext:value="=5" calcext:base-cell-address="City.CO35"/>
            <calcext:condition calcext:apply-style-name="Yellow Flower" calcext:value="=11" calcext:base-cell-address="City.CO35"/>
            <calcext:condition calcext:apply-style-name="Blue Flower" calcext:value="=12" calcext:base-cell-address="City.CO35"/>
            <calcext:condition calcext:apply-style-name="Pink Flowers" calcext:value="=13" calcext:base-cell-address="City.CO35"/>
          </calcext:conditional-format>
          <calcext:conditional-format calcext:target-range-address="City.CP35:City.CP35">
            <calcext:condition calcext:apply-style-name="Open Space" calcext:value="=0" calcext:base-cell-address="City.CP35"/>
            <calcext:condition calcext:apply-style-name="Excel_CondFormat_1_1_2" calcext:value="=1" calcext:base-cell-address="City.CP35"/>
            <calcext:condition calcext:apply-style-name="Excel_CondFormat_1_1_3" calcext:value="=2" calcext:base-cell-address="City.CP35"/>
            <calcext:condition calcext:apply-style-name="Excel_CondFormat_1_1_4" calcext:value="=3" calcext:base-cell-address="City.CP35"/>
            <calcext:condition calcext:apply-style-name="Excel_CondFormat_1_1_5" calcext:value="=4" calcext:base-cell-address="City.CP35"/>
            <calcext:condition calcext:apply-style-name="Excel_CondFormat_1_1_6" calcext:value="=100" calcext:base-cell-address="City.CP35"/>
            <calcext:condition calcext:apply-style-name="Excel_CondFormat_1_1_7" calcext:value="&gt;101" calcext:base-cell-address="City.CP35"/>
            <calcext:condition calcext:apply-style-name="Trees" calcext:value="=6" calcext:base-cell-address="City.CP35"/>
            <calcext:condition calcext:apply-style-name="Trees1" calcext:value="=5" calcext:base-cell-address="City.CP35"/>
            <calcext:condition calcext:apply-style-name="Yellow Flower" calcext:value="=11" calcext:base-cell-address="City.CP35"/>
            <calcext:condition calcext:apply-style-name="Blue Flower" calcext:value="=12" calcext:base-cell-address="City.CP35"/>
            <calcext:condition calcext:apply-style-name="Pink Flowers" calcext:value="=13" calcext:base-cell-address="City.CP35"/>
          </calcext:conditional-format>
          <calcext:conditional-format calcext:target-range-address="City.CQ35:City.CQ35">
            <calcext:condition calcext:apply-style-name="Open Space" calcext:value="=0" calcext:base-cell-address="City.CQ35"/>
            <calcext:condition calcext:apply-style-name="Excel_CondFormat_1_1_2" calcext:value="=1" calcext:base-cell-address="City.CQ35"/>
            <calcext:condition calcext:apply-style-name="Excel_CondFormat_1_1_3" calcext:value="=2" calcext:base-cell-address="City.CQ35"/>
            <calcext:condition calcext:apply-style-name="Excel_CondFormat_1_1_4" calcext:value="=3" calcext:base-cell-address="City.CQ35"/>
            <calcext:condition calcext:apply-style-name="Excel_CondFormat_1_1_5" calcext:value="=4" calcext:base-cell-address="City.CQ35"/>
            <calcext:condition calcext:apply-style-name="Excel_CondFormat_1_1_6" calcext:value="=100" calcext:base-cell-address="City.CQ35"/>
            <calcext:condition calcext:apply-style-name="Excel_CondFormat_1_1_7" calcext:value="&gt;101" calcext:base-cell-address="City.CQ35"/>
            <calcext:condition calcext:apply-style-name="Trees" calcext:value="=6" calcext:base-cell-address="City.CQ35"/>
            <calcext:condition calcext:apply-style-name="Trees1" calcext:value="=5" calcext:base-cell-address="City.CQ35"/>
            <calcext:condition calcext:apply-style-name="Yellow Flower" calcext:value="=11" calcext:base-cell-address="City.CQ35"/>
            <calcext:condition calcext:apply-style-name="Blue Flower" calcext:value="=12" calcext:base-cell-address="City.CQ35"/>
            <calcext:condition calcext:apply-style-name="Pink Flowers" calcext:value="=13" calcext:base-cell-address="City.CQ35"/>
          </calcext:conditional-format>
          <calcext:conditional-format calcext:target-range-address="City.CR35:City.CR35">
            <calcext:condition calcext:apply-style-name="Open Space" calcext:value="=0" calcext:base-cell-address="City.CR35"/>
            <calcext:condition calcext:apply-style-name="Excel_CondFormat_1_1_2" calcext:value="=1" calcext:base-cell-address="City.CR35"/>
            <calcext:condition calcext:apply-style-name="Excel_CondFormat_1_1_3" calcext:value="=2" calcext:base-cell-address="City.CR35"/>
            <calcext:condition calcext:apply-style-name="Excel_CondFormat_1_1_4" calcext:value="=3" calcext:base-cell-address="City.CR35"/>
            <calcext:condition calcext:apply-style-name="Excel_CondFormat_1_1_5" calcext:value="=4" calcext:base-cell-address="City.CR35"/>
            <calcext:condition calcext:apply-style-name="Excel_CondFormat_1_1_6" calcext:value="=100" calcext:base-cell-address="City.CR35"/>
            <calcext:condition calcext:apply-style-name="Excel_CondFormat_1_1_7" calcext:value="&gt;101" calcext:base-cell-address="City.CR35"/>
            <calcext:condition calcext:apply-style-name="Trees" calcext:value="=6" calcext:base-cell-address="City.CR35"/>
            <calcext:condition calcext:apply-style-name="Trees1" calcext:value="=5" calcext:base-cell-address="City.CR35"/>
            <calcext:condition calcext:apply-style-name="Yellow Flower" calcext:value="=11" calcext:base-cell-address="City.CR35"/>
            <calcext:condition calcext:apply-style-name="Blue Flower" calcext:value="=12" calcext:base-cell-address="City.CR35"/>
            <calcext:condition calcext:apply-style-name="Pink Flowers" calcext:value="=13" calcext:base-cell-address="City.CR35"/>
          </calcext:conditional-format>
          <calcext:conditional-format calcext:target-range-address="City.CS35:City.CS35">
            <calcext:condition calcext:apply-style-name="Open Space" calcext:value="=0" calcext:base-cell-address="City.CS35"/>
            <calcext:condition calcext:apply-style-name="Excel_CondFormat_1_1_2" calcext:value="=1" calcext:base-cell-address="City.CS35"/>
            <calcext:condition calcext:apply-style-name="Excel_CondFormat_1_1_3" calcext:value="=2" calcext:base-cell-address="City.CS35"/>
            <calcext:condition calcext:apply-style-name="Excel_CondFormat_1_1_4" calcext:value="=3" calcext:base-cell-address="City.CS35"/>
            <calcext:condition calcext:apply-style-name="Excel_CondFormat_1_1_5" calcext:value="=4" calcext:base-cell-address="City.CS35"/>
            <calcext:condition calcext:apply-style-name="Excel_CondFormat_1_1_6" calcext:value="=100" calcext:base-cell-address="City.CS35"/>
            <calcext:condition calcext:apply-style-name="Excel_CondFormat_1_1_7" calcext:value="&gt;101" calcext:base-cell-address="City.CS35"/>
            <calcext:condition calcext:apply-style-name="Trees" calcext:value="=6" calcext:base-cell-address="City.CS35"/>
            <calcext:condition calcext:apply-style-name="Trees1" calcext:value="=5" calcext:base-cell-address="City.CS35"/>
            <calcext:condition calcext:apply-style-name="Yellow Flower" calcext:value="=11" calcext:base-cell-address="City.CS35"/>
            <calcext:condition calcext:apply-style-name="Blue Flower" calcext:value="=12" calcext:base-cell-address="City.CS35"/>
            <calcext:condition calcext:apply-style-name="Pink Flowers" calcext:value="=13" calcext:base-cell-address="City.CS35"/>
          </calcext:conditional-format>
          <calcext:conditional-format calcext:target-range-address="City.CT35:City.CT35">
            <calcext:condition calcext:apply-style-name="Open Space" calcext:value="=0" calcext:base-cell-address="City.CT35"/>
            <calcext:condition calcext:apply-style-name="Excel_CondFormat_1_1_2" calcext:value="=1" calcext:base-cell-address="City.CT35"/>
            <calcext:condition calcext:apply-style-name="Excel_CondFormat_1_1_3" calcext:value="=2" calcext:base-cell-address="City.CT35"/>
            <calcext:condition calcext:apply-style-name="Excel_CondFormat_1_1_4" calcext:value="=3" calcext:base-cell-address="City.CT35"/>
            <calcext:condition calcext:apply-style-name="Excel_CondFormat_1_1_5" calcext:value="=4" calcext:base-cell-address="City.CT35"/>
            <calcext:condition calcext:apply-style-name="Excel_CondFormat_1_1_6" calcext:value="=100" calcext:base-cell-address="City.CT35"/>
            <calcext:condition calcext:apply-style-name="Excel_CondFormat_1_1_7" calcext:value="&gt;101" calcext:base-cell-address="City.CT35"/>
            <calcext:condition calcext:apply-style-name="Trees" calcext:value="=6" calcext:base-cell-address="City.CT35"/>
            <calcext:condition calcext:apply-style-name="Trees1" calcext:value="=5" calcext:base-cell-address="City.CT35"/>
            <calcext:condition calcext:apply-style-name="Yellow Flower" calcext:value="=11" calcext:base-cell-address="City.CT35"/>
            <calcext:condition calcext:apply-style-name="Blue Flower" calcext:value="=12" calcext:base-cell-address="City.CT35"/>
            <calcext:condition calcext:apply-style-name="Pink Flowers" calcext:value="=13" calcext:base-cell-address="City.CT35"/>
          </calcext:conditional-format>
          <calcext:conditional-format calcext:target-range-address="City.CU35:City.CU35">
            <calcext:condition calcext:apply-style-name="Open Space" calcext:value="=0" calcext:base-cell-address="City.CU35"/>
            <calcext:condition calcext:apply-style-name="Excel_CondFormat_1_1_2" calcext:value="=1" calcext:base-cell-address="City.CU35"/>
            <calcext:condition calcext:apply-style-name="Excel_CondFormat_1_1_3" calcext:value="=2" calcext:base-cell-address="City.CU35"/>
            <calcext:condition calcext:apply-style-name="Excel_CondFormat_1_1_4" calcext:value="=3" calcext:base-cell-address="City.CU35"/>
            <calcext:condition calcext:apply-style-name="Excel_CondFormat_1_1_5" calcext:value="=4" calcext:base-cell-address="City.CU35"/>
            <calcext:condition calcext:apply-style-name="Excel_CondFormat_1_1_6" calcext:value="=100" calcext:base-cell-address="City.CU35"/>
            <calcext:condition calcext:apply-style-name="Excel_CondFormat_1_1_7" calcext:value="&gt;101" calcext:base-cell-address="City.CU35"/>
            <calcext:condition calcext:apply-style-name="Trees" calcext:value="=6" calcext:base-cell-address="City.CU35"/>
            <calcext:condition calcext:apply-style-name="Trees1" calcext:value="=5" calcext:base-cell-address="City.CU35"/>
            <calcext:condition calcext:apply-style-name="Yellow Flower" calcext:value="=11" calcext:base-cell-address="City.CU35"/>
            <calcext:condition calcext:apply-style-name="Blue Flower" calcext:value="=12" calcext:base-cell-address="City.CU35"/>
            <calcext:condition calcext:apply-style-name="Pink Flowers" calcext:value="=13" calcext:base-cell-address="City.CU35"/>
          </calcext:conditional-format>
          <calcext:conditional-format calcext:target-range-address="City.CQ27:City.CQ27">
            <calcext:condition calcext:apply-style-name="Open Space" calcext:value="=0" calcext:base-cell-address="City.CQ27"/>
            <calcext:condition calcext:apply-style-name="Excel_CondFormat_1_1_2" calcext:value="=1" calcext:base-cell-address="City.CQ27"/>
            <calcext:condition calcext:apply-style-name="Excel_CondFormat_1_1_3" calcext:value="=2" calcext:base-cell-address="City.CQ27"/>
            <calcext:condition calcext:apply-style-name="Excel_CondFormat_1_1_4" calcext:value="=3" calcext:base-cell-address="City.CQ27"/>
            <calcext:condition calcext:apply-style-name="Excel_CondFormat_1_1_5" calcext:value="=4" calcext:base-cell-address="City.CQ27"/>
            <calcext:condition calcext:apply-style-name="Excel_CondFormat_1_1_6" calcext:value="=100" calcext:base-cell-address="City.CQ27"/>
            <calcext:condition calcext:apply-style-name="Excel_CondFormat_1_1_7" calcext:value="&gt;101" calcext:base-cell-address="City.CQ27"/>
            <calcext:condition calcext:apply-style-name="Trees" calcext:value="=6" calcext:base-cell-address="City.CQ27"/>
            <calcext:condition calcext:apply-style-name="Trees1" calcext:value="=5" calcext:base-cell-address="City.CQ27"/>
            <calcext:condition calcext:apply-style-name="Yellow Flower" calcext:value="=11" calcext:base-cell-address="City.CQ27"/>
            <calcext:condition calcext:apply-style-name="Blue Flower" calcext:value="=12" calcext:base-cell-address="City.CQ27"/>
            <calcext:condition calcext:apply-style-name="Pink Flowers" calcext:value="=13" calcext:base-cell-address="City.CQ27"/>
          </calcext:conditional-format>
          <calcext:conditional-format calcext:target-range-address="City.CR27:City.CR27">
            <calcext:condition calcext:apply-style-name="Open Space" calcext:value="=0" calcext:base-cell-address="City.CR27"/>
            <calcext:condition calcext:apply-style-name="Excel_CondFormat_1_1_2" calcext:value="=1" calcext:base-cell-address="City.CR27"/>
            <calcext:condition calcext:apply-style-name="Excel_CondFormat_1_1_3" calcext:value="=2" calcext:base-cell-address="City.CR27"/>
            <calcext:condition calcext:apply-style-name="Excel_CondFormat_1_1_4" calcext:value="=3" calcext:base-cell-address="City.CR27"/>
            <calcext:condition calcext:apply-style-name="Excel_CondFormat_1_1_5" calcext:value="=4" calcext:base-cell-address="City.CR27"/>
            <calcext:condition calcext:apply-style-name="Excel_CondFormat_1_1_6" calcext:value="=100" calcext:base-cell-address="City.CR27"/>
            <calcext:condition calcext:apply-style-name="Excel_CondFormat_1_1_7" calcext:value="&gt;101" calcext:base-cell-address="City.CR27"/>
            <calcext:condition calcext:apply-style-name="Trees" calcext:value="=6" calcext:base-cell-address="City.CR27"/>
            <calcext:condition calcext:apply-style-name="Trees1" calcext:value="=5" calcext:base-cell-address="City.CR27"/>
            <calcext:condition calcext:apply-style-name="Yellow Flower" calcext:value="=11" calcext:base-cell-address="City.CR27"/>
            <calcext:condition calcext:apply-style-name="Blue Flower" calcext:value="=12" calcext:base-cell-address="City.CR27"/>
            <calcext:condition calcext:apply-style-name="Pink Flowers" calcext:value="=13" calcext:base-cell-address="City.CR27"/>
          </calcext:conditional-format>
          <calcext:conditional-format calcext:target-range-address="City.CS27:City.CS27">
            <calcext:condition calcext:apply-style-name="Open Space" calcext:value="=0" calcext:base-cell-address="City.CS27"/>
            <calcext:condition calcext:apply-style-name="Excel_CondFormat_1_1_2" calcext:value="=1" calcext:base-cell-address="City.CS27"/>
            <calcext:condition calcext:apply-style-name="Excel_CondFormat_1_1_3" calcext:value="=2" calcext:base-cell-address="City.CS27"/>
            <calcext:condition calcext:apply-style-name="Excel_CondFormat_1_1_4" calcext:value="=3" calcext:base-cell-address="City.CS27"/>
            <calcext:condition calcext:apply-style-name="Excel_CondFormat_1_1_5" calcext:value="=4" calcext:base-cell-address="City.CS27"/>
            <calcext:condition calcext:apply-style-name="Excel_CondFormat_1_1_6" calcext:value="=100" calcext:base-cell-address="City.CS27"/>
            <calcext:condition calcext:apply-style-name="Excel_CondFormat_1_1_7" calcext:value="&gt;101" calcext:base-cell-address="City.CS27"/>
            <calcext:condition calcext:apply-style-name="Trees" calcext:value="=6" calcext:base-cell-address="City.CS27"/>
            <calcext:condition calcext:apply-style-name="Trees1" calcext:value="=5" calcext:base-cell-address="City.CS27"/>
            <calcext:condition calcext:apply-style-name="Yellow Flower" calcext:value="=11" calcext:base-cell-address="City.CS27"/>
            <calcext:condition calcext:apply-style-name="Blue Flower" calcext:value="=12" calcext:base-cell-address="City.CS27"/>
            <calcext:condition calcext:apply-style-name="Pink Flowers" calcext:value="=13" calcext:base-cell-address="City.CS27"/>
          </calcext:conditional-format>
          <calcext:conditional-format calcext:target-range-address="City.CT27:City.CT27">
            <calcext:condition calcext:apply-style-name="Open Space" calcext:value="=0" calcext:base-cell-address="City.CT27"/>
            <calcext:condition calcext:apply-style-name="Excel_CondFormat_1_1_2" calcext:value="=1" calcext:base-cell-address="City.CT27"/>
            <calcext:condition calcext:apply-style-name="Excel_CondFormat_1_1_3" calcext:value="=2" calcext:base-cell-address="City.CT27"/>
            <calcext:condition calcext:apply-style-name="Excel_CondFormat_1_1_4" calcext:value="=3" calcext:base-cell-address="City.CT27"/>
            <calcext:condition calcext:apply-style-name="Excel_CondFormat_1_1_5" calcext:value="=4" calcext:base-cell-address="City.CT27"/>
            <calcext:condition calcext:apply-style-name="Excel_CondFormat_1_1_6" calcext:value="=100" calcext:base-cell-address="City.CT27"/>
            <calcext:condition calcext:apply-style-name="Excel_CondFormat_1_1_7" calcext:value="&gt;101" calcext:base-cell-address="City.CT27"/>
            <calcext:condition calcext:apply-style-name="Trees" calcext:value="=6" calcext:base-cell-address="City.CT27"/>
            <calcext:condition calcext:apply-style-name="Trees1" calcext:value="=5" calcext:base-cell-address="City.CT27"/>
            <calcext:condition calcext:apply-style-name="Yellow Flower" calcext:value="=11" calcext:base-cell-address="City.CT27"/>
            <calcext:condition calcext:apply-style-name="Blue Flower" calcext:value="=12" calcext:base-cell-address="City.CT27"/>
            <calcext:condition calcext:apply-style-name="Pink Flowers" calcext:value="=13" calcext:base-cell-address="City.CT27"/>
          </calcext:conditional-format>
          <calcext:conditional-format calcext:target-range-address="City.CU27:City.CU27">
            <calcext:condition calcext:apply-style-name="Open Space" calcext:value="=0" calcext:base-cell-address="City.CU27"/>
            <calcext:condition calcext:apply-style-name="Excel_CondFormat_1_1_2" calcext:value="=1" calcext:base-cell-address="City.CU27"/>
            <calcext:condition calcext:apply-style-name="Excel_CondFormat_1_1_3" calcext:value="=2" calcext:base-cell-address="City.CU27"/>
            <calcext:condition calcext:apply-style-name="Excel_CondFormat_1_1_4" calcext:value="=3" calcext:base-cell-address="City.CU27"/>
            <calcext:condition calcext:apply-style-name="Excel_CondFormat_1_1_5" calcext:value="=4" calcext:base-cell-address="City.CU27"/>
            <calcext:condition calcext:apply-style-name="Excel_CondFormat_1_1_6" calcext:value="=100" calcext:base-cell-address="City.CU27"/>
            <calcext:condition calcext:apply-style-name="Excel_CondFormat_1_1_7" calcext:value="&gt;101" calcext:base-cell-address="City.CU27"/>
            <calcext:condition calcext:apply-style-name="Trees" calcext:value="=6" calcext:base-cell-address="City.CU27"/>
            <calcext:condition calcext:apply-style-name="Trees1" calcext:value="=5" calcext:base-cell-address="City.CU27"/>
            <calcext:condition calcext:apply-style-name="Yellow Flower" calcext:value="=11" calcext:base-cell-address="City.CU27"/>
            <calcext:condition calcext:apply-style-name="Blue Flower" calcext:value="=12" calcext:base-cell-address="City.CU27"/>
            <calcext:condition calcext:apply-style-name="Pink Flowers" calcext:value="=13" calcext:base-cell-address="City.CU27"/>
          </calcext:conditional-format>
          <calcext:conditional-format calcext:target-range-address="City.CV27:City.CV27">
            <calcext:condition calcext:apply-style-name="Open Space" calcext:value="=0" calcext:base-cell-address="City.CV27"/>
            <calcext:condition calcext:apply-style-name="Excel_CondFormat_1_1_2" calcext:value="=1" calcext:base-cell-address="City.CV27"/>
            <calcext:condition calcext:apply-style-name="Excel_CondFormat_1_1_3" calcext:value="=2" calcext:base-cell-address="City.CV27"/>
            <calcext:condition calcext:apply-style-name="Excel_CondFormat_1_1_4" calcext:value="=3" calcext:base-cell-address="City.CV27"/>
            <calcext:condition calcext:apply-style-name="Excel_CondFormat_1_1_5" calcext:value="=4" calcext:base-cell-address="City.CV27"/>
            <calcext:condition calcext:apply-style-name="Excel_CondFormat_1_1_6" calcext:value="=100" calcext:base-cell-address="City.CV27"/>
            <calcext:condition calcext:apply-style-name="Excel_CondFormat_1_1_7" calcext:value="&gt;101" calcext:base-cell-address="City.CV27"/>
            <calcext:condition calcext:apply-style-name="Trees" calcext:value="=6" calcext:base-cell-address="City.CV27"/>
            <calcext:condition calcext:apply-style-name="Trees1" calcext:value="=5" calcext:base-cell-address="City.CV27"/>
            <calcext:condition calcext:apply-style-name="Yellow Flower" calcext:value="=11" calcext:base-cell-address="City.CV27"/>
            <calcext:condition calcext:apply-style-name="Blue Flower" calcext:value="=12" calcext:base-cell-address="City.CV27"/>
            <calcext:condition calcext:apply-style-name="Pink Flowers" calcext:value="=13" calcext:base-cell-address="City.CV27"/>
          </calcext:conditional-format>
          <calcext:conditional-format calcext:target-range-address="City.CQ28:City.CQ28">
            <calcext:condition calcext:apply-style-name="Open Space" calcext:value="=0" calcext:base-cell-address="City.CQ28"/>
            <calcext:condition calcext:apply-style-name="Excel_CondFormat_1_1_2" calcext:value="=1" calcext:base-cell-address="City.CQ28"/>
            <calcext:condition calcext:apply-style-name="Excel_CondFormat_1_1_3" calcext:value="=2" calcext:base-cell-address="City.CQ28"/>
            <calcext:condition calcext:apply-style-name="Excel_CondFormat_1_1_4" calcext:value="=3" calcext:base-cell-address="City.CQ28"/>
            <calcext:condition calcext:apply-style-name="Excel_CondFormat_1_1_5" calcext:value="=4" calcext:base-cell-address="City.CQ28"/>
            <calcext:condition calcext:apply-style-name="Excel_CondFormat_1_1_6" calcext:value="=100" calcext:base-cell-address="City.CQ28"/>
            <calcext:condition calcext:apply-style-name="Excel_CondFormat_1_1_7" calcext:value="&gt;101" calcext:base-cell-address="City.CQ28"/>
            <calcext:condition calcext:apply-style-name="Trees" calcext:value="=6" calcext:base-cell-address="City.CQ28"/>
            <calcext:condition calcext:apply-style-name="Trees1" calcext:value="=5" calcext:base-cell-address="City.CQ28"/>
            <calcext:condition calcext:apply-style-name="Yellow Flower" calcext:value="=11" calcext:base-cell-address="City.CQ28"/>
            <calcext:condition calcext:apply-style-name="Blue Flower" calcext:value="=12" calcext:base-cell-address="City.CQ28"/>
            <calcext:condition calcext:apply-style-name="Pink Flowers" calcext:value="=13" calcext:base-cell-address="City.CQ28"/>
          </calcext:conditional-format>
          <calcext:conditional-format calcext:target-range-address="City.CR28:City.CR28">
            <calcext:condition calcext:apply-style-name="Open Space" calcext:value="=0" calcext:base-cell-address="City.CR28"/>
            <calcext:condition calcext:apply-style-name="Excel_CondFormat_1_1_2" calcext:value="=1" calcext:base-cell-address="City.CR28"/>
            <calcext:condition calcext:apply-style-name="Excel_CondFormat_1_1_3" calcext:value="=2" calcext:base-cell-address="City.CR28"/>
            <calcext:condition calcext:apply-style-name="Excel_CondFormat_1_1_4" calcext:value="=3" calcext:base-cell-address="City.CR28"/>
            <calcext:condition calcext:apply-style-name="Excel_CondFormat_1_1_5" calcext:value="=4" calcext:base-cell-address="City.CR28"/>
            <calcext:condition calcext:apply-style-name="Excel_CondFormat_1_1_6" calcext:value="=100" calcext:base-cell-address="City.CR28"/>
            <calcext:condition calcext:apply-style-name="Excel_CondFormat_1_1_7" calcext:value="&gt;101" calcext:base-cell-address="City.CR28"/>
            <calcext:condition calcext:apply-style-name="Trees" calcext:value="=6" calcext:base-cell-address="City.CR28"/>
            <calcext:condition calcext:apply-style-name="Trees1" calcext:value="=5" calcext:base-cell-address="City.CR28"/>
            <calcext:condition calcext:apply-style-name="Yellow Flower" calcext:value="=11" calcext:base-cell-address="City.CR28"/>
            <calcext:condition calcext:apply-style-name="Blue Flower" calcext:value="=12" calcext:base-cell-address="City.CR28"/>
            <calcext:condition calcext:apply-style-name="Pink Flowers" calcext:value="=13" calcext:base-cell-address="City.CR28"/>
          </calcext:conditional-format>
          <calcext:conditional-format calcext:target-range-address="City.CS28:City.CS28">
            <calcext:condition calcext:apply-style-name="Open Space" calcext:value="=0" calcext:base-cell-address="City.CS28"/>
            <calcext:condition calcext:apply-style-name="Excel_CondFormat_1_1_2" calcext:value="=1" calcext:base-cell-address="City.CS28"/>
            <calcext:condition calcext:apply-style-name="Excel_CondFormat_1_1_3" calcext:value="=2" calcext:base-cell-address="City.CS28"/>
            <calcext:condition calcext:apply-style-name="Excel_CondFormat_1_1_4" calcext:value="=3" calcext:base-cell-address="City.CS28"/>
            <calcext:condition calcext:apply-style-name="Excel_CondFormat_1_1_5" calcext:value="=4" calcext:base-cell-address="City.CS28"/>
            <calcext:condition calcext:apply-style-name="Excel_CondFormat_1_1_6" calcext:value="=100" calcext:base-cell-address="City.CS28"/>
            <calcext:condition calcext:apply-style-name="Excel_CondFormat_1_1_7" calcext:value="&gt;101" calcext:base-cell-address="City.CS28"/>
            <calcext:condition calcext:apply-style-name="Trees" calcext:value="=6" calcext:base-cell-address="City.CS28"/>
            <calcext:condition calcext:apply-style-name="Trees1" calcext:value="=5" calcext:base-cell-address="City.CS28"/>
            <calcext:condition calcext:apply-style-name="Yellow Flower" calcext:value="=11" calcext:base-cell-address="City.CS28"/>
            <calcext:condition calcext:apply-style-name="Blue Flower" calcext:value="=12" calcext:base-cell-address="City.CS28"/>
            <calcext:condition calcext:apply-style-name="Pink Flowers" calcext:value="=13" calcext:base-cell-address="City.CS28"/>
          </calcext:conditional-format>
          <calcext:conditional-format calcext:target-range-address="City.CT28:City.CT28">
            <calcext:condition calcext:apply-style-name="Open Space" calcext:value="=0" calcext:base-cell-address="City.CT28"/>
            <calcext:condition calcext:apply-style-name="Excel_CondFormat_1_1_2" calcext:value="=1" calcext:base-cell-address="City.CT28"/>
            <calcext:condition calcext:apply-style-name="Excel_CondFormat_1_1_3" calcext:value="=2" calcext:base-cell-address="City.CT28"/>
            <calcext:condition calcext:apply-style-name="Excel_CondFormat_1_1_4" calcext:value="=3" calcext:base-cell-address="City.CT28"/>
            <calcext:condition calcext:apply-style-name="Excel_CondFormat_1_1_5" calcext:value="=4" calcext:base-cell-address="City.CT28"/>
            <calcext:condition calcext:apply-style-name="Excel_CondFormat_1_1_6" calcext:value="=100" calcext:base-cell-address="City.CT28"/>
            <calcext:condition calcext:apply-style-name="Excel_CondFormat_1_1_7" calcext:value="&gt;101" calcext:base-cell-address="City.CT28"/>
            <calcext:condition calcext:apply-style-name="Trees" calcext:value="=6" calcext:base-cell-address="City.CT28"/>
            <calcext:condition calcext:apply-style-name="Trees1" calcext:value="=5" calcext:base-cell-address="City.CT28"/>
            <calcext:condition calcext:apply-style-name="Yellow Flower" calcext:value="=11" calcext:base-cell-address="City.CT28"/>
            <calcext:condition calcext:apply-style-name="Blue Flower" calcext:value="=12" calcext:base-cell-address="City.CT28"/>
            <calcext:condition calcext:apply-style-name="Pink Flowers" calcext:value="=13" calcext:base-cell-address="City.CT28"/>
          </calcext:conditional-format>
          <calcext:conditional-format calcext:target-range-address="City.CU28:City.CU28">
            <calcext:condition calcext:apply-style-name="Open Space" calcext:value="=0" calcext:base-cell-address="City.CU28"/>
            <calcext:condition calcext:apply-style-name="Excel_CondFormat_1_1_2" calcext:value="=1" calcext:base-cell-address="City.CU28"/>
            <calcext:condition calcext:apply-style-name="Excel_CondFormat_1_1_3" calcext:value="=2" calcext:base-cell-address="City.CU28"/>
            <calcext:condition calcext:apply-style-name="Excel_CondFormat_1_1_4" calcext:value="=3" calcext:base-cell-address="City.CU28"/>
            <calcext:condition calcext:apply-style-name="Excel_CondFormat_1_1_5" calcext:value="=4" calcext:base-cell-address="City.CU28"/>
            <calcext:condition calcext:apply-style-name="Excel_CondFormat_1_1_6" calcext:value="=100" calcext:base-cell-address="City.CU28"/>
            <calcext:condition calcext:apply-style-name="Excel_CondFormat_1_1_7" calcext:value="&gt;101" calcext:base-cell-address="City.CU28"/>
            <calcext:condition calcext:apply-style-name="Trees" calcext:value="=6" calcext:base-cell-address="City.CU28"/>
            <calcext:condition calcext:apply-style-name="Trees1" calcext:value="=5" calcext:base-cell-address="City.CU28"/>
            <calcext:condition calcext:apply-style-name="Yellow Flower" calcext:value="=11" calcext:base-cell-address="City.CU28"/>
            <calcext:condition calcext:apply-style-name="Blue Flower" calcext:value="=12" calcext:base-cell-address="City.CU28"/>
            <calcext:condition calcext:apply-style-name="Pink Flowers" calcext:value="=13" calcext:base-cell-address="City.CU28"/>
          </calcext:conditional-format>
          <calcext:conditional-format calcext:target-range-address="City.CV28:City.CV28">
            <calcext:condition calcext:apply-style-name="Open Space" calcext:value="=0" calcext:base-cell-address="City.CV28"/>
            <calcext:condition calcext:apply-style-name="Excel_CondFormat_1_1_2" calcext:value="=1" calcext:base-cell-address="City.CV28"/>
            <calcext:condition calcext:apply-style-name="Excel_CondFormat_1_1_3" calcext:value="=2" calcext:base-cell-address="City.CV28"/>
            <calcext:condition calcext:apply-style-name="Excel_CondFormat_1_1_4" calcext:value="=3" calcext:base-cell-address="City.CV28"/>
            <calcext:condition calcext:apply-style-name="Excel_CondFormat_1_1_5" calcext:value="=4" calcext:base-cell-address="City.CV28"/>
            <calcext:condition calcext:apply-style-name="Excel_CondFormat_1_1_6" calcext:value="=100" calcext:base-cell-address="City.CV28"/>
            <calcext:condition calcext:apply-style-name="Excel_CondFormat_1_1_7" calcext:value="&gt;101" calcext:base-cell-address="City.CV28"/>
            <calcext:condition calcext:apply-style-name="Trees" calcext:value="=6" calcext:base-cell-address="City.CV28"/>
            <calcext:condition calcext:apply-style-name="Trees1" calcext:value="=5" calcext:base-cell-address="City.CV28"/>
            <calcext:condition calcext:apply-style-name="Yellow Flower" calcext:value="=11" calcext:base-cell-address="City.CV28"/>
            <calcext:condition calcext:apply-style-name="Blue Flower" calcext:value="=12" calcext:base-cell-address="City.CV28"/>
            <calcext:condition calcext:apply-style-name="Pink Flowers" calcext:value="=13" calcext:base-cell-address="City.CV28"/>
          </calcext:conditional-format>
          <calcext:conditional-format calcext:target-range-address="City.CQ29:City.CQ29">
            <calcext:condition calcext:apply-style-name="Open Space" calcext:value="=0" calcext:base-cell-address="City.CQ29"/>
            <calcext:condition calcext:apply-style-name="Excel_CondFormat_1_1_2" calcext:value="=1" calcext:base-cell-address="City.CQ29"/>
            <calcext:condition calcext:apply-style-name="Excel_CondFormat_1_1_3" calcext:value="=2" calcext:base-cell-address="City.CQ29"/>
            <calcext:condition calcext:apply-style-name="Excel_CondFormat_1_1_4" calcext:value="=3" calcext:base-cell-address="City.CQ29"/>
            <calcext:condition calcext:apply-style-name="Excel_CondFormat_1_1_5" calcext:value="=4" calcext:base-cell-address="City.CQ29"/>
            <calcext:condition calcext:apply-style-name="Excel_CondFormat_1_1_6" calcext:value="=100" calcext:base-cell-address="City.CQ29"/>
            <calcext:condition calcext:apply-style-name="Excel_CondFormat_1_1_7" calcext:value="&gt;101" calcext:base-cell-address="City.CQ29"/>
            <calcext:condition calcext:apply-style-name="Trees" calcext:value="=6" calcext:base-cell-address="City.CQ29"/>
            <calcext:condition calcext:apply-style-name="Trees1" calcext:value="=5" calcext:base-cell-address="City.CQ29"/>
            <calcext:condition calcext:apply-style-name="Yellow Flower" calcext:value="=11" calcext:base-cell-address="City.CQ29"/>
            <calcext:condition calcext:apply-style-name="Blue Flower" calcext:value="=12" calcext:base-cell-address="City.CQ29"/>
            <calcext:condition calcext:apply-style-name="Pink Flowers" calcext:value="=13" calcext:base-cell-address="City.CQ29"/>
          </calcext:conditional-format>
          <calcext:conditional-format calcext:target-range-address="City.CR29:City.CR29">
            <calcext:condition calcext:apply-style-name="Open Space" calcext:value="=0" calcext:base-cell-address="City.CR29"/>
            <calcext:condition calcext:apply-style-name="Excel_CondFormat_1_1_2" calcext:value="=1" calcext:base-cell-address="City.CR29"/>
            <calcext:condition calcext:apply-style-name="Excel_CondFormat_1_1_3" calcext:value="=2" calcext:base-cell-address="City.CR29"/>
            <calcext:condition calcext:apply-style-name="Excel_CondFormat_1_1_4" calcext:value="=3" calcext:base-cell-address="City.CR29"/>
            <calcext:condition calcext:apply-style-name="Excel_CondFormat_1_1_5" calcext:value="=4" calcext:base-cell-address="City.CR29"/>
            <calcext:condition calcext:apply-style-name="Excel_CondFormat_1_1_6" calcext:value="=100" calcext:base-cell-address="City.CR29"/>
            <calcext:condition calcext:apply-style-name="Excel_CondFormat_1_1_7" calcext:value="&gt;101" calcext:base-cell-address="City.CR29"/>
            <calcext:condition calcext:apply-style-name="Trees" calcext:value="=6" calcext:base-cell-address="City.CR29"/>
            <calcext:condition calcext:apply-style-name="Trees1" calcext:value="=5" calcext:base-cell-address="City.CR29"/>
            <calcext:condition calcext:apply-style-name="Yellow Flower" calcext:value="=11" calcext:base-cell-address="City.CR29"/>
            <calcext:condition calcext:apply-style-name="Blue Flower" calcext:value="=12" calcext:base-cell-address="City.CR29"/>
            <calcext:condition calcext:apply-style-name="Pink Flowers" calcext:value="=13" calcext:base-cell-address="City.CR29"/>
          </calcext:conditional-format>
          <calcext:conditional-format calcext:target-range-address="City.CS29:City.CS29">
            <calcext:condition calcext:apply-style-name="Open Space" calcext:value="=0" calcext:base-cell-address="City.CS29"/>
            <calcext:condition calcext:apply-style-name="Excel_CondFormat_1_1_2" calcext:value="=1" calcext:base-cell-address="City.CS29"/>
            <calcext:condition calcext:apply-style-name="Excel_CondFormat_1_1_3" calcext:value="=2" calcext:base-cell-address="City.CS29"/>
            <calcext:condition calcext:apply-style-name="Excel_CondFormat_1_1_4" calcext:value="=3" calcext:base-cell-address="City.CS29"/>
            <calcext:condition calcext:apply-style-name="Excel_CondFormat_1_1_5" calcext:value="=4" calcext:base-cell-address="City.CS29"/>
            <calcext:condition calcext:apply-style-name="Excel_CondFormat_1_1_6" calcext:value="=100" calcext:base-cell-address="City.CS29"/>
            <calcext:condition calcext:apply-style-name="Excel_CondFormat_1_1_7" calcext:value="&gt;101" calcext:base-cell-address="City.CS29"/>
            <calcext:condition calcext:apply-style-name="Trees" calcext:value="=6" calcext:base-cell-address="City.CS29"/>
            <calcext:condition calcext:apply-style-name="Trees1" calcext:value="=5" calcext:base-cell-address="City.CS29"/>
            <calcext:condition calcext:apply-style-name="Yellow Flower" calcext:value="=11" calcext:base-cell-address="City.CS29"/>
            <calcext:condition calcext:apply-style-name="Blue Flower" calcext:value="=12" calcext:base-cell-address="City.CS29"/>
            <calcext:condition calcext:apply-style-name="Pink Flowers" calcext:value="=13" calcext:base-cell-address="City.CS29"/>
          </calcext:conditional-format>
          <calcext:conditional-format calcext:target-range-address="City.CT29:City.CT29">
            <calcext:condition calcext:apply-style-name="Open Space" calcext:value="=0" calcext:base-cell-address="City.CT29"/>
            <calcext:condition calcext:apply-style-name="Excel_CondFormat_1_1_2" calcext:value="=1" calcext:base-cell-address="City.CT29"/>
            <calcext:condition calcext:apply-style-name="Excel_CondFormat_1_1_3" calcext:value="=2" calcext:base-cell-address="City.CT29"/>
            <calcext:condition calcext:apply-style-name="Excel_CondFormat_1_1_4" calcext:value="=3" calcext:base-cell-address="City.CT29"/>
            <calcext:condition calcext:apply-style-name="Excel_CondFormat_1_1_5" calcext:value="=4" calcext:base-cell-address="City.CT29"/>
            <calcext:condition calcext:apply-style-name="Excel_CondFormat_1_1_6" calcext:value="=100" calcext:base-cell-address="City.CT29"/>
            <calcext:condition calcext:apply-style-name="Excel_CondFormat_1_1_7" calcext:value="&gt;101" calcext:base-cell-address="City.CT29"/>
            <calcext:condition calcext:apply-style-name="Trees" calcext:value="=6" calcext:base-cell-address="City.CT29"/>
            <calcext:condition calcext:apply-style-name="Trees1" calcext:value="=5" calcext:base-cell-address="City.CT29"/>
            <calcext:condition calcext:apply-style-name="Yellow Flower" calcext:value="=11" calcext:base-cell-address="City.CT29"/>
            <calcext:condition calcext:apply-style-name="Blue Flower" calcext:value="=12" calcext:base-cell-address="City.CT29"/>
            <calcext:condition calcext:apply-style-name="Pink Flowers" calcext:value="=13" calcext:base-cell-address="City.CT29"/>
          </calcext:conditional-format>
          <calcext:conditional-format calcext:target-range-address="City.CU29:City.CU29">
            <calcext:condition calcext:apply-style-name="Open Space" calcext:value="=0" calcext:base-cell-address="City.CU29"/>
            <calcext:condition calcext:apply-style-name="Excel_CondFormat_1_1_2" calcext:value="=1" calcext:base-cell-address="City.CU29"/>
            <calcext:condition calcext:apply-style-name="Excel_CondFormat_1_1_3" calcext:value="=2" calcext:base-cell-address="City.CU29"/>
            <calcext:condition calcext:apply-style-name="Excel_CondFormat_1_1_4" calcext:value="=3" calcext:base-cell-address="City.CU29"/>
            <calcext:condition calcext:apply-style-name="Excel_CondFormat_1_1_5" calcext:value="=4" calcext:base-cell-address="City.CU29"/>
            <calcext:condition calcext:apply-style-name="Excel_CondFormat_1_1_6" calcext:value="=100" calcext:base-cell-address="City.CU29"/>
            <calcext:condition calcext:apply-style-name="Excel_CondFormat_1_1_7" calcext:value="&gt;101" calcext:base-cell-address="City.CU29"/>
            <calcext:condition calcext:apply-style-name="Trees" calcext:value="=6" calcext:base-cell-address="City.CU29"/>
            <calcext:condition calcext:apply-style-name="Trees1" calcext:value="=5" calcext:base-cell-address="City.CU29"/>
            <calcext:condition calcext:apply-style-name="Yellow Flower" calcext:value="=11" calcext:base-cell-address="City.CU29"/>
            <calcext:condition calcext:apply-style-name="Blue Flower" calcext:value="=12" calcext:base-cell-address="City.CU29"/>
            <calcext:condition calcext:apply-style-name="Pink Flowers" calcext:value="=13" calcext:base-cell-address="City.CU29"/>
          </calcext:conditional-format>
          <calcext:conditional-format calcext:target-range-address="City.CV29:City.CV29">
            <calcext:condition calcext:apply-style-name="Open Space" calcext:value="=0" calcext:base-cell-address="City.CV29"/>
            <calcext:condition calcext:apply-style-name="Excel_CondFormat_1_1_2" calcext:value="=1" calcext:base-cell-address="City.CV29"/>
            <calcext:condition calcext:apply-style-name="Excel_CondFormat_1_1_3" calcext:value="=2" calcext:base-cell-address="City.CV29"/>
            <calcext:condition calcext:apply-style-name="Excel_CondFormat_1_1_4" calcext:value="=3" calcext:base-cell-address="City.CV29"/>
            <calcext:condition calcext:apply-style-name="Excel_CondFormat_1_1_5" calcext:value="=4" calcext:base-cell-address="City.CV29"/>
            <calcext:condition calcext:apply-style-name="Excel_CondFormat_1_1_6" calcext:value="=100" calcext:base-cell-address="City.CV29"/>
            <calcext:condition calcext:apply-style-name="Excel_CondFormat_1_1_7" calcext:value="&gt;101" calcext:base-cell-address="City.CV29"/>
            <calcext:condition calcext:apply-style-name="Trees" calcext:value="=6" calcext:base-cell-address="City.CV29"/>
            <calcext:condition calcext:apply-style-name="Trees1" calcext:value="=5" calcext:base-cell-address="City.CV29"/>
            <calcext:condition calcext:apply-style-name="Yellow Flower" calcext:value="=11" calcext:base-cell-address="City.CV29"/>
            <calcext:condition calcext:apply-style-name="Blue Flower" calcext:value="=12" calcext:base-cell-address="City.CV29"/>
            <calcext:condition calcext:apply-style-name="Pink Flowers" calcext:value="=13" calcext:base-cell-address="City.CV29"/>
          </calcext:conditional-format>
          <calcext:conditional-format calcext:target-range-address="City.CQ30:City.CQ30">
            <calcext:condition calcext:apply-style-name="Open Space" calcext:value="=0" calcext:base-cell-address="City.CQ30"/>
            <calcext:condition calcext:apply-style-name="Excel_CondFormat_1_1_2" calcext:value="=1" calcext:base-cell-address="City.CQ30"/>
            <calcext:condition calcext:apply-style-name="Excel_CondFormat_1_1_3" calcext:value="=2" calcext:base-cell-address="City.CQ30"/>
            <calcext:condition calcext:apply-style-name="Excel_CondFormat_1_1_4" calcext:value="=3" calcext:base-cell-address="City.CQ30"/>
            <calcext:condition calcext:apply-style-name="Excel_CondFormat_1_1_5" calcext:value="=4" calcext:base-cell-address="City.CQ30"/>
            <calcext:condition calcext:apply-style-name="Excel_CondFormat_1_1_6" calcext:value="=100" calcext:base-cell-address="City.CQ30"/>
            <calcext:condition calcext:apply-style-name="Excel_CondFormat_1_1_7" calcext:value="&gt;101" calcext:base-cell-address="City.CQ30"/>
            <calcext:condition calcext:apply-style-name="Trees" calcext:value="=6" calcext:base-cell-address="City.CQ30"/>
            <calcext:condition calcext:apply-style-name="Trees1" calcext:value="=5" calcext:base-cell-address="City.CQ30"/>
            <calcext:condition calcext:apply-style-name="Yellow Flower" calcext:value="=11" calcext:base-cell-address="City.CQ30"/>
            <calcext:condition calcext:apply-style-name="Blue Flower" calcext:value="=12" calcext:base-cell-address="City.CQ30"/>
            <calcext:condition calcext:apply-style-name="Pink Flowers" calcext:value="=13" calcext:base-cell-address="City.CQ30"/>
          </calcext:conditional-format>
          <calcext:conditional-format calcext:target-range-address="City.CR30:City.CR30">
            <calcext:condition calcext:apply-style-name="Open Space" calcext:value="=0" calcext:base-cell-address="City.CR30"/>
            <calcext:condition calcext:apply-style-name="Excel_CondFormat_1_1_2" calcext:value="=1" calcext:base-cell-address="City.CR30"/>
            <calcext:condition calcext:apply-style-name="Excel_CondFormat_1_1_3" calcext:value="=2" calcext:base-cell-address="City.CR30"/>
            <calcext:condition calcext:apply-style-name="Excel_CondFormat_1_1_4" calcext:value="=3" calcext:base-cell-address="City.CR30"/>
            <calcext:condition calcext:apply-style-name="Excel_CondFormat_1_1_5" calcext:value="=4" calcext:base-cell-address="City.CR30"/>
            <calcext:condition calcext:apply-style-name="Excel_CondFormat_1_1_6" calcext:value="=100" calcext:base-cell-address="City.CR30"/>
            <calcext:condition calcext:apply-style-name="Excel_CondFormat_1_1_7" calcext:value="&gt;101" calcext:base-cell-address="City.CR30"/>
            <calcext:condition calcext:apply-style-name="Trees" calcext:value="=6" calcext:base-cell-address="City.CR30"/>
            <calcext:condition calcext:apply-style-name="Trees1" calcext:value="=5" calcext:base-cell-address="City.CR30"/>
            <calcext:condition calcext:apply-style-name="Yellow Flower" calcext:value="=11" calcext:base-cell-address="City.CR30"/>
            <calcext:condition calcext:apply-style-name="Blue Flower" calcext:value="=12" calcext:base-cell-address="City.CR30"/>
            <calcext:condition calcext:apply-style-name="Pink Flowers" calcext:value="=13" calcext:base-cell-address="City.CR30"/>
          </calcext:conditional-format>
          <calcext:conditional-format calcext:target-range-address="City.CS30:City.CS30">
            <calcext:condition calcext:apply-style-name="Open Space" calcext:value="=0" calcext:base-cell-address="City.CS30"/>
            <calcext:condition calcext:apply-style-name="Excel_CondFormat_1_1_2" calcext:value="=1" calcext:base-cell-address="City.CS30"/>
            <calcext:condition calcext:apply-style-name="Excel_CondFormat_1_1_3" calcext:value="=2" calcext:base-cell-address="City.CS30"/>
            <calcext:condition calcext:apply-style-name="Excel_CondFormat_1_1_4" calcext:value="=3" calcext:base-cell-address="City.CS30"/>
            <calcext:condition calcext:apply-style-name="Excel_CondFormat_1_1_5" calcext:value="=4" calcext:base-cell-address="City.CS30"/>
            <calcext:condition calcext:apply-style-name="Excel_CondFormat_1_1_6" calcext:value="=100" calcext:base-cell-address="City.CS30"/>
            <calcext:condition calcext:apply-style-name="Excel_CondFormat_1_1_7" calcext:value="&gt;101" calcext:base-cell-address="City.CS30"/>
            <calcext:condition calcext:apply-style-name="Trees" calcext:value="=6" calcext:base-cell-address="City.CS30"/>
            <calcext:condition calcext:apply-style-name="Trees1" calcext:value="=5" calcext:base-cell-address="City.CS30"/>
            <calcext:condition calcext:apply-style-name="Yellow Flower" calcext:value="=11" calcext:base-cell-address="City.CS30"/>
            <calcext:condition calcext:apply-style-name="Blue Flower" calcext:value="=12" calcext:base-cell-address="City.CS30"/>
            <calcext:condition calcext:apply-style-name="Pink Flowers" calcext:value="=13" calcext:base-cell-address="City.CS30"/>
          </calcext:conditional-format>
          <calcext:conditional-format calcext:target-range-address="City.CT30:City.CT30">
            <calcext:condition calcext:apply-style-name="Open Space" calcext:value="=0" calcext:base-cell-address="City.CT30"/>
            <calcext:condition calcext:apply-style-name="Excel_CondFormat_1_1_2" calcext:value="=1" calcext:base-cell-address="City.CT30"/>
            <calcext:condition calcext:apply-style-name="Excel_CondFormat_1_1_3" calcext:value="=2" calcext:base-cell-address="City.CT30"/>
            <calcext:condition calcext:apply-style-name="Excel_CondFormat_1_1_4" calcext:value="=3" calcext:base-cell-address="City.CT30"/>
            <calcext:condition calcext:apply-style-name="Excel_CondFormat_1_1_5" calcext:value="=4" calcext:base-cell-address="City.CT30"/>
            <calcext:condition calcext:apply-style-name="Excel_CondFormat_1_1_6" calcext:value="=100" calcext:base-cell-address="City.CT30"/>
            <calcext:condition calcext:apply-style-name="Excel_CondFormat_1_1_7" calcext:value="&gt;101" calcext:base-cell-address="City.CT30"/>
            <calcext:condition calcext:apply-style-name="Trees" calcext:value="=6" calcext:base-cell-address="City.CT30"/>
            <calcext:condition calcext:apply-style-name="Trees1" calcext:value="=5" calcext:base-cell-address="City.CT30"/>
            <calcext:condition calcext:apply-style-name="Yellow Flower" calcext:value="=11" calcext:base-cell-address="City.CT30"/>
            <calcext:condition calcext:apply-style-name="Blue Flower" calcext:value="=12" calcext:base-cell-address="City.CT30"/>
            <calcext:condition calcext:apply-style-name="Pink Flowers" calcext:value="=13" calcext:base-cell-address="City.CT30"/>
          </calcext:conditional-format>
          <calcext:conditional-format calcext:target-range-address="City.CU30:City.CU30">
            <calcext:condition calcext:apply-style-name="Open Space" calcext:value="=0" calcext:base-cell-address="City.CU30"/>
            <calcext:condition calcext:apply-style-name="Excel_CondFormat_1_1_2" calcext:value="=1" calcext:base-cell-address="City.CU30"/>
            <calcext:condition calcext:apply-style-name="Excel_CondFormat_1_1_3" calcext:value="=2" calcext:base-cell-address="City.CU30"/>
            <calcext:condition calcext:apply-style-name="Excel_CondFormat_1_1_4" calcext:value="=3" calcext:base-cell-address="City.CU30"/>
            <calcext:condition calcext:apply-style-name="Excel_CondFormat_1_1_5" calcext:value="=4" calcext:base-cell-address="City.CU30"/>
            <calcext:condition calcext:apply-style-name="Excel_CondFormat_1_1_6" calcext:value="=100" calcext:base-cell-address="City.CU30"/>
            <calcext:condition calcext:apply-style-name="Excel_CondFormat_1_1_7" calcext:value="&gt;101" calcext:base-cell-address="City.CU30"/>
            <calcext:condition calcext:apply-style-name="Trees" calcext:value="=6" calcext:base-cell-address="City.CU30"/>
            <calcext:condition calcext:apply-style-name="Trees1" calcext:value="=5" calcext:base-cell-address="City.CU30"/>
            <calcext:condition calcext:apply-style-name="Yellow Flower" calcext:value="=11" calcext:base-cell-address="City.CU30"/>
            <calcext:condition calcext:apply-style-name="Blue Flower" calcext:value="=12" calcext:base-cell-address="City.CU30"/>
            <calcext:condition calcext:apply-style-name="Pink Flowers" calcext:value="=13" calcext:base-cell-address="City.CU30"/>
          </calcext:conditional-format>
          <calcext:conditional-format calcext:target-range-address="City.CV30:City.CV30">
            <calcext:condition calcext:apply-style-name="Open Space" calcext:value="=0" calcext:base-cell-address="City.CV30"/>
            <calcext:condition calcext:apply-style-name="Excel_CondFormat_1_1_2" calcext:value="=1" calcext:base-cell-address="City.CV30"/>
            <calcext:condition calcext:apply-style-name="Excel_CondFormat_1_1_3" calcext:value="=2" calcext:base-cell-address="City.CV30"/>
            <calcext:condition calcext:apply-style-name="Excel_CondFormat_1_1_4" calcext:value="=3" calcext:base-cell-address="City.CV30"/>
            <calcext:condition calcext:apply-style-name="Excel_CondFormat_1_1_5" calcext:value="=4" calcext:base-cell-address="City.CV30"/>
            <calcext:condition calcext:apply-style-name="Excel_CondFormat_1_1_6" calcext:value="=100" calcext:base-cell-address="City.CV30"/>
            <calcext:condition calcext:apply-style-name="Excel_CondFormat_1_1_7" calcext:value="&gt;101" calcext:base-cell-address="City.CV30"/>
            <calcext:condition calcext:apply-style-name="Trees" calcext:value="=6" calcext:base-cell-address="City.CV30"/>
            <calcext:condition calcext:apply-style-name="Trees1" calcext:value="=5" calcext:base-cell-address="City.CV30"/>
            <calcext:condition calcext:apply-style-name="Yellow Flower" calcext:value="=11" calcext:base-cell-address="City.CV30"/>
            <calcext:condition calcext:apply-style-name="Blue Flower" calcext:value="=12" calcext:base-cell-address="City.CV30"/>
            <calcext:condition calcext:apply-style-name="Pink Flowers" calcext:value="=13" calcext:base-cell-address="City.CV30"/>
          </calcext:conditional-format>
          <calcext:conditional-format calcext:target-range-address="City.CQ31:City.CQ31">
            <calcext:condition calcext:apply-style-name="Open Space" calcext:value="=0" calcext:base-cell-address="City.CQ31"/>
            <calcext:condition calcext:apply-style-name="Excel_CondFormat_1_1_2" calcext:value="=1" calcext:base-cell-address="City.CQ31"/>
            <calcext:condition calcext:apply-style-name="Excel_CondFormat_1_1_3" calcext:value="=2" calcext:base-cell-address="City.CQ31"/>
            <calcext:condition calcext:apply-style-name="Excel_CondFormat_1_1_4" calcext:value="=3" calcext:base-cell-address="City.CQ31"/>
            <calcext:condition calcext:apply-style-name="Excel_CondFormat_1_1_5" calcext:value="=4" calcext:base-cell-address="City.CQ31"/>
            <calcext:condition calcext:apply-style-name="Excel_CondFormat_1_1_6" calcext:value="=100" calcext:base-cell-address="City.CQ31"/>
            <calcext:condition calcext:apply-style-name="Excel_CondFormat_1_1_7" calcext:value="&gt;101" calcext:base-cell-address="City.CQ31"/>
            <calcext:condition calcext:apply-style-name="Trees" calcext:value="=6" calcext:base-cell-address="City.CQ31"/>
            <calcext:condition calcext:apply-style-name="Trees1" calcext:value="=5" calcext:base-cell-address="City.CQ31"/>
            <calcext:condition calcext:apply-style-name="Yellow Flower" calcext:value="=11" calcext:base-cell-address="City.CQ31"/>
            <calcext:condition calcext:apply-style-name="Blue Flower" calcext:value="=12" calcext:base-cell-address="City.CQ31"/>
            <calcext:condition calcext:apply-style-name="Pink Flowers" calcext:value="=13" calcext:base-cell-address="City.CQ31"/>
          </calcext:conditional-format>
          <calcext:conditional-format calcext:target-range-address="City.CR31:City.CR31">
            <calcext:condition calcext:apply-style-name="Open Space" calcext:value="=0" calcext:base-cell-address="City.CR31"/>
            <calcext:condition calcext:apply-style-name="Excel_CondFormat_1_1_2" calcext:value="=1" calcext:base-cell-address="City.CR31"/>
            <calcext:condition calcext:apply-style-name="Excel_CondFormat_1_1_3" calcext:value="=2" calcext:base-cell-address="City.CR31"/>
            <calcext:condition calcext:apply-style-name="Excel_CondFormat_1_1_4" calcext:value="=3" calcext:base-cell-address="City.CR31"/>
            <calcext:condition calcext:apply-style-name="Excel_CondFormat_1_1_5" calcext:value="=4" calcext:base-cell-address="City.CR31"/>
            <calcext:condition calcext:apply-style-name="Excel_CondFormat_1_1_6" calcext:value="=100" calcext:base-cell-address="City.CR31"/>
            <calcext:condition calcext:apply-style-name="Excel_CondFormat_1_1_7" calcext:value="&gt;101" calcext:base-cell-address="City.CR31"/>
            <calcext:condition calcext:apply-style-name="Trees" calcext:value="=6" calcext:base-cell-address="City.CR31"/>
            <calcext:condition calcext:apply-style-name="Trees1" calcext:value="=5" calcext:base-cell-address="City.CR31"/>
            <calcext:condition calcext:apply-style-name="Yellow Flower" calcext:value="=11" calcext:base-cell-address="City.CR31"/>
            <calcext:condition calcext:apply-style-name="Blue Flower" calcext:value="=12" calcext:base-cell-address="City.CR31"/>
            <calcext:condition calcext:apply-style-name="Pink Flowers" calcext:value="=13" calcext:base-cell-address="City.CR31"/>
          </calcext:conditional-format>
          <calcext:conditional-format calcext:target-range-address="City.CS31:City.CS31">
            <calcext:condition calcext:apply-style-name="Open Space" calcext:value="=0" calcext:base-cell-address="City.CS31"/>
            <calcext:condition calcext:apply-style-name="Excel_CondFormat_1_1_2" calcext:value="=1" calcext:base-cell-address="City.CS31"/>
            <calcext:condition calcext:apply-style-name="Excel_CondFormat_1_1_3" calcext:value="=2" calcext:base-cell-address="City.CS31"/>
            <calcext:condition calcext:apply-style-name="Excel_CondFormat_1_1_4" calcext:value="=3" calcext:base-cell-address="City.CS31"/>
            <calcext:condition calcext:apply-style-name="Excel_CondFormat_1_1_5" calcext:value="=4" calcext:base-cell-address="City.CS31"/>
            <calcext:condition calcext:apply-style-name="Excel_CondFormat_1_1_6" calcext:value="=100" calcext:base-cell-address="City.CS31"/>
            <calcext:condition calcext:apply-style-name="Excel_CondFormat_1_1_7" calcext:value="&gt;101" calcext:base-cell-address="City.CS31"/>
            <calcext:condition calcext:apply-style-name="Trees" calcext:value="=6" calcext:base-cell-address="City.CS31"/>
            <calcext:condition calcext:apply-style-name="Trees1" calcext:value="=5" calcext:base-cell-address="City.CS31"/>
            <calcext:condition calcext:apply-style-name="Yellow Flower" calcext:value="=11" calcext:base-cell-address="City.CS31"/>
            <calcext:condition calcext:apply-style-name="Blue Flower" calcext:value="=12" calcext:base-cell-address="City.CS31"/>
            <calcext:condition calcext:apply-style-name="Pink Flowers" calcext:value="=13" calcext:base-cell-address="City.CS31"/>
          </calcext:conditional-format>
          <calcext:conditional-format calcext:target-range-address="City.CT31:City.CT31">
            <calcext:condition calcext:apply-style-name="Open Space" calcext:value="=0" calcext:base-cell-address="City.CT31"/>
            <calcext:condition calcext:apply-style-name="Excel_CondFormat_1_1_2" calcext:value="=1" calcext:base-cell-address="City.CT31"/>
            <calcext:condition calcext:apply-style-name="Excel_CondFormat_1_1_3" calcext:value="=2" calcext:base-cell-address="City.CT31"/>
            <calcext:condition calcext:apply-style-name="Excel_CondFormat_1_1_4" calcext:value="=3" calcext:base-cell-address="City.CT31"/>
            <calcext:condition calcext:apply-style-name="Excel_CondFormat_1_1_5" calcext:value="=4" calcext:base-cell-address="City.CT31"/>
            <calcext:condition calcext:apply-style-name="Excel_CondFormat_1_1_6" calcext:value="=100" calcext:base-cell-address="City.CT31"/>
            <calcext:condition calcext:apply-style-name="Excel_CondFormat_1_1_7" calcext:value="&gt;101" calcext:base-cell-address="City.CT31"/>
            <calcext:condition calcext:apply-style-name="Trees" calcext:value="=6" calcext:base-cell-address="City.CT31"/>
            <calcext:condition calcext:apply-style-name="Trees1" calcext:value="=5" calcext:base-cell-address="City.CT31"/>
            <calcext:condition calcext:apply-style-name="Yellow Flower" calcext:value="=11" calcext:base-cell-address="City.CT31"/>
            <calcext:condition calcext:apply-style-name="Blue Flower" calcext:value="=12" calcext:base-cell-address="City.CT31"/>
            <calcext:condition calcext:apply-style-name="Pink Flowers" calcext:value="=13" calcext:base-cell-address="City.CT31"/>
          </calcext:conditional-format>
          <calcext:conditional-format calcext:target-range-address="City.CU31:City.CU31">
            <calcext:condition calcext:apply-style-name="Open Space" calcext:value="=0" calcext:base-cell-address="City.CU31"/>
            <calcext:condition calcext:apply-style-name="Excel_CondFormat_1_1_2" calcext:value="=1" calcext:base-cell-address="City.CU31"/>
            <calcext:condition calcext:apply-style-name="Excel_CondFormat_1_1_3" calcext:value="=2" calcext:base-cell-address="City.CU31"/>
            <calcext:condition calcext:apply-style-name="Excel_CondFormat_1_1_4" calcext:value="=3" calcext:base-cell-address="City.CU31"/>
            <calcext:condition calcext:apply-style-name="Excel_CondFormat_1_1_5" calcext:value="=4" calcext:base-cell-address="City.CU31"/>
            <calcext:condition calcext:apply-style-name="Excel_CondFormat_1_1_6" calcext:value="=100" calcext:base-cell-address="City.CU31"/>
            <calcext:condition calcext:apply-style-name="Excel_CondFormat_1_1_7" calcext:value="&gt;101" calcext:base-cell-address="City.CU31"/>
            <calcext:condition calcext:apply-style-name="Trees" calcext:value="=6" calcext:base-cell-address="City.CU31"/>
            <calcext:condition calcext:apply-style-name="Trees1" calcext:value="=5" calcext:base-cell-address="City.CU31"/>
            <calcext:condition calcext:apply-style-name="Yellow Flower" calcext:value="=11" calcext:base-cell-address="City.CU31"/>
            <calcext:condition calcext:apply-style-name="Blue Flower" calcext:value="=12" calcext:base-cell-address="City.CU31"/>
            <calcext:condition calcext:apply-style-name="Pink Flowers" calcext:value="=13" calcext:base-cell-address="City.CU31"/>
          </calcext:conditional-format>
          <calcext:conditional-format calcext:target-range-address="City.CV31:City.CV31">
            <calcext:condition calcext:apply-style-name="Open Space" calcext:value="=0" calcext:base-cell-address="City.CV31"/>
            <calcext:condition calcext:apply-style-name="Excel_CondFormat_1_1_2" calcext:value="=1" calcext:base-cell-address="City.CV31"/>
            <calcext:condition calcext:apply-style-name="Excel_CondFormat_1_1_3" calcext:value="=2" calcext:base-cell-address="City.CV31"/>
            <calcext:condition calcext:apply-style-name="Excel_CondFormat_1_1_4" calcext:value="=3" calcext:base-cell-address="City.CV31"/>
            <calcext:condition calcext:apply-style-name="Excel_CondFormat_1_1_5" calcext:value="=4" calcext:base-cell-address="City.CV31"/>
            <calcext:condition calcext:apply-style-name="Excel_CondFormat_1_1_6" calcext:value="=100" calcext:base-cell-address="City.CV31"/>
            <calcext:condition calcext:apply-style-name="Excel_CondFormat_1_1_7" calcext:value="&gt;101" calcext:base-cell-address="City.CV31"/>
            <calcext:condition calcext:apply-style-name="Trees" calcext:value="=6" calcext:base-cell-address="City.CV31"/>
            <calcext:condition calcext:apply-style-name="Trees1" calcext:value="=5" calcext:base-cell-address="City.CV31"/>
            <calcext:condition calcext:apply-style-name="Yellow Flower" calcext:value="=11" calcext:base-cell-address="City.CV31"/>
            <calcext:condition calcext:apply-style-name="Blue Flower" calcext:value="=12" calcext:base-cell-address="City.CV31"/>
            <calcext:condition calcext:apply-style-name="Pink Flowers" calcext:value="=13" calcext:base-cell-address="City.CV31"/>
          </calcext:conditional-format>
          <calcext:conditional-format calcext:target-range-address="City.CQ32:City.CQ32">
            <calcext:condition calcext:apply-style-name="Open Space" calcext:value="=0" calcext:base-cell-address="City.CQ32"/>
            <calcext:condition calcext:apply-style-name="Excel_CondFormat_1_1_2" calcext:value="=1" calcext:base-cell-address="City.CQ32"/>
            <calcext:condition calcext:apply-style-name="Excel_CondFormat_1_1_3" calcext:value="=2" calcext:base-cell-address="City.CQ32"/>
            <calcext:condition calcext:apply-style-name="Excel_CondFormat_1_1_4" calcext:value="=3" calcext:base-cell-address="City.CQ32"/>
            <calcext:condition calcext:apply-style-name="Excel_CondFormat_1_1_5" calcext:value="=4" calcext:base-cell-address="City.CQ32"/>
            <calcext:condition calcext:apply-style-name="Excel_CondFormat_1_1_6" calcext:value="=100" calcext:base-cell-address="City.CQ32"/>
            <calcext:condition calcext:apply-style-name="Excel_CondFormat_1_1_7" calcext:value="&gt;101" calcext:base-cell-address="City.CQ32"/>
            <calcext:condition calcext:apply-style-name="Trees" calcext:value="=6" calcext:base-cell-address="City.CQ32"/>
            <calcext:condition calcext:apply-style-name="Trees1" calcext:value="=5" calcext:base-cell-address="City.CQ32"/>
            <calcext:condition calcext:apply-style-name="Yellow Flower" calcext:value="=11" calcext:base-cell-address="City.CQ32"/>
            <calcext:condition calcext:apply-style-name="Blue Flower" calcext:value="=12" calcext:base-cell-address="City.CQ32"/>
            <calcext:condition calcext:apply-style-name="Pink Flowers" calcext:value="=13" calcext:base-cell-address="City.CQ32"/>
          </calcext:conditional-format>
          <calcext:conditional-format calcext:target-range-address="City.CR32:City.CR32">
            <calcext:condition calcext:apply-style-name="Open Space" calcext:value="=0" calcext:base-cell-address="City.CR32"/>
            <calcext:condition calcext:apply-style-name="Excel_CondFormat_1_1_2" calcext:value="=1" calcext:base-cell-address="City.CR32"/>
            <calcext:condition calcext:apply-style-name="Excel_CondFormat_1_1_3" calcext:value="=2" calcext:base-cell-address="City.CR32"/>
            <calcext:condition calcext:apply-style-name="Excel_CondFormat_1_1_4" calcext:value="=3" calcext:base-cell-address="City.CR32"/>
            <calcext:condition calcext:apply-style-name="Excel_CondFormat_1_1_5" calcext:value="=4" calcext:base-cell-address="City.CR32"/>
            <calcext:condition calcext:apply-style-name="Excel_CondFormat_1_1_6" calcext:value="=100" calcext:base-cell-address="City.CR32"/>
            <calcext:condition calcext:apply-style-name="Excel_CondFormat_1_1_7" calcext:value="&gt;101" calcext:base-cell-address="City.CR32"/>
            <calcext:condition calcext:apply-style-name="Trees" calcext:value="=6" calcext:base-cell-address="City.CR32"/>
            <calcext:condition calcext:apply-style-name="Trees1" calcext:value="=5" calcext:base-cell-address="City.CR32"/>
            <calcext:condition calcext:apply-style-name="Yellow Flower" calcext:value="=11" calcext:base-cell-address="City.CR32"/>
            <calcext:condition calcext:apply-style-name="Blue Flower" calcext:value="=12" calcext:base-cell-address="City.CR32"/>
            <calcext:condition calcext:apply-style-name="Pink Flowers" calcext:value="=13" calcext:base-cell-address="City.CR32"/>
          </calcext:conditional-format>
          <calcext:conditional-format calcext:target-range-address="City.CS32:City.CS32">
            <calcext:condition calcext:apply-style-name="Open Space" calcext:value="=0" calcext:base-cell-address="City.CS32"/>
            <calcext:condition calcext:apply-style-name="Excel_CondFormat_1_1_2" calcext:value="=1" calcext:base-cell-address="City.CS32"/>
            <calcext:condition calcext:apply-style-name="Excel_CondFormat_1_1_3" calcext:value="=2" calcext:base-cell-address="City.CS32"/>
            <calcext:condition calcext:apply-style-name="Excel_CondFormat_1_1_4" calcext:value="=3" calcext:base-cell-address="City.CS32"/>
            <calcext:condition calcext:apply-style-name="Excel_CondFormat_1_1_5" calcext:value="=4" calcext:base-cell-address="City.CS32"/>
            <calcext:condition calcext:apply-style-name="Excel_CondFormat_1_1_6" calcext:value="=100" calcext:base-cell-address="City.CS32"/>
            <calcext:condition calcext:apply-style-name="Excel_CondFormat_1_1_7" calcext:value="&gt;101" calcext:base-cell-address="City.CS32"/>
            <calcext:condition calcext:apply-style-name="Trees" calcext:value="=6" calcext:base-cell-address="City.CS32"/>
            <calcext:condition calcext:apply-style-name="Trees1" calcext:value="=5" calcext:base-cell-address="City.CS32"/>
            <calcext:condition calcext:apply-style-name="Yellow Flower" calcext:value="=11" calcext:base-cell-address="City.CS32"/>
            <calcext:condition calcext:apply-style-name="Blue Flower" calcext:value="=12" calcext:base-cell-address="City.CS32"/>
            <calcext:condition calcext:apply-style-name="Pink Flowers" calcext:value="=13" calcext:base-cell-address="City.CS32"/>
          </calcext:conditional-format>
          <calcext:conditional-format calcext:target-range-address="City.CT32:City.CT32">
            <calcext:condition calcext:apply-style-name="Open Space" calcext:value="=0" calcext:base-cell-address="City.CT32"/>
            <calcext:condition calcext:apply-style-name="Excel_CondFormat_1_1_2" calcext:value="=1" calcext:base-cell-address="City.CT32"/>
            <calcext:condition calcext:apply-style-name="Excel_CondFormat_1_1_3" calcext:value="=2" calcext:base-cell-address="City.CT32"/>
            <calcext:condition calcext:apply-style-name="Excel_CondFormat_1_1_4" calcext:value="=3" calcext:base-cell-address="City.CT32"/>
            <calcext:condition calcext:apply-style-name="Excel_CondFormat_1_1_5" calcext:value="=4" calcext:base-cell-address="City.CT32"/>
            <calcext:condition calcext:apply-style-name="Excel_CondFormat_1_1_6" calcext:value="=100" calcext:base-cell-address="City.CT32"/>
            <calcext:condition calcext:apply-style-name="Excel_CondFormat_1_1_7" calcext:value="&gt;101" calcext:base-cell-address="City.CT32"/>
            <calcext:condition calcext:apply-style-name="Trees" calcext:value="=6" calcext:base-cell-address="City.CT32"/>
            <calcext:condition calcext:apply-style-name="Trees1" calcext:value="=5" calcext:base-cell-address="City.CT32"/>
            <calcext:condition calcext:apply-style-name="Yellow Flower" calcext:value="=11" calcext:base-cell-address="City.CT32"/>
            <calcext:condition calcext:apply-style-name="Blue Flower" calcext:value="=12" calcext:base-cell-address="City.CT32"/>
            <calcext:condition calcext:apply-style-name="Pink Flowers" calcext:value="=13" calcext:base-cell-address="City.CT32"/>
          </calcext:conditional-format>
          <calcext:conditional-format calcext:target-range-address="City.CU32:City.CU32">
            <calcext:condition calcext:apply-style-name="Open Space" calcext:value="=0" calcext:base-cell-address="City.CU32"/>
            <calcext:condition calcext:apply-style-name="Excel_CondFormat_1_1_2" calcext:value="=1" calcext:base-cell-address="City.CU32"/>
            <calcext:condition calcext:apply-style-name="Excel_CondFormat_1_1_3" calcext:value="=2" calcext:base-cell-address="City.CU32"/>
            <calcext:condition calcext:apply-style-name="Excel_CondFormat_1_1_4" calcext:value="=3" calcext:base-cell-address="City.CU32"/>
            <calcext:condition calcext:apply-style-name="Excel_CondFormat_1_1_5" calcext:value="=4" calcext:base-cell-address="City.CU32"/>
            <calcext:condition calcext:apply-style-name="Excel_CondFormat_1_1_6" calcext:value="=100" calcext:base-cell-address="City.CU32"/>
            <calcext:condition calcext:apply-style-name="Excel_CondFormat_1_1_7" calcext:value="&gt;101" calcext:base-cell-address="City.CU32"/>
            <calcext:condition calcext:apply-style-name="Trees" calcext:value="=6" calcext:base-cell-address="City.CU32"/>
            <calcext:condition calcext:apply-style-name="Trees1" calcext:value="=5" calcext:base-cell-address="City.CU32"/>
            <calcext:condition calcext:apply-style-name="Yellow Flower" calcext:value="=11" calcext:base-cell-address="City.CU32"/>
            <calcext:condition calcext:apply-style-name="Blue Flower" calcext:value="=12" calcext:base-cell-address="City.CU32"/>
            <calcext:condition calcext:apply-style-name="Pink Flowers" calcext:value="=13" calcext:base-cell-address="City.CU32"/>
          </calcext:conditional-format>
          <calcext:conditional-format calcext:target-range-address="City.CV32:City.CV32">
            <calcext:condition calcext:apply-style-name="Open Space" calcext:value="=0" calcext:base-cell-address="City.CV32"/>
            <calcext:condition calcext:apply-style-name="Excel_CondFormat_1_1_2" calcext:value="=1" calcext:base-cell-address="City.CV32"/>
            <calcext:condition calcext:apply-style-name="Excel_CondFormat_1_1_3" calcext:value="=2" calcext:base-cell-address="City.CV32"/>
            <calcext:condition calcext:apply-style-name="Excel_CondFormat_1_1_4" calcext:value="=3" calcext:base-cell-address="City.CV32"/>
            <calcext:condition calcext:apply-style-name="Excel_CondFormat_1_1_5" calcext:value="=4" calcext:base-cell-address="City.CV32"/>
            <calcext:condition calcext:apply-style-name="Excel_CondFormat_1_1_6" calcext:value="=100" calcext:base-cell-address="City.CV32"/>
            <calcext:condition calcext:apply-style-name="Excel_CondFormat_1_1_7" calcext:value="&gt;101" calcext:base-cell-address="City.CV32"/>
            <calcext:condition calcext:apply-style-name="Trees" calcext:value="=6" calcext:base-cell-address="City.CV32"/>
            <calcext:condition calcext:apply-style-name="Trees1" calcext:value="=5" calcext:base-cell-address="City.CV32"/>
            <calcext:condition calcext:apply-style-name="Yellow Flower" calcext:value="=11" calcext:base-cell-address="City.CV32"/>
            <calcext:condition calcext:apply-style-name="Blue Flower" calcext:value="=12" calcext:base-cell-address="City.CV32"/>
            <calcext:condition calcext:apply-style-name="Pink Flowers" calcext:value="=13" calcext:base-cell-address="City.CV32"/>
          </calcext:conditional-format>
          <calcext:conditional-format calcext:target-range-address="City.CR25:City.CR25">
            <calcext:condition calcext:apply-style-name="Open Space" calcext:value="=0" calcext:base-cell-address="City.CR25"/>
            <calcext:condition calcext:apply-style-name="Excel_CondFormat_1_1_2" calcext:value="=1" calcext:base-cell-address="City.CR25"/>
            <calcext:condition calcext:apply-style-name="Excel_CondFormat_1_1_3" calcext:value="=2" calcext:base-cell-address="City.CR25"/>
            <calcext:condition calcext:apply-style-name="Excel_CondFormat_1_1_4" calcext:value="=3" calcext:base-cell-address="City.CR25"/>
            <calcext:condition calcext:apply-style-name="Excel_CondFormat_1_1_5" calcext:value="=4" calcext:base-cell-address="City.CR25"/>
            <calcext:condition calcext:apply-style-name="Excel_CondFormat_1_1_6" calcext:value="=100" calcext:base-cell-address="City.CR25"/>
            <calcext:condition calcext:apply-style-name="Excel_CondFormat_1_1_7" calcext:value="&gt;101" calcext:base-cell-address="City.CR25"/>
            <calcext:condition calcext:apply-style-name="Trees" calcext:value="=6" calcext:base-cell-address="City.CR25"/>
            <calcext:condition calcext:apply-style-name="Trees1" calcext:value="=5" calcext:base-cell-address="City.CR25"/>
            <calcext:condition calcext:apply-style-name="Yellow Flower" calcext:value="=11" calcext:base-cell-address="City.CR25"/>
            <calcext:condition calcext:apply-style-name="Blue Flower" calcext:value="=12" calcext:base-cell-address="City.CR25"/>
            <calcext:condition calcext:apply-style-name="Pink Flowers" calcext:value="=13" calcext:base-cell-address="City.CR25"/>
          </calcext:conditional-format>
          <calcext:conditional-format calcext:target-range-address="City.CS25:City.CS25">
            <calcext:condition calcext:apply-style-name="Open Space" calcext:value="=0" calcext:base-cell-address="City.CS25"/>
            <calcext:condition calcext:apply-style-name="Excel_CondFormat_1_1_2" calcext:value="=1" calcext:base-cell-address="City.CS25"/>
            <calcext:condition calcext:apply-style-name="Excel_CondFormat_1_1_3" calcext:value="=2" calcext:base-cell-address="City.CS25"/>
            <calcext:condition calcext:apply-style-name="Excel_CondFormat_1_1_4" calcext:value="=3" calcext:base-cell-address="City.CS25"/>
            <calcext:condition calcext:apply-style-name="Excel_CondFormat_1_1_5" calcext:value="=4" calcext:base-cell-address="City.CS25"/>
            <calcext:condition calcext:apply-style-name="Excel_CondFormat_1_1_6" calcext:value="=100" calcext:base-cell-address="City.CS25"/>
            <calcext:condition calcext:apply-style-name="Excel_CondFormat_1_1_7" calcext:value="&gt;101" calcext:base-cell-address="City.CS25"/>
            <calcext:condition calcext:apply-style-name="Trees" calcext:value="=6" calcext:base-cell-address="City.CS25"/>
            <calcext:condition calcext:apply-style-name="Trees1" calcext:value="=5" calcext:base-cell-address="City.CS25"/>
            <calcext:condition calcext:apply-style-name="Yellow Flower" calcext:value="=11" calcext:base-cell-address="City.CS25"/>
            <calcext:condition calcext:apply-style-name="Blue Flower" calcext:value="=12" calcext:base-cell-address="City.CS25"/>
            <calcext:condition calcext:apply-style-name="Pink Flowers" calcext:value="=13" calcext:base-cell-address="City.CS25"/>
          </calcext:conditional-format>
          <calcext:conditional-format calcext:target-range-address="City.CT25:City.CT25">
            <calcext:condition calcext:apply-style-name="Open Space" calcext:value="=0" calcext:base-cell-address="City.CT25"/>
            <calcext:condition calcext:apply-style-name="Excel_CondFormat_1_1_2" calcext:value="=1" calcext:base-cell-address="City.CT25"/>
            <calcext:condition calcext:apply-style-name="Excel_CondFormat_1_1_3" calcext:value="=2" calcext:base-cell-address="City.CT25"/>
            <calcext:condition calcext:apply-style-name="Excel_CondFormat_1_1_4" calcext:value="=3" calcext:base-cell-address="City.CT25"/>
            <calcext:condition calcext:apply-style-name="Excel_CondFormat_1_1_5" calcext:value="=4" calcext:base-cell-address="City.CT25"/>
            <calcext:condition calcext:apply-style-name="Excel_CondFormat_1_1_6" calcext:value="=100" calcext:base-cell-address="City.CT25"/>
            <calcext:condition calcext:apply-style-name="Excel_CondFormat_1_1_7" calcext:value="&gt;101" calcext:base-cell-address="City.CT25"/>
            <calcext:condition calcext:apply-style-name="Trees" calcext:value="=6" calcext:base-cell-address="City.CT25"/>
            <calcext:condition calcext:apply-style-name="Trees1" calcext:value="=5" calcext:base-cell-address="City.CT25"/>
            <calcext:condition calcext:apply-style-name="Yellow Flower" calcext:value="=11" calcext:base-cell-address="City.CT25"/>
            <calcext:condition calcext:apply-style-name="Blue Flower" calcext:value="=12" calcext:base-cell-address="City.CT25"/>
            <calcext:condition calcext:apply-style-name="Pink Flowers" calcext:value="=13" calcext:base-cell-address="City.CT25"/>
          </calcext:conditional-format>
          <calcext:conditional-format calcext:target-range-address="City.CU25:City.CU25">
            <calcext:condition calcext:apply-style-name="Open Space" calcext:value="=0" calcext:base-cell-address="City.CU25"/>
            <calcext:condition calcext:apply-style-name="Excel_CondFormat_1_1_2" calcext:value="=1" calcext:base-cell-address="City.CU25"/>
            <calcext:condition calcext:apply-style-name="Excel_CondFormat_1_1_3" calcext:value="=2" calcext:base-cell-address="City.CU25"/>
            <calcext:condition calcext:apply-style-name="Excel_CondFormat_1_1_4" calcext:value="=3" calcext:base-cell-address="City.CU25"/>
            <calcext:condition calcext:apply-style-name="Excel_CondFormat_1_1_5" calcext:value="=4" calcext:base-cell-address="City.CU25"/>
            <calcext:condition calcext:apply-style-name="Excel_CondFormat_1_1_6" calcext:value="=100" calcext:base-cell-address="City.CU25"/>
            <calcext:condition calcext:apply-style-name="Excel_CondFormat_1_1_7" calcext:value="&gt;101" calcext:base-cell-address="City.CU25"/>
            <calcext:condition calcext:apply-style-name="Trees" calcext:value="=6" calcext:base-cell-address="City.CU25"/>
            <calcext:condition calcext:apply-style-name="Trees1" calcext:value="=5" calcext:base-cell-address="City.CU25"/>
            <calcext:condition calcext:apply-style-name="Yellow Flower" calcext:value="=11" calcext:base-cell-address="City.CU25"/>
            <calcext:condition calcext:apply-style-name="Blue Flower" calcext:value="=12" calcext:base-cell-address="City.CU25"/>
            <calcext:condition calcext:apply-style-name="Pink Flowers" calcext:value="=13" calcext:base-cell-address="City.CU25"/>
          </calcext:conditional-format>
          <calcext:conditional-format calcext:target-range-address="City.CR26:City.CR26">
            <calcext:condition calcext:apply-style-name="Open Space" calcext:value="=0" calcext:base-cell-address="City.CR26"/>
            <calcext:condition calcext:apply-style-name="Excel_CondFormat_1_1_2" calcext:value="=1" calcext:base-cell-address="City.CR26"/>
            <calcext:condition calcext:apply-style-name="Excel_CondFormat_1_1_3" calcext:value="=2" calcext:base-cell-address="City.CR26"/>
            <calcext:condition calcext:apply-style-name="Excel_CondFormat_1_1_4" calcext:value="=3" calcext:base-cell-address="City.CR26"/>
            <calcext:condition calcext:apply-style-name="Excel_CondFormat_1_1_5" calcext:value="=4" calcext:base-cell-address="City.CR26"/>
            <calcext:condition calcext:apply-style-name="Excel_CondFormat_1_1_6" calcext:value="=100" calcext:base-cell-address="City.CR26"/>
            <calcext:condition calcext:apply-style-name="Excel_CondFormat_1_1_7" calcext:value="&gt;101" calcext:base-cell-address="City.CR26"/>
            <calcext:condition calcext:apply-style-name="Trees" calcext:value="=6" calcext:base-cell-address="City.CR26"/>
            <calcext:condition calcext:apply-style-name="Trees1" calcext:value="=5" calcext:base-cell-address="City.CR26"/>
            <calcext:condition calcext:apply-style-name="Yellow Flower" calcext:value="=11" calcext:base-cell-address="City.CR26"/>
            <calcext:condition calcext:apply-style-name="Blue Flower" calcext:value="=12" calcext:base-cell-address="City.CR26"/>
            <calcext:condition calcext:apply-style-name="Pink Flowers" calcext:value="=13" calcext:base-cell-address="City.CR26"/>
          </calcext:conditional-format>
          <calcext:conditional-format calcext:target-range-address="City.CS26:City.CS26">
            <calcext:condition calcext:apply-style-name="Open Space" calcext:value="=0" calcext:base-cell-address="City.CS26"/>
            <calcext:condition calcext:apply-style-name="Excel_CondFormat_1_1_2" calcext:value="=1" calcext:base-cell-address="City.CS26"/>
            <calcext:condition calcext:apply-style-name="Excel_CondFormat_1_1_3" calcext:value="=2" calcext:base-cell-address="City.CS26"/>
            <calcext:condition calcext:apply-style-name="Excel_CondFormat_1_1_4" calcext:value="=3" calcext:base-cell-address="City.CS26"/>
            <calcext:condition calcext:apply-style-name="Excel_CondFormat_1_1_5" calcext:value="=4" calcext:base-cell-address="City.CS26"/>
            <calcext:condition calcext:apply-style-name="Excel_CondFormat_1_1_6" calcext:value="=100" calcext:base-cell-address="City.CS26"/>
            <calcext:condition calcext:apply-style-name="Excel_CondFormat_1_1_7" calcext:value="&gt;101" calcext:base-cell-address="City.CS26"/>
            <calcext:condition calcext:apply-style-name="Trees" calcext:value="=6" calcext:base-cell-address="City.CS26"/>
            <calcext:condition calcext:apply-style-name="Trees1" calcext:value="=5" calcext:base-cell-address="City.CS26"/>
            <calcext:condition calcext:apply-style-name="Yellow Flower" calcext:value="=11" calcext:base-cell-address="City.CS26"/>
            <calcext:condition calcext:apply-style-name="Blue Flower" calcext:value="=12" calcext:base-cell-address="City.CS26"/>
            <calcext:condition calcext:apply-style-name="Pink Flowers" calcext:value="=13" calcext:base-cell-address="City.CS26"/>
          </calcext:conditional-format>
          <calcext:conditional-format calcext:target-range-address="City.CT26:City.CT26">
            <calcext:condition calcext:apply-style-name="Open Space" calcext:value="=0" calcext:base-cell-address="City.CT26"/>
            <calcext:condition calcext:apply-style-name="Excel_CondFormat_1_1_2" calcext:value="=1" calcext:base-cell-address="City.CT26"/>
            <calcext:condition calcext:apply-style-name="Excel_CondFormat_1_1_3" calcext:value="=2" calcext:base-cell-address="City.CT26"/>
            <calcext:condition calcext:apply-style-name="Excel_CondFormat_1_1_4" calcext:value="=3" calcext:base-cell-address="City.CT26"/>
            <calcext:condition calcext:apply-style-name="Excel_CondFormat_1_1_5" calcext:value="=4" calcext:base-cell-address="City.CT26"/>
            <calcext:condition calcext:apply-style-name="Excel_CondFormat_1_1_6" calcext:value="=100" calcext:base-cell-address="City.CT26"/>
            <calcext:condition calcext:apply-style-name="Excel_CondFormat_1_1_7" calcext:value="&gt;101" calcext:base-cell-address="City.CT26"/>
            <calcext:condition calcext:apply-style-name="Trees" calcext:value="=6" calcext:base-cell-address="City.CT26"/>
            <calcext:condition calcext:apply-style-name="Trees1" calcext:value="=5" calcext:base-cell-address="City.CT26"/>
            <calcext:condition calcext:apply-style-name="Yellow Flower" calcext:value="=11" calcext:base-cell-address="City.CT26"/>
            <calcext:condition calcext:apply-style-name="Blue Flower" calcext:value="=12" calcext:base-cell-address="City.CT26"/>
            <calcext:condition calcext:apply-style-name="Pink Flowers" calcext:value="=13" calcext:base-cell-address="City.CT26"/>
          </calcext:conditional-format>
          <calcext:conditional-format calcext:target-range-address="City.CU26:City.CU26">
            <calcext:condition calcext:apply-style-name="Open Space" calcext:value="=0" calcext:base-cell-address="City.CU26"/>
            <calcext:condition calcext:apply-style-name="Excel_CondFormat_1_1_2" calcext:value="=1" calcext:base-cell-address="City.CU26"/>
            <calcext:condition calcext:apply-style-name="Excel_CondFormat_1_1_3" calcext:value="=2" calcext:base-cell-address="City.CU26"/>
            <calcext:condition calcext:apply-style-name="Excel_CondFormat_1_1_4" calcext:value="=3" calcext:base-cell-address="City.CU26"/>
            <calcext:condition calcext:apply-style-name="Excel_CondFormat_1_1_5" calcext:value="=4" calcext:base-cell-address="City.CU26"/>
            <calcext:condition calcext:apply-style-name="Excel_CondFormat_1_1_6" calcext:value="=100" calcext:base-cell-address="City.CU26"/>
            <calcext:condition calcext:apply-style-name="Excel_CondFormat_1_1_7" calcext:value="&gt;101" calcext:base-cell-address="City.CU26"/>
            <calcext:condition calcext:apply-style-name="Trees" calcext:value="=6" calcext:base-cell-address="City.CU26"/>
            <calcext:condition calcext:apply-style-name="Trees1" calcext:value="=5" calcext:base-cell-address="City.CU26"/>
            <calcext:condition calcext:apply-style-name="Yellow Flower" calcext:value="=11" calcext:base-cell-address="City.CU26"/>
            <calcext:condition calcext:apply-style-name="Blue Flower" calcext:value="=12" calcext:base-cell-address="City.CU26"/>
            <calcext:condition calcext:apply-style-name="Pink Flowers" calcext:value="=13" calcext:base-cell-address="City.CU26"/>
          </calcext:conditional-format>
          <calcext:conditional-format calcext:target-range-address="City.BT8:City.BT8">
            <calcext:condition calcext:apply-style-name="Open Space" calcext:value="=0" calcext:base-cell-address="City.BT8"/>
            <calcext:condition calcext:apply-style-name="Excel_CondFormat_1_1_2" calcext:value="=1" calcext:base-cell-address="City.BT8"/>
            <calcext:condition calcext:apply-style-name="Excel_CondFormat_1_1_3" calcext:value="=2" calcext:base-cell-address="City.BT8"/>
            <calcext:condition calcext:apply-style-name="Excel_CondFormat_1_1_4" calcext:value="=3" calcext:base-cell-address="City.BT8"/>
            <calcext:condition calcext:apply-style-name="Excel_CondFormat_1_1_5" calcext:value="=4" calcext:base-cell-address="City.BT8"/>
            <calcext:condition calcext:apply-style-name="Excel_CondFormat_1_1_6" calcext:value="=100" calcext:base-cell-address="City.BT8"/>
            <calcext:condition calcext:apply-style-name="Excel_CondFormat_1_1_7" calcext:value="&gt;101" calcext:base-cell-address="City.BT8"/>
            <calcext:condition calcext:apply-style-name="Trees" calcext:value="=6" calcext:base-cell-address="City.BT8"/>
            <calcext:condition calcext:apply-style-name="Trees1" calcext:value="=5" calcext:base-cell-address="City.BT8"/>
            <calcext:condition calcext:apply-style-name="Yellow Flower" calcext:value="=11" calcext:base-cell-address="City.BT8"/>
            <calcext:condition calcext:apply-style-name="Blue Flower" calcext:value="=12" calcext:base-cell-address="City.BT8"/>
            <calcext:condition calcext:apply-style-name="Pink Flowers" calcext:value="=13" calcext:base-cell-address="City.BT8"/>
          </calcext:conditional-format>
          <calcext:conditional-format calcext:target-range-address="City.BU8:City.BU8">
            <calcext:condition calcext:apply-style-name="Open Space" calcext:value="=0" calcext:base-cell-address="City.BU8"/>
            <calcext:condition calcext:apply-style-name="Excel_CondFormat_1_1_2" calcext:value="=1" calcext:base-cell-address="City.BU8"/>
            <calcext:condition calcext:apply-style-name="Excel_CondFormat_1_1_3" calcext:value="=2" calcext:base-cell-address="City.BU8"/>
            <calcext:condition calcext:apply-style-name="Excel_CondFormat_1_1_4" calcext:value="=3" calcext:base-cell-address="City.BU8"/>
            <calcext:condition calcext:apply-style-name="Excel_CondFormat_1_1_5" calcext:value="=4" calcext:base-cell-address="City.BU8"/>
            <calcext:condition calcext:apply-style-name="Excel_CondFormat_1_1_6" calcext:value="=100" calcext:base-cell-address="City.BU8"/>
            <calcext:condition calcext:apply-style-name="Excel_CondFormat_1_1_7" calcext:value="&gt;101" calcext:base-cell-address="City.BU8"/>
            <calcext:condition calcext:apply-style-name="Trees" calcext:value="=6" calcext:base-cell-address="City.BU8"/>
            <calcext:condition calcext:apply-style-name="Trees1" calcext:value="=5" calcext:base-cell-address="City.BU8"/>
            <calcext:condition calcext:apply-style-name="Yellow Flower" calcext:value="=11" calcext:base-cell-address="City.BU8"/>
            <calcext:condition calcext:apply-style-name="Blue Flower" calcext:value="=12" calcext:base-cell-address="City.BU8"/>
            <calcext:condition calcext:apply-style-name="Pink Flowers" calcext:value="=13" calcext:base-cell-address="City.BU8"/>
          </calcext:conditional-format>
          <calcext:conditional-format calcext:target-range-address="City.BV8:City.BV8">
            <calcext:condition calcext:apply-style-name="Open Space" calcext:value="=0" calcext:base-cell-address="City.BV8"/>
            <calcext:condition calcext:apply-style-name="Excel_CondFormat_1_1_2" calcext:value="=1" calcext:base-cell-address="City.BV8"/>
            <calcext:condition calcext:apply-style-name="Excel_CondFormat_1_1_3" calcext:value="=2" calcext:base-cell-address="City.BV8"/>
            <calcext:condition calcext:apply-style-name="Excel_CondFormat_1_1_4" calcext:value="=3" calcext:base-cell-address="City.BV8"/>
            <calcext:condition calcext:apply-style-name="Excel_CondFormat_1_1_5" calcext:value="=4" calcext:base-cell-address="City.BV8"/>
            <calcext:condition calcext:apply-style-name="Excel_CondFormat_1_1_6" calcext:value="=100" calcext:base-cell-address="City.BV8"/>
            <calcext:condition calcext:apply-style-name="Excel_CondFormat_1_1_7" calcext:value="&gt;101" calcext:base-cell-address="City.BV8"/>
            <calcext:condition calcext:apply-style-name="Trees" calcext:value="=6" calcext:base-cell-address="City.BV8"/>
            <calcext:condition calcext:apply-style-name="Trees1" calcext:value="=5" calcext:base-cell-address="City.BV8"/>
            <calcext:condition calcext:apply-style-name="Yellow Flower" calcext:value="=11" calcext:base-cell-address="City.BV8"/>
            <calcext:condition calcext:apply-style-name="Blue Flower" calcext:value="=12" calcext:base-cell-address="City.BV8"/>
            <calcext:condition calcext:apply-style-name="Pink Flowers" calcext:value="=13" calcext:base-cell-address="City.BV8"/>
          </calcext:conditional-format>
          <calcext:conditional-format calcext:target-range-address="City.BW8:City.BW8">
            <calcext:condition calcext:apply-style-name="Open Space" calcext:value="=0" calcext:base-cell-address="City.BW8"/>
            <calcext:condition calcext:apply-style-name="Excel_CondFormat_1_1_2" calcext:value="=1" calcext:base-cell-address="City.BW8"/>
            <calcext:condition calcext:apply-style-name="Excel_CondFormat_1_1_3" calcext:value="=2" calcext:base-cell-address="City.BW8"/>
            <calcext:condition calcext:apply-style-name="Excel_CondFormat_1_1_4" calcext:value="=3" calcext:base-cell-address="City.BW8"/>
            <calcext:condition calcext:apply-style-name="Excel_CondFormat_1_1_5" calcext:value="=4" calcext:base-cell-address="City.BW8"/>
            <calcext:condition calcext:apply-style-name="Excel_CondFormat_1_1_6" calcext:value="=100" calcext:base-cell-address="City.BW8"/>
            <calcext:condition calcext:apply-style-name="Excel_CondFormat_1_1_7" calcext:value="&gt;101" calcext:base-cell-address="City.BW8"/>
            <calcext:condition calcext:apply-style-name="Trees" calcext:value="=6" calcext:base-cell-address="City.BW8"/>
            <calcext:condition calcext:apply-style-name="Trees1" calcext:value="=5" calcext:base-cell-address="City.BW8"/>
            <calcext:condition calcext:apply-style-name="Yellow Flower" calcext:value="=11" calcext:base-cell-address="City.BW8"/>
            <calcext:condition calcext:apply-style-name="Blue Flower" calcext:value="=12" calcext:base-cell-address="City.BW8"/>
            <calcext:condition calcext:apply-style-name="Pink Flowers" calcext:value="=13" calcext:base-cell-address="City.BW8"/>
          </calcext:conditional-format>
          <calcext:conditional-format calcext:target-range-address="City.BT9:City.BT9">
            <calcext:condition calcext:apply-style-name="Open Space" calcext:value="=0" calcext:base-cell-address="City.BT9"/>
            <calcext:condition calcext:apply-style-name="Excel_CondFormat_1_1_2" calcext:value="=1" calcext:base-cell-address="City.BT9"/>
            <calcext:condition calcext:apply-style-name="Excel_CondFormat_1_1_3" calcext:value="=2" calcext:base-cell-address="City.BT9"/>
            <calcext:condition calcext:apply-style-name="Excel_CondFormat_1_1_4" calcext:value="=3" calcext:base-cell-address="City.BT9"/>
            <calcext:condition calcext:apply-style-name="Excel_CondFormat_1_1_5" calcext:value="=4" calcext:base-cell-address="City.BT9"/>
            <calcext:condition calcext:apply-style-name="Excel_CondFormat_1_1_6" calcext:value="=100" calcext:base-cell-address="City.BT9"/>
            <calcext:condition calcext:apply-style-name="Excel_CondFormat_1_1_7" calcext:value="&gt;101" calcext:base-cell-address="City.BT9"/>
            <calcext:condition calcext:apply-style-name="Trees" calcext:value="=6" calcext:base-cell-address="City.BT9"/>
            <calcext:condition calcext:apply-style-name="Trees1" calcext:value="=5" calcext:base-cell-address="City.BT9"/>
            <calcext:condition calcext:apply-style-name="Yellow Flower" calcext:value="=11" calcext:base-cell-address="City.BT9"/>
            <calcext:condition calcext:apply-style-name="Blue Flower" calcext:value="=12" calcext:base-cell-address="City.BT9"/>
            <calcext:condition calcext:apply-style-name="Pink Flowers" calcext:value="=13" calcext:base-cell-address="City.BT9"/>
          </calcext:conditional-format>
          <calcext:conditional-format calcext:target-range-address="City.BU9:City.BU9">
            <calcext:condition calcext:apply-style-name="Open Space" calcext:value="=0" calcext:base-cell-address="City.BU9"/>
            <calcext:condition calcext:apply-style-name="Excel_CondFormat_1_1_2" calcext:value="=1" calcext:base-cell-address="City.BU9"/>
            <calcext:condition calcext:apply-style-name="Excel_CondFormat_1_1_3" calcext:value="=2" calcext:base-cell-address="City.BU9"/>
            <calcext:condition calcext:apply-style-name="Excel_CondFormat_1_1_4" calcext:value="=3" calcext:base-cell-address="City.BU9"/>
            <calcext:condition calcext:apply-style-name="Excel_CondFormat_1_1_5" calcext:value="=4" calcext:base-cell-address="City.BU9"/>
            <calcext:condition calcext:apply-style-name="Excel_CondFormat_1_1_6" calcext:value="=100" calcext:base-cell-address="City.BU9"/>
            <calcext:condition calcext:apply-style-name="Excel_CondFormat_1_1_7" calcext:value="&gt;101" calcext:base-cell-address="City.BU9"/>
            <calcext:condition calcext:apply-style-name="Trees" calcext:value="=6" calcext:base-cell-address="City.BU9"/>
            <calcext:condition calcext:apply-style-name="Trees1" calcext:value="=5" calcext:base-cell-address="City.BU9"/>
            <calcext:condition calcext:apply-style-name="Yellow Flower" calcext:value="=11" calcext:base-cell-address="City.BU9"/>
            <calcext:condition calcext:apply-style-name="Blue Flower" calcext:value="=12" calcext:base-cell-address="City.BU9"/>
            <calcext:condition calcext:apply-style-name="Pink Flowers" calcext:value="=13" calcext:base-cell-address="City.BU9"/>
          </calcext:conditional-format>
          <calcext:conditional-format calcext:target-range-address="City.BV9:City.BV9">
            <calcext:condition calcext:apply-style-name="Open Space" calcext:value="=0" calcext:base-cell-address="City.BV9"/>
            <calcext:condition calcext:apply-style-name="Excel_CondFormat_1_1_2" calcext:value="=1" calcext:base-cell-address="City.BV9"/>
            <calcext:condition calcext:apply-style-name="Excel_CondFormat_1_1_3" calcext:value="=2" calcext:base-cell-address="City.BV9"/>
            <calcext:condition calcext:apply-style-name="Excel_CondFormat_1_1_4" calcext:value="=3" calcext:base-cell-address="City.BV9"/>
            <calcext:condition calcext:apply-style-name="Excel_CondFormat_1_1_5" calcext:value="=4" calcext:base-cell-address="City.BV9"/>
            <calcext:condition calcext:apply-style-name="Excel_CondFormat_1_1_6" calcext:value="=100" calcext:base-cell-address="City.BV9"/>
            <calcext:condition calcext:apply-style-name="Excel_CondFormat_1_1_7" calcext:value="&gt;101" calcext:base-cell-address="City.BV9"/>
            <calcext:condition calcext:apply-style-name="Trees" calcext:value="=6" calcext:base-cell-address="City.BV9"/>
            <calcext:condition calcext:apply-style-name="Trees1" calcext:value="=5" calcext:base-cell-address="City.BV9"/>
            <calcext:condition calcext:apply-style-name="Yellow Flower" calcext:value="=11" calcext:base-cell-address="City.BV9"/>
            <calcext:condition calcext:apply-style-name="Blue Flower" calcext:value="=12" calcext:base-cell-address="City.BV9"/>
            <calcext:condition calcext:apply-style-name="Pink Flowers" calcext:value="=13" calcext:base-cell-address="City.BV9"/>
          </calcext:conditional-format>
          <calcext:conditional-format calcext:target-range-address="City.BW9:City.BW9">
            <calcext:condition calcext:apply-style-name="Open Space" calcext:value="=0" calcext:base-cell-address="City.BW9"/>
            <calcext:condition calcext:apply-style-name="Excel_CondFormat_1_1_2" calcext:value="=1" calcext:base-cell-address="City.BW9"/>
            <calcext:condition calcext:apply-style-name="Excel_CondFormat_1_1_3" calcext:value="=2" calcext:base-cell-address="City.BW9"/>
            <calcext:condition calcext:apply-style-name="Excel_CondFormat_1_1_4" calcext:value="=3" calcext:base-cell-address="City.BW9"/>
            <calcext:condition calcext:apply-style-name="Excel_CondFormat_1_1_5" calcext:value="=4" calcext:base-cell-address="City.BW9"/>
            <calcext:condition calcext:apply-style-name="Excel_CondFormat_1_1_6" calcext:value="=100" calcext:base-cell-address="City.BW9"/>
            <calcext:condition calcext:apply-style-name="Excel_CondFormat_1_1_7" calcext:value="&gt;101" calcext:base-cell-address="City.BW9"/>
            <calcext:condition calcext:apply-style-name="Trees" calcext:value="=6" calcext:base-cell-address="City.BW9"/>
            <calcext:condition calcext:apply-style-name="Trees1" calcext:value="=5" calcext:base-cell-address="City.BW9"/>
            <calcext:condition calcext:apply-style-name="Yellow Flower" calcext:value="=11" calcext:base-cell-address="City.BW9"/>
            <calcext:condition calcext:apply-style-name="Blue Flower" calcext:value="=12" calcext:base-cell-address="City.BW9"/>
            <calcext:condition calcext:apply-style-name="Pink Flowers" calcext:value="=13" calcext:base-cell-address="City.BW9"/>
          </calcext:conditional-format>
          <calcext:conditional-format calcext:target-range-address="City.BT10:City.BT10">
            <calcext:condition calcext:apply-style-name="Open Space" calcext:value="=0" calcext:base-cell-address="City.BT10"/>
            <calcext:condition calcext:apply-style-name="Excel_CondFormat_1_1_2" calcext:value="=1" calcext:base-cell-address="City.BT10"/>
            <calcext:condition calcext:apply-style-name="Excel_CondFormat_1_1_3" calcext:value="=2" calcext:base-cell-address="City.BT10"/>
            <calcext:condition calcext:apply-style-name="Excel_CondFormat_1_1_4" calcext:value="=3" calcext:base-cell-address="City.BT10"/>
            <calcext:condition calcext:apply-style-name="Excel_CondFormat_1_1_5" calcext:value="=4" calcext:base-cell-address="City.BT10"/>
            <calcext:condition calcext:apply-style-name="Excel_CondFormat_1_1_6" calcext:value="=100" calcext:base-cell-address="City.BT10"/>
            <calcext:condition calcext:apply-style-name="Excel_CondFormat_1_1_7" calcext:value="&gt;101" calcext:base-cell-address="City.BT10"/>
            <calcext:condition calcext:apply-style-name="Trees" calcext:value="=6" calcext:base-cell-address="City.BT10"/>
            <calcext:condition calcext:apply-style-name="Trees1" calcext:value="=5" calcext:base-cell-address="City.BT10"/>
            <calcext:condition calcext:apply-style-name="Yellow Flower" calcext:value="=11" calcext:base-cell-address="City.BT10"/>
            <calcext:condition calcext:apply-style-name="Blue Flower" calcext:value="=12" calcext:base-cell-address="City.BT10"/>
            <calcext:condition calcext:apply-style-name="Pink Flowers" calcext:value="=13" calcext:base-cell-address="City.BT10"/>
          </calcext:conditional-format>
          <calcext:conditional-format calcext:target-range-address="City.BU10:City.BU10">
            <calcext:condition calcext:apply-style-name="Open Space" calcext:value="=0" calcext:base-cell-address="City.BU10"/>
            <calcext:condition calcext:apply-style-name="Excel_CondFormat_1_1_2" calcext:value="=1" calcext:base-cell-address="City.BU10"/>
            <calcext:condition calcext:apply-style-name="Excel_CondFormat_1_1_3" calcext:value="=2" calcext:base-cell-address="City.BU10"/>
            <calcext:condition calcext:apply-style-name="Excel_CondFormat_1_1_4" calcext:value="=3" calcext:base-cell-address="City.BU10"/>
            <calcext:condition calcext:apply-style-name="Excel_CondFormat_1_1_5" calcext:value="=4" calcext:base-cell-address="City.BU10"/>
            <calcext:condition calcext:apply-style-name="Excel_CondFormat_1_1_6" calcext:value="=100" calcext:base-cell-address="City.BU10"/>
            <calcext:condition calcext:apply-style-name="Excel_CondFormat_1_1_7" calcext:value="&gt;101" calcext:base-cell-address="City.BU10"/>
            <calcext:condition calcext:apply-style-name="Trees" calcext:value="=6" calcext:base-cell-address="City.BU10"/>
            <calcext:condition calcext:apply-style-name="Trees1" calcext:value="=5" calcext:base-cell-address="City.BU10"/>
            <calcext:condition calcext:apply-style-name="Yellow Flower" calcext:value="=11" calcext:base-cell-address="City.BU10"/>
            <calcext:condition calcext:apply-style-name="Blue Flower" calcext:value="=12" calcext:base-cell-address="City.BU10"/>
            <calcext:condition calcext:apply-style-name="Pink Flowers" calcext:value="=13" calcext:base-cell-address="City.BU10"/>
          </calcext:conditional-format>
          <calcext:conditional-format calcext:target-range-address="City.BV10:City.BV10">
            <calcext:condition calcext:apply-style-name="Open Space" calcext:value="=0" calcext:base-cell-address="City.BV10"/>
            <calcext:condition calcext:apply-style-name="Excel_CondFormat_1_1_2" calcext:value="=1" calcext:base-cell-address="City.BV10"/>
            <calcext:condition calcext:apply-style-name="Excel_CondFormat_1_1_3" calcext:value="=2" calcext:base-cell-address="City.BV10"/>
            <calcext:condition calcext:apply-style-name="Excel_CondFormat_1_1_4" calcext:value="=3" calcext:base-cell-address="City.BV10"/>
            <calcext:condition calcext:apply-style-name="Excel_CondFormat_1_1_5" calcext:value="=4" calcext:base-cell-address="City.BV10"/>
            <calcext:condition calcext:apply-style-name="Excel_CondFormat_1_1_6" calcext:value="=100" calcext:base-cell-address="City.BV10"/>
            <calcext:condition calcext:apply-style-name="Excel_CondFormat_1_1_7" calcext:value="&gt;101" calcext:base-cell-address="City.BV10"/>
            <calcext:condition calcext:apply-style-name="Trees" calcext:value="=6" calcext:base-cell-address="City.BV10"/>
            <calcext:condition calcext:apply-style-name="Trees1" calcext:value="=5" calcext:base-cell-address="City.BV10"/>
            <calcext:condition calcext:apply-style-name="Yellow Flower" calcext:value="=11" calcext:base-cell-address="City.BV10"/>
            <calcext:condition calcext:apply-style-name="Blue Flower" calcext:value="=12" calcext:base-cell-address="City.BV10"/>
            <calcext:condition calcext:apply-style-name="Pink Flowers" calcext:value="=13" calcext:base-cell-address="City.BV10"/>
          </calcext:conditional-format>
          <calcext:conditional-format calcext:target-range-address="City.BW10:City.BW10">
            <calcext:condition calcext:apply-style-name="Open Space" calcext:value="=0" calcext:base-cell-address="City.BW10"/>
            <calcext:condition calcext:apply-style-name="Excel_CondFormat_1_1_2" calcext:value="=1" calcext:base-cell-address="City.BW10"/>
            <calcext:condition calcext:apply-style-name="Excel_CondFormat_1_1_3" calcext:value="=2" calcext:base-cell-address="City.BW10"/>
            <calcext:condition calcext:apply-style-name="Excel_CondFormat_1_1_4" calcext:value="=3" calcext:base-cell-address="City.BW10"/>
            <calcext:condition calcext:apply-style-name="Excel_CondFormat_1_1_5" calcext:value="=4" calcext:base-cell-address="City.BW10"/>
            <calcext:condition calcext:apply-style-name="Excel_CondFormat_1_1_6" calcext:value="=100" calcext:base-cell-address="City.BW10"/>
            <calcext:condition calcext:apply-style-name="Excel_CondFormat_1_1_7" calcext:value="&gt;101" calcext:base-cell-address="City.BW10"/>
            <calcext:condition calcext:apply-style-name="Trees" calcext:value="=6" calcext:base-cell-address="City.BW10"/>
            <calcext:condition calcext:apply-style-name="Trees1" calcext:value="=5" calcext:base-cell-address="City.BW10"/>
            <calcext:condition calcext:apply-style-name="Yellow Flower" calcext:value="=11" calcext:base-cell-address="City.BW10"/>
            <calcext:condition calcext:apply-style-name="Blue Flower" calcext:value="=12" calcext:base-cell-address="City.BW10"/>
            <calcext:condition calcext:apply-style-name="Pink Flowers" calcext:value="=13" calcext:base-cell-address="City.BW10"/>
          </calcext:conditional-format>
          <calcext:conditional-format calcext:target-range-address="City.BT11:City.BT11">
            <calcext:condition calcext:apply-style-name="Open Space" calcext:value="=0" calcext:base-cell-address="City.BT11"/>
            <calcext:condition calcext:apply-style-name="Excel_CondFormat_1_1_2" calcext:value="=1" calcext:base-cell-address="City.BT11"/>
            <calcext:condition calcext:apply-style-name="Excel_CondFormat_1_1_3" calcext:value="=2" calcext:base-cell-address="City.BT11"/>
            <calcext:condition calcext:apply-style-name="Excel_CondFormat_1_1_4" calcext:value="=3" calcext:base-cell-address="City.BT11"/>
            <calcext:condition calcext:apply-style-name="Excel_CondFormat_1_1_5" calcext:value="=4" calcext:base-cell-address="City.BT11"/>
            <calcext:condition calcext:apply-style-name="Excel_CondFormat_1_1_6" calcext:value="=100" calcext:base-cell-address="City.BT11"/>
            <calcext:condition calcext:apply-style-name="Excel_CondFormat_1_1_7" calcext:value="&gt;101" calcext:base-cell-address="City.BT11"/>
            <calcext:condition calcext:apply-style-name="Trees" calcext:value="=6" calcext:base-cell-address="City.BT11"/>
            <calcext:condition calcext:apply-style-name="Trees1" calcext:value="=5" calcext:base-cell-address="City.BT11"/>
            <calcext:condition calcext:apply-style-name="Yellow Flower" calcext:value="=11" calcext:base-cell-address="City.BT11"/>
            <calcext:condition calcext:apply-style-name="Blue Flower" calcext:value="=12" calcext:base-cell-address="City.BT11"/>
            <calcext:condition calcext:apply-style-name="Pink Flowers" calcext:value="=13" calcext:base-cell-address="City.BT11"/>
          </calcext:conditional-format>
          <calcext:conditional-format calcext:target-range-address="City.BU11:City.BU11">
            <calcext:condition calcext:apply-style-name="Open Space" calcext:value="=0" calcext:base-cell-address="City.BU11"/>
            <calcext:condition calcext:apply-style-name="Excel_CondFormat_1_1_2" calcext:value="=1" calcext:base-cell-address="City.BU11"/>
            <calcext:condition calcext:apply-style-name="Excel_CondFormat_1_1_3" calcext:value="=2" calcext:base-cell-address="City.BU11"/>
            <calcext:condition calcext:apply-style-name="Excel_CondFormat_1_1_4" calcext:value="=3" calcext:base-cell-address="City.BU11"/>
            <calcext:condition calcext:apply-style-name="Excel_CondFormat_1_1_5" calcext:value="=4" calcext:base-cell-address="City.BU11"/>
            <calcext:condition calcext:apply-style-name="Excel_CondFormat_1_1_6" calcext:value="=100" calcext:base-cell-address="City.BU11"/>
            <calcext:condition calcext:apply-style-name="Excel_CondFormat_1_1_7" calcext:value="&gt;101" calcext:base-cell-address="City.BU11"/>
            <calcext:condition calcext:apply-style-name="Trees" calcext:value="=6" calcext:base-cell-address="City.BU11"/>
            <calcext:condition calcext:apply-style-name="Trees1" calcext:value="=5" calcext:base-cell-address="City.BU11"/>
            <calcext:condition calcext:apply-style-name="Yellow Flower" calcext:value="=11" calcext:base-cell-address="City.BU11"/>
            <calcext:condition calcext:apply-style-name="Blue Flower" calcext:value="=12" calcext:base-cell-address="City.BU11"/>
            <calcext:condition calcext:apply-style-name="Pink Flowers" calcext:value="=13" calcext:base-cell-address="City.BU11"/>
          </calcext:conditional-format>
          <calcext:conditional-format calcext:target-range-address="City.BV11:City.BV11">
            <calcext:condition calcext:apply-style-name="Open Space" calcext:value="=0" calcext:base-cell-address="City.BV11"/>
            <calcext:condition calcext:apply-style-name="Excel_CondFormat_1_1_2" calcext:value="=1" calcext:base-cell-address="City.BV11"/>
            <calcext:condition calcext:apply-style-name="Excel_CondFormat_1_1_3" calcext:value="=2" calcext:base-cell-address="City.BV11"/>
            <calcext:condition calcext:apply-style-name="Excel_CondFormat_1_1_4" calcext:value="=3" calcext:base-cell-address="City.BV11"/>
            <calcext:condition calcext:apply-style-name="Excel_CondFormat_1_1_5" calcext:value="=4" calcext:base-cell-address="City.BV11"/>
            <calcext:condition calcext:apply-style-name="Excel_CondFormat_1_1_6" calcext:value="=100" calcext:base-cell-address="City.BV11"/>
            <calcext:condition calcext:apply-style-name="Excel_CondFormat_1_1_7" calcext:value="&gt;101" calcext:base-cell-address="City.BV11"/>
            <calcext:condition calcext:apply-style-name="Trees" calcext:value="=6" calcext:base-cell-address="City.BV11"/>
            <calcext:condition calcext:apply-style-name="Trees1" calcext:value="=5" calcext:base-cell-address="City.BV11"/>
            <calcext:condition calcext:apply-style-name="Yellow Flower" calcext:value="=11" calcext:base-cell-address="City.BV11"/>
            <calcext:condition calcext:apply-style-name="Blue Flower" calcext:value="=12" calcext:base-cell-address="City.BV11"/>
            <calcext:condition calcext:apply-style-name="Pink Flowers" calcext:value="=13" calcext:base-cell-address="City.BV11"/>
          </calcext:conditional-format>
          <calcext:conditional-format calcext:target-range-address="City.BW11:City.BW11">
            <calcext:condition calcext:apply-style-name="Open Space" calcext:value="=0" calcext:base-cell-address="City.BW11"/>
            <calcext:condition calcext:apply-style-name="Excel_CondFormat_1_1_2" calcext:value="=1" calcext:base-cell-address="City.BW11"/>
            <calcext:condition calcext:apply-style-name="Excel_CondFormat_1_1_3" calcext:value="=2" calcext:base-cell-address="City.BW11"/>
            <calcext:condition calcext:apply-style-name="Excel_CondFormat_1_1_4" calcext:value="=3" calcext:base-cell-address="City.BW11"/>
            <calcext:condition calcext:apply-style-name="Excel_CondFormat_1_1_5" calcext:value="=4" calcext:base-cell-address="City.BW11"/>
            <calcext:condition calcext:apply-style-name="Excel_CondFormat_1_1_6" calcext:value="=100" calcext:base-cell-address="City.BW11"/>
            <calcext:condition calcext:apply-style-name="Excel_CondFormat_1_1_7" calcext:value="&gt;101" calcext:base-cell-address="City.BW11"/>
            <calcext:condition calcext:apply-style-name="Trees" calcext:value="=6" calcext:base-cell-address="City.BW11"/>
            <calcext:condition calcext:apply-style-name="Trees1" calcext:value="=5" calcext:base-cell-address="City.BW11"/>
            <calcext:condition calcext:apply-style-name="Yellow Flower" calcext:value="=11" calcext:base-cell-address="City.BW11"/>
            <calcext:condition calcext:apply-style-name="Blue Flower" calcext:value="=12" calcext:base-cell-address="City.BW11"/>
            <calcext:condition calcext:apply-style-name="Pink Flowers" calcext:value="=13" calcext:base-cell-address="City.BW11"/>
          </calcext:conditional-format>
          <calcext:conditional-format calcext:target-range-address="City.BT12:City.BT12">
            <calcext:condition calcext:apply-style-name="Open Space" calcext:value="=0" calcext:base-cell-address="City.BT12"/>
            <calcext:condition calcext:apply-style-name="Excel_CondFormat_1_1_2" calcext:value="=1" calcext:base-cell-address="City.BT12"/>
            <calcext:condition calcext:apply-style-name="Excel_CondFormat_1_1_3" calcext:value="=2" calcext:base-cell-address="City.BT12"/>
            <calcext:condition calcext:apply-style-name="Excel_CondFormat_1_1_4" calcext:value="=3" calcext:base-cell-address="City.BT12"/>
            <calcext:condition calcext:apply-style-name="Excel_CondFormat_1_1_5" calcext:value="=4" calcext:base-cell-address="City.BT12"/>
            <calcext:condition calcext:apply-style-name="Excel_CondFormat_1_1_6" calcext:value="=100" calcext:base-cell-address="City.BT12"/>
            <calcext:condition calcext:apply-style-name="Excel_CondFormat_1_1_7" calcext:value="&gt;101" calcext:base-cell-address="City.BT12"/>
            <calcext:condition calcext:apply-style-name="Trees" calcext:value="=6" calcext:base-cell-address="City.BT12"/>
            <calcext:condition calcext:apply-style-name="Trees1" calcext:value="=5" calcext:base-cell-address="City.BT12"/>
            <calcext:condition calcext:apply-style-name="Yellow Flower" calcext:value="=11" calcext:base-cell-address="City.BT12"/>
            <calcext:condition calcext:apply-style-name="Blue Flower" calcext:value="=12" calcext:base-cell-address="City.BT12"/>
            <calcext:condition calcext:apply-style-name="Pink Flowers" calcext:value="=13" calcext:base-cell-address="City.BT12"/>
          </calcext:conditional-format>
          <calcext:conditional-format calcext:target-range-address="City.BU12:City.BU12">
            <calcext:condition calcext:apply-style-name="Open Space" calcext:value="=0" calcext:base-cell-address="City.BU12"/>
            <calcext:condition calcext:apply-style-name="Excel_CondFormat_1_1_2" calcext:value="=1" calcext:base-cell-address="City.BU12"/>
            <calcext:condition calcext:apply-style-name="Excel_CondFormat_1_1_3" calcext:value="=2" calcext:base-cell-address="City.BU12"/>
            <calcext:condition calcext:apply-style-name="Excel_CondFormat_1_1_4" calcext:value="=3" calcext:base-cell-address="City.BU12"/>
            <calcext:condition calcext:apply-style-name="Excel_CondFormat_1_1_5" calcext:value="=4" calcext:base-cell-address="City.BU12"/>
            <calcext:condition calcext:apply-style-name="Excel_CondFormat_1_1_6" calcext:value="=100" calcext:base-cell-address="City.BU12"/>
            <calcext:condition calcext:apply-style-name="Excel_CondFormat_1_1_7" calcext:value="&gt;101" calcext:base-cell-address="City.BU12"/>
            <calcext:condition calcext:apply-style-name="Trees" calcext:value="=6" calcext:base-cell-address="City.BU12"/>
            <calcext:condition calcext:apply-style-name="Trees1" calcext:value="=5" calcext:base-cell-address="City.BU12"/>
            <calcext:condition calcext:apply-style-name="Yellow Flower" calcext:value="=11" calcext:base-cell-address="City.BU12"/>
            <calcext:condition calcext:apply-style-name="Blue Flower" calcext:value="=12" calcext:base-cell-address="City.BU12"/>
            <calcext:condition calcext:apply-style-name="Pink Flowers" calcext:value="=13" calcext:base-cell-address="City.BU12"/>
          </calcext:conditional-format>
          <calcext:conditional-format calcext:target-range-address="City.BV12:City.BV12">
            <calcext:condition calcext:apply-style-name="Open Space" calcext:value="=0" calcext:base-cell-address="City.BV12"/>
            <calcext:condition calcext:apply-style-name="Excel_CondFormat_1_1_2" calcext:value="=1" calcext:base-cell-address="City.BV12"/>
            <calcext:condition calcext:apply-style-name="Excel_CondFormat_1_1_3" calcext:value="=2" calcext:base-cell-address="City.BV12"/>
            <calcext:condition calcext:apply-style-name="Excel_CondFormat_1_1_4" calcext:value="=3" calcext:base-cell-address="City.BV12"/>
            <calcext:condition calcext:apply-style-name="Excel_CondFormat_1_1_5" calcext:value="=4" calcext:base-cell-address="City.BV12"/>
            <calcext:condition calcext:apply-style-name="Excel_CondFormat_1_1_6" calcext:value="=100" calcext:base-cell-address="City.BV12"/>
            <calcext:condition calcext:apply-style-name="Excel_CondFormat_1_1_7" calcext:value="&gt;101" calcext:base-cell-address="City.BV12"/>
            <calcext:condition calcext:apply-style-name="Trees" calcext:value="=6" calcext:base-cell-address="City.BV12"/>
            <calcext:condition calcext:apply-style-name="Trees1" calcext:value="=5" calcext:base-cell-address="City.BV12"/>
            <calcext:condition calcext:apply-style-name="Yellow Flower" calcext:value="=11" calcext:base-cell-address="City.BV12"/>
            <calcext:condition calcext:apply-style-name="Blue Flower" calcext:value="=12" calcext:base-cell-address="City.BV12"/>
            <calcext:condition calcext:apply-style-name="Pink Flowers" calcext:value="=13" calcext:base-cell-address="City.BV12"/>
          </calcext:conditional-format>
          <calcext:conditional-format calcext:target-range-address="City.BW12:City.BW12">
            <calcext:condition calcext:apply-style-name="Open Space" calcext:value="=0" calcext:base-cell-address="City.BW12"/>
            <calcext:condition calcext:apply-style-name="Excel_CondFormat_1_1_2" calcext:value="=1" calcext:base-cell-address="City.BW12"/>
            <calcext:condition calcext:apply-style-name="Excel_CondFormat_1_1_3" calcext:value="=2" calcext:base-cell-address="City.BW12"/>
            <calcext:condition calcext:apply-style-name="Excel_CondFormat_1_1_4" calcext:value="=3" calcext:base-cell-address="City.BW12"/>
            <calcext:condition calcext:apply-style-name="Excel_CondFormat_1_1_5" calcext:value="=4" calcext:base-cell-address="City.BW12"/>
            <calcext:condition calcext:apply-style-name="Excel_CondFormat_1_1_6" calcext:value="=100" calcext:base-cell-address="City.BW12"/>
            <calcext:condition calcext:apply-style-name="Excel_CondFormat_1_1_7" calcext:value="&gt;101" calcext:base-cell-address="City.BW12"/>
            <calcext:condition calcext:apply-style-name="Trees" calcext:value="=6" calcext:base-cell-address="City.BW12"/>
            <calcext:condition calcext:apply-style-name="Trees1" calcext:value="=5" calcext:base-cell-address="City.BW12"/>
            <calcext:condition calcext:apply-style-name="Yellow Flower" calcext:value="=11" calcext:base-cell-address="City.BW12"/>
            <calcext:condition calcext:apply-style-name="Blue Flower" calcext:value="=12" calcext:base-cell-address="City.BW12"/>
            <calcext:condition calcext:apply-style-name="Pink Flowers" calcext:value="=13" calcext:base-cell-address="City.BW12"/>
          </calcext:conditional-format>
          <calcext:conditional-format calcext:target-range-address="City.BT13:City.BT13">
            <calcext:condition calcext:apply-style-name="Open Space" calcext:value="=0" calcext:base-cell-address="City.BT13"/>
            <calcext:condition calcext:apply-style-name="Excel_CondFormat_1_1_2" calcext:value="=1" calcext:base-cell-address="City.BT13"/>
            <calcext:condition calcext:apply-style-name="Excel_CondFormat_1_1_3" calcext:value="=2" calcext:base-cell-address="City.BT13"/>
            <calcext:condition calcext:apply-style-name="Excel_CondFormat_1_1_4" calcext:value="=3" calcext:base-cell-address="City.BT13"/>
            <calcext:condition calcext:apply-style-name="Excel_CondFormat_1_1_5" calcext:value="=4" calcext:base-cell-address="City.BT13"/>
            <calcext:condition calcext:apply-style-name="Excel_CondFormat_1_1_6" calcext:value="=100" calcext:base-cell-address="City.BT13"/>
            <calcext:condition calcext:apply-style-name="Excel_CondFormat_1_1_7" calcext:value="&gt;101" calcext:base-cell-address="City.BT13"/>
            <calcext:condition calcext:apply-style-name="Trees" calcext:value="=6" calcext:base-cell-address="City.BT13"/>
            <calcext:condition calcext:apply-style-name="Trees1" calcext:value="=5" calcext:base-cell-address="City.BT13"/>
            <calcext:condition calcext:apply-style-name="Yellow Flower" calcext:value="=11" calcext:base-cell-address="City.BT13"/>
            <calcext:condition calcext:apply-style-name="Blue Flower" calcext:value="=12" calcext:base-cell-address="City.BT13"/>
            <calcext:condition calcext:apply-style-name="Pink Flowers" calcext:value="=13" calcext:base-cell-address="City.BT13"/>
          </calcext:conditional-format>
          <calcext:conditional-format calcext:target-range-address="City.BU13:City.BU13">
            <calcext:condition calcext:apply-style-name="Open Space" calcext:value="=0" calcext:base-cell-address="City.BU13"/>
            <calcext:condition calcext:apply-style-name="Excel_CondFormat_1_1_2" calcext:value="=1" calcext:base-cell-address="City.BU13"/>
            <calcext:condition calcext:apply-style-name="Excel_CondFormat_1_1_3" calcext:value="=2" calcext:base-cell-address="City.BU13"/>
            <calcext:condition calcext:apply-style-name="Excel_CondFormat_1_1_4" calcext:value="=3" calcext:base-cell-address="City.BU13"/>
            <calcext:condition calcext:apply-style-name="Excel_CondFormat_1_1_5" calcext:value="=4" calcext:base-cell-address="City.BU13"/>
            <calcext:condition calcext:apply-style-name="Excel_CondFormat_1_1_6" calcext:value="=100" calcext:base-cell-address="City.BU13"/>
            <calcext:condition calcext:apply-style-name="Excel_CondFormat_1_1_7" calcext:value="&gt;101" calcext:base-cell-address="City.BU13"/>
            <calcext:condition calcext:apply-style-name="Trees" calcext:value="=6" calcext:base-cell-address="City.BU13"/>
            <calcext:condition calcext:apply-style-name="Trees1" calcext:value="=5" calcext:base-cell-address="City.BU13"/>
            <calcext:condition calcext:apply-style-name="Yellow Flower" calcext:value="=11" calcext:base-cell-address="City.BU13"/>
            <calcext:condition calcext:apply-style-name="Blue Flower" calcext:value="=12" calcext:base-cell-address="City.BU13"/>
            <calcext:condition calcext:apply-style-name="Pink Flowers" calcext:value="=13" calcext:base-cell-address="City.BU13"/>
          </calcext:conditional-format>
          <calcext:conditional-format calcext:target-range-address="City.BV13:City.BV13">
            <calcext:condition calcext:apply-style-name="Open Space" calcext:value="=0" calcext:base-cell-address="City.BV13"/>
            <calcext:condition calcext:apply-style-name="Excel_CondFormat_1_1_2" calcext:value="=1" calcext:base-cell-address="City.BV13"/>
            <calcext:condition calcext:apply-style-name="Excel_CondFormat_1_1_3" calcext:value="=2" calcext:base-cell-address="City.BV13"/>
            <calcext:condition calcext:apply-style-name="Excel_CondFormat_1_1_4" calcext:value="=3" calcext:base-cell-address="City.BV13"/>
            <calcext:condition calcext:apply-style-name="Excel_CondFormat_1_1_5" calcext:value="=4" calcext:base-cell-address="City.BV13"/>
            <calcext:condition calcext:apply-style-name="Excel_CondFormat_1_1_6" calcext:value="=100" calcext:base-cell-address="City.BV13"/>
            <calcext:condition calcext:apply-style-name="Excel_CondFormat_1_1_7" calcext:value="&gt;101" calcext:base-cell-address="City.BV13"/>
            <calcext:condition calcext:apply-style-name="Trees" calcext:value="=6" calcext:base-cell-address="City.BV13"/>
            <calcext:condition calcext:apply-style-name="Trees1" calcext:value="=5" calcext:base-cell-address="City.BV13"/>
            <calcext:condition calcext:apply-style-name="Yellow Flower" calcext:value="=11" calcext:base-cell-address="City.BV13"/>
            <calcext:condition calcext:apply-style-name="Blue Flower" calcext:value="=12" calcext:base-cell-address="City.BV13"/>
            <calcext:condition calcext:apply-style-name="Pink Flowers" calcext:value="=13" calcext:base-cell-address="City.BV13"/>
          </calcext:conditional-format>
          <calcext:conditional-format calcext:target-range-address="City.BW13:City.BW13">
            <calcext:condition calcext:apply-style-name="Open Space" calcext:value="=0" calcext:base-cell-address="City.BW13"/>
            <calcext:condition calcext:apply-style-name="Excel_CondFormat_1_1_2" calcext:value="=1" calcext:base-cell-address="City.BW13"/>
            <calcext:condition calcext:apply-style-name="Excel_CondFormat_1_1_3" calcext:value="=2" calcext:base-cell-address="City.BW13"/>
            <calcext:condition calcext:apply-style-name="Excel_CondFormat_1_1_4" calcext:value="=3" calcext:base-cell-address="City.BW13"/>
            <calcext:condition calcext:apply-style-name="Excel_CondFormat_1_1_5" calcext:value="=4" calcext:base-cell-address="City.BW13"/>
            <calcext:condition calcext:apply-style-name="Excel_CondFormat_1_1_6" calcext:value="=100" calcext:base-cell-address="City.BW13"/>
            <calcext:condition calcext:apply-style-name="Excel_CondFormat_1_1_7" calcext:value="&gt;101" calcext:base-cell-address="City.BW13"/>
            <calcext:condition calcext:apply-style-name="Trees" calcext:value="=6" calcext:base-cell-address="City.BW13"/>
            <calcext:condition calcext:apply-style-name="Trees1" calcext:value="=5" calcext:base-cell-address="City.BW13"/>
            <calcext:condition calcext:apply-style-name="Yellow Flower" calcext:value="=11" calcext:base-cell-address="City.BW13"/>
            <calcext:condition calcext:apply-style-name="Blue Flower" calcext:value="=12" calcext:base-cell-address="City.BW13"/>
            <calcext:condition calcext:apply-style-name="Pink Flowers" calcext:value="=13" calcext:base-cell-address="City.BW13"/>
          </calcext:conditional-format>
          <calcext:conditional-format calcext:target-range-address="City.BT14:City.BT14">
            <calcext:condition calcext:apply-style-name="Open Space" calcext:value="=0" calcext:base-cell-address="City.BT14"/>
            <calcext:condition calcext:apply-style-name="Excel_CondFormat_1_1_2" calcext:value="=1" calcext:base-cell-address="City.BT14"/>
            <calcext:condition calcext:apply-style-name="Excel_CondFormat_1_1_3" calcext:value="=2" calcext:base-cell-address="City.BT14"/>
            <calcext:condition calcext:apply-style-name="Excel_CondFormat_1_1_4" calcext:value="=3" calcext:base-cell-address="City.BT14"/>
            <calcext:condition calcext:apply-style-name="Excel_CondFormat_1_1_5" calcext:value="=4" calcext:base-cell-address="City.BT14"/>
            <calcext:condition calcext:apply-style-name="Excel_CondFormat_1_1_6" calcext:value="=100" calcext:base-cell-address="City.BT14"/>
            <calcext:condition calcext:apply-style-name="Excel_CondFormat_1_1_7" calcext:value="&gt;101" calcext:base-cell-address="City.BT14"/>
            <calcext:condition calcext:apply-style-name="Trees" calcext:value="=6" calcext:base-cell-address="City.BT14"/>
            <calcext:condition calcext:apply-style-name="Trees1" calcext:value="=5" calcext:base-cell-address="City.BT14"/>
            <calcext:condition calcext:apply-style-name="Yellow Flower" calcext:value="=11" calcext:base-cell-address="City.BT14"/>
            <calcext:condition calcext:apply-style-name="Blue Flower" calcext:value="=12" calcext:base-cell-address="City.BT14"/>
            <calcext:condition calcext:apply-style-name="Pink Flowers" calcext:value="=13" calcext:base-cell-address="City.BT14"/>
          </calcext:conditional-format>
          <calcext:conditional-format calcext:target-range-address="City.BU14:City.BU14">
            <calcext:condition calcext:apply-style-name="Open Space" calcext:value="=0" calcext:base-cell-address="City.BU14"/>
            <calcext:condition calcext:apply-style-name="Excel_CondFormat_1_1_2" calcext:value="=1" calcext:base-cell-address="City.BU14"/>
            <calcext:condition calcext:apply-style-name="Excel_CondFormat_1_1_3" calcext:value="=2" calcext:base-cell-address="City.BU14"/>
            <calcext:condition calcext:apply-style-name="Excel_CondFormat_1_1_4" calcext:value="=3" calcext:base-cell-address="City.BU14"/>
            <calcext:condition calcext:apply-style-name="Excel_CondFormat_1_1_5" calcext:value="=4" calcext:base-cell-address="City.BU14"/>
            <calcext:condition calcext:apply-style-name="Excel_CondFormat_1_1_6" calcext:value="=100" calcext:base-cell-address="City.BU14"/>
            <calcext:condition calcext:apply-style-name="Excel_CondFormat_1_1_7" calcext:value="&gt;101" calcext:base-cell-address="City.BU14"/>
            <calcext:condition calcext:apply-style-name="Trees" calcext:value="=6" calcext:base-cell-address="City.BU14"/>
            <calcext:condition calcext:apply-style-name="Trees1" calcext:value="=5" calcext:base-cell-address="City.BU14"/>
            <calcext:condition calcext:apply-style-name="Yellow Flower" calcext:value="=11" calcext:base-cell-address="City.BU14"/>
            <calcext:condition calcext:apply-style-name="Blue Flower" calcext:value="=12" calcext:base-cell-address="City.BU14"/>
            <calcext:condition calcext:apply-style-name="Pink Flowers" calcext:value="=13" calcext:base-cell-address="City.BU14"/>
          </calcext:conditional-format>
          <calcext:conditional-format calcext:target-range-address="City.BV14:City.BV14">
            <calcext:condition calcext:apply-style-name="Open Space" calcext:value="=0" calcext:base-cell-address="City.BV14"/>
            <calcext:condition calcext:apply-style-name="Excel_CondFormat_1_1_2" calcext:value="=1" calcext:base-cell-address="City.BV14"/>
            <calcext:condition calcext:apply-style-name="Excel_CondFormat_1_1_3" calcext:value="=2" calcext:base-cell-address="City.BV14"/>
            <calcext:condition calcext:apply-style-name="Excel_CondFormat_1_1_4" calcext:value="=3" calcext:base-cell-address="City.BV14"/>
            <calcext:condition calcext:apply-style-name="Excel_CondFormat_1_1_5" calcext:value="=4" calcext:base-cell-address="City.BV14"/>
            <calcext:condition calcext:apply-style-name="Excel_CondFormat_1_1_6" calcext:value="=100" calcext:base-cell-address="City.BV14"/>
            <calcext:condition calcext:apply-style-name="Excel_CondFormat_1_1_7" calcext:value="&gt;101" calcext:base-cell-address="City.BV14"/>
            <calcext:condition calcext:apply-style-name="Trees" calcext:value="=6" calcext:base-cell-address="City.BV14"/>
            <calcext:condition calcext:apply-style-name="Trees1" calcext:value="=5" calcext:base-cell-address="City.BV14"/>
            <calcext:condition calcext:apply-style-name="Yellow Flower" calcext:value="=11" calcext:base-cell-address="City.BV14"/>
            <calcext:condition calcext:apply-style-name="Blue Flower" calcext:value="=12" calcext:base-cell-address="City.BV14"/>
            <calcext:condition calcext:apply-style-name="Pink Flowers" calcext:value="=13" calcext:base-cell-address="City.BV14"/>
          </calcext:conditional-format>
          <calcext:conditional-format calcext:target-range-address="City.BW14:City.BW14">
            <calcext:condition calcext:apply-style-name="Open Space" calcext:value="=0" calcext:base-cell-address="City.BW14"/>
            <calcext:condition calcext:apply-style-name="Excel_CondFormat_1_1_2" calcext:value="=1" calcext:base-cell-address="City.BW14"/>
            <calcext:condition calcext:apply-style-name="Excel_CondFormat_1_1_3" calcext:value="=2" calcext:base-cell-address="City.BW14"/>
            <calcext:condition calcext:apply-style-name="Excel_CondFormat_1_1_4" calcext:value="=3" calcext:base-cell-address="City.BW14"/>
            <calcext:condition calcext:apply-style-name="Excel_CondFormat_1_1_5" calcext:value="=4" calcext:base-cell-address="City.BW14"/>
            <calcext:condition calcext:apply-style-name="Excel_CondFormat_1_1_6" calcext:value="=100" calcext:base-cell-address="City.BW14"/>
            <calcext:condition calcext:apply-style-name="Excel_CondFormat_1_1_7" calcext:value="&gt;101" calcext:base-cell-address="City.BW14"/>
            <calcext:condition calcext:apply-style-name="Trees" calcext:value="=6" calcext:base-cell-address="City.BW14"/>
            <calcext:condition calcext:apply-style-name="Trees1" calcext:value="=5" calcext:base-cell-address="City.BW14"/>
            <calcext:condition calcext:apply-style-name="Yellow Flower" calcext:value="=11" calcext:base-cell-address="City.BW14"/>
            <calcext:condition calcext:apply-style-name="Blue Flower" calcext:value="=12" calcext:base-cell-address="City.BW14"/>
            <calcext:condition calcext:apply-style-name="Pink Flowers" calcext:value="=13" calcext:base-cell-address="City.BW14"/>
          </calcext:conditional-format>
          <calcext:conditional-format calcext:target-range-address="City.BT15:City.BT15">
            <calcext:condition calcext:apply-style-name="Open Space" calcext:value="=0" calcext:base-cell-address="City.BT15"/>
            <calcext:condition calcext:apply-style-name="Excel_CondFormat_1_1_2" calcext:value="=1" calcext:base-cell-address="City.BT15"/>
            <calcext:condition calcext:apply-style-name="Excel_CondFormat_1_1_3" calcext:value="=2" calcext:base-cell-address="City.BT15"/>
            <calcext:condition calcext:apply-style-name="Excel_CondFormat_1_1_4" calcext:value="=3" calcext:base-cell-address="City.BT15"/>
            <calcext:condition calcext:apply-style-name="Excel_CondFormat_1_1_5" calcext:value="=4" calcext:base-cell-address="City.BT15"/>
            <calcext:condition calcext:apply-style-name="Excel_CondFormat_1_1_6" calcext:value="=100" calcext:base-cell-address="City.BT15"/>
            <calcext:condition calcext:apply-style-name="Excel_CondFormat_1_1_7" calcext:value="&gt;101" calcext:base-cell-address="City.BT15"/>
            <calcext:condition calcext:apply-style-name="Trees" calcext:value="=6" calcext:base-cell-address="City.BT15"/>
            <calcext:condition calcext:apply-style-name="Trees1" calcext:value="=5" calcext:base-cell-address="City.BT15"/>
            <calcext:condition calcext:apply-style-name="Yellow Flower" calcext:value="=11" calcext:base-cell-address="City.BT15"/>
            <calcext:condition calcext:apply-style-name="Blue Flower" calcext:value="=12" calcext:base-cell-address="City.BT15"/>
            <calcext:condition calcext:apply-style-name="Pink Flowers" calcext:value="=13" calcext:base-cell-address="City.BT15"/>
          </calcext:conditional-format>
          <calcext:conditional-format calcext:target-range-address="City.BU15:City.BU15">
            <calcext:condition calcext:apply-style-name="Open Space" calcext:value="=0" calcext:base-cell-address="City.BU15"/>
            <calcext:condition calcext:apply-style-name="Excel_CondFormat_1_1_2" calcext:value="=1" calcext:base-cell-address="City.BU15"/>
            <calcext:condition calcext:apply-style-name="Excel_CondFormat_1_1_3" calcext:value="=2" calcext:base-cell-address="City.BU15"/>
            <calcext:condition calcext:apply-style-name="Excel_CondFormat_1_1_4" calcext:value="=3" calcext:base-cell-address="City.BU15"/>
            <calcext:condition calcext:apply-style-name="Excel_CondFormat_1_1_5" calcext:value="=4" calcext:base-cell-address="City.BU15"/>
            <calcext:condition calcext:apply-style-name="Excel_CondFormat_1_1_6" calcext:value="=100" calcext:base-cell-address="City.BU15"/>
            <calcext:condition calcext:apply-style-name="Excel_CondFormat_1_1_7" calcext:value="&gt;101" calcext:base-cell-address="City.BU15"/>
            <calcext:condition calcext:apply-style-name="Trees" calcext:value="=6" calcext:base-cell-address="City.BU15"/>
            <calcext:condition calcext:apply-style-name="Trees1" calcext:value="=5" calcext:base-cell-address="City.BU15"/>
            <calcext:condition calcext:apply-style-name="Yellow Flower" calcext:value="=11" calcext:base-cell-address="City.BU15"/>
            <calcext:condition calcext:apply-style-name="Blue Flower" calcext:value="=12" calcext:base-cell-address="City.BU15"/>
            <calcext:condition calcext:apply-style-name="Pink Flowers" calcext:value="=13" calcext:base-cell-address="City.BU15"/>
          </calcext:conditional-format>
          <calcext:conditional-format calcext:target-range-address="City.BV15:City.BV15">
            <calcext:condition calcext:apply-style-name="Open Space" calcext:value="=0" calcext:base-cell-address="City.BV15"/>
            <calcext:condition calcext:apply-style-name="Excel_CondFormat_1_1_2" calcext:value="=1" calcext:base-cell-address="City.BV15"/>
            <calcext:condition calcext:apply-style-name="Excel_CondFormat_1_1_3" calcext:value="=2" calcext:base-cell-address="City.BV15"/>
            <calcext:condition calcext:apply-style-name="Excel_CondFormat_1_1_4" calcext:value="=3" calcext:base-cell-address="City.BV15"/>
            <calcext:condition calcext:apply-style-name="Excel_CondFormat_1_1_5" calcext:value="=4" calcext:base-cell-address="City.BV15"/>
            <calcext:condition calcext:apply-style-name="Excel_CondFormat_1_1_6" calcext:value="=100" calcext:base-cell-address="City.BV15"/>
            <calcext:condition calcext:apply-style-name="Excel_CondFormat_1_1_7" calcext:value="&gt;101" calcext:base-cell-address="City.BV15"/>
            <calcext:condition calcext:apply-style-name="Trees" calcext:value="=6" calcext:base-cell-address="City.BV15"/>
            <calcext:condition calcext:apply-style-name="Trees1" calcext:value="=5" calcext:base-cell-address="City.BV15"/>
            <calcext:condition calcext:apply-style-name="Yellow Flower" calcext:value="=11" calcext:base-cell-address="City.BV15"/>
            <calcext:condition calcext:apply-style-name="Blue Flower" calcext:value="=12" calcext:base-cell-address="City.BV15"/>
            <calcext:condition calcext:apply-style-name="Pink Flowers" calcext:value="=13" calcext:base-cell-address="City.BV15"/>
          </calcext:conditional-format>
          <calcext:conditional-format calcext:target-range-address="City.BW15:City.BW15">
            <calcext:condition calcext:apply-style-name="Open Space" calcext:value="=0" calcext:base-cell-address="City.BW15"/>
            <calcext:condition calcext:apply-style-name="Excel_CondFormat_1_1_2" calcext:value="=1" calcext:base-cell-address="City.BW15"/>
            <calcext:condition calcext:apply-style-name="Excel_CondFormat_1_1_3" calcext:value="=2" calcext:base-cell-address="City.BW15"/>
            <calcext:condition calcext:apply-style-name="Excel_CondFormat_1_1_4" calcext:value="=3" calcext:base-cell-address="City.BW15"/>
            <calcext:condition calcext:apply-style-name="Excel_CondFormat_1_1_5" calcext:value="=4" calcext:base-cell-address="City.BW15"/>
            <calcext:condition calcext:apply-style-name="Excel_CondFormat_1_1_6" calcext:value="=100" calcext:base-cell-address="City.BW15"/>
            <calcext:condition calcext:apply-style-name="Excel_CondFormat_1_1_7" calcext:value="&gt;101" calcext:base-cell-address="City.BW15"/>
            <calcext:condition calcext:apply-style-name="Trees" calcext:value="=6" calcext:base-cell-address="City.BW15"/>
            <calcext:condition calcext:apply-style-name="Trees1" calcext:value="=5" calcext:base-cell-address="City.BW15"/>
            <calcext:condition calcext:apply-style-name="Yellow Flower" calcext:value="=11" calcext:base-cell-address="City.BW15"/>
            <calcext:condition calcext:apply-style-name="Blue Flower" calcext:value="=12" calcext:base-cell-address="City.BW15"/>
            <calcext:condition calcext:apply-style-name="Pink Flowers" calcext:value="=13" calcext:base-cell-address="City.BW15"/>
          </calcext:conditional-format>
          <calcext:conditional-format calcext:target-range-address="City.E7:City.N17">
            <calcext:condition calcext:apply-style-name="Open Space" calcext:value="=0" calcext:base-cell-address="City.E7"/>
            <calcext:condition calcext:apply-style-name="Excel_CondFormat_1_1_2" calcext:value="=1" calcext:base-cell-address="City.E7"/>
            <calcext:condition calcext:apply-style-name="Excel_CondFormat_1_1_3" calcext:value="=2" calcext:base-cell-address="City.E7"/>
            <calcext:condition calcext:apply-style-name="Excel_CondFormat_1_1_4" calcext:value="=3" calcext:base-cell-address="City.E7"/>
            <calcext:condition calcext:apply-style-name="Excel_CondFormat_1_1_5" calcext:value="=4" calcext:base-cell-address="City.E7"/>
            <calcext:condition calcext:apply-style-name="Excel_CondFormat_1_1_6" calcext:value="=100" calcext:base-cell-address="City.E7"/>
            <calcext:condition calcext:apply-style-name="Excel_CondFormat_1_1_7" calcext:value="&gt;101" calcext:base-cell-address="City.E7"/>
            <calcext:condition calcext:apply-style-name="Trees" calcext:value="=6" calcext:base-cell-address="City.E7"/>
            <calcext:condition calcext:apply-style-name="Trees1" calcext:value="=5" calcext:base-cell-address="City.E7"/>
            <calcext:condition calcext:apply-style-name="Yellow Flower" calcext:value="=11" calcext:base-cell-address="City.E7"/>
            <calcext:condition calcext:apply-style-name="Blue Flower" calcext:value="=12" calcext:base-cell-address="City.E7"/>
            <calcext:condition calcext:apply-style-name="Pink Flowers" calcext:value="=13" calcext:base-cell-address="City.E7"/>
          </calcext:conditional-format>
          <calcext:conditional-format calcext:target-range-address="City.B7:City.C9">
            <calcext:condition calcext:apply-style-name="Open Space" calcext:value="=0" calcext:base-cell-address="City.B7"/>
            <calcext:condition calcext:apply-style-name="Excel_CondFormat_1_1_2" calcext:value="=1" calcext:base-cell-address="City.B7"/>
            <calcext:condition calcext:apply-style-name="Excel_CondFormat_1_1_3" calcext:value="=2" calcext:base-cell-address="City.B7"/>
            <calcext:condition calcext:apply-style-name="Excel_CondFormat_1_1_4" calcext:value="=3" calcext:base-cell-address="City.B7"/>
            <calcext:condition calcext:apply-style-name="Excel_CondFormat_1_1_5" calcext:value="=4" calcext:base-cell-address="City.B7"/>
            <calcext:condition calcext:apply-style-name="Excel_CondFormat_1_1_6" calcext:value="=100" calcext:base-cell-address="City.B7"/>
            <calcext:condition calcext:apply-style-name="Excel_CondFormat_1_1_7" calcext:value="&gt;101" calcext:base-cell-address="City.B7"/>
            <calcext:condition calcext:apply-style-name="Trees" calcext:value="=6" calcext:base-cell-address="City.B7"/>
            <calcext:condition calcext:apply-style-name="Trees1" calcext:value="=5" calcext:base-cell-address="City.B7"/>
            <calcext:condition calcext:apply-style-name="Yellow Flower" calcext:value="=11" calcext:base-cell-address="City.B7"/>
            <calcext:condition calcext:apply-style-name="Blue Flower" calcext:value="=12" calcext:base-cell-address="City.B7"/>
            <calcext:condition calcext:apply-style-name="Pink Flowers" calcext:value="=13" calcext:base-cell-address="City.B7"/>
          </calcext:conditional-format>
          <calcext:conditional-format calcext:target-range-address="City.B10:City.C12">
            <calcext:condition calcext:apply-style-name="Open Space" calcext:value="=0" calcext:base-cell-address="City.B10"/>
            <calcext:condition calcext:apply-style-name="Excel_CondFormat_1_1_2" calcext:value="=1" calcext:base-cell-address="City.B10"/>
            <calcext:condition calcext:apply-style-name="Excel_CondFormat_1_1_3" calcext:value="=2" calcext:base-cell-address="City.B10"/>
            <calcext:condition calcext:apply-style-name="Excel_CondFormat_1_1_4" calcext:value="=3" calcext:base-cell-address="City.B10"/>
            <calcext:condition calcext:apply-style-name="Excel_CondFormat_1_1_5" calcext:value="=4" calcext:base-cell-address="City.B10"/>
            <calcext:condition calcext:apply-style-name="Excel_CondFormat_1_1_6" calcext:value="=100" calcext:base-cell-address="City.B10"/>
            <calcext:condition calcext:apply-style-name="Excel_CondFormat_1_1_7" calcext:value="&gt;101" calcext:base-cell-address="City.B10"/>
            <calcext:condition calcext:apply-style-name="Trees" calcext:value="=6" calcext:base-cell-address="City.B10"/>
            <calcext:condition calcext:apply-style-name="Trees1" calcext:value="=5" calcext:base-cell-address="City.B10"/>
            <calcext:condition calcext:apply-style-name="Yellow Flower" calcext:value="=11" calcext:base-cell-address="City.B10"/>
            <calcext:condition calcext:apply-style-name="Blue Flower" calcext:value="=12" calcext:base-cell-address="City.B10"/>
            <calcext:condition calcext:apply-style-name="Pink Flowers" calcext:value="=13" calcext:base-cell-address="City.B10"/>
          </calcext:conditional-format>
          <calcext:conditional-format calcext:target-range-address="City.B13:City.C15">
            <calcext:condition calcext:apply-style-name="Open Space" calcext:value="=0" calcext:base-cell-address="City.B13"/>
            <calcext:condition calcext:apply-style-name="Excel_CondFormat_1_1_2" calcext:value="=1" calcext:base-cell-address="City.B13"/>
            <calcext:condition calcext:apply-style-name="Excel_CondFormat_1_1_3" calcext:value="=2" calcext:base-cell-address="City.B13"/>
            <calcext:condition calcext:apply-style-name="Excel_CondFormat_1_1_4" calcext:value="=3" calcext:base-cell-address="City.B13"/>
            <calcext:condition calcext:apply-style-name="Excel_CondFormat_1_1_5" calcext:value="=4" calcext:base-cell-address="City.B13"/>
            <calcext:condition calcext:apply-style-name="Excel_CondFormat_1_1_6" calcext:value="=100" calcext:base-cell-address="City.B13"/>
            <calcext:condition calcext:apply-style-name="Excel_CondFormat_1_1_7" calcext:value="&gt;101" calcext:base-cell-address="City.B13"/>
            <calcext:condition calcext:apply-style-name="Trees" calcext:value="=6" calcext:base-cell-address="City.B13"/>
            <calcext:condition calcext:apply-style-name="Trees1" calcext:value="=5" calcext:base-cell-address="City.B13"/>
            <calcext:condition calcext:apply-style-name="Yellow Flower" calcext:value="=11" calcext:base-cell-address="City.B13"/>
            <calcext:condition calcext:apply-style-name="Blue Flower" calcext:value="=12" calcext:base-cell-address="City.B13"/>
            <calcext:condition calcext:apply-style-name="Pink Flowers" calcext:value="=13" calcext:base-cell-address="City.B13"/>
          </calcext:conditional-format>
          <calcext:conditional-format calcext:target-range-address="City.B16:City.C18">
            <calcext:condition calcext:apply-style-name="Open Space" calcext:value="=0" calcext:base-cell-address="City.B16"/>
            <calcext:condition calcext:apply-style-name="Excel_CondFormat_1_1_2" calcext:value="=1" calcext:base-cell-address="City.B16"/>
            <calcext:condition calcext:apply-style-name="Excel_CondFormat_1_1_3" calcext:value="=2" calcext:base-cell-address="City.B16"/>
            <calcext:condition calcext:apply-style-name="Excel_CondFormat_1_1_4" calcext:value="=3" calcext:base-cell-address="City.B16"/>
            <calcext:condition calcext:apply-style-name="Excel_CondFormat_1_1_5" calcext:value="=4" calcext:base-cell-address="City.B16"/>
            <calcext:condition calcext:apply-style-name="Excel_CondFormat_1_1_6" calcext:value="=100" calcext:base-cell-address="City.B16"/>
            <calcext:condition calcext:apply-style-name="Excel_CondFormat_1_1_7" calcext:value="&gt;101" calcext:base-cell-address="City.B16"/>
            <calcext:condition calcext:apply-style-name="Trees" calcext:value="=6" calcext:base-cell-address="City.B16"/>
            <calcext:condition calcext:apply-style-name="Trees1" calcext:value="=5" calcext:base-cell-address="City.B16"/>
            <calcext:condition calcext:apply-style-name="Yellow Flower" calcext:value="=11" calcext:base-cell-address="City.B16"/>
            <calcext:condition calcext:apply-style-name="Blue Flower" calcext:value="=12" calcext:base-cell-address="City.B16"/>
            <calcext:condition calcext:apply-style-name="Pink Flowers" calcext:value="=13" calcext:base-cell-address="City.B16"/>
          </calcext:conditional-format>
          <calcext:conditional-format calcext:target-range-address="City.B19:City.C21">
            <calcext:condition calcext:apply-style-name="Open Space" calcext:value="=0" calcext:base-cell-address="City.B19"/>
            <calcext:condition calcext:apply-style-name="Excel_CondFormat_1_1_2" calcext:value="=1" calcext:base-cell-address="City.B19"/>
            <calcext:condition calcext:apply-style-name="Excel_CondFormat_1_1_3" calcext:value="=2" calcext:base-cell-address="City.B19"/>
            <calcext:condition calcext:apply-style-name="Excel_CondFormat_1_1_4" calcext:value="=3" calcext:base-cell-address="City.B19"/>
            <calcext:condition calcext:apply-style-name="Excel_CondFormat_1_1_5" calcext:value="=4" calcext:base-cell-address="City.B19"/>
            <calcext:condition calcext:apply-style-name="Excel_CondFormat_1_1_6" calcext:value="=100" calcext:base-cell-address="City.B19"/>
            <calcext:condition calcext:apply-style-name="Excel_CondFormat_1_1_7" calcext:value="&gt;101" calcext:base-cell-address="City.B19"/>
            <calcext:condition calcext:apply-style-name="Trees" calcext:value="=6" calcext:base-cell-address="City.B19"/>
            <calcext:condition calcext:apply-style-name="Trees1" calcext:value="=5" calcext:base-cell-address="City.B19"/>
            <calcext:condition calcext:apply-style-name="Yellow Flower" calcext:value="=11" calcext:base-cell-address="City.B19"/>
            <calcext:condition calcext:apply-style-name="Blue Flower" calcext:value="=12" calcext:base-cell-address="City.B19"/>
            <calcext:condition calcext:apply-style-name="Pink Flowers" calcext:value="=13" calcext:base-cell-address="City.B19"/>
          </calcext:conditional-format>
          <calcext:conditional-format calcext:target-range-address="City.B22:City.C24">
            <calcext:condition calcext:apply-style-name="Open Space" calcext:value="=0" calcext:base-cell-address="City.B22"/>
            <calcext:condition calcext:apply-style-name="Excel_CondFormat_1_1_2" calcext:value="=1" calcext:base-cell-address="City.B22"/>
            <calcext:condition calcext:apply-style-name="Excel_CondFormat_1_1_3" calcext:value="=2" calcext:base-cell-address="City.B22"/>
            <calcext:condition calcext:apply-style-name="Excel_CondFormat_1_1_4" calcext:value="=3" calcext:base-cell-address="City.B22"/>
            <calcext:condition calcext:apply-style-name="Excel_CondFormat_1_1_5" calcext:value="=4" calcext:base-cell-address="City.B22"/>
            <calcext:condition calcext:apply-style-name="Excel_CondFormat_1_1_6" calcext:value="=100" calcext:base-cell-address="City.B22"/>
            <calcext:condition calcext:apply-style-name="Excel_CondFormat_1_1_7" calcext:value="&gt;101" calcext:base-cell-address="City.B22"/>
            <calcext:condition calcext:apply-style-name="Trees" calcext:value="=6" calcext:base-cell-address="City.B22"/>
            <calcext:condition calcext:apply-style-name="Trees1" calcext:value="=5" calcext:base-cell-address="City.B22"/>
            <calcext:condition calcext:apply-style-name="Yellow Flower" calcext:value="=11" calcext:base-cell-address="City.B22"/>
            <calcext:condition calcext:apply-style-name="Blue Flower" calcext:value="=12" calcext:base-cell-address="City.B22"/>
            <calcext:condition calcext:apply-style-name="Pink Flowers" calcext:value="=13" calcext:base-cell-address="City.B22"/>
          </calcext:conditional-format>
          <calcext:conditional-format calcext:target-range-address="City.B25:City.C27">
            <calcext:condition calcext:apply-style-name="Open Space" calcext:value="=0" calcext:base-cell-address="City.B25"/>
            <calcext:condition calcext:apply-style-name="Excel_CondFormat_1_1_2" calcext:value="=1" calcext:base-cell-address="City.B25"/>
            <calcext:condition calcext:apply-style-name="Excel_CondFormat_1_1_3" calcext:value="=2" calcext:base-cell-address="City.B25"/>
            <calcext:condition calcext:apply-style-name="Excel_CondFormat_1_1_4" calcext:value="=3" calcext:base-cell-address="City.B25"/>
            <calcext:condition calcext:apply-style-name="Excel_CondFormat_1_1_5" calcext:value="=4" calcext:base-cell-address="City.B25"/>
            <calcext:condition calcext:apply-style-name="Excel_CondFormat_1_1_6" calcext:value="=100" calcext:base-cell-address="City.B25"/>
            <calcext:condition calcext:apply-style-name="Excel_CondFormat_1_1_7" calcext:value="&gt;101" calcext:base-cell-address="City.B25"/>
            <calcext:condition calcext:apply-style-name="Trees" calcext:value="=6" calcext:base-cell-address="City.B25"/>
            <calcext:condition calcext:apply-style-name="Trees1" calcext:value="=5" calcext:base-cell-address="City.B25"/>
            <calcext:condition calcext:apply-style-name="Yellow Flower" calcext:value="=11" calcext:base-cell-address="City.B25"/>
            <calcext:condition calcext:apply-style-name="Blue Flower" calcext:value="=12" calcext:base-cell-address="City.B25"/>
            <calcext:condition calcext:apply-style-name="Pink Flowers" calcext:value="=13" calcext:base-cell-address="City.B25"/>
          </calcext:conditional-format>
          <calcext:conditional-format calcext:target-range-address="City.B28:City.C30">
            <calcext:condition calcext:apply-style-name="Open Space" calcext:value="=0" calcext:base-cell-address="City.B28"/>
            <calcext:condition calcext:apply-style-name="Excel_CondFormat_1_1_2" calcext:value="=1" calcext:base-cell-address="City.B28"/>
            <calcext:condition calcext:apply-style-name="Excel_CondFormat_1_1_3" calcext:value="=2" calcext:base-cell-address="City.B28"/>
            <calcext:condition calcext:apply-style-name="Excel_CondFormat_1_1_4" calcext:value="=3" calcext:base-cell-address="City.B28"/>
            <calcext:condition calcext:apply-style-name="Excel_CondFormat_1_1_5" calcext:value="=4" calcext:base-cell-address="City.B28"/>
            <calcext:condition calcext:apply-style-name="Excel_CondFormat_1_1_6" calcext:value="=100" calcext:base-cell-address="City.B28"/>
            <calcext:condition calcext:apply-style-name="Excel_CondFormat_1_1_7" calcext:value="&gt;101" calcext:base-cell-address="City.B28"/>
            <calcext:condition calcext:apply-style-name="Trees" calcext:value="=6" calcext:base-cell-address="City.B28"/>
            <calcext:condition calcext:apply-style-name="Trees1" calcext:value="=5" calcext:base-cell-address="City.B28"/>
            <calcext:condition calcext:apply-style-name="Yellow Flower" calcext:value="=11" calcext:base-cell-address="City.B28"/>
            <calcext:condition calcext:apply-style-name="Blue Flower" calcext:value="=12" calcext:base-cell-address="City.B28"/>
            <calcext:condition calcext:apply-style-name="Pink Flowers" calcext:value="=13" calcext:base-cell-address="City.B28"/>
          </calcext:conditional-format>
          <calcext:conditional-format calcext:target-range-address="City.B31:City.C33">
            <calcext:condition calcext:apply-style-name="Open Space" calcext:value="=0" calcext:base-cell-address="City.B31"/>
            <calcext:condition calcext:apply-style-name="Excel_CondFormat_1_1_2" calcext:value="=1" calcext:base-cell-address="City.B31"/>
            <calcext:condition calcext:apply-style-name="Excel_CondFormat_1_1_3" calcext:value="=2" calcext:base-cell-address="City.B31"/>
            <calcext:condition calcext:apply-style-name="Excel_CondFormat_1_1_4" calcext:value="=3" calcext:base-cell-address="City.B31"/>
            <calcext:condition calcext:apply-style-name="Excel_CondFormat_1_1_5" calcext:value="=4" calcext:base-cell-address="City.B31"/>
            <calcext:condition calcext:apply-style-name="Excel_CondFormat_1_1_6" calcext:value="=100" calcext:base-cell-address="City.B31"/>
            <calcext:condition calcext:apply-style-name="Excel_CondFormat_1_1_7" calcext:value="&gt;101" calcext:base-cell-address="City.B31"/>
            <calcext:condition calcext:apply-style-name="Trees" calcext:value="=6" calcext:base-cell-address="City.B31"/>
            <calcext:condition calcext:apply-style-name="Trees1" calcext:value="=5" calcext:base-cell-address="City.B31"/>
            <calcext:condition calcext:apply-style-name="Yellow Flower" calcext:value="=11" calcext:base-cell-address="City.B31"/>
            <calcext:condition calcext:apply-style-name="Blue Flower" calcext:value="=12" calcext:base-cell-address="City.B31"/>
            <calcext:condition calcext:apply-style-name="Pink Flowers" calcext:value="=13" calcext:base-cell-address="City.B31"/>
          </calcext:conditional-format>
          <calcext:conditional-format calcext:target-range-address="City.B34:City.C36">
            <calcext:condition calcext:apply-style-name="Open Space" calcext:value="=0" calcext:base-cell-address="City.B34"/>
            <calcext:condition calcext:apply-style-name="Excel_CondFormat_1_1_2" calcext:value="=1" calcext:base-cell-address="City.B34"/>
            <calcext:condition calcext:apply-style-name="Excel_CondFormat_1_1_3" calcext:value="=2" calcext:base-cell-address="City.B34"/>
            <calcext:condition calcext:apply-style-name="Excel_CondFormat_1_1_4" calcext:value="=3" calcext:base-cell-address="City.B34"/>
            <calcext:condition calcext:apply-style-name="Excel_CondFormat_1_1_5" calcext:value="=4" calcext:base-cell-address="City.B34"/>
            <calcext:condition calcext:apply-style-name="Excel_CondFormat_1_1_6" calcext:value="=100" calcext:base-cell-address="City.B34"/>
            <calcext:condition calcext:apply-style-name="Excel_CondFormat_1_1_7" calcext:value="&gt;101" calcext:base-cell-address="City.B34"/>
            <calcext:condition calcext:apply-style-name="Trees" calcext:value="=6" calcext:base-cell-address="City.B34"/>
            <calcext:condition calcext:apply-style-name="Trees1" calcext:value="=5" calcext:base-cell-address="City.B34"/>
            <calcext:condition calcext:apply-style-name="Yellow Flower" calcext:value="=11" calcext:base-cell-address="City.B34"/>
            <calcext:condition calcext:apply-style-name="Blue Flower" calcext:value="=12" calcext:base-cell-address="City.B34"/>
            <calcext:condition calcext:apply-style-name="Pink Flowers" calcext:value="=13" calcext:base-cell-address="City.B34"/>
          </calcext:conditional-format>
          <calcext:conditional-format calcext:target-range-address="City.B37:City.C38">
            <calcext:condition calcext:apply-style-name="Open Space" calcext:value="=0" calcext:base-cell-address="City.B37"/>
            <calcext:condition calcext:apply-style-name="Excel_CondFormat_1_1_2" calcext:value="=1" calcext:base-cell-address="City.B37"/>
            <calcext:condition calcext:apply-style-name="Excel_CondFormat_1_1_3" calcext:value="=2" calcext:base-cell-address="City.B37"/>
            <calcext:condition calcext:apply-style-name="Excel_CondFormat_1_1_4" calcext:value="=3" calcext:base-cell-address="City.B37"/>
            <calcext:condition calcext:apply-style-name="Excel_CondFormat_1_1_5" calcext:value="=4" calcext:base-cell-address="City.B37"/>
            <calcext:condition calcext:apply-style-name="Excel_CondFormat_1_1_6" calcext:value="=100" calcext:base-cell-address="City.B37"/>
            <calcext:condition calcext:apply-style-name="Excel_CondFormat_1_1_7" calcext:value="&gt;101" calcext:base-cell-address="City.B37"/>
            <calcext:condition calcext:apply-style-name="Trees" calcext:value="=6" calcext:base-cell-address="City.B37"/>
            <calcext:condition calcext:apply-style-name="Trees1" calcext:value="=5" calcext:base-cell-address="City.B37"/>
            <calcext:condition calcext:apply-style-name="Yellow Flower" calcext:value="=11" calcext:base-cell-address="City.B37"/>
            <calcext:condition calcext:apply-style-name="Blue Flower" calcext:value="=12" calcext:base-cell-address="City.B37"/>
            <calcext:condition calcext:apply-style-name="Pink Flowers" calcext:value="=13" calcext:base-cell-address="City.B37"/>
          </calcext:conditional-format>
          <calcext:conditional-format calcext:target-range-address="City.CT4:City.CU6">
            <calcext:condition calcext:apply-style-name="Open Space" calcext:value="=0" calcext:base-cell-address="City.CT4"/>
            <calcext:condition calcext:apply-style-name="Excel_CondFormat_1_1_2" calcext:value="=1" calcext:base-cell-address="City.CT4"/>
            <calcext:condition calcext:apply-style-name="Excel_CondFormat_1_1_3" calcext:value="=2" calcext:base-cell-address="City.CT4"/>
            <calcext:condition calcext:apply-style-name="Excel_CondFormat_1_1_4" calcext:value="=3" calcext:base-cell-address="City.CT4"/>
            <calcext:condition calcext:apply-style-name="Excel_CondFormat_1_1_5" calcext:value="=4" calcext:base-cell-address="City.CT4"/>
            <calcext:condition calcext:apply-style-name="Excel_CondFormat_1_1_6" calcext:value="=100" calcext:base-cell-address="City.CT4"/>
            <calcext:condition calcext:apply-style-name="Excel_CondFormat_1_1_7" calcext:value="&gt;101" calcext:base-cell-address="City.CT4"/>
            <calcext:condition calcext:apply-style-name="Trees" calcext:value="=6" calcext:base-cell-address="City.CT4"/>
            <calcext:condition calcext:apply-style-name="Trees1" calcext:value="=5" calcext:base-cell-address="City.CT4"/>
            <calcext:condition calcext:apply-style-name="Yellow Flower" calcext:value="=11" calcext:base-cell-address="City.CT4"/>
            <calcext:condition calcext:apply-style-name="Blue Flower" calcext:value="=12" calcext:base-cell-address="City.CT4"/>
            <calcext:condition calcext:apply-style-name="Pink Flowers" calcext:value="=13" calcext:base-cell-address="City.CT4"/>
          </calcext:conditional-format>
          <calcext:conditional-format calcext:target-range-address="City.CT7:City.CU9">
            <calcext:condition calcext:apply-style-name="Open Space" calcext:value="=0" calcext:base-cell-address="City.CT7"/>
            <calcext:condition calcext:apply-style-name="Excel_CondFormat_1_1_2" calcext:value="=1" calcext:base-cell-address="City.CT7"/>
            <calcext:condition calcext:apply-style-name="Excel_CondFormat_1_1_3" calcext:value="=2" calcext:base-cell-address="City.CT7"/>
            <calcext:condition calcext:apply-style-name="Excel_CondFormat_1_1_4" calcext:value="=3" calcext:base-cell-address="City.CT7"/>
            <calcext:condition calcext:apply-style-name="Excel_CondFormat_1_1_5" calcext:value="=4" calcext:base-cell-address="City.CT7"/>
            <calcext:condition calcext:apply-style-name="Excel_CondFormat_1_1_6" calcext:value="=100" calcext:base-cell-address="City.CT7"/>
            <calcext:condition calcext:apply-style-name="Excel_CondFormat_1_1_7" calcext:value="&gt;101" calcext:base-cell-address="City.CT7"/>
            <calcext:condition calcext:apply-style-name="Trees" calcext:value="=6" calcext:base-cell-address="City.CT7"/>
            <calcext:condition calcext:apply-style-name="Trees1" calcext:value="=5" calcext:base-cell-address="City.CT7"/>
            <calcext:condition calcext:apply-style-name="Yellow Flower" calcext:value="=11" calcext:base-cell-address="City.CT7"/>
            <calcext:condition calcext:apply-style-name="Blue Flower" calcext:value="=12" calcext:base-cell-address="City.CT7"/>
            <calcext:condition calcext:apply-style-name="Pink Flowers" calcext:value="=13" calcext:base-cell-address="City.CT7"/>
          </calcext:conditional-format>
          <calcext:conditional-format calcext:target-range-address="City.CT10:City.CU12">
            <calcext:condition calcext:apply-style-name="Open Space" calcext:value="=0" calcext:base-cell-address="City.CT10"/>
            <calcext:condition calcext:apply-style-name="Excel_CondFormat_1_1_2" calcext:value="=1" calcext:base-cell-address="City.CT10"/>
            <calcext:condition calcext:apply-style-name="Excel_CondFormat_1_1_3" calcext:value="=2" calcext:base-cell-address="City.CT10"/>
            <calcext:condition calcext:apply-style-name="Excel_CondFormat_1_1_4" calcext:value="=3" calcext:base-cell-address="City.CT10"/>
            <calcext:condition calcext:apply-style-name="Excel_CondFormat_1_1_5" calcext:value="=4" calcext:base-cell-address="City.CT10"/>
            <calcext:condition calcext:apply-style-name="Excel_CondFormat_1_1_6" calcext:value="=100" calcext:base-cell-address="City.CT10"/>
            <calcext:condition calcext:apply-style-name="Excel_CondFormat_1_1_7" calcext:value="&gt;101" calcext:base-cell-address="City.CT10"/>
            <calcext:condition calcext:apply-style-name="Trees" calcext:value="=6" calcext:base-cell-address="City.CT10"/>
            <calcext:condition calcext:apply-style-name="Trees1" calcext:value="=5" calcext:base-cell-address="City.CT10"/>
            <calcext:condition calcext:apply-style-name="Yellow Flower" calcext:value="=11" calcext:base-cell-address="City.CT10"/>
            <calcext:condition calcext:apply-style-name="Blue Flower" calcext:value="=12" calcext:base-cell-address="City.CT10"/>
            <calcext:condition calcext:apply-style-name="Pink Flowers" calcext:value="=13" calcext:base-cell-address="City.CT10"/>
          </calcext:conditional-format>
          <calcext:conditional-format calcext:target-range-address="City.CT13:City.CU15">
            <calcext:condition calcext:apply-style-name="Open Space" calcext:value="=0" calcext:base-cell-address="City.CT13"/>
            <calcext:condition calcext:apply-style-name="Excel_CondFormat_1_1_2" calcext:value="=1" calcext:base-cell-address="City.CT13"/>
            <calcext:condition calcext:apply-style-name="Excel_CondFormat_1_1_3" calcext:value="=2" calcext:base-cell-address="City.CT13"/>
            <calcext:condition calcext:apply-style-name="Excel_CondFormat_1_1_4" calcext:value="=3" calcext:base-cell-address="City.CT13"/>
            <calcext:condition calcext:apply-style-name="Excel_CondFormat_1_1_5" calcext:value="=4" calcext:base-cell-address="City.CT13"/>
            <calcext:condition calcext:apply-style-name="Excel_CondFormat_1_1_6" calcext:value="=100" calcext:base-cell-address="City.CT13"/>
            <calcext:condition calcext:apply-style-name="Excel_CondFormat_1_1_7" calcext:value="&gt;101" calcext:base-cell-address="City.CT13"/>
            <calcext:condition calcext:apply-style-name="Trees" calcext:value="=6" calcext:base-cell-address="City.CT13"/>
            <calcext:condition calcext:apply-style-name="Trees1" calcext:value="=5" calcext:base-cell-address="City.CT13"/>
            <calcext:condition calcext:apply-style-name="Yellow Flower" calcext:value="=11" calcext:base-cell-address="City.CT13"/>
            <calcext:condition calcext:apply-style-name="Blue Flower" calcext:value="=12" calcext:base-cell-address="City.CT13"/>
            <calcext:condition calcext:apply-style-name="Pink Flowers" calcext:value="=13" calcext:base-cell-address="City.CT13"/>
          </calcext:conditional-format>
          <calcext:conditional-format calcext:target-range-address="City.CT16:City.CU18">
            <calcext:condition calcext:apply-style-name="Open Space" calcext:value="=0" calcext:base-cell-address="City.CT16"/>
            <calcext:condition calcext:apply-style-name="Excel_CondFormat_1_1_2" calcext:value="=1" calcext:base-cell-address="City.CT16"/>
            <calcext:condition calcext:apply-style-name="Excel_CondFormat_1_1_3" calcext:value="=2" calcext:base-cell-address="City.CT16"/>
            <calcext:condition calcext:apply-style-name="Excel_CondFormat_1_1_4" calcext:value="=3" calcext:base-cell-address="City.CT16"/>
            <calcext:condition calcext:apply-style-name="Excel_CondFormat_1_1_5" calcext:value="=4" calcext:base-cell-address="City.CT16"/>
            <calcext:condition calcext:apply-style-name="Excel_CondFormat_1_1_6" calcext:value="=100" calcext:base-cell-address="City.CT16"/>
            <calcext:condition calcext:apply-style-name="Excel_CondFormat_1_1_7" calcext:value="&gt;101" calcext:base-cell-address="City.CT16"/>
            <calcext:condition calcext:apply-style-name="Trees" calcext:value="=6" calcext:base-cell-address="City.CT16"/>
            <calcext:condition calcext:apply-style-name="Trees1" calcext:value="=5" calcext:base-cell-address="City.CT16"/>
            <calcext:condition calcext:apply-style-name="Yellow Flower" calcext:value="=11" calcext:base-cell-address="City.CT16"/>
            <calcext:condition calcext:apply-style-name="Blue Flower" calcext:value="=12" calcext:base-cell-address="City.CT16"/>
            <calcext:condition calcext:apply-style-name="Pink Flowers" calcext:value="=13" calcext:base-cell-address="City.CT16"/>
          </calcext:conditional-format>
          <calcext:conditional-format calcext:target-range-address="City.CT19:City.CU21">
            <calcext:condition calcext:apply-style-name="Open Space" calcext:value="=0" calcext:base-cell-address="City.CT19"/>
            <calcext:condition calcext:apply-style-name="Excel_CondFormat_1_1_2" calcext:value="=1" calcext:base-cell-address="City.CT19"/>
            <calcext:condition calcext:apply-style-name="Excel_CondFormat_1_1_3" calcext:value="=2" calcext:base-cell-address="City.CT19"/>
            <calcext:condition calcext:apply-style-name="Excel_CondFormat_1_1_4" calcext:value="=3" calcext:base-cell-address="City.CT19"/>
            <calcext:condition calcext:apply-style-name="Excel_CondFormat_1_1_5" calcext:value="=4" calcext:base-cell-address="City.CT19"/>
            <calcext:condition calcext:apply-style-name="Excel_CondFormat_1_1_6" calcext:value="=100" calcext:base-cell-address="City.CT19"/>
            <calcext:condition calcext:apply-style-name="Excel_CondFormat_1_1_7" calcext:value="&gt;101" calcext:base-cell-address="City.CT19"/>
            <calcext:condition calcext:apply-style-name="Trees" calcext:value="=6" calcext:base-cell-address="City.CT19"/>
            <calcext:condition calcext:apply-style-name="Trees1" calcext:value="=5" calcext:base-cell-address="City.CT19"/>
            <calcext:condition calcext:apply-style-name="Yellow Flower" calcext:value="=11" calcext:base-cell-address="City.CT19"/>
            <calcext:condition calcext:apply-style-name="Blue Flower" calcext:value="=12" calcext:base-cell-address="City.CT19"/>
            <calcext:condition calcext:apply-style-name="Pink Flowers" calcext:value="=13" calcext:base-cell-address="City.CT19"/>
          </calcext:conditional-format>
          <calcext:conditional-format calcext:target-range-address="City.CT22:City.CU22">
            <calcext:condition calcext:apply-style-name="Open Space" calcext:value="=0" calcext:base-cell-address="City.CT22"/>
            <calcext:condition calcext:apply-style-name="Excel_CondFormat_1_1_2" calcext:value="=1" calcext:base-cell-address="City.CT22"/>
            <calcext:condition calcext:apply-style-name="Excel_CondFormat_1_1_3" calcext:value="=2" calcext:base-cell-address="City.CT22"/>
            <calcext:condition calcext:apply-style-name="Excel_CondFormat_1_1_4" calcext:value="=3" calcext:base-cell-address="City.CT22"/>
            <calcext:condition calcext:apply-style-name="Excel_CondFormat_1_1_5" calcext:value="=4" calcext:base-cell-address="City.CT22"/>
            <calcext:condition calcext:apply-style-name="Excel_CondFormat_1_1_6" calcext:value="=100" calcext:base-cell-address="City.CT22"/>
            <calcext:condition calcext:apply-style-name="Excel_CondFormat_1_1_7" calcext:value="&gt;101" calcext:base-cell-address="City.CT22"/>
            <calcext:condition calcext:apply-style-name="Trees" calcext:value="=6" calcext:base-cell-address="City.CT22"/>
            <calcext:condition calcext:apply-style-name="Trees1" calcext:value="=5" calcext:base-cell-address="City.CT22"/>
            <calcext:condition calcext:apply-style-name="Yellow Flower" calcext:value="=11" calcext:base-cell-address="City.CT22"/>
            <calcext:condition calcext:apply-style-name="Blue Flower" calcext:value="=12" calcext:base-cell-address="City.CT22"/>
            <calcext:condition calcext:apply-style-name="Pink Flowers" calcext:value="=13" calcext:base-cell-address="City.CT22"/>
          </calcext:conditional-format>
          <calcext:conditional-format calcext:target-range-address="City.D6:City.D6">
            <calcext:condition calcext:apply-style-name="Open Space" calcext:value="=0" calcext:base-cell-address="City.D6"/>
            <calcext:condition calcext:apply-style-name="Excel_CondFormat_1_1_2" calcext:value="=1" calcext:base-cell-address="City.D6"/>
            <calcext:condition calcext:apply-style-name="Excel_CondFormat_1_1_3" calcext:value="=2" calcext:base-cell-address="City.D6"/>
            <calcext:condition calcext:apply-style-name="Excel_CondFormat_1_1_4" calcext:value="=3" calcext:base-cell-address="City.D6"/>
            <calcext:condition calcext:apply-style-name="Excel_CondFormat_1_1_5" calcext:value="=4" calcext:base-cell-address="City.D6"/>
            <calcext:condition calcext:apply-style-name="Excel_CondFormat_1_1_6" calcext:value="=100" calcext:base-cell-address="City.D6"/>
            <calcext:condition calcext:apply-style-name="Excel_CondFormat_1_1_7" calcext:value="&gt;101" calcext:base-cell-address="City.D6"/>
            <calcext:condition calcext:apply-style-name="Trees" calcext:value="=6" calcext:base-cell-address="City.D6"/>
            <calcext:condition calcext:apply-style-name="Trees1" calcext:value="=5" calcext:base-cell-address="City.D6"/>
            <calcext:condition calcext:apply-style-name="Yellow Flower" calcext:value="=11" calcext:base-cell-address="City.D6"/>
            <calcext:condition calcext:apply-style-name="Blue Flower" calcext:value="=12" calcext:base-cell-address="City.D6"/>
            <calcext:condition calcext:apply-style-name="Pink Flowers" calcext:value="=13" calcext:base-cell-address="City.D6"/>
          </calcext:conditional-format>
          <calcext:conditional-format calcext:target-range-address="City.D7:City.D7">
            <calcext:condition calcext:apply-style-name="Open Space" calcext:value="=0" calcext:base-cell-address="City.D7"/>
            <calcext:condition calcext:apply-style-name="Excel_CondFormat_1_1_2" calcext:value="=1" calcext:base-cell-address="City.D7"/>
            <calcext:condition calcext:apply-style-name="Excel_CondFormat_1_1_3" calcext:value="=2" calcext:base-cell-address="City.D7"/>
            <calcext:condition calcext:apply-style-name="Excel_CondFormat_1_1_4" calcext:value="=3" calcext:base-cell-address="City.D7"/>
            <calcext:condition calcext:apply-style-name="Excel_CondFormat_1_1_5" calcext:value="=4" calcext:base-cell-address="City.D7"/>
            <calcext:condition calcext:apply-style-name="Excel_CondFormat_1_1_6" calcext:value="=100" calcext:base-cell-address="City.D7"/>
            <calcext:condition calcext:apply-style-name="Excel_CondFormat_1_1_7" calcext:value="&gt;101" calcext:base-cell-address="City.D7"/>
            <calcext:condition calcext:apply-style-name="Trees" calcext:value="=6" calcext:base-cell-address="City.D7"/>
            <calcext:condition calcext:apply-style-name="Trees1" calcext:value="=5" calcext:base-cell-address="City.D7"/>
            <calcext:condition calcext:apply-style-name="Yellow Flower" calcext:value="=11" calcext:base-cell-address="City.D7"/>
            <calcext:condition calcext:apply-style-name="Blue Flower" calcext:value="=12" calcext:base-cell-address="City.D7"/>
            <calcext:condition calcext:apply-style-name="Pink Flowers" calcext:value="=13" calcext:base-cell-address="City.D7"/>
          </calcext:conditional-format>
          <calcext:conditional-format calcext:target-range-address="City.D8:City.D8">
            <calcext:condition calcext:apply-style-name="Open Space" calcext:value="=0" calcext:base-cell-address="City.D8"/>
            <calcext:condition calcext:apply-style-name="Excel_CondFormat_1_1_2" calcext:value="=1" calcext:base-cell-address="City.D8"/>
            <calcext:condition calcext:apply-style-name="Excel_CondFormat_1_1_3" calcext:value="=2" calcext:base-cell-address="City.D8"/>
            <calcext:condition calcext:apply-style-name="Excel_CondFormat_1_1_4" calcext:value="=3" calcext:base-cell-address="City.D8"/>
            <calcext:condition calcext:apply-style-name="Excel_CondFormat_1_1_5" calcext:value="=4" calcext:base-cell-address="City.D8"/>
            <calcext:condition calcext:apply-style-name="Excel_CondFormat_1_1_6" calcext:value="=100" calcext:base-cell-address="City.D8"/>
            <calcext:condition calcext:apply-style-name="Excel_CondFormat_1_1_7" calcext:value="&gt;101" calcext:base-cell-address="City.D8"/>
            <calcext:condition calcext:apply-style-name="Trees" calcext:value="=6" calcext:base-cell-address="City.D8"/>
            <calcext:condition calcext:apply-style-name="Trees1" calcext:value="=5" calcext:base-cell-address="City.D8"/>
            <calcext:condition calcext:apply-style-name="Yellow Flower" calcext:value="=11" calcext:base-cell-address="City.D8"/>
            <calcext:condition calcext:apply-style-name="Blue Flower" calcext:value="=12" calcext:base-cell-address="City.D8"/>
            <calcext:condition calcext:apply-style-name="Pink Flowers" calcext:value="=13" calcext:base-cell-address="City.D8"/>
          </calcext:conditional-format>
          <calcext:conditional-format calcext:target-range-address="City.D9:City.D9">
            <calcext:condition calcext:apply-style-name="Open Space" calcext:value="=0" calcext:base-cell-address="City.D9"/>
            <calcext:condition calcext:apply-style-name="Excel_CondFormat_1_1_2" calcext:value="=1" calcext:base-cell-address="City.D9"/>
            <calcext:condition calcext:apply-style-name="Excel_CondFormat_1_1_3" calcext:value="=2" calcext:base-cell-address="City.D9"/>
            <calcext:condition calcext:apply-style-name="Excel_CondFormat_1_1_4" calcext:value="=3" calcext:base-cell-address="City.D9"/>
            <calcext:condition calcext:apply-style-name="Excel_CondFormat_1_1_5" calcext:value="=4" calcext:base-cell-address="City.D9"/>
            <calcext:condition calcext:apply-style-name="Excel_CondFormat_1_1_6" calcext:value="=100" calcext:base-cell-address="City.D9"/>
            <calcext:condition calcext:apply-style-name="Excel_CondFormat_1_1_7" calcext:value="&gt;101" calcext:base-cell-address="City.D9"/>
            <calcext:condition calcext:apply-style-name="Trees" calcext:value="=6" calcext:base-cell-address="City.D9"/>
            <calcext:condition calcext:apply-style-name="Trees1" calcext:value="=5" calcext:base-cell-address="City.D9"/>
            <calcext:condition calcext:apply-style-name="Yellow Flower" calcext:value="=11" calcext:base-cell-address="City.D9"/>
            <calcext:condition calcext:apply-style-name="Blue Flower" calcext:value="=12" calcext:base-cell-address="City.D9"/>
            <calcext:condition calcext:apply-style-name="Pink Flowers" calcext:value="=13" calcext:base-cell-address="City.D9"/>
          </calcext:conditional-format>
          <calcext:conditional-format calcext:target-range-address="City.D10:City.D10">
            <calcext:condition calcext:apply-style-name="Open Space" calcext:value="=0" calcext:base-cell-address="City.D10"/>
            <calcext:condition calcext:apply-style-name="Excel_CondFormat_1_1_2" calcext:value="=1" calcext:base-cell-address="City.D10"/>
            <calcext:condition calcext:apply-style-name="Excel_CondFormat_1_1_3" calcext:value="=2" calcext:base-cell-address="City.D10"/>
            <calcext:condition calcext:apply-style-name="Excel_CondFormat_1_1_4" calcext:value="=3" calcext:base-cell-address="City.D10"/>
            <calcext:condition calcext:apply-style-name="Excel_CondFormat_1_1_5" calcext:value="=4" calcext:base-cell-address="City.D10"/>
            <calcext:condition calcext:apply-style-name="Excel_CondFormat_1_1_6" calcext:value="=100" calcext:base-cell-address="City.D10"/>
            <calcext:condition calcext:apply-style-name="Excel_CondFormat_1_1_7" calcext:value="&gt;101" calcext:base-cell-address="City.D10"/>
            <calcext:condition calcext:apply-style-name="Trees" calcext:value="=6" calcext:base-cell-address="City.D10"/>
            <calcext:condition calcext:apply-style-name="Trees1" calcext:value="=5" calcext:base-cell-address="City.D10"/>
            <calcext:condition calcext:apply-style-name="Yellow Flower" calcext:value="=11" calcext:base-cell-address="City.D10"/>
            <calcext:condition calcext:apply-style-name="Blue Flower" calcext:value="=12" calcext:base-cell-address="City.D10"/>
            <calcext:condition calcext:apply-style-name="Pink Flowers" calcext:value="=13" calcext:base-cell-address="City.D10"/>
          </calcext:conditional-format>
          <calcext:conditional-format calcext:target-range-address="City.D11:City.D11">
            <calcext:condition calcext:apply-style-name="Open Space" calcext:value="=0" calcext:base-cell-address="City.D11"/>
            <calcext:condition calcext:apply-style-name="Excel_CondFormat_1_1_2" calcext:value="=1" calcext:base-cell-address="City.D11"/>
            <calcext:condition calcext:apply-style-name="Excel_CondFormat_1_1_3" calcext:value="=2" calcext:base-cell-address="City.D11"/>
            <calcext:condition calcext:apply-style-name="Excel_CondFormat_1_1_4" calcext:value="=3" calcext:base-cell-address="City.D11"/>
            <calcext:condition calcext:apply-style-name="Excel_CondFormat_1_1_5" calcext:value="=4" calcext:base-cell-address="City.D11"/>
            <calcext:condition calcext:apply-style-name="Excel_CondFormat_1_1_6" calcext:value="=100" calcext:base-cell-address="City.D11"/>
            <calcext:condition calcext:apply-style-name="Excel_CondFormat_1_1_7" calcext:value="&gt;101" calcext:base-cell-address="City.D11"/>
            <calcext:condition calcext:apply-style-name="Trees" calcext:value="=6" calcext:base-cell-address="City.D11"/>
            <calcext:condition calcext:apply-style-name="Trees1" calcext:value="=5" calcext:base-cell-address="City.D11"/>
            <calcext:condition calcext:apply-style-name="Yellow Flower" calcext:value="=11" calcext:base-cell-address="City.D11"/>
            <calcext:condition calcext:apply-style-name="Blue Flower" calcext:value="=12" calcext:base-cell-address="City.D11"/>
            <calcext:condition calcext:apply-style-name="Pink Flowers" calcext:value="=13" calcext:base-cell-address="City.D11"/>
          </calcext:conditional-format>
          <calcext:conditional-format calcext:target-range-address="City.D12:City.D12">
            <calcext:condition calcext:apply-style-name="Open Space" calcext:value="=0" calcext:base-cell-address="City.D12"/>
            <calcext:condition calcext:apply-style-name="Excel_CondFormat_1_1_2" calcext:value="=1" calcext:base-cell-address="City.D12"/>
            <calcext:condition calcext:apply-style-name="Excel_CondFormat_1_1_3" calcext:value="=2" calcext:base-cell-address="City.D12"/>
            <calcext:condition calcext:apply-style-name="Excel_CondFormat_1_1_4" calcext:value="=3" calcext:base-cell-address="City.D12"/>
            <calcext:condition calcext:apply-style-name="Excel_CondFormat_1_1_5" calcext:value="=4" calcext:base-cell-address="City.D12"/>
            <calcext:condition calcext:apply-style-name="Excel_CondFormat_1_1_6" calcext:value="=100" calcext:base-cell-address="City.D12"/>
            <calcext:condition calcext:apply-style-name="Excel_CondFormat_1_1_7" calcext:value="&gt;101" calcext:base-cell-address="City.D12"/>
            <calcext:condition calcext:apply-style-name="Trees" calcext:value="=6" calcext:base-cell-address="City.D12"/>
            <calcext:condition calcext:apply-style-name="Trees1" calcext:value="=5" calcext:base-cell-address="City.D12"/>
            <calcext:condition calcext:apply-style-name="Yellow Flower" calcext:value="=11" calcext:base-cell-address="City.D12"/>
            <calcext:condition calcext:apply-style-name="Blue Flower" calcext:value="=12" calcext:base-cell-address="City.D12"/>
            <calcext:condition calcext:apply-style-name="Pink Flowers" calcext:value="=13" calcext:base-cell-address="City.D12"/>
          </calcext:conditional-format>
          <calcext:conditional-format calcext:target-range-address="City.D13:City.D13">
            <calcext:condition calcext:apply-style-name="Open Space" calcext:value="=0" calcext:base-cell-address="City.D13"/>
            <calcext:condition calcext:apply-style-name="Excel_CondFormat_1_1_2" calcext:value="=1" calcext:base-cell-address="City.D13"/>
            <calcext:condition calcext:apply-style-name="Excel_CondFormat_1_1_3" calcext:value="=2" calcext:base-cell-address="City.D13"/>
            <calcext:condition calcext:apply-style-name="Excel_CondFormat_1_1_4" calcext:value="=3" calcext:base-cell-address="City.D13"/>
            <calcext:condition calcext:apply-style-name="Excel_CondFormat_1_1_5" calcext:value="=4" calcext:base-cell-address="City.D13"/>
            <calcext:condition calcext:apply-style-name="Excel_CondFormat_1_1_6" calcext:value="=100" calcext:base-cell-address="City.D13"/>
            <calcext:condition calcext:apply-style-name="Excel_CondFormat_1_1_7" calcext:value="&gt;101" calcext:base-cell-address="City.D13"/>
            <calcext:condition calcext:apply-style-name="Trees" calcext:value="=6" calcext:base-cell-address="City.D13"/>
            <calcext:condition calcext:apply-style-name="Trees1" calcext:value="=5" calcext:base-cell-address="City.D13"/>
            <calcext:condition calcext:apply-style-name="Yellow Flower" calcext:value="=11" calcext:base-cell-address="City.D13"/>
            <calcext:condition calcext:apply-style-name="Blue Flower" calcext:value="=12" calcext:base-cell-address="City.D13"/>
            <calcext:condition calcext:apply-style-name="Pink Flowers" calcext:value="=13" calcext:base-cell-address="City.D13"/>
          </calcext:conditional-format>
          <calcext:conditional-format calcext:target-range-address="City.D14:City.D14">
            <calcext:condition calcext:apply-style-name="Open Space" calcext:value="=0" calcext:base-cell-address="City.D14"/>
            <calcext:condition calcext:apply-style-name="Excel_CondFormat_1_1_2" calcext:value="=1" calcext:base-cell-address="City.D14"/>
            <calcext:condition calcext:apply-style-name="Excel_CondFormat_1_1_3" calcext:value="=2" calcext:base-cell-address="City.D14"/>
            <calcext:condition calcext:apply-style-name="Excel_CondFormat_1_1_4" calcext:value="=3" calcext:base-cell-address="City.D14"/>
            <calcext:condition calcext:apply-style-name="Excel_CondFormat_1_1_5" calcext:value="=4" calcext:base-cell-address="City.D14"/>
            <calcext:condition calcext:apply-style-name="Excel_CondFormat_1_1_6" calcext:value="=100" calcext:base-cell-address="City.D14"/>
            <calcext:condition calcext:apply-style-name="Excel_CondFormat_1_1_7" calcext:value="&gt;101" calcext:base-cell-address="City.D14"/>
            <calcext:condition calcext:apply-style-name="Trees" calcext:value="=6" calcext:base-cell-address="City.D14"/>
            <calcext:condition calcext:apply-style-name="Trees1" calcext:value="=5" calcext:base-cell-address="City.D14"/>
            <calcext:condition calcext:apply-style-name="Yellow Flower" calcext:value="=11" calcext:base-cell-address="City.D14"/>
            <calcext:condition calcext:apply-style-name="Blue Flower" calcext:value="=12" calcext:base-cell-address="City.D14"/>
            <calcext:condition calcext:apply-style-name="Pink Flowers" calcext:value="=13" calcext:base-cell-address="City.D14"/>
          </calcext:conditional-format>
          <calcext:conditional-format calcext:target-range-address="City.D15:City.D15">
            <calcext:condition calcext:apply-style-name="Open Space" calcext:value="=0" calcext:base-cell-address="City.D15"/>
            <calcext:condition calcext:apply-style-name="Excel_CondFormat_1_1_2" calcext:value="=1" calcext:base-cell-address="City.D15"/>
            <calcext:condition calcext:apply-style-name="Excel_CondFormat_1_1_3" calcext:value="=2" calcext:base-cell-address="City.D15"/>
            <calcext:condition calcext:apply-style-name="Excel_CondFormat_1_1_4" calcext:value="=3" calcext:base-cell-address="City.D15"/>
            <calcext:condition calcext:apply-style-name="Excel_CondFormat_1_1_5" calcext:value="=4" calcext:base-cell-address="City.D15"/>
            <calcext:condition calcext:apply-style-name="Excel_CondFormat_1_1_6" calcext:value="=100" calcext:base-cell-address="City.D15"/>
            <calcext:condition calcext:apply-style-name="Excel_CondFormat_1_1_7" calcext:value="&gt;101" calcext:base-cell-address="City.D15"/>
            <calcext:condition calcext:apply-style-name="Trees" calcext:value="=6" calcext:base-cell-address="City.D15"/>
            <calcext:condition calcext:apply-style-name="Trees1" calcext:value="=5" calcext:base-cell-address="City.D15"/>
            <calcext:condition calcext:apply-style-name="Yellow Flower" calcext:value="=11" calcext:base-cell-address="City.D15"/>
            <calcext:condition calcext:apply-style-name="Blue Flower" calcext:value="=12" calcext:base-cell-address="City.D15"/>
            <calcext:condition calcext:apply-style-name="Pink Flowers" calcext:value="=13" calcext:base-cell-address="City.D15"/>
          </calcext:conditional-format>
          <calcext:conditional-format calcext:target-range-address="City.D16:City.D16">
            <calcext:condition calcext:apply-style-name="Open Space" calcext:value="=0" calcext:base-cell-address="City.D16"/>
            <calcext:condition calcext:apply-style-name="Excel_CondFormat_1_1_2" calcext:value="=1" calcext:base-cell-address="City.D16"/>
            <calcext:condition calcext:apply-style-name="Excel_CondFormat_1_1_3" calcext:value="=2" calcext:base-cell-address="City.D16"/>
            <calcext:condition calcext:apply-style-name="Excel_CondFormat_1_1_4" calcext:value="=3" calcext:base-cell-address="City.D16"/>
            <calcext:condition calcext:apply-style-name="Excel_CondFormat_1_1_5" calcext:value="=4" calcext:base-cell-address="City.D16"/>
            <calcext:condition calcext:apply-style-name="Excel_CondFormat_1_1_6" calcext:value="=100" calcext:base-cell-address="City.D16"/>
            <calcext:condition calcext:apply-style-name="Excel_CondFormat_1_1_7" calcext:value="&gt;101" calcext:base-cell-address="City.D16"/>
            <calcext:condition calcext:apply-style-name="Trees" calcext:value="=6" calcext:base-cell-address="City.D16"/>
            <calcext:condition calcext:apply-style-name="Trees1" calcext:value="=5" calcext:base-cell-address="City.D16"/>
            <calcext:condition calcext:apply-style-name="Yellow Flower" calcext:value="=11" calcext:base-cell-address="City.D16"/>
            <calcext:condition calcext:apply-style-name="Blue Flower" calcext:value="=12" calcext:base-cell-address="City.D16"/>
            <calcext:condition calcext:apply-style-name="Pink Flowers" calcext:value="=13" calcext:base-cell-address="City.D16"/>
          </calcext:conditional-format>
          <calcext:conditional-format calcext:target-range-address="City.E6:City.E6">
            <calcext:condition calcext:apply-style-name="Open Space" calcext:value="=0" calcext:base-cell-address="City.E6"/>
            <calcext:condition calcext:apply-style-name="Excel_CondFormat_1_1_2" calcext:value="=1" calcext:base-cell-address="City.E6"/>
            <calcext:condition calcext:apply-style-name="Excel_CondFormat_1_1_3" calcext:value="=2" calcext:base-cell-address="City.E6"/>
            <calcext:condition calcext:apply-style-name="Excel_CondFormat_1_1_4" calcext:value="=3" calcext:base-cell-address="City.E6"/>
            <calcext:condition calcext:apply-style-name="Excel_CondFormat_1_1_5" calcext:value="=4" calcext:base-cell-address="City.E6"/>
            <calcext:condition calcext:apply-style-name="Excel_CondFormat_1_1_6" calcext:value="=100" calcext:base-cell-address="City.E6"/>
            <calcext:condition calcext:apply-style-name="Excel_CondFormat_1_1_7" calcext:value="&gt;101" calcext:base-cell-address="City.E6"/>
            <calcext:condition calcext:apply-style-name="Trees" calcext:value="=6" calcext:base-cell-address="City.E6"/>
            <calcext:condition calcext:apply-style-name="Trees1" calcext:value="=5" calcext:base-cell-address="City.E6"/>
            <calcext:condition calcext:apply-style-name="Yellow Flower" calcext:value="=11" calcext:base-cell-address="City.E6"/>
            <calcext:condition calcext:apply-style-name="Blue Flower" calcext:value="=12" calcext:base-cell-address="City.E6"/>
            <calcext:condition calcext:apply-style-name="Pink Flowers" calcext:value="=13" calcext:base-cell-address="City.E6"/>
          </calcext:conditional-format>
          <calcext:conditional-format calcext:target-range-address="City.F6:City.F6">
            <calcext:condition calcext:apply-style-name="Open Space" calcext:value="=0" calcext:base-cell-address="City.F6"/>
            <calcext:condition calcext:apply-style-name="Excel_CondFormat_1_1_2" calcext:value="=1" calcext:base-cell-address="City.F6"/>
            <calcext:condition calcext:apply-style-name="Excel_CondFormat_1_1_3" calcext:value="=2" calcext:base-cell-address="City.F6"/>
            <calcext:condition calcext:apply-style-name="Excel_CondFormat_1_1_4" calcext:value="=3" calcext:base-cell-address="City.F6"/>
            <calcext:condition calcext:apply-style-name="Excel_CondFormat_1_1_5" calcext:value="=4" calcext:base-cell-address="City.F6"/>
            <calcext:condition calcext:apply-style-name="Excel_CondFormat_1_1_6" calcext:value="=100" calcext:base-cell-address="City.F6"/>
            <calcext:condition calcext:apply-style-name="Excel_CondFormat_1_1_7" calcext:value="&gt;101" calcext:base-cell-address="City.F6"/>
            <calcext:condition calcext:apply-style-name="Trees" calcext:value="=6" calcext:base-cell-address="City.F6"/>
            <calcext:condition calcext:apply-style-name="Trees1" calcext:value="=5" calcext:base-cell-address="City.F6"/>
            <calcext:condition calcext:apply-style-name="Yellow Flower" calcext:value="=11" calcext:base-cell-address="City.F6"/>
            <calcext:condition calcext:apply-style-name="Blue Flower" calcext:value="=12" calcext:base-cell-address="City.F6"/>
            <calcext:condition calcext:apply-style-name="Pink Flowers" calcext:value="=13" calcext:base-cell-address="City.F6"/>
          </calcext:conditional-format>
          <calcext:conditional-format calcext:target-range-address="City.G6:City.G6">
            <calcext:condition calcext:apply-style-name="Open Space" calcext:value="=0" calcext:base-cell-address="City.G6"/>
            <calcext:condition calcext:apply-style-name="Excel_CondFormat_1_1_2" calcext:value="=1" calcext:base-cell-address="City.G6"/>
            <calcext:condition calcext:apply-style-name="Excel_CondFormat_1_1_3" calcext:value="=2" calcext:base-cell-address="City.G6"/>
            <calcext:condition calcext:apply-style-name="Excel_CondFormat_1_1_4" calcext:value="=3" calcext:base-cell-address="City.G6"/>
            <calcext:condition calcext:apply-style-name="Excel_CondFormat_1_1_5" calcext:value="=4" calcext:base-cell-address="City.G6"/>
            <calcext:condition calcext:apply-style-name="Excel_CondFormat_1_1_6" calcext:value="=100" calcext:base-cell-address="City.G6"/>
            <calcext:condition calcext:apply-style-name="Excel_CondFormat_1_1_7" calcext:value="&gt;101" calcext:base-cell-address="City.G6"/>
            <calcext:condition calcext:apply-style-name="Trees" calcext:value="=6" calcext:base-cell-address="City.G6"/>
            <calcext:condition calcext:apply-style-name="Trees1" calcext:value="=5" calcext:base-cell-address="City.G6"/>
            <calcext:condition calcext:apply-style-name="Yellow Flower" calcext:value="=11" calcext:base-cell-address="City.G6"/>
            <calcext:condition calcext:apply-style-name="Blue Flower" calcext:value="=12" calcext:base-cell-address="City.G6"/>
            <calcext:condition calcext:apply-style-name="Pink Flowers" calcext:value="=13" calcext:base-cell-address="City.G6"/>
          </calcext:conditional-format>
          <calcext:conditional-format calcext:target-range-address="City.H6:City.H6">
            <calcext:condition calcext:apply-style-name="Open Space" calcext:value="=0" calcext:base-cell-address="City.H6"/>
            <calcext:condition calcext:apply-style-name="Excel_CondFormat_1_1_2" calcext:value="=1" calcext:base-cell-address="City.H6"/>
            <calcext:condition calcext:apply-style-name="Excel_CondFormat_1_1_3" calcext:value="=2" calcext:base-cell-address="City.H6"/>
            <calcext:condition calcext:apply-style-name="Excel_CondFormat_1_1_4" calcext:value="=3" calcext:base-cell-address="City.H6"/>
            <calcext:condition calcext:apply-style-name="Excel_CondFormat_1_1_5" calcext:value="=4" calcext:base-cell-address="City.H6"/>
            <calcext:condition calcext:apply-style-name="Excel_CondFormat_1_1_6" calcext:value="=100" calcext:base-cell-address="City.H6"/>
            <calcext:condition calcext:apply-style-name="Excel_CondFormat_1_1_7" calcext:value="&gt;101" calcext:base-cell-address="City.H6"/>
            <calcext:condition calcext:apply-style-name="Trees" calcext:value="=6" calcext:base-cell-address="City.H6"/>
            <calcext:condition calcext:apply-style-name="Trees1" calcext:value="=5" calcext:base-cell-address="City.H6"/>
            <calcext:condition calcext:apply-style-name="Yellow Flower" calcext:value="=11" calcext:base-cell-address="City.H6"/>
            <calcext:condition calcext:apply-style-name="Blue Flower" calcext:value="=12" calcext:base-cell-address="City.H6"/>
            <calcext:condition calcext:apply-style-name="Pink Flowers" calcext:value="=13" calcext:base-cell-address="City.H6"/>
          </calcext:conditional-format>
          <calcext:conditional-format calcext:target-range-address="City.I6:City.I6">
            <calcext:condition calcext:apply-style-name="Open Space" calcext:value="=0" calcext:base-cell-address="City.I6"/>
            <calcext:condition calcext:apply-style-name="Excel_CondFormat_1_1_2" calcext:value="=1" calcext:base-cell-address="City.I6"/>
            <calcext:condition calcext:apply-style-name="Excel_CondFormat_1_1_3" calcext:value="=2" calcext:base-cell-address="City.I6"/>
            <calcext:condition calcext:apply-style-name="Excel_CondFormat_1_1_4" calcext:value="=3" calcext:base-cell-address="City.I6"/>
            <calcext:condition calcext:apply-style-name="Excel_CondFormat_1_1_5" calcext:value="=4" calcext:base-cell-address="City.I6"/>
            <calcext:condition calcext:apply-style-name="Excel_CondFormat_1_1_6" calcext:value="=100" calcext:base-cell-address="City.I6"/>
            <calcext:condition calcext:apply-style-name="Excel_CondFormat_1_1_7" calcext:value="&gt;101" calcext:base-cell-address="City.I6"/>
            <calcext:condition calcext:apply-style-name="Trees" calcext:value="=6" calcext:base-cell-address="City.I6"/>
            <calcext:condition calcext:apply-style-name="Trees1" calcext:value="=5" calcext:base-cell-address="City.I6"/>
            <calcext:condition calcext:apply-style-name="Yellow Flower" calcext:value="=11" calcext:base-cell-address="City.I6"/>
            <calcext:condition calcext:apply-style-name="Blue Flower" calcext:value="=12" calcext:base-cell-address="City.I6"/>
            <calcext:condition calcext:apply-style-name="Pink Flowers" calcext:value="=13" calcext:base-cell-address="City.I6"/>
          </calcext:conditional-format>
          <calcext:conditional-format calcext:target-range-address="City.J6:City.J6">
            <calcext:condition calcext:apply-style-name="Open Space" calcext:value="=0" calcext:base-cell-address="City.J6"/>
            <calcext:condition calcext:apply-style-name="Excel_CondFormat_1_1_2" calcext:value="=1" calcext:base-cell-address="City.J6"/>
            <calcext:condition calcext:apply-style-name="Excel_CondFormat_1_1_3" calcext:value="=2" calcext:base-cell-address="City.J6"/>
            <calcext:condition calcext:apply-style-name="Excel_CondFormat_1_1_4" calcext:value="=3" calcext:base-cell-address="City.J6"/>
            <calcext:condition calcext:apply-style-name="Excel_CondFormat_1_1_5" calcext:value="=4" calcext:base-cell-address="City.J6"/>
            <calcext:condition calcext:apply-style-name="Excel_CondFormat_1_1_6" calcext:value="=100" calcext:base-cell-address="City.J6"/>
            <calcext:condition calcext:apply-style-name="Excel_CondFormat_1_1_7" calcext:value="&gt;101" calcext:base-cell-address="City.J6"/>
            <calcext:condition calcext:apply-style-name="Trees" calcext:value="=6" calcext:base-cell-address="City.J6"/>
            <calcext:condition calcext:apply-style-name="Trees1" calcext:value="=5" calcext:base-cell-address="City.J6"/>
            <calcext:condition calcext:apply-style-name="Yellow Flower" calcext:value="=11" calcext:base-cell-address="City.J6"/>
            <calcext:condition calcext:apply-style-name="Blue Flower" calcext:value="=12" calcext:base-cell-address="City.J6"/>
            <calcext:condition calcext:apply-style-name="Pink Flowers" calcext:value="=13" calcext:base-cell-address="City.J6"/>
          </calcext:conditional-format>
          <calcext:conditional-format calcext:target-range-address="City.K6:City.K6">
            <calcext:condition calcext:apply-style-name="Open Space" calcext:value="=0" calcext:base-cell-address="City.K6"/>
            <calcext:condition calcext:apply-style-name="Excel_CondFormat_1_1_2" calcext:value="=1" calcext:base-cell-address="City.K6"/>
            <calcext:condition calcext:apply-style-name="Excel_CondFormat_1_1_3" calcext:value="=2" calcext:base-cell-address="City.K6"/>
            <calcext:condition calcext:apply-style-name="Excel_CondFormat_1_1_4" calcext:value="=3" calcext:base-cell-address="City.K6"/>
            <calcext:condition calcext:apply-style-name="Excel_CondFormat_1_1_5" calcext:value="=4" calcext:base-cell-address="City.K6"/>
            <calcext:condition calcext:apply-style-name="Excel_CondFormat_1_1_6" calcext:value="=100" calcext:base-cell-address="City.K6"/>
            <calcext:condition calcext:apply-style-name="Excel_CondFormat_1_1_7" calcext:value="&gt;101" calcext:base-cell-address="City.K6"/>
            <calcext:condition calcext:apply-style-name="Trees" calcext:value="=6" calcext:base-cell-address="City.K6"/>
            <calcext:condition calcext:apply-style-name="Trees1" calcext:value="=5" calcext:base-cell-address="City.K6"/>
            <calcext:condition calcext:apply-style-name="Yellow Flower" calcext:value="=11" calcext:base-cell-address="City.K6"/>
            <calcext:condition calcext:apply-style-name="Blue Flower" calcext:value="=12" calcext:base-cell-address="City.K6"/>
            <calcext:condition calcext:apply-style-name="Pink Flowers" calcext:value="=13" calcext:base-cell-address="City.K6"/>
          </calcext:conditional-format>
          <calcext:conditional-format calcext:target-range-address="City.L6:City.L6">
            <calcext:condition calcext:apply-style-name="Open Space" calcext:value="=0" calcext:base-cell-address="City.L6"/>
            <calcext:condition calcext:apply-style-name="Excel_CondFormat_1_1_2" calcext:value="=1" calcext:base-cell-address="City.L6"/>
            <calcext:condition calcext:apply-style-name="Excel_CondFormat_1_1_3" calcext:value="=2" calcext:base-cell-address="City.L6"/>
            <calcext:condition calcext:apply-style-name="Excel_CondFormat_1_1_4" calcext:value="=3" calcext:base-cell-address="City.L6"/>
            <calcext:condition calcext:apply-style-name="Excel_CondFormat_1_1_5" calcext:value="=4" calcext:base-cell-address="City.L6"/>
            <calcext:condition calcext:apply-style-name="Excel_CondFormat_1_1_6" calcext:value="=100" calcext:base-cell-address="City.L6"/>
            <calcext:condition calcext:apply-style-name="Excel_CondFormat_1_1_7" calcext:value="&gt;101" calcext:base-cell-address="City.L6"/>
            <calcext:condition calcext:apply-style-name="Trees" calcext:value="=6" calcext:base-cell-address="City.L6"/>
            <calcext:condition calcext:apply-style-name="Trees1" calcext:value="=5" calcext:base-cell-address="City.L6"/>
            <calcext:condition calcext:apply-style-name="Yellow Flower" calcext:value="=11" calcext:base-cell-address="City.L6"/>
            <calcext:condition calcext:apply-style-name="Blue Flower" calcext:value="=12" calcext:base-cell-address="City.L6"/>
            <calcext:condition calcext:apply-style-name="Pink Flowers" calcext:value="=13" calcext:base-cell-address="City.L6"/>
          </calcext:conditional-format>
          <calcext:conditional-format calcext:target-range-address="City.M6:City.M6">
            <calcext:condition calcext:apply-style-name="Open Space" calcext:value="=0" calcext:base-cell-address="City.M6"/>
            <calcext:condition calcext:apply-style-name="Excel_CondFormat_1_1_2" calcext:value="=1" calcext:base-cell-address="City.M6"/>
            <calcext:condition calcext:apply-style-name="Excel_CondFormat_1_1_3" calcext:value="=2" calcext:base-cell-address="City.M6"/>
            <calcext:condition calcext:apply-style-name="Excel_CondFormat_1_1_4" calcext:value="=3" calcext:base-cell-address="City.M6"/>
            <calcext:condition calcext:apply-style-name="Excel_CondFormat_1_1_5" calcext:value="=4" calcext:base-cell-address="City.M6"/>
            <calcext:condition calcext:apply-style-name="Excel_CondFormat_1_1_6" calcext:value="=100" calcext:base-cell-address="City.M6"/>
            <calcext:condition calcext:apply-style-name="Excel_CondFormat_1_1_7" calcext:value="&gt;101" calcext:base-cell-address="City.M6"/>
            <calcext:condition calcext:apply-style-name="Trees" calcext:value="=6" calcext:base-cell-address="City.M6"/>
            <calcext:condition calcext:apply-style-name="Trees1" calcext:value="=5" calcext:base-cell-address="City.M6"/>
            <calcext:condition calcext:apply-style-name="Yellow Flower" calcext:value="=11" calcext:base-cell-address="City.M6"/>
            <calcext:condition calcext:apply-style-name="Blue Flower" calcext:value="=12" calcext:base-cell-address="City.M6"/>
            <calcext:condition calcext:apply-style-name="Pink Flowers" calcext:value="=13" calcext:base-cell-address="City.M6"/>
          </calcext:conditional-format>
          <calcext:conditional-format calcext:target-range-address="City.AS35:City.AU35">
            <calcext:condition calcext:apply-style-name="Open Space" calcext:value="=0" calcext:base-cell-address="City.AS35"/>
            <calcext:condition calcext:apply-style-name="Excel_CondFormat_1_1_2" calcext:value="=1" calcext:base-cell-address="City.AS35"/>
            <calcext:condition calcext:apply-style-name="Excel_CondFormat_1_1_3" calcext:value="=2" calcext:base-cell-address="City.AS35"/>
            <calcext:condition calcext:apply-style-name="Excel_CondFormat_1_1_4" calcext:value="=3" calcext:base-cell-address="City.AS35"/>
            <calcext:condition calcext:apply-style-name="Excel_CondFormat_1_1_5" calcext:value="=4" calcext:base-cell-address="City.AS35"/>
            <calcext:condition calcext:apply-style-name="Excel_CondFormat_1_1_6" calcext:value="=100" calcext:base-cell-address="City.AS35"/>
            <calcext:condition calcext:apply-style-name="Excel_CondFormat_1_1_7" calcext:value="&gt;101" calcext:base-cell-address="City.AS35"/>
            <calcext:condition calcext:apply-style-name="Trees" calcext:value="=6" calcext:base-cell-address="City.AS35"/>
            <calcext:condition calcext:apply-style-name="Trees1" calcext:value="=5" calcext:base-cell-address="City.AS35"/>
            <calcext:condition calcext:apply-style-name="Yellow Flower" calcext:value="=11" calcext:base-cell-address="City.AS35"/>
            <calcext:condition calcext:apply-style-name="Blue Flower" calcext:value="=12" calcext:base-cell-address="City.AS35"/>
            <calcext:condition calcext:apply-style-name="Pink Flowers" calcext:value="=13" calcext:base-cell-address="City.AS35"/>
          </calcext:conditional-format>
          <calcext:conditional-format calcext:target-range-address="City.AP38:City.AR38">
            <calcext:condition calcext:apply-style-name="Open Space" calcext:value="=0" calcext:base-cell-address="City.AP38"/>
            <calcext:condition calcext:apply-style-name="Excel_CondFormat_1_1_2" calcext:value="=1" calcext:base-cell-address="City.AP38"/>
            <calcext:condition calcext:apply-style-name="Excel_CondFormat_1_1_3" calcext:value="=2" calcext:base-cell-address="City.AP38"/>
            <calcext:condition calcext:apply-style-name="Excel_CondFormat_1_1_4" calcext:value="=3" calcext:base-cell-address="City.AP38"/>
            <calcext:condition calcext:apply-style-name="Excel_CondFormat_1_1_5" calcext:value="=4" calcext:base-cell-address="City.AP38"/>
            <calcext:condition calcext:apply-style-name="Excel_CondFormat_1_1_6" calcext:value="=100" calcext:base-cell-address="City.AP38"/>
            <calcext:condition calcext:apply-style-name="Excel_CondFormat_1_1_7" calcext:value="&gt;101" calcext:base-cell-address="City.AP38"/>
            <calcext:condition calcext:apply-style-name="Trees" calcext:value="=6" calcext:base-cell-address="City.AP38"/>
            <calcext:condition calcext:apply-style-name="Trees1" calcext:value="=5" calcext:base-cell-address="City.AP38"/>
            <calcext:condition calcext:apply-style-name="Yellow Flower" calcext:value="=11" calcext:base-cell-address="City.AP38"/>
            <calcext:condition calcext:apply-style-name="Blue Flower" calcext:value="=12" calcext:base-cell-address="City.AP38"/>
            <calcext:condition calcext:apply-style-name="Pink Flowers" calcext:value="=13" calcext:base-cell-address="City.AP38"/>
          </calcext:conditional-format>
          <calcext:conditional-format calcext:target-range-address="City.AS38:City.AU38">
            <calcext:condition calcext:apply-style-name="Open Space" calcext:value="=0" calcext:base-cell-address="City.AS38"/>
            <calcext:condition calcext:apply-style-name="Excel_CondFormat_1_1_2" calcext:value="=1" calcext:base-cell-address="City.AS38"/>
            <calcext:condition calcext:apply-style-name="Excel_CondFormat_1_1_3" calcext:value="=2" calcext:base-cell-address="City.AS38"/>
            <calcext:condition calcext:apply-style-name="Excel_CondFormat_1_1_4" calcext:value="=3" calcext:base-cell-address="City.AS38"/>
            <calcext:condition calcext:apply-style-name="Excel_CondFormat_1_1_5" calcext:value="=4" calcext:base-cell-address="City.AS38"/>
            <calcext:condition calcext:apply-style-name="Excel_CondFormat_1_1_6" calcext:value="=100" calcext:base-cell-address="City.AS38"/>
            <calcext:condition calcext:apply-style-name="Excel_CondFormat_1_1_7" calcext:value="&gt;101" calcext:base-cell-address="City.AS38"/>
            <calcext:condition calcext:apply-style-name="Trees" calcext:value="=6" calcext:base-cell-address="City.AS38"/>
            <calcext:condition calcext:apply-style-name="Trees1" calcext:value="=5" calcext:base-cell-address="City.AS38"/>
            <calcext:condition calcext:apply-style-name="Yellow Flower" calcext:value="=11" calcext:base-cell-address="City.AS38"/>
            <calcext:condition calcext:apply-style-name="Blue Flower" calcext:value="=12" calcext:base-cell-address="City.AS38"/>
            <calcext:condition calcext:apply-style-name="Pink Flowers" calcext:value="=13" calcext:base-cell-address="City.AS38"/>
          </calcext:conditional-format>
          <calcext:conditional-format calcext:target-range-address="City.AV38:City.AX38">
            <calcext:condition calcext:apply-style-name="Open Space" calcext:value="=0" calcext:base-cell-address="City.AV38"/>
            <calcext:condition calcext:apply-style-name="Excel_CondFormat_1_1_2" calcext:value="=1" calcext:base-cell-address="City.AV38"/>
            <calcext:condition calcext:apply-style-name="Excel_CondFormat_1_1_3" calcext:value="=2" calcext:base-cell-address="City.AV38"/>
            <calcext:condition calcext:apply-style-name="Excel_CondFormat_1_1_4" calcext:value="=3" calcext:base-cell-address="City.AV38"/>
            <calcext:condition calcext:apply-style-name="Excel_CondFormat_1_1_5" calcext:value="=4" calcext:base-cell-address="City.AV38"/>
            <calcext:condition calcext:apply-style-name="Excel_CondFormat_1_1_6" calcext:value="=100" calcext:base-cell-address="City.AV38"/>
            <calcext:condition calcext:apply-style-name="Excel_CondFormat_1_1_7" calcext:value="&gt;101" calcext:base-cell-address="City.AV38"/>
            <calcext:condition calcext:apply-style-name="Trees" calcext:value="=6" calcext:base-cell-address="City.AV38"/>
            <calcext:condition calcext:apply-style-name="Trees1" calcext:value="=5" calcext:base-cell-address="City.AV38"/>
            <calcext:condition calcext:apply-style-name="Yellow Flower" calcext:value="=11" calcext:base-cell-address="City.AV38"/>
            <calcext:condition calcext:apply-style-name="Blue Flower" calcext:value="=12" calcext:base-cell-address="City.AV38"/>
            <calcext:condition calcext:apply-style-name="Pink Flowers" calcext:value="=13" calcext:base-cell-address="City.AV38"/>
          </calcext:conditional-format>
          <calcext:conditional-format calcext:target-range-address="City.AY38:City.BA38">
            <calcext:condition calcext:apply-style-name="Open Space" calcext:value="=0" calcext:base-cell-address="City.AY38"/>
            <calcext:condition calcext:apply-style-name="Excel_CondFormat_1_1_2" calcext:value="=1" calcext:base-cell-address="City.AY38"/>
            <calcext:condition calcext:apply-style-name="Excel_CondFormat_1_1_3" calcext:value="=2" calcext:base-cell-address="City.AY38"/>
            <calcext:condition calcext:apply-style-name="Excel_CondFormat_1_1_4" calcext:value="=3" calcext:base-cell-address="City.AY38"/>
            <calcext:condition calcext:apply-style-name="Excel_CondFormat_1_1_5" calcext:value="=4" calcext:base-cell-address="City.AY38"/>
            <calcext:condition calcext:apply-style-name="Excel_CondFormat_1_1_6" calcext:value="=100" calcext:base-cell-address="City.AY38"/>
            <calcext:condition calcext:apply-style-name="Excel_CondFormat_1_1_7" calcext:value="&gt;101" calcext:base-cell-address="City.AY38"/>
            <calcext:condition calcext:apply-style-name="Trees" calcext:value="=6" calcext:base-cell-address="City.AY38"/>
            <calcext:condition calcext:apply-style-name="Trees1" calcext:value="=5" calcext:base-cell-address="City.AY38"/>
            <calcext:condition calcext:apply-style-name="Yellow Flower" calcext:value="=11" calcext:base-cell-address="City.AY38"/>
            <calcext:condition calcext:apply-style-name="Blue Flower" calcext:value="=12" calcext:base-cell-address="City.AY38"/>
            <calcext:condition calcext:apply-style-name="Pink Flowers" calcext:value="=13" calcext:base-cell-address="City.AY38"/>
          </calcext:conditional-format>
          <calcext:conditional-format calcext:target-range-address="City.BB38:City.BD38">
            <calcext:condition calcext:apply-style-name="Open Space" calcext:value="=0" calcext:base-cell-address="City.BB38"/>
            <calcext:condition calcext:apply-style-name="Excel_CondFormat_1_1_2" calcext:value="=1" calcext:base-cell-address="City.BB38"/>
            <calcext:condition calcext:apply-style-name="Excel_CondFormat_1_1_3" calcext:value="=2" calcext:base-cell-address="City.BB38"/>
            <calcext:condition calcext:apply-style-name="Excel_CondFormat_1_1_4" calcext:value="=3" calcext:base-cell-address="City.BB38"/>
            <calcext:condition calcext:apply-style-name="Excel_CondFormat_1_1_5" calcext:value="=4" calcext:base-cell-address="City.BB38"/>
            <calcext:condition calcext:apply-style-name="Excel_CondFormat_1_1_6" calcext:value="=100" calcext:base-cell-address="City.BB38"/>
            <calcext:condition calcext:apply-style-name="Excel_CondFormat_1_1_7" calcext:value="&gt;101" calcext:base-cell-address="City.BB38"/>
            <calcext:condition calcext:apply-style-name="Trees" calcext:value="=6" calcext:base-cell-address="City.BB38"/>
            <calcext:condition calcext:apply-style-name="Trees1" calcext:value="=5" calcext:base-cell-address="City.BB38"/>
            <calcext:condition calcext:apply-style-name="Yellow Flower" calcext:value="=11" calcext:base-cell-address="City.BB38"/>
            <calcext:condition calcext:apply-style-name="Blue Flower" calcext:value="=12" calcext:base-cell-address="City.BB38"/>
            <calcext:condition calcext:apply-style-name="Pink Flowers" calcext:value="=13" calcext:base-cell-address="City.BB38"/>
          </calcext:conditional-format>
          <calcext:conditional-format calcext:target-range-address="City.BE38:City.BG38">
            <calcext:condition calcext:apply-style-name="Open Space" calcext:value="=0" calcext:base-cell-address="City.BE38"/>
            <calcext:condition calcext:apply-style-name="Excel_CondFormat_1_1_2" calcext:value="=1" calcext:base-cell-address="City.BE38"/>
            <calcext:condition calcext:apply-style-name="Excel_CondFormat_1_1_3" calcext:value="=2" calcext:base-cell-address="City.BE38"/>
            <calcext:condition calcext:apply-style-name="Excel_CondFormat_1_1_4" calcext:value="=3" calcext:base-cell-address="City.BE38"/>
            <calcext:condition calcext:apply-style-name="Excel_CondFormat_1_1_5" calcext:value="=4" calcext:base-cell-address="City.BE38"/>
            <calcext:condition calcext:apply-style-name="Excel_CondFormat_1_1_6" calcext:value="=100" calcext:base-cell-address="City.BE38"/>
            <calcext:condition calcext:apply-style-name="Excel_CondFormat_1_1_7" calcext:value="&gt;101" calcext:base-cell-address="City.BE38"/>
            <calcext:condition calcext:apply-style-name="Trees" calcext:value="=6" calcext:base-cell-address="City.BE38"/>
            <calcext:condition calcext:apply-style-name="Trees1" calcext:value="=5" calcext:base-cell-address="City.BE38"/>
            <calcext:condition calcext:apply-style-name="Yellow Flower" calcext:value="=11" calcext:base-cell-address="City.BE38"/>
            <calcext:condition calcext:apply-style-name="Blue Flower" calcext:value="=12" calcext:base-cell-address="City.BE38"/>
            <calcext:condition calcext:apply-style-name="Pink Flowers" calcext:value="=13" calcext:base-cell-address="City.BE38"/>
          </calcext:conditional-format>
          <calcext:conditional-format calcext:target-range-address="City.AQ37:City.AS37">
            <calcext:condition calcext:apply-style-name="Open Space" calcext:value="=0" calcext:base-cell-address="City.AQ37"/>
            <calcext:condition calcext:apply-style-name="Excel_CondFormat_1_1_2" calcext:value="=1" calcext:base-cell-address="City.AQ37"/>
            <calcext:condition calcext:apply-style-name="Excel_CondFormat_1_1_3" calcext:value="=2" calcext:base-cell-address="City.AQ37"/>
            <calcext:condition calcext:apply-style-name="Excel_CondFormat_1_1_4" calcext:value="=3" calcext:base-cell-address="City.AQ37"/>
            <calcext:condition calcext:apply-style-name="Excel_CondFormat_1_1_5" calcext:value="=4" calcext:base-cell-address="City.AQ37"/>
            <calcext:condition calcext:apply-style-name="Excel_CondFormat_1_1_6" calcext:value="=100" calcext:base-cell-address="City.AQ37"/>
            <calcext:condition calcext:apply-style-name="Excel_CondFormat_1_1_7" calcext:value="&gt;101" calcext:base-cell-address="City.AQ37"/>
            <calcext:condition calcext:apply-style-name="Trees" calcext:value="=6" calcext:base-cell-address="City.AQ37"/>
            <calcext:condition calcext:apply-style-name="Trees1" calcext:value="=5" calcext:base-cell-address="City.AQ37"/>
            <calcext:condition calcext:apply-style-name="Yellow Flower" calcext:value="=11" calcext:base-cell-address="City.AQ37"/>
            <calcext:condition calcext:apply-style-name="Blue Flower" calcext:value="=12" calcext:base-cell-address="City.AQ37"/>
            <calcext:condition calcext:apply-style-name="Pink Flowers" calcext:value="=13" calcext:base-cell-address="City.AQ37"/>
          </calcext:conditional-format>
          <calcext:conditional-format calcext:target-range-address="City.AT37:City.AV37">
            <calcext:condition calcext:apply-style-name="Open Space" calcext:value="=0" calcext:base-cell-address="City.AT37"/>
            <calcext:condition calcext:apply-style-name="Excel_CondFormat_1_1_2" calcext:value="=1" calcext:base-cell-address="City.AT37"/>
            <calcext:condition calcext:apply-style-name="Excel_CondFormat_1_1_3" calcext:value="=2" calcext:base-cell-address="City.AT37"/>
            <calcext:condition calcext:apply-style-name="Excel_CondFormat_1_1_4" calcext:value="=3" calcext:base-cell-address="City.AT37"/>
            <calcext:condition calcext:apply-style-name="Excel_CondFormat_1_1_5" calcext:value="=4" calcext:base-cell-address="City.AT37"/>
            <calcext:condition calcext:apply-style-name="Excel_CondFormat_1_1_6" calcext:value="=100" calcext:base-cell-address="City.AT37"/>
            <calcext:condition calcext:apply-style-name="Excel_CondFormat_1_1_7" calcext:value="&gt;101" calcext:base-cell-address="City.AT37"/>
            <calcext:condition calcext:apply-style-name="Trees" calcext:value="=6" calcext:base-cell-address="City.AT37"/>
            <calcext:condition calcext:apply-style-name="Trees1" calcext:value="=5" calcext:base-cell-address="City.AT37"/>
            <calcext:condition calcext:apply-style-name="Yellow Flower" calcext:value="=11" calcext:base-cell-address="City.AT37"/>
            <calcext:condition calcext:apply-style-name="Blue Flower" calcext:value="=12" calcext:base-cell-address="City.AT37"/>
            <calcext:condition calcext:apply-style-name="Pink Flowers" calcext:value="=13" calcext:base-cell-address="City.AT37"/>
          </calcext:conditional-format>
          <calcext:conditional-format calcext:target-range-address="City.AW37:City.AY37">
            <calcext:condition calcext:apply-style-name="Open Space" calcext:value="=0" calcext:base-cell-address="City.AW37"/>
            <calcext:condition calcext:apply-style-name="Excel_CondFormat_1_1_2" calcext:value="=1" calcext:base-cell-address="City.AW37"/>
            <calcext:condition calcext:apply-style-name="Excel_CondFormat_1_1_3" calcext:value="=2" calcext:base-cell-address="City.AW37"/>
            <calcext:condition calcext:apply-style-name="Excel_CondFormat_1_1_4" calcext:value="=3" calcext:base-cell-address="City.AW37"/>
            <calcext:condition calcext:apply-style-name="Excel_CondFormat_1_1_5" calcext:value="=4" calcext:base-cell-address="City.AW37"/>
            <calcext:condition calcext:apply-style-name="Excel_CondFormat_1_1_6" calcext:value="=100" calcext:base-cell-address="City.AW37"/>
            <calcext:condition calcext:apply-style-name="Excel_CondFormat_1_1_7" calcext:value="&gt;101" calcext:base-cell-address="City.AW37"/>
            <calcext:condition calcext:apply-style-name="Trees" calcext:value="=6" calcext:base-cell-address="City.AW37"/>
            <calcext:condition calcext:apply-style-name="Trees1" calcext:value="=5" calcext:base-cell-address="City.AW37"/>
            <calcext:condition calcext:apply-style-name="Yellow Flower" calcext:value="=11" calcext:base-cell-address="City.AW37"/>
            <calcext:condition calcext:apply-style-name="Blue Flower" calcext:value="=12" calcext:base-cell-address="City.AW37"/>
            <calcext:condition calcext:apply-style-name="Pink Flowers" calcext:value="=13" calcext:base-cell-address="City.AW37"/>
          </calcext:conditional-format>
          <calcext:conditional-format calcext:target-range-address="City.AZ37:City.BB37">
            <calcext:condition calcext:apply-style-name="Open Space" calcext:value="=0" calcext:base-cell-address="City.AZ37"/>
            <calcext:condition calcext:apply-style-name="Excel_CondFormat_1_1_2" calcext:value="=1" calcext:base-cell-address="City.AZ37"/>
            <calcext:condition calcext:apply-style-name="Excel_CondFormat_1_1_3" calcext:value="=2" calcext:base-cell-address="City.AZ37"/>
            <calcext:condition calcext:apply-style-name="Excel_CondFormat_1_1_4" calcext:value="=3" calcext:base-cell-address="City.AZ37"/>
            <calcext:condition calcext:apply-style-name="Excel_CondFormat_1_1_5" calcext:value="=4" calcext:base-cell-address="City.AZ37"/>
            <calcext:condition calcext:apply-style-name="Excel_CondFormat_1_1_6" calcext:value="=100" calcext:base-cell-address="City.AZ37"/>
            <calcext:condition calcext:apply-style-name="Excel_CondFormat_1_1_7" calcext:value="&gt;101" calcext:base-cell-address="City.AZ37"/>
            <calcext:condition calcext:apply-style-name="Trees" calcext:value="=6" calcext:base-cell-address="City.AZ37"/>
            <calcext:condition calcext:apply-style-name="Trees1" calcext:value="=5" calcext:base-cell-address="City.AZ37"/>
            <calcext:condition calcext:apply-style-name="Yellow Flower" calcext:value="=11" calcext:base-cell-address="City.AZ37"/>
            <calcext:condition calcext:apply-style-name="Blue Flower" calcext:value="=12" calcext:base-cell-address="City.AZ37"/>
            <calcext:condition calcext:apply-style-name="Pink Flowers" calcext:value="=13" calcext:base-cell-address="City.AZ37"/>
          </calcext:conditional-format>
          <calcext:conditional-format calcext:target-range-address="City.BC37:City.BE37">
            <calcext:condition calcext:apply-style-name="Open Space" calcext:value="=0" calcext:base-cell-address="City.BC37"/>
            <calcext:condition calcext:apply-style-name="Excel_CondFormat_1_1_2" calcext:value="=1" calcext:base-cell-address="City.BC37"/>
            <calcext:condition calcext:apply-style-name="Excel_CondFormat_1_1_3" calcext:value="=2" calcext:base-cell-address="City.BC37"/>
            <calcext:condition calcext:apply-style-name="Excel_CondFormat_1_1_4" calcext:value="=3" calcext:base-cell-address="City.BC37"/>
            <calcext:condition calcext:apply-style-name="Excel_CondFormat_1_1_5" calcext:value="=4" calcext:base-cell-address="City.BC37"/>
            <calcext:condition calcext:apply-style-name="Excel_CondFormat_1_1_6" calcext:value="=100" calcext:base-cell-address="City.BC37"/>
            <calcext:condition calcext:apply-style-name="Excel_CondFormat_1_1_7" calcext:value="&gt;101" calcext:base-cell-address="City.BC37"/>
            <calcext:condition calcext:apply-style-name="Trees" calcext:value="=6" calcext:base-cell-address="City.BC37"/>
            <calcext:condition calcext:apply-style-name="Trees1" calcext:value="=5" calcext:base-cell-address="City.BC37"/>
            <calcext:condition calcext:apply-style-name="Yellow Flower" calcext:value="=11" calcext:base-cell-address="City.BC37"/>
            <calcext:condition calcext:apply-style-name="Blue Flower" calcext:value="=12" calcext:base-cell-address="City.BC37"/>
            <calcext:condition calcext:apply-style-name="Pink Flowers" calcext:value="=13" calcext:base-cell-address="City.BC37"/>
          </calcext:conditional-format>
          <calcext:conditional-format calcext:target-range-address="City.BF37:City.BF37">
            <calcext:condition calcext:apply-style-name="Open Space" calcext:value="=0" calcext:base-cell-address="City.BF37"/>
            <calcext:condition calcext:apply-style-name="Excel_CondFormat_1_1_2" calcext:value="=1" calcext:base-cell-address="City.BF37"/>
            <calcext:condition calcext:apply-style-name="Excel_CondFormat_1_1_3" calcext:value="=2" calcext:base-cell-address="City.BF37"/>
            <calcext:condition calcext:apply-style-name="Excel_CondFormat_1_1_4" calcext:value="=3" calcext:base-cell-address="City.BF37"/>
            <calcext:condition calcext:apply-style-name="Excel_CondFormat_1_1_5" calcext:value="=4" calcext:base-cell-address="City.BF37"/>
            <calcext:condition calcext:apply-style-name="Excel_CondFormat_1_1_6" calcext:value="=100" calcext:base-cell-address="City.BF37"/>
            <calcext:condition calcext:apply-style-name="Excel_CondFormat_1_1_7" calcext:value="&gt;101" calcext:base-cell-address="City.BF37"/>
            <calcext:condition calcext:apply-style-name="Trees" calcext:value="=6" calcext:base-cell-address="City.BF37"/>
            <calcext:condition calcext:apply-style-name="Trees1" calcext:value="=5" calcext:base-cell-address="City.BF37"/>
            <calcext:condition calcext:apply-style-name="Yellow Flower" calcext:value="=11" calcext:base-cell-address="City.BF37"/>
            <calcext:condition calcext:apply-style-name="Blue Flower" calcext:value="=12" calcext:base-cell-address="City.BF37"/>
            <calcext:condition calcext:apply-style-name="Pink Flowers" calcext:value="=13" calcext:base-cell-address="City.BF37"/>
          </calcext:conditional-format>
          <calcext:conditional-format calcext:target-range-address="City.AR36:City.AT36">
            <calcext:condition calcext:apply-style-name="Open Space" calcext:value="=0" calcext:base-cell-address="City.AR36"/>
            <calcext:condition calcext:apply-style-name="Excel_CondFormat_1_1_2" calcext:value="=1" calcext:base-cell-address="City.AR36"/>
            <calcext:condition calcext:apply-style-name="Excel_CondFormat_1_1_3" calcext:value="=2" calcext:base-cell-address="City.AR36"/>
            <calcext:condition calcext:apply-style-name="Excel_CondFormat_1_1_4" calcext:value="=3" calcext:base-cell-address="City.AR36"/>
            <calcext:condition calcext:apply-style-name="Excel_CondFormat_1_1_5" calcext:value="=4" calcext:base-cell-address="City.AR36"/>
            <calcext:condition calcext:apply-style-name="Excel_CondFormat_1_1_6" calcext:value="=100" calcext:base-cell-address="City.AR36"/>
            <calcext:condition calcext:apply-style-name="Excel_CondFormat_1_1_7" calcext:value="&gt;101" calcext:base-cell-address="City.AR36"/>
            <calcext:condition calcext:apply-style-name="Trees" calcext:value="=6" calcext:base-cell-address="City.AR36"/>
            <calcext:condition calcext:apply-style-name="Trees1" calcext:value="=5" calcext:base-cell-address="City.AR36"/>
            <calcext:condition calcext:apply-style-name="Yellow Flower" calcext:value="=11" calcext:base-cell-address="City.AR36"/>
            <calcext:condition calcext:apply-style-name="Blue Flower" calcext:value="=12" calcext:base-cell-address="City.AR36"/>
            <calcext:condition calcext:apply-style-name="Pink Flowers" calcext:value="=13" calcext:base-cell-address="City.AR36"/>
          </calcext:conditional-format>
          <calcext:conditional-format calcext:target-range-address="City.AU36:City.AW36">
            <calcext:condition calcext:apply-style-name="Open Space" calcext:value="=0" calcext:base-cell-address="City.AU36"/>
            <calcext:condition calcext:apply-style-name="Excel_CondFormat_1_1_2" calcext:value="=1" calcext:base-cell-address="City.AU36"/>
            <calcext:condition calcext:apply-style-name="Excel_CondFormat_1_1_3" calcext:value="=2" calcext:base-cell-address="City.AU36"/>
            <calcext:condition calcext:apply-style-name="Excel_CondFormat_1_1_4" calcext:value="=3" calcext:base-cell-address="City.AU36"/>
            <calcext:condition calcext:apply-style-name="Excel_CondFormat_1_1_5" calcext:value="=4" calcext:base-cell-address="City.AU36"/>
            <calcext:condition calcext:apply-style-name="Excel_CondFormat_1_1_6" calcext:value="=100" calcext:base-cell-address="City.AU36"/>
            <calcext:condition calcext:apply-style-name="Excel_CondFormat_1_1_7" calcext:value="&gt;101" calcext:base-cell-address="City.AU36"/>
            <calcext:condition calcext:apply-style-name="Trees" calcext:value="=6" calcext:base-cell-address="City.AU36"/>
            <calcext:condition calcext:apply-style-name="Trees1" calcext:value="=5" calcext:base-cell-address="City.AU36"/>
            <calcext:condition calcext:apply-style-name="Yellow Flower" calcext:value="=11" calcext:base-cell-address="City.AU36"/>
            <calcext:condition calcext:apply-style-name="Blue Flower" calcext:value="=12" calcext:base-cell-address="City.AU36"/>
            <calcext:condition calcext:apply-style-name="Pink Flowers" calcext:value="=13" calcext:base-cell-address="City.AU36"/>
          </calcext:conditional-format>
          <calcext:conditional-format calcext:target-range-address="City.AX36:City.AZ36">
            <calcext:condition calcext:apply-style-name="Open Space" calcext:value="=0" calcext:base-cell-address="City.AX36"/>
            <calcext:condition calcext:apply-style-name="Excel_CondFormat_1_1_2" calcext:value="=1" calcext:base-cell-address="City.AX36"/>
            <calcext:condition calcext:apply-style-name="Excel_CondFormat_1_1_3" calcext:value="=2" calcext:base-cell-address="City.AX36"/>
            <calcext:condition calcext:apply-style-name="Excel_CondFormat_1_1_4" calcext:value="=3" calcext:base-cell-address="City.AX36"/>
            <calcext:condition calcext:apply-style-name="Excel_CondFormat_1_1_5" calcext:value="=4" calcext:base-cell-address="City.AX36"/>
            <calcext:condition calcext:apply-style-name="Excel_CondFormat_1_1_6" calcext:value="=100" calcext:base-cell-address="City.AX36"/>
            <calcext:condition calcext:apply-style-name="Excel_CondFormat_1_1_7" calcext:value="&gt;101" calcext:base-cell-address="City.AX36"/>
            <calcext:condition calcext:apply-style-name="Trees" calcext:value="=6" calcext:base-cell-address="City.AX36"/>
            <calcext:condition calcext:apply-style-name="Trees1" calcext:value="=5" calcext:base-cell-address="City.AX36"/>
            <calcext:condition calcext:apply-style-name="Yellow Flower" calcext:value="=11" calcext:base-cell-address="City.AX36"/>
            <calcext:condition calcext:apply-style-name="Blue Flower" calcext:value="=12" calcext:base-cell-address="City.AX36"/>
            <calcext:condition calcext:apply-style-name="Pink Flowers" calcext:value="=13" calcext:base-cell-address="City.AX36"/>
          </calcext:conditional-format>
          <calcext:conditional-format calcext:target-range-address="City.BA36:City.BC36">
            <calcext:condition calcext:apply-style-name="Open Space" calcext:value="=0" calcext:base-cell-address="City.BA36"/>
            <calcext:condition calcext:apply-style-name="Excel_CondFormat_1_1_2" calcext:value="=1" calcext:base-cell-address="City.BA36"/>
            <calcext:condition calcext:apply-style-name="Excel_CondFormat_1_1_3" calcext:value="=2" calcext:base-cell-address="City.BA36"/>
            <calcext:condition calcext:apply-style-name="Excel_CondFormat_1_1_4" calcext:value="=3" calcext:base-cell-address="City.BA36"/>
            <calcext:condition calcext:apply-style-name="Excel_CondFormat_1_1_5" calcext:value="=4" calcext:base-cell-address="City.BA36"/>
            <calcext:condition calcext:apply-style-name="Excel_CondFormat_1_1_6" calcext:value="=100" calcext:base-cell-address="City.BA36"/>
            <calcext:condition calcext:apply-style-name="Excel_CondFormat_1_1_7" calcext:value="&gt;101" calcext:base-cell-address="City.BA36"/>
            <calcext:condition calcext:apply-style-name="Trees" calcext:value="=6" calcext:base-cell-address="City.BA36"/>
            <calcext:condition calcext:apply-style-name="Trees1" calcext:value="=5" calcext:base-cell-address="City.BA36"/>
            <calcext:condition calcext:apply-style-name="Yellow Flower" calcext:value="=11" calcext:base-cell-address="City.BA36"/>
            <calcext:condition calcext:apply-style-name="Blue Flower" calcext:value="=12" calcext:base-cell-address="City.BA36"/>
            <calcext:condition calcext:apply-style-name="Pink Flowers" calcext:value="=13" calcext:base-cell-address="City.BA36"/>
          </calcext:conditional-format>
          <calcext:conditional-format calcext:target-range-address="City.BD36:City.BE36">
            <calcext:condition calcext:apply-style-name="Open Space" calcext:value="=0" calcext:base-cell-address="City.BD36"/>
            <calcext:condition calcext:apply-style-name="Excel_CondFormat_1_1_2" calcext:value="=1" calcext:base-cell-address="City.BD36"/>
            <calcext:condition calcext:apply-style-name="Excel_CondFormat_1_1_3" calcext:value="=2" calcext:base-cell-address="City.BD36"/>
            <calcext:condition calcext:apply-style-name="Excel_CondFormat_1_1_4" calcext:value="=3" calcext:base-cell-address="City.BD36"/>
            <calcext:condition calcext:apply-style-name="Excel_CondFormat_1_1_5" calcext:value="=4" calcext:base-cell-address="City.BD36"/>
            <calcext:condition calcext:apply-style-name="Excel_CondFormat_1_1_6" calcext:value="=100" calcext:base-cell-address="City.BD36"/>
            <calcext:condition calcext:apply-style-name="Excel_CondFormat_1_1_7" calcext:value="&gt;101" calcext:base-cell-address="City.BD36"/>
            <calcext:condition calcext:apply-style-name="Trees" calcext:value="=6" calcext:base-cell-address="City.BD36"/>
            <calcext:condition calcext:apply-style-name="Trees1" calcext:value="=5" calcext:base-cell-address="City.BD36"/>
            <calcext:condition calcext:apply-style-name="Yellow Flower" calcext:value="=11" calcext:base-cell-address="City.BD36"/>
            <calcext:condition calcext:apply-style-name="Blue Flower" calcext:value="=12" calcext:base-cell-address="City.BD36"/>
            <calcext:condition calcext:apply-style-name="Pink Flowers" calcext:value="=13" calcext:base-cell-address="City.BD36"/>
          </calcext:conditional-format>
          <calcext:conditional-format calcext:target-range-address="City.AV35:City.AX35">
            <calcext:condition calcext:apply-style-name="Open Space" calcext:value="=0" calcext:base-cell-address="City.AV35"/>
            <calcext:condition calcext:apply-style-name="Excel_CondFormat_1_1_2" calcext:value="=1" calcext:base-cell-address="City.AV35"/>
            <calcext:condition calcext:apply-style-name="Excel_CondFormat_1_1_3" calcext:value="=2" calcext:base-cell-address="City.AV35"/>
            <calcext:condition calcext:apply-style-name="Excel_CondFormat_1_1_4" calcext:value="=3" calcext:base-cell-address="City.AV35"/>
            <calcext:condition calcext:apply-style-name="Excel_CondFormat_1_1_5" calcext:value="=4" calcext:base-cell-address="City.AV35"/>
            <calcext:condition calcext:apply-style-name="Excel_CondFormat_1_1_6" calcext:value="=100" calcext:base-cell-address="City.AV35"/>
            <calcext:condition calcext:apply-style-name="Excel_CondFormat_1_1_7" calcext:value="&gt;101" calcext:base-cell-address="City.AV35"/>
            <calcext:condition calcext:apply-style-name="Trees" calcext:value="=6" calcext:base-cell-address="City.AV35"/>
            <calcext:condition calcext:apply-style-name="Trees1" calcext:value="=5" calcext:base-cell-address="City.AV35"/>
            <calcext:condition calcext:apply-style-name="Yellow Flower" calcext:value="=11" calcext:base-cell-address="City.AV35"/>
            <calcext:condition calcext:apply-style-name="Blue Flower" calcext:value="=12" calcext:base-cell-address="City.AV35"/>
            <calcext:condition calcext:apply-style-name="Pink Flowers" calcext:value="=13" calcext:base-cell-address="City.AV35"/>
          </calcext:conditional-format>
          <calcext:conditional-format calcext:target-range-address="City.AY35:City.BA35">
            <calcext:condition calcext:apply-style-name="Open Space" calcext:value="=0" calcext:base-cell-address="City.AY35"/>
            <calcext:condition calcext:apply-style-name="Excel_CondFormat_1_1_2" calcext:value="=1" calcext:base-cell-address="City.AY35"/>
            <calcext:condition calcext:apply-style-name="Excel_CondFormat_1_1_3" calcext:value="=2" calcext:base-cell-address="City.AY35"/>
            <calcext:condition calcext:apply-style-name="Excel_CondFormat_1_1_4" calcext:value="=3" calcext:base-cell-address="City.AY35"/>
            <calcext:condition calcext:apply-style-name="Excel_CondFormat_1_1_5" calcext:value="=4" calcext:base-cell-address="City.AY35"/>
            <calcext:condition calcext:apply-style-name="Excel_CondFormat_1_1_6" calcext:value="=100" calcext:base-cell-address="City.AY35"/>
            <calcext:condition calcext:apply-style-name="Excel_CondFormat_1_1_7" calcext:value="&gt;101" calcext:base-cell-address="City.AY35"/>
            <calcext:condition calcext:apply-style-name="Trees" calcext:value="=6" calcext:base-cell-address="City.AY35"/>
            <calcext:condition calcext:apply-style-name="Trees1" calcext:value="=5" calcext:base-cell-address="City.AY35"/>
            <calcext:condition calcext:apply-style-name="Yellow Flower" calcext:value="=11" calcext:base-cell-address="City.AY35"/>
            <calcext:condition calcext:apply-style-name="Blue Flower" calcext:value="=12" calcext:base-cell-address="City.AY35"/>
            <calcext:condition calcext:apply-style-name="Pink Flowers" calcext:value="=13" calcext:base-cell-address="City.AY35"/>
          </calcext:conditional-format>
          <calcext:conditional-format calcext:target-range-address="City.BB35:City.BD35">
            <calcext:condition calcext:apply-style-name="Open Space" calcext:value="=0" calcext:base-cell-address="City.BB35"/>
            <calcext:condition calcext:apply-style-name="Excel_CondFormat_1_1_2" calcext:value="=1" calcext:base-cell-address="City.BB35"/>
            <calcext:condition calcext:apply-style-name="Excel_CondFormat_1_1_3" calcext:value="=2" calcext:base-cell-address="City.BB35"/>
            <calcext:condition calcext:apply-style-name="Excel_CondFormat_1_1_4" calcext:value="=3" calcext:base-cell-address="City.BB35"/>
            <calcext:condition calcext:apply-style-name="Excel_CondFormat_1_1_5" calcext:value="=4" calcext:base-cell-address="City.BB35"/>
            <calcext:condition calcext:apply-style-name="Excel_CondFormat_1_1_6" calcext:value="=100" calcext:base-cell-address="City.BB35"/>
            <calcext:condition calcext:apply-style-name="Excel_CondFormat_1_1_7" calcext:value="&gt;101" calcext:base-cell-address="City.BB35"/>
            <calcext:condition calcext:apply-style-name="Trees" calcext:value="=6" calcext:base-cell-address="City.BB35"/>
            <calcext:condition calcext:apply-style-name="Trees1" calcext:value="=5" calcext:base-cell-address="City.BB35"/>
            <calcext:condition calcext:apply-style-name="Yellow Flower" calcext:value="=11" calcext:base-cell-address="City.BB35"/>
            <calcext:condition calcext:apply-style-name="Blue Flower" calcext:value="=12" calcext:base-cell-address="City.BB35"/>
            <calcext:condition calcext:apply-style-name="Pink Flowers" calcext:value="=13" calcext:base-cell-address="City.BB35"/>
          </calcext:conditional-format>
          <calcext:conditional-format calcext:target-range-address="City.AT34:City.AV34">
            <calcext:condition calcext:apply-style-name="Open Space" calcext:value="=0" calcext:base-cell-address="City.AT34"/>
            <calcext:condition calcext:apply-style-name="Excel_CondFormat_1_1_2" calcext:value="=1" calcext:base-cell-address="City.AT34"/>
            <calcext:condition calcext:apply-style-name="Excel_CondFormat_1_1_3" calcext:value="=2" calcext:base-cell-address="City.AT34"/>
            <calcext:condition calcext:apply-style-name="Excel_CondFormat_1_1_4" calcext:value="=3" calcext:base-cell-address="City.AT34"/>
            <calcext:condition calcext:apply-style-name="Excel_CondFormat_1_1_5" calcext:value="=4" calcext:base-cell-address="City.AT34"/>
            <calcext:condition calcext:apply-style-name="Excel_CondFormat_1_1_6" calcext:value="=100" calcext:base-cell-address="City.AT34"/>
            <calcext:condition calcext:apply-style-name="Excel_CondFormat_1_1_7" calcext:value="&gt;101" calcext:base-cell-address="City.AT34"/>
            <calcext:condition calcext:apply-style-name="Trees" calcext:value="=6" calcext:base-cell-address="City.AT34"/>
            <calcext:condition calcext:apply-style-name="Trees1" calcext:value="=5" calcext:base-cell-address="City.AT34"/>
            <calcext:condition calcext:apply-style-name="Yellow Flower" calcext:value="=11" calcext:base-cell-address="City.AT34"/>
            <calcext:condition calcext:apply-style-name="Blue Flower" calcext:value="=12" calcext:base-cell-address="City.AT34"/>
            <calcext:condition calcext:apply-style-name="Pink Flowers" calcext:value="=13" calcext:base-cell-address="City.AT34"/>
          </calcext:conditional-format>
          <calcext:conditional-format calcext:target-range-address="City.AW34:City.AY34">
            <calcext:condition calcext:apply-style-name="Open Space" calcext:value="=0" calcext:base-cell-address="City.AW34"/>
            <calcext:condition calcext:apply-style-name="Excel_CondFormat_1_1_2" calcext:value="=1" calcext:base-cell-address="City.AW34"/>
            <calcext:condition calcext:apply-style-name="Excel_CondFormat_1_1_3" calcext:value="=2" calcext:base-cell-address="City.AW34"/>
            <calcext:condition calcext:apply-style-name="Excel_CondFormat_1_1_4" calcext:value="=3" calcext:base-cell-address="City.AW34"/>
            <calcext:condition calcext:apply-style-name="Excel_CondFormat_1_1_5" calcext:value="=4" calcext:base-cell-address="City.AW34"/>
            <calcext:condition calcext:apply-style-name="Excel_CondFormat_1_1_6" calcext:value="=100" calcext:base-cell-address="City.AW34"/>
            <calcext:condition calcext:apply-style-name="Excel_CondFormat_1_1_7" calcext:value="&gt;101" calcext:base-cell-address="City.AW34"/>
            <calcext:condition calcext:apply-style-name="Trees" calcext:value="=6" calcext:base-cell-address="City.AW34"/>
            <calcext:condition calcext:apply-style-name="Trees1" calcext:value="=5" calcext:base-cell-address="City.AW34"/>
            <calcext:condition calcext:apply-style-name="Yellow Flower" calcext:value="=11" calcext:base-cell-address="City.AW34"/>
            <calcext:condition calcext:apply-style-name="Blue Flower" calcext:value="=12" calcext:base-cell-address="City.AW34"/>
            <calcext:condition calcext:apply-style-name="Pink Flowers" calcext:value="=13" calcext:base-cell-address="City.AW34"/>
          </calcext:conditional-format>
          <calcext:conditional-format calcext:target-range-address="City.AZ34:City.BB34">
            <calcext:condition calcext:apply-style-name="Open Space" calcext:value="=0" calcext:base-cell-address="City.AZ34"/>
            <calcext:condition calcext:apply-style-name="Excel_CondFormat_1_1_2" calcext:value="=1" calcext:base-cell-address="City.AZ34"/>
            <calcext:condition calcext:apply-style-name="Excel_CondFormat_1_1_3" calcext:value="=2" calcext:base-cell-address="City.AZ34"/>
            <calcext:condition calcext:apply-style-name="Excel_CondFormat_1_1_4" calcext:value="=3" calcext:base-cell-address="City.AZ34"/>
            <calcext:condition calcext:apply-style-name="Excel_CondFormat_1_1_5" calcext:value="=4" calcext:base-cell-address="City.AZ34"/>
            <calcext:condition calcext:apply-style-name="Excel_CondFormat_1_1_6" calcext:value="=100" calcext:base-cell-address="City.AZ34"/>
            <calcext:condition calcext:apply-style-name="Excel_CondFormat_1_1_7" calcext:value="&gt;101" calcext:base-cell-address="City.AZ34"/>
            <calcext:condition calcext:apply-style-name="Trees" calcext:value="=6" calcext:base-cell-address="City.AZ34"/>
            <calcext:condition calcext:apply-style-name="Trees1" calcext:value="=5" calcext:base-cell-address="City.AZ34"/>
            <calcext:condition calcext:apply-style-name="Yellow Flower" calcext:value="=11" calcext:base-cell-address="City.AZ34"/>
            <calcext:condition calcext:apply-style-name="Blue Flower" calcext:value="=12" calcext:base-cell-address="City.AZ34"/>
            <calcext:condition calcext:apply-style-name="Pink Flowers" calcext:value="=13" calcext:base-cell-address="City.AZ34"/>
          </calcext:conditional-format>
          <calcext:conditional-format calcext:target-range-address="City.BC34:City.BC34">
            <calcext:condition calcext:apply-style-name="Open Space" calcext:value="=0" calcext:base-cell-address="City.BC34"/>
            <calcext:condition calcext:apply-style-name="Excel_CondFormat_1_1_2" calcext:value="=1" calcext:base-cell-address="City.BC34"/>
            <calcext:condition calcext:apply-style-name="Excel_CondFormat_1_1_3" calcext:value="=2" calcext:base-cell-address="City.BC34"/>
            <calcext:condition calcext:apply-style-name="Excel_CondFormat_1_1_4" calcext:value="=3" calcext:base-cell-address="City.BC34"/>
            <calcext:condition calcext:apply-style-name="Excel_CondFormat_1_1_5" calcext:value="=4" calcext:base-cell-address="City.BC34"/>
            <calcext:condition calcext:apply-style-name="Excel_CondFormat_1_1_6" calcext:value="=100" calcext:base-cell-address="City.BC34"/>
            <calcext:condition calcext:apply-style-name="Excel_CondFormat_1_1_7" calcext:value="&gt;101" calcext:base-cell-address="City.BC34"/>
            <calcext:condition calcext:apply-style-name="Trees" calcext:value="=6" calcext:base-cell-address="City.BC34"/>
            <calcext:condition calcext:apply-style-name="Trees1" calcext:value="=5" calcext:base-cell-address="City.BC34"/>
            <calcext:condition calcext:apply-style-name="Yellow Flower" calcext:value="=11" calcext:base-cell-address="City.BC34"/>
            <calcext:condition calcext:apply-style-name="Blue Flower" calcext:value="=12" calcext:base-cell-address="City.BC34"/>
            <calcext:condition calcext:apply-style-name="Pink Flowers" calcext:value="=13" calcext:base-cell-address="City.BC34"/>
          </calcext:conditional-format>
          <calcext:conditional-format calcext:target-range-address="City.AU33:City.AW33">
            <calcext:condition calcext:apply-style-name="Open Space" calcext:value="=0" calcext:base-cell-address="City.AU33"/>
            <calcext:condition calcext:apply-style-name="Excel_CondFormat_1_1_2" calcext:value="=1" calcext:base-cell-address="City.AU33"/>
            <calcext:condition calcext:apply-style-name="Excel_CondFormat_1_1_3" calcext:value="=2" calcext:base-cell-address="City.AU33"/>
            <calcext:condition calcext:apply-style-name="Excel_CondFormat_1_1_4" calcext:value="=3" calcext:base-cell-address="City.AU33"/>
            <calcext:condition calcext:apply-style-name="Excel_CondFormat_1_1_5" calcext:value="=4" calcext:base-cell-address="City.AU33"/>
            <calcext:condition calcext:apply-style-name="Excel_CondFormat_1_1_6" calcext:value="=100" calcext:base-cell-address="City.AU33"/>
            <calcext:condition calcext:apply-style-name="Excel_CondFormat_1_1_7" calcext:value="&gt;101" calcext:base-cell-address="City.AU33"/>
            <calcext:condition calcext:apply-style-name="Trees" calcext:value="=6" calcext:base-cell-address="City.AU33"/>
            <calcext:condition calcext:apply-style-name="Trees1" calcext:value="=5" calcext:base-cell-address="City.AU33"/>
            <calcext:condition calcext:apply-style-name="Yellow Flower" calcext:value="=11" calcext:base-cell-address="City.AU33"/>
            <calcext:condition calcext:apply-style-name="Blue Flower" calcext:value="=12" calcext:base-cell-address="City.AU33"/>
            <calcext:condition calcext:apply-style-name="Pink Flowers" calcext:value="=13" calcext:base-cell-address="City.AU33"/>
          </calcext:conditional-format>
          <calcext:conditional-format calcext:target-range-address="City.AX33:City.AZ33">
            <calcext:condition calcext:apply-style-name="Open Space" calcext:value="=0" calcext:base-cell-address="City.AX33"/>
            <calcext:condition calcext:apply-style-name="Excel_CondFormat_1_1_2" calcext:value="=1" calcext:base-cell-address="City.AX33"/>
            <calcext:condition calcext:apply-style-name="Excel_CondFormat_1_1_3" calcext:value="=2" calcext:base-cell-address="City.AX33"/>
            <calcext:condition calcext:apply-style-name="Excel_CondFormat_1_1_4" calcext:value="=3" calcext:base-cell-address="City.AX33"/>
            <calcext:condition calcext:apply-style-name="Excel_CondFormat_1_1_5" calcext:value="=4" calcext:base-cell-address="City.AX33"/>
            <calcext:condition calcext:apply-style-name="Excel_CondFormat_1_1_6" calcext:value="=100" calcext:base-cell-address="City.AX33"/>
            <calcext:condition calcext:apply-style-name="Excel_CondFormat_1_1_7" calcext:value="&gt;101" calcext:base-cell-address="City.AX33"/>
            <calcext:condition calcext:apply-style-name="Trees" calcext:value="=6" calcext:base-cell-address="City.AX33"/>
            <calcext:condition calcext:apply-style-name="Trees1" calcext:value="=5" calcext:base-cell-address="City.AX33"/>
            <calcext:condition calcext:apply-style-name="Yellow Flower" calcext:value="=11" calcext:base-cell-address="City.AX33"/>
            <calcext:condition calcext:apply-style-name="Blue Flower" calcext:value="=12" calcext:base-cell-address="City.AX33"/>
            <calcext:condition calcext:apply-style-name="Pink Flowers" calcext:value="=13" calcext:base-cell-address="City.AX33"/>
          </calcext:conditional-format>
          <calcext:conditional-format calcext:target-range-address="City.BA33:City.BB33">
            <calcext:condition calcext:apply-style-name="Open Space" calcext:value="=0" calcext:base-cell-address="City.BA33"/>
            <calcext:condition calcext:apply-style-name="Excel_CondFormat_1_1_2" calcext:value="=1" calcext:base-cell-address="City.BA33"/>
            <calcext:condition calcext:apply-style-name="Excel_CondFormat_1_1_3" calcext:value="=2" calcext:base-cell-address="City.BA33"/>
            <calcext:condition calcext:apply-style-name="Excel_CondFormat_1_1_4" calcext:value="=3" calcext:base-cell-address="City.BA33"/>
            <calcext:condition calcext:apply-style-name="Excel_CondFormat_1_1_5" calcext:value="=4" calcext:base-cell-address="City.BA33"/>
            <calcext:condition calcext:apply-style-name="Excel_CondFormat_1_1_6" calcext:value="=100" calcext:base-cell-address="City.BA33"/>
            <calcext:condition calcext:apply-style-name="Excel_CondFormat_1_1_7" calcext:value="&gt;101" calcext:base-cell-address="City.BA33"/>
            <calcext:condition calcext:apply-style-name="Trees" calcext:value="=6" calcext:base-cell-address="City.BA33"/>
            <calcext:condition calcext:apply-style-name="Trees1" calcext:value="=5" calcext:base-cell-address="City.BA33"/>
            <calcext:condition calcext:apply-style-name="Yellow Flower" calcext:value="=11" calcext:base-cell-address="City.BA33"/>
            <calcext:condition calcext:apply-style-name="Blue Flower" calcext:value="=12" calcext:base-cell-address="City.BA33"/>
            <calcext:condition calcext:apply-style-name="Pink Flowers" calcext:value="=13" calcext:base-cell-address="City.BA3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ank_20_Space" style:display-name="Blank Space" style:family="table-cell" style:parent-style-name="Default">
      <style:table-cell-properties fo:background-color="#000000" fo:padding="0.028in"/>
      <style:text-properties fo:color="#ffffff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losed_20_Door" style:display-name="Closed Door" style:family="table-cell" style:parent-style-name="Default">
      <style:table-cell-properties fo:background-color="#000000" fo:padding="0.028in"/>
      <style:text-properties fo:color="#66ffff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Down_20_Stairs" style:display-name="Down Stairs" style:family="table-cell" style:parent-style-name="Default">
      <style:table-cell-properties fo:background-color="#ffff99" fo:padding="0.028in"/>
      <style:text-properties fo:color="#99ff66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pen_20_Door" style:display-name="Open Door" style:family="table-cell" style:parent-style-name="Default">
      <style:table-cell-properties fo:background-color="#66ffff" fo:padding="0.028in"/>
      <style:text-properties fo:color="#000000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pen_20_Space" style:display-name="Open Space" style:family="table-cell" style:parent-style-name="Default">
      <style:table-cell-properties fo:background-color="#996633" fo:padding="0.028in"/>
      <style:text-properties fo:color="#99ff66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Up_20_Stairs" style:display-name="Up Stairs" style:family="table-cell" style:parent-style-name="Default">
      <style:table-cell-properties fo:background-color="#99ff66" fo:padding="0.028in"/>
      <style:text-properties fo:color="#ffff99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lls" style:family="table-cell" style:parent-style-name="Default">
      <style:table-cell-properties fo:background-color="#000000" fo:padding="0.028in"/>
      <style:text-properties fo:color="#ff3333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99ff66"/>
    </style:style>
    <style:style style:name="Excel_5f_CondFormat_5f_1_5f_1_5f_2" style:display-name="Excel_CondFormat_1_1_2" style:family="table-cell" style:parent-style-name="Default">
      <style:table-cell-properties fo:background-color="#000000"/>
      <style:text-properties fo:color="#ff3333"/>
    </style:style>
    <style:style style:name="Excel_5f_CondFormat_5f_1_5f_1_5f_3" style:display-name="Excel_CondFormat_1_1_3" style:family="table-cell" style:parent-style-name="Default">
      <style:table-cell-properties fo:background-color="#000000"/>
      <style:text-properties fo:color="#ffffff"/>
    </style:style>
    <style:style style:name="Excel_5f_CondFormat_5f_1_5f_1_5f_4" style:display-name="Excel_CondFormat_1_1_4" style:family="table-cell" style:parent-style-name="Default">
      <style:table-cell-properties fo:background-color="#99ff66"/>
      <style:text-properties fo:color="#ffff99"/>
    </style:style>
    <style:style style:name="Excel_5f_CondFormat_5f_1_5f_1_5f_5" style:display-name="Excel_CondFormat_1_1_5" style:family="table-cell" style:parent-style-name="Default">
      <style:table-cell-properties fo:background-color="#ffff99"/>
      <style:text-properties fo:color="#99ff66"/>
    </style:style>
    <style:style style:name="Excel_5f_CondFormat_5f_1_5f_1_5f_6" style:display-name="Excel_CondFormat_1_1_6" style:family="table-cell" style:parent-style-name="Default">
      <style:table-cell-properties fo:background-color="#66ffff"/>
      <style:text-properties fo:color="#000000"/>
    </style:style>
    <style:style style:name="Excel_5f_CondFormat_5f_1_5f_1_5f_7" style:display-name="Excel_CondFormat_1_1_7" style:family="table-cell" style:parent-style-name="Default">
      <style:table-cell-properties fo:background-color="#000000"/>
      <style:text-properties fo:color="#66ffff"/>
    </style:style>
    <style:style style:name="Trees" style:family="table-cell" style:parent-style-name="Default">
      <style:table-cell-properties fo:background-color="#6666ff"/>
      <style:text-properties fo:color="#99ff66"/>
    </style:style>
    <style:style style:name="Trees1" style:family="table-cell" style:parent-style-name="Default">
      <style:table-cell-properties fo:background-color="#99ff66"/>
      <style:text-properties fo:color="#6666ff"/>
    </style:style>
    <style:style style:name="Yellow_20_Flower" style:display-name="Yellow Flower" style:family="table-cell" style:parent-style-name="Default">
      <style:table-cell-properties fo:background-color="#99ff66"/>
      <style:text-properties fo:color="#ffff99"/>
    </style:style>
    <style:style style:name="Blue_20_Flower" style:display-name="Blue Flower" style:family="table-cell" style:parent-style-name="Default">
      <style:table-cell-properties fo:background-color="#99ff66"/>
      <style:text-properties fo:color="#00ccff"/>
    </style:style>
    <style:style style:name="Pink_20_Flowers" style:display-name="Pink Flowers" style:family="table-cell" style:parent-style-name="Default">
      <style:table-cell-properties fo:background-color="#99ff66"/>
      <style:text-properties fo:color="#ff66c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/00/0000</text:date>, <text:time style:data-style-name="N2" text:time-value="0000-00-00T17:21:45.95094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4T18:21:25.404744000</dc:date>
    <meta:editing-cycles>6</meta:editing-cycles>
    <meta:editing-duration>P11DT3H49M11S</meta:editing-duration>
    <meta:generator>LibreOffice/4.1.5.3$MacOSX_x86 LibreOffice_project/1c1366bba2ba2b554cd2ca4d87c06da81c05d24</meta:generator>
    <meta:document-statistic meta:table-count="2" meta:cell-count="4380" meta:object-count="0"/>
  </office:meta>
</office:document-meta>
</file>